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23mm"/>
    </style:style>
    <style:style style:name="co2" style:family="table-column">
      <style:table-column-properties fo:break-before="auto" style:column-width="16.14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27.59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30.3mm"/>
    </style:style>
    <style:style style:name="co10" style:family="table-column">
      <style:table-column-properties fo:break-before="auto" style:column-width="41.47mm"/>
    </style:style>
    <style:style style:name="co11" style:family="table-column">
      <style:table-column-properties fo:break-before="auto" style:column-width="44.2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6.1mm"/>
    </style:style>
    <style:style style:name="co14" style:family="table-column">
      <style:table-column-properties fo:break-before="auto" style:column-width="12.03mm"/>
    </style:style>
    <style:style style:name="co15" style:family="table-column">
      <style:table-column-properties fo:break-before="auto" style:column-width="36.37mm"/>
    </style:style>
    <style:style style:name="co16" style:family="table-column">
      <style:table-column-properties fo:break-before="auto" style:column-width="36.71mm"/>
    </style:style>
    <style:style style:name="co17" style:family="table-column">
      <style:table-column-properties fo:break-before="auto" style:column-width="47.1mm"/>
    </style:style>
    <style:style style:name="co18" style:family="table-column">
      <style:table-column-properties fo:break-before="auto" style:column-width="45.21mm"/>
    </style:style>
    <style:style style:name="co19" style:family="table-column">
      <style:table-column-properties fo:break-before="auto" style:column-width="29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bined - hospital - quality" table:style-name="ta1">
        <table:shapes>
          <draw:frame draw:z-index="0" draw:style-name="gr1" draw:text-style-name="P1" svg:width="159.99mm" svg:height="89.99mm" svg:x="126.47mm" svg:y="121.24mm">
            <draw:object draw:notify-on-update-of-ranges="'combined - hospital - quality'.A28:'combined - hospital - quality'.A28 'combined - hospital - quality'.B28:'combined - hospital - quality'.E28 'combined - hospital - quality'.A29:'combined - hospital - quality'.A29 'combined - hospital - quality'.B29:'combined - hospital - quality'.E29 'combined - hospital - quality'.A30:'combined - hospital - quality'.A30 'combined - hospital - quality'.B30:'combined - hospital - quality'.E30 'combined - hospital - quality'.A31:'combined - hospital - quality'.A31 'combined - hospital - quality'.B31:'combined - hospital - quality'.E31 'combined - hospital - quality'.A33:'combined - hospital - quality'.A33 'combined - hospital - quality'.B33:'combined - hospital - quality'.E33 'combined - hospital - quality'.A32:'combined - hospital - quality'.A32 'combined - hospital - quality'.B32:'combined - hospital - quality'.E32 'combined - hospital - quality'.A34:'combined - hospital - quality'.A34 'combined - hospital - quality'.B34:'combined - hospital - quality'.E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dk_cells</text:p>
          </table:table-cell>
          <table:table-cell office:value-type="string" calcext:value-type="string">
            <text:p>training_cell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repairing_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epairing_f1</text:p>
          </table:table-cell>
          <table:table-cell office:value-type="string" calcext:value-type="string">
            <text:p>detected_errors</text:p>
          </table:table-cell>
          <table:table-cell office:value-type="string" calcext:value-type="string">
            <text:p>total_errors</text:p>
          </table:table-cell>
          <table:table-cell office:value-type="string" calcext:value-type="string">
            <text:p>correct_repairs</text:p>
          </table:table-cell>
          <table:table-cell office:value-type="string" calcext:value-type="string">
            <text:p>total_repairs</text:p>
          </table:table-cell>
          <table:table-cell office:value-type="string" calcext:value-type="string">
            <text:p>total_repairs_grdt</text:p>
          </table:table-cell>
          <table:table-cell office:value-type="string" calcext:value-type="string">
            <text:p>repairs_on_correct_cells</text:p>
          </table:table-cell>
          <table:table-cell office:value-type="string" calcext:value-type="string">
            <text:p>repairs_on_incorrect_cel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96" calcext:value-type="float">
            <text:p>2296</text:p>
          </table:table-cell>
          <table:table-cell office:value-type="float" office:value="2262" calcext:value-type="float">
            <text:p>2262</text:p>
          </table:table-cell>
          <table:table-cell office:value-type="float" office:value="0.861538461538462" calcext:value-type="float">
            <text:p>0.861538461538462</text:p>
          </table:table-cell>
          <table:table-cell office:value-type="float" office:value="0.82962962962963" calcext:value-type="float">
            <text:p>0.82962962962963</text:p>
          </table:table-cell>
          <table:table-cell office:value-type="float" office:value="0.973913043478261" calcext:value-type="float">
            <text:p>0.973913043478261</text:p>
          </table:table-cell>
          <table:table-cell office:value-type="float" office:value="0.845283018867925" calcext:value-type="float">
            <text:p>0.845283018867925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office:value-type="float" office:value="188" calcext:value-type="float">
            <text:p>188</text:p>
          </table:table-cell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37" calcext:value-type="float">
            <text:p>2237</text:p>
          </table:table-cell>
          <table:table-cell office:value-type="float" office:value="2309" calcext:value-type="float">
            <text:p>2309</text:p>
          </table:table-cell>
          <table:table-cell office:value-type="float" office:value="1" calcext:value-type="float">
            <text:p>1</text:p>
          </table:table-cell>
          <table:table-cell office:value-type="float" office:value="0.83206106870229" calcext:value-type="float">
            <text:p>0.83206106870229</text:p>
          </table:table-cell>
          <table:table-cell office:value-type="float" office:value="1" calcext:value-type="float">
            <text:p>1</text:p>
          </table:table-cell>
          <table:table-cell office:value-type="float" office:value="0.908333333333333" calcext:value-type="float">
            <text:p>0.90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84" calcext:value-type="float">
            <text:p>2084</text:p>
          </table:table-cell>
          <table:table-cell office:value-type="float" office:value="2469" calcext:value-type="float">
            <text:p>2469</text:p>
          </table:table-cell>
          <table:table-cell office:value-type="float" office:value="1" calcext:value-type="float">
            <text:p>1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9" calcext:value-type="float">
            <text:p>0.99</text:p>
          </table:table-cell>
          <table:table-cell office:value-type="float" office:value="0.929577464788732" calcext:value-type="float">
            <text:p>0.929577464788732</text:p>
          </table:table-cell>
          <table:table-cell office:value-type="float" office:value="0.994974874371859" calcext:value-type="float">
            <text:p>0.994974874371859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145" calcext:value-type="float">
            <text:p>14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table:style-name="ce1" table:formula="of:=SUM([.J2:.J5])-SUM([.K2:.K5])+SUM([.N2:.N5])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79" calcext:value-type="float">
            <text:p>3479</text:p>
          </table:table-cell>
          <table:table-cell office:value-type="float" office:value="5293" calcext:value-type="float">
            <text:p>5293</text:p>
          </table:table-cell>
          <table:table-cell office:value-type="float" office:value="0.864661654135338" calcext:value-type="float">
            <text:p>0.864661654135338</text:p>
          </table:table-cell>
          <table:table-cell office:value-type="float" office:value="0.751633986928105" calcext:value-type="float">
            <text:p>0.751633986928105</text:p>
          </table:table-cell>
          <table:table-cell office:value-type="float" office:value="0.974576271186441" calcext:value-type="float">
            <text:p>0.974576271186441</text:p>
          </table:table-cell>
          <table:table-cell office:value-type="float" office:value="0.804195804195804" calcext:value-type="float">
            <text:p>0.804195804195804</text:p>
          </table:table-cell>
          <table:table-cell office:value-type="float" office:value="0.916334661354581" calcext:value-type="float">
            <text:p>0.916334661354581</text:p>
          </table:table-cell>
          <table:table-cell office:value-type="float" office:value="118" calcext:value-type="float">
            <text:p>118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54" calcext:value-type="float">
            <text:p>4054</text:p>
          </table:table-cell>
          <table:table-cell office:value-type="float" office:value="8585" calcext:value-type="float">
            <text:p>8585</text:p>
          </table:table-cell>
          <table:table-cell office:value-type="float" office:value="1" calcext:value-type="float">
            <text:p>1</text:p>
          </table:table-cell>
          <table:table-cell office:value-type="float" office:value="0.60427807486631" calcext:value-type="float">
            <text:p>0.60427807486631</text:p>
          </table:table-cell>
          <table:table-cell office:value-type="float" office:value="0.941666666666667" calcext:value-type="float">
            <text:p>0.941666666666667</text:p>
          </table:table-cell>
          <table:table-cell office:value-type="float" office:value="0.753333333333333" calcext:value-type="float">
            <text:p>0.753333333333333</text:p>
          </table:table-cell>
          <table:table-cell office:value-type="float" office:value="0.969957081545064" calcext:value-type="float">
            <text:p>0.969957081545064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99" calcext:value-type="float">
            <text:p>4699</text:p>
          </table:table-cell>
          <table:table-cell office:value-type="float" office:value="11455" calcext:value-type="float">
            <text:p>11455</text:p>
          </table:table-cell>
          <table:table-cell office:value-type="float" office:value="1" calcext:value-type="float">
            <text:p>1</text:p>
          </table:table-cell>
          <table:table-cell office:value-type="float" office:value="0.569148936170213" calcext:value-type="float">
            <text:p>0.569148936170213</text:p>
          </table:table-cell>
          <table:table-cell office:value-type="float" office:value="0.922413793103448" calcext:value-type="float">
            <text:p>0.922413793103448</text:p>
          </table:table-cell>
          <table:table-cell office:value-type="float" office:value="0.725423728813559" calcext:value-type="float">
            <text:p>0.725423728813559</text:p>
          </table:table-cell>
          <table:table-cell office:value-type="float" office:value="0.959641255605381" calcext:value-type="float">
            <text:p>0.959641255605381</text:p>
          </table:table-cell>
          <table:table-cell office:value-type="float" office:value="116" calcext:value-type="float">
            <text:p>116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10"/>
          <table:table-cell table:style-name="ce1" table:formula="of:=[.J10]-[.K10]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23" calcext:value-type="float">
            <text:p>2323</text:p>
          </table:table-cell>
          <table:table-cell office:value-type="float" office:value="2170" calcext:value-type="float">
            <text:p>2170</text:p>
          </table:table-cell>
          <table:table-cell office:value-type="float" office:value="0.861538461538462" calcext:value-type="float">
            <text:p>0.861538461538462</text:p>
          </table:table-cell>
          <table:table-cell office:value-type="float" office:value="0.82962962962963" calcext:value-type="float">
            <text:p>0.82962962962963</text:p>
          </table:table-cell>
          <table:table-cell office:value-type="float" office:value="0.973913043478261" calcext:value-type="float">
            <text:p>0.973913043478261</text:p>
          </table:table-cell>
          <table:table-cell office:value-type="float" office:value="0.845283018867925" calcext:value-type="float">
            <text:p>0.845283018867925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7" calcext:value-type="float">
            <text:p>2307</text:p>
          </table:table-cell>
          <table:table-cell office:value-type="float" office:value="2262" calcext:value-type="float">
            <text:p>2262</text:p>
          </table:table-cell>
          <table:table-cell office:value-type="float" office:value="1" calcext:value-type="float">
            <text:p>1</text:p>
          </table:table-cell>
          <table:table-cell office:value-type="float" office:value="0.83206106870229" calcext:value-type="float">
            <text:p>0.83206106870229</text:p>
          </table:table-cell>
          <table:table-cell office:value-type="float" office:value="1" calcext:value-type="float">
            <text:p>1</text:p>
          </table:table-cell>
          <table:table-cell office:value-type="float" office:value="0.908333333333333" calcext:value-type="float">
            <text:p>0.90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97" calcext:value-type="float">
            <text:p>2197</text:p>
          </table:table-cell>
          <table:table-cell office:value-type="float" office:value="2372" calcext:value-type="float">
            <text:p>2372</text:p>
          </table:table-cell>
          <table:table-cell office:value-type="float" office:value="1" calcext:value-type="float">
            <text:p>1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9" calcext:value-type="float">
            <text:p>0.99</text:p>
          </table:table-cell>
          <table:table-cell office:value-type="float" office:value="0.929577464788732" calcext:value-type="float">
            <text:p>0.929577464788732</text:p>
          </table:table-cell>
          <table:table-cell office:value-type="float" office:value="0.994974874371859" calcext:value-type="float">
            <text:p>0.994974874371859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table:style-name="ce1" table:formula="of:=SUM([.J12:.J15])-SUM([.K12:.K15])+SUM([.N12:.N15])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23" calcext:value-type="float">
            <text:p>2323</text:p>
          </table:table-cell>
          <table:table-cell office:value-type="float" office:value="2170" calcext:value-type="float">
            <text:p>2170</text:p>
          </table:table-cell>
          <table:table-cell office:value-type="float" office:value="0.861538461538462" calcext:value-type="float">
            <text:p>0.861538461538462</text:p>
          </table:table-cell>
          <table:table-cell office:value-type="float" office:value="0.82962962962963" calcext:value-type="float">
            <text:p>0.82962962962963</text:p>
          </table:table-cell>
          <table:table-cell office:value-type="float" office:value="0.973913043478261" calcext:value-type="float">
            <text:p>0.973913043478261</text:p>
          </table:table-cell>
          <table:table-cell office:value-type="float" office:value="0.845283018867925" calcext:value-type="float">
            <text:p>0.845283018867925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7" calcext:value-type="float">
            <text:p>2307</text:p>
          </table:table-cell>
          <table:table-cell office:value-type="float" office:value="2262" calcext:value-type="float">
            <text:p>2262</text:p>
          </table:table-cell>
          <table:table-cell office:value-type="float" office:value="1" calcext:value-type="float">
            <text:p>1</text:p>
          </table:table-cell>
          <table:table-cell office:value-type="float" office:value="0.83206106870229" calcext:value-type="float">
            <text:p>0.83206106870229</text:p>
          </table:table-cell>
          <table:table-cell office:value-type="float" office:value="1" calcext:value-type="float">
            <text:p>1</text:p>
          </table:table-cell>
          <table:table-cell office:value-type="float" office:value="0.908333333333333" calcext:value-type="float">
            <text:p>0.90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97" calcext:value-type="float">
            <text:p>2197</text:p>
          </table:table-cell>
          <table:table-cell office:value-type="float" office:value="2372" calcext:value-type="float">
            <text:p>2372</text:p>
          </table:table-cell>
          <table:table-cell office:value-type="float" office:value="1" calcext:value-type="float">
            <text:p>1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9" calcext:value-type="float">
            <text:p>0.99</text:p>
          </table:table-cell>
          <table:table-cell office:value-type="float" office:value="0.929577464788732" calcext:value-type="float">
            <text:p>0.929577464788732</text:p>
          </table:table-cell>
          <table:table-cell office:value-type="float" office:value="0.994974874371859" calcext:value-type="float">
            <text:p>0.994974874371859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table:style-name="ce1" table:formula="of:=SUM([.J17:.J20])-SUM([.K17:.K20])+SUM([.N17:.N20])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79" calcext:value-type="float">
            <text:p>3479</text:p>
          </table:table-cell>
          <table:table-cell office:value-type="float" office:value="5293" calcext:value-type="float">
            <text:p>5293</text:p>
          </table:table-cell>
          <table:table-cell office:value-type="float" office:value="0.864661654135338" calcext:value-type="float">
            <text:p>0.864661654135338</text:p>
          </table:table-cell>
          <table:table-cell office:value-type="float" office:value="0.751633986928105" calcext:value-type="float">
            <text:p>0.751633986928105</text:p>
          </table:table-cell>
          <table:table-cell office:value-type="float" office:value="0.974576271186441" calcext:value-type="float">
            <text:p>0.974576271186441</text:p>
          </table:table-cell>
          <table:table-cell office:value-type="float" office:value="0.804195804195804" calcext:value-type="float">
            <text:p>0.804195804195804</text:p>
          </table:table-cell>
          <table:table-cell office:value-type="float" office:value="0.916334661354581" calcext:value-type="float">
            <text:p>0.916334661354581</text:p>
          </table:table-cell>
          <table:table-cell office:value-type="float" office:value="118" calcext:value-type="float">
            <text:p>118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54" calcext:value-type="float">
            <text:p>4054</text:p>
          </table:table-cell>
          <table:table-cell office:value-type="float" office:value="8585" calcext:value-type="float">
            <text:p>8585</text:p>
          </table:table-cell>
          <table:table-cell office:value-type="float" office:value="1" calcext:value-type="float">
            <text:p>1</text:p>
          </table:table-cell>
          <table:table-cell office:value-type="float" office:value="0.60427807486631" calcext:value-type="float">
            <text:p>0.60427807486631</text:p>
          </table:table-cell>
          <table:table-cell office:value-type="float" office:value="0.941666666666667" calcext:value-type="float">
            <text:p>0.941666666666667</text:p>
          </table:table-cell>
          <table:table-cell office:value-type="float" office:value="0.753333333333333" calcext:value-type="float">
            <text:p>0.753333333333333</text:p>
          </table:table-cell>
          <table:table-cell office:value-type="float" office:value="0.969957081545064" calcext:value-type="float">
            <text:p>0.969957081545064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99" calcext:value-type="float">
            <text:p>4699</text:p>
          </table:table-cell>
          <table:table-cell office:value-type="float" office:value="11455" calcext:value-type="float">
            <text:p>11455</text:p>
          </table:table-cell>
          <table:table-cell office:value-type="float" office:value="1" calcext:value-type="float">
            <text:p>1</text:p>
          </table:table-cell>
          <table:table-cell office:value-type="float" office:value="0.569148936170213" calcext:value-type="float">
            <text:p>0.569148936170213</text:p>
          </table:table-cell>
          <table:table-cell office:value-type="float" office:value="0.922413793103448" calcext:value-type="float">
            <text:p>0.922413793103448</text:p>
          </table:table-cell>
          <table:table-cell office:value-type="float" office:value="0.725423728813559" calcext:value-type="float">
            <text:p>0.725423728813559</text:p>
          </table:table-cell>
          <table:table-cell office:value-type="float" office:value="0.959641255605381" calcext:value-type="float">
            <text:p>0.959641255605381</text:p>
          </table:table-cell>
          <table:table-cell office:value-type="float" office:value="116" calcext:value-type="float">
            <text:p>116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10"/>
          <table:table-cell table:style-name="ce1" table:formula="of:=[.J25]-[.K25]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tch 1</text:p>
          </table:table-cell>
          <table:table-cell office:value-type="string" calcext:value-type="string">
            <text:p>Batch 2</text:p>
          </table:table-cell>
          <table:table-cell office:value-type="string" calcext:value-type="string">
            <text:p>Batch 3</text:p>
          </table:table-cell>
          <table:table-cell office:value-type="string" calcext:value-type="string">
            <text:p>Batch 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table:formula="of:=[.J2]-[.K2]+[.N2]" office:value-type="float" office:value="18" calcext:value-type="float">
            <text:p>18</text:p>
          </table:table-cell>
          <table:table-cell table:formula="of:=[.J3]-[.K3]+[.N3]+[.B29]" office:value-type="float" office:value="59" calcext:value-type="float">
            <text:p>59</text:p>
          </table:table-cell>
          <table:table-cell table:formula="of:=[.J4]-[.K4]+[.N4]+[.C29]" office:value-type="float" office:value="81" calcext:value-type="float">
            <text:p>81</text:p>
          </table:table-cell>
          <table:table-cell table:formula="of:=[.J5]-[.K5]+[.N5]+[.D29]"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formula="of:=[.J7]-[.K7]+[.N7]" office:value-type="float" office:value="18" calcext:value-type="float">
            <text:p>18</text:p>
          </table:table-cell>
          <table:table-cell table:formula="of:=[.J8]-[.K8]+[.N8]" office:value-type="float" office:value="56" calcext:value-type="float">
            <text:p>56</text:p>
          </table:table-cell>
          <table:table-cell table:formula="of:=[.J9]-[.K9]+[.N9]" office:value-type="float" office:value="74" calcext:value-type="float">
            <text:p>74</text:p>
          </table:table-cell>
          <table:table-cell table:formula="of:=[.J10]-[.K10]+[.N10]"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formula="of:=[.J12]-[.K12]+[.N12]" office:value-type="float" office:value="18" calcext:value-type="float">
            <text:p>18</text:p>
          </table:table-cell>
          <table:table-cell table:formula="of:=[.J13]-[.K13]+[.N13]+[.B31]" office:value-type="float" office:value="59" calcext:value-type="float">
            <text:p>59</text:p>
          </table:table-cell>
          <table:table-cell table:formula="of:=[.J14]-[.K14]+[.N14]+[.C31]" office:value-type="float" office:value="81" calcext:value-type="float">
            <text:p>81</text:p>
          </table:table-cell>
          <table:table-cell table:formula="of:=[.J15]-[.K15]+[.N15]+[.D31]"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+</text:p>
          </table:table-cell>
          <table:table-cell table:formula="of:=[.J17]-[.K17]+[.N17]" office:value-type="float" office:value="18" calcext:value-type="float">
            <text:p>18</text:p>
          </table:table-cell>
          <table:table-cell table:formula="of:=[.J18]-[.K18]+[.N18]+[.B32]" office:value-type="float" office:value="59" calcext:value-type="float">
            <text:p>59</text:p>
          </table:table-cell>
          <table:table-cell table:formula="of:=[.J19]-[.K19]+[.N19]+[.C32]" office:value-type="float" office:value="81" calcext:value-type="float">
            <text:p>81</text:p>
          </table:table-cell>
          <table:table-cell table:formula="of:=[.J20]-[.K20]+[.N20]+[.D32]"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+</text:p>
          </table:table-cell>
          <table:table-cell table:formula="of:=[.J22]-[.K22]+[.N22]" office:value-type="float" office:value="18" calcext:value-type="float">
            <text:p>18</text:p>
          </table:table-cell>
          <table:table-cell table:formula="of:=[.J23]-[.K23]+[.N23]" office:value-type="float" office:value="56" calcext:value-type="float">
            <text:p>56</text:p>
          </table:table-cell>
          <table:table-cell table:formula="of:=[.J24]-[.K24]+[.N24]" office:value-type="float" office:value="74" calcext:value-type="float">
            <text:p>74</text:p>
          </table:table-cell>
          <table:table-cell table:formula="of:=[.J25]-[.K25]+[.N25]"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eline</text:p>
          </table:table-cell>
          <table:table-cell table:formula="of:=[.J2]" office:value-type="float" office:value="129" calcext:value-type="float">
            <text:p>129</text:p>
          </table:table-cell>
          <table:table-cell table:formula="of:=[.J3]+[.B34]" office:value-type="float" office:value="264" calcext:value-type="float">
            <text:p>264</text:p>
          </table:table-cell>
          <table:table-cell table:formula="of:=[.J4]+[.C34]" office:value-type="float" office:value="395" calcext:value-type="float">
            <text:p>395</text:p>
          </table:table-cell>
          <table:table-cell table:formula="of:=[.J5]+[.D34]" office:value-type="float" office:value="509" calcext:value-type="float">
            <text:p>509</text:p>
          </table:table-cell>
          <table:table-cell table:number-columns-repeated="10"/>
        </table:table-row>
      </table:table>
      <table:table table:name="combined - hospital - time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4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load_data</text:p>
          </table:table-cell>
          <table:table-cell office:value-type="string" calcext:value-type="string">
            <text:p>load_dcs</text:p>
          </table:table-cell>
          <table:table-cell office:value-type="string" calcext:value-type="string">
            <text:p>detect_errors</text:p>
          </table:table-cell>
          <table:table-cell office:value-type="string" calcext:value-type="string">
            <text:p>setup_domain</text:p>
          </table:table-cell>
          <table:table-cell office:value-type="string" calcext:value-type="string">
            <text:p>featurize_data</text:p>
          </table:table-cell>
          <table:table-cell office:value-type="string" calcext:value-type="string">
            <text:p>setup_model</text:p>
          </table:table-cell>
          <table:table-cell office:value-type="string" calcext:value-type="string">
            <text:p>fit_model</text:p>
          </table:table-cell>
          <table:table-cell office:value-type="string" calcext:value-type="string">
            <text:p>infer_repairs</text:p>
          </table:table-cell>
          <table:table-cell office:value-type="string" calcext:value-type="string">
            <text:p>get_inferred_values</text:p>
          </table:table-cell>
          <table:table-cell office:value-type="string" calcext:value-type="string">
            <text:p>generate_repaired_dataset</text:p>
          </table:table-cell>
          <table:table-cell office:value-type="string" calcext:value-type="string">
            <text:p>repaired_table_copy_time</text:p>
          </table:table-cell>
          <table:table-cell office:value-type="string" calcext:value-type="string">
            <text:p>save_stats_tim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0562" calcext:value-type="float">
            <text:p>0.110562</text:p>
          </table:table-cell>
          <table:table-cell office:value-type="float" office:value="0.00164599999999981" calcext:value-type="float">
            <text:p>0.001646</text:p>
          </table:table-cell>
          <table:table-cell office:value-type="float" office:value="0.227472" calcext:value-type="float">
            <text:p>0.227472</text:p>
          </table:table-cell>
          <table:table-cell office:value-type="float" office:value="3.06208348274231" calcext:value-type="float">
            <text:p>3.06208348274231</text:p>
          </table:table-cell>
          <table:table-cell office:value-type="float" office:value="5.012949" calcext:value-type="float">
            <text:p>5.012949</text:p>
          </table:table-cell>
          <table:table-cell office:value-type="float" office:value="0.000619999999999621" calcext:value-type="float">
            <text:p>0.00062</text:p>
          </table:table-cell>
          <table:table-cell office:value-type="float" office:value="8.913787" calcext:value-type="float">
            <text:p>8.913787</text:p>
          </table:table-cell>
          <table:table-cell office:value-type="float" office:value="0.464086999999999" calcext:value-type="float">
            <text:p>0.464086999999999</text:p>
          </table:table-cell>
          <table:table-cell office:value-type="float" office:value="0.0184800000000003" calcext:value-type="float">
            <text:p>0.01848</text:p>
          </table:table-cell>
          <table:table-cell office:value-type="float" office:value="0.0474379999999997" calcext:value-type="float">
            <text:p>0.0474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264" calcext:value-type="float">
            <text:p>0.118264</text:p>
          </table:table-cell>
          <table:table-cell office:value-type="float" office:value="0.00166100000000213" calcext:value-type="float">
            <text:p>0.001661000000002</text:p>
          </table:table-cell>
          <table:table-cell office:value-type="float" office:value="0.231635000000001" calcext:value-type="float">
            <text:p>0.231635000000001</text:p>
          </table:table-cell>
          <table:table-cell office:value-type="float" office:value="2.9954833984375" calcext:value-type="float">
            <text:p>2.9954833984375</text:p>
          </table:table-cell>
          <table:table-cell office:value-type="float" office:value="4.230521" calcext:value-type="float">
            <text:p>4.230521</text:p>
          </table:table-cell>
          <table:table-cell office:value-type="float" office:value="0.000429000000000457" calcext:value-type="float">
            <text:p>0.000429</text:p>
          </table:table-cell>
          <table:table-cell office:value-type="float" office:value="7.686574" calcext:value-type="float">
            <text:p>7.686574</text:p>
          </table:table-cell>
          <table:table-cell office:value-type="float" office:value="0.390001000000005" calcext:value-type="float">
            <text:p>0.390001000000005</text:p>
          </table:table-cell>
          <table:table-cell office:value-type="float" office:value="0.019319000000003" calcext:value-type="float">
            <text:p>0.019319000000003</text:p>
          </table:table-cell>
          <table:table-cell office:value-type="float" office:value="0.0461880000000008" calcext:value-type="float">
            <text:p>0.0461880000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8981000000005" calcext:value-type="float">
            <text:p>0.118981000000005</text:p>
          </table:table-cell>
          <table:table-cell office:value-type="float" office:value="0.00165899999999652" calcext:value-type="float">
            <text:p>0.001658999999997</text:p>
          </table:table-cell>
          <table:table-cell office:value-type="float" office:value="0.231138000000001" calcext:value-type="float">
            <text:p>0.231138000000001</text:p>
          </table:table-cell>
          <table:table-cell office:value-type="float" office:value="2.94684624671936" calcext:value-type="float">
            <text:p>2.94684624671936</text:p>
          </table:table-cell>
          <table:table-cell office:value-type="float" office:value="4.759531" calcext:value-type="float">
            <text:p>4.759531</text:p>
          </table:table-cell>
          <table:table-cell office:value-type="float" office:value="0.000480000000003145" calcext:value-type="float">
            <text:p>0.000480000000003</text:p>
          </table:table-cell>
          <table:table-cell office:value-type="float" office:value="8.832742" calcext:value-type="float">
            <text:p>8.832742</text:p>
          </table:table-cell>
          <table:table-cell office:value-type="float" office:value="0.486998999999997" calcext:value-type="float">
            <text:p>0.486998999999997</text:p>
          </table:table-cell>
          <table:table-cell office:value-type="float" office:value="0.0189699999999959" calcext:value-type="float">
            <text:p>0.018969999999996</text:p>
          </table:table-cell>
          <table:table-cell office:value-type="float" office:value="0.0456569999999985" calcext:value-type="float">
            <text:p>0.045656999999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956" calcext:value-type="float">
            <text:p>0.11956</text:p>
          </table:table-cell>
          <table:table-cell office:value-type="float" office:value="0.00167599999999624" calcext:value-type="float">
            <text:p>0.001675999999996</text:p>
          </table:table-cell>
          <table:table-cell office:value-type="float" office:value="0.219670000000001" calcext:value-type="float">
            <text:p>0.219670000000001</text:p>
          </table:table-cell>
          <table:table-cell office:value-type="float" office:value="2.9721405506134" calcext:value-type="float">
            <text:p>2.9721405506134</text:p>
          </table:table-cell>
          <table:table-cell office:value-type="float" office:value="5.290485" calcext:value-type="float">
            <text:p>5.290485</text:p>
          </table:table-cell>
          <table:table-cell office:value-type="float" office:value="0.000485999999995101" calcext:value-type="float">
            <text:p>0.000485999999995</text:p>
          </table:table-cell>
          <table:table-cell office:value-type="float" office:value="8.485668" calcext:value-type="float">
            <text:p>8.485668</text:p>
          </table:table-cell>
          <table:table-cell office:value-type="float" office:value="0.475599000000003" calcext:value-type="float">
            <text:p>0.475599000000003</text:p>
          </table:table-cell>
          <table:table-cell office:value-type="float" office:value="0.0188070000000096" calcext:value-type="float">
            <text:p>0.01880700000001</text:p>
          </table:table-cell>
          <table:table-cell office:value-type="float" office:value="0.0451669999999922" calcext:value-type="float">
            <text:p>0.0451669999999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994999999998" calcext:value-type="float">
            <text:p>0.115994999999998</text:p>
          </table:table-cell>
          <table:table-cell office:value-type="float" office:value="0.00165400000000204" calcext:value-type="float">
            <text:p>0.001654000000002</text:p>
          </table:table-cell>
          <table:table-cell office:value-type="float" office:value="0.226089000000002" calcext:value-type="float">
            <text:p>0.226089000000002</text:p>
          </table:table-cell>
          <table:table-cell office:value-type="float" office:value="3.06995868682861" calcext:value-type="float">
            <text:p>3.06995868682861</text:p>
          </table:table-cell>
          <table:table-cell office:value-type="float" office:value="4.871995" calcext:value-type="float">
            <text:p>4.871995</text:p>
          </table:table-cell>
          <table:table-cell office:value-type="float" office:value="0.0004950000000008" calcext:value-type="float">
            <text:p>0.000495000000001</text:p>
          </table:table-cell>
          <table:table-cell office:value-type="float" office:value="9.004058" calcext:value-type="float">
            <text:p>9.004058</text:p>
          </table:table-cell>
          <table:table-cell office:value-type="float" office:value="0.46485100000001" calcext:value-type="float">
            <text:p>0.46485100000001</text:p>
          </table:table-cell>
          <table:table-cell office:value-type="float" office:value="0.0187619999999953" calcext:value-type="float">
            <text:p>0.018761999999995</text:p>
          </table:table-cell>
          <table:table-cell office:value-type="float" office:value="0.047276999999994" calcext:value-type="float">
            <text:p>0.0472769999999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8721000000008" calcext:value-type="float">
            <text:p>0.118721000000008</text:p>
          </table:table-cell>
          <table:table-cell office:value-type="float" office:value="0.00164799999998877" calcext:value-type="float">
            <text:p>0.001647999999989</text:p>
          </table:table-cell>
          <table:table-cell office:value-type="float" office:value="0.232176999999993" calcext:value-type="float">
            <text:p>0.232176999999993</text:p>
          </table:table-cell>
          <table:table-cell office:value-type="float" office:value="3.06023073196411" calcext:value-type="float">
            <text:p>3.06023073196411</text:p>
          </table:table-cell>
          <table:table-cell office:value-type="float" office:value="4.2771" calcext:value-type="float">
            <text:p>4.2771</text:p>
          </table:table-cell>
          <table:table-cell office:value-type="float" office:value="0.000432000000003541" calcext:value-type="float">
            <text:p>0.000432000000004</text:p>
          </table:table-cell>
          <table:table-cell office:value-type="float" office:value="7.748226" calcext:value-type="float">
            <text:p>7.748226</text:p>
          </table:table-cell>
          <table:table-cell office:value-type="float" office:value="0.388554999999997" calcext:value-type="float">
            <text:p>0.388554999999997</text:p>
          </table:table-cell>
          <table:table-cell office:value-type="float" office:value="0.0193689999999975" calcext:value-type="float">
            <text:p>0.019368999999998</text:p>
          </table:table-cell>
          <table:table-cell office:value-type="float" office:value="0.0457799999999935" calcext:value-type="float">
            <text:p>0.0457799999999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836000000002" calcext:value-type="float">
            <text:p>0.118836000000002</text:p>
          </table:table-cell>
          <table:table-cell office:value-type="float" office:value="0.00164900000000046" calcext:value-type="float">
            <text:p>0.001649</text:p>
          </table:table-cell>
          <table:table-cell office:value-type="float" office:value="0.229603999999995" calcext:value-type="float">
            <text:p>0.229603999999995</text:p>
          </table:table-cell>
          <table:table-cell office:value-type="float" office:value="3.06448411941528" calcext:value-type="float">
            <text:p>3.06448411941528</text:p>
          </table:table-cell>
          <table:table-cell office:value-type="float" office:value="4.755043" calcext:value-type="float">
            <text:p>4.755043</text:p>
          </table:table-cell>
          <table:table-cell office:value-type="float" office:value="0.00048199999999099" calcext:value-type="float">
            <text:p>0.000481999999991</text:p>
          </table:table-cell>
          <table:table-cell office:value-type="float" office:value="8.857218" calcext:value-type="float">
            <text:p>8.857218</text:p>
          </table:table-cell>
          <table:table-cell office:value-type="float" office:value="0.487780000000015" calcext:value-type="float">
            <text:p>0.487780000000015</text:p>
          </table:table-cell>
          <table:table-cell office:value-type="float" office:value="0.019016999999991" calcext:value-type="float">
            <text:p>0.019016999999991</text:p>
          </table:table-cell>
          <table:table-cell office:value-type="float" office:value="0.0458240000000103" calcext:value-type="float">
            <text:p>0.045824000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671000000006" calcext:value-type="float">
            <text:p>0.118671000000006</text:p>
          </table:table-cell>
          <table:table-cell office:value-type="float" office:value="0.00164900000001467" calcext:value-type="float">
            <text:p>0.001649000000015</text:p>
          </table:table-cell>
          <table:table-cell office:value-type="float" office:value="0.219684000000001" calcext:value-type="float">
            <text:p>0.219684000000001</text:p>
          </table:table-cell>
          <table:table-cell office:value-type="float" office:value="3.21093130111694" calcext:value-type="float">
            <text:p>3.21093130111694</text:p>
          </table:table-cell>
          <table:table-cell office:value-type="float" office:value="5.27876499999999" calcext:value-type="float">
            <text:p>5.27876499999999</text:p>
          </table:table-cell>
          <table:table-cell office:value-type="float" office:value="0.000483000000002676" calcext:value-type="float">
            <text:p>0.000483000000003</text:p>
          </table:table-cell>
          <table:table-cell office:value-type="float" office:value="8.52926299999999" calcext:value-type="float">
            <text:p>8.52926299999999</text:p>
          </table:table-cell>
          <table:table-cell office:value-type="float" office:value="0.474570999999997" calcext:value-type="float">
            <text:p>0.474570999999997</text:p>
          </table:table-cell>
          <table:table-cell office:value-type="float" office:value="0.0188050000000146" calcext:value-type="float">
            <text:p>0.018805000000015</text:p>
          </table:table-cell>
          <table:table-cell office:value-type="float" office:value="0.0453190000000063" calcext:value-type="float">
            <text:p>0.045319000000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129999999998" calcext:value-type="float">
            <text:p>0.116129999999998</text:p>
          </table:table-cell>
          <table:table-cell office:value-type="float" office:value="0.00165699999999447" calcext:value-type="float">
            <text:p>0.001656999999994</text:p>
          </table:table-cell>
          <table:table-cell office:value-type="float" office:value="0.226032000000004" calcext:value-type="float">
            <text:p>0.226032000000004</text:p>
          </table:table-cell>
          <table:table-cell office:value-type="float" office:value="3.0975341796875" calcext:value-type="float">
            <text:p>3.0975341796875</text:p>
          </table:table-cell>
          <table:table-cell office:value-type="float" office:value="4.88716199999999" calcext:value-type="float">
            <text:p>4.88716199999999</text:p>
          </table:table-cell>
          <table:table-cell office:value-type="float" office:value="0.000469999999978654" calcext:value-type="float">
            <text:p>0.000469999999979</text:p>
          </table:table-cell>
          <table:table-cell office:value-type="float" office:value="8.99582700000002" calcext:value-type="float">
            <text:p>8.99582700000002</text:p>
          </table:table-cell>
          <table:table-cell office:value-type="float" office:value="0.467668000000003" calcext:value-type="float">
            <text:p>0.467668000000003</text:p>
          </table:table-cell>
          <table:table-cell office:value-type="float" office:value="0.0188740000000109" calcext:value-type="float">
            <text:p>0.018874000000011</text:p>
          </table:table-cell>
          <table:table-cell office:value-type="float" office:value="0.0473619999999926" calcext:value-type="float">
            <text:p>0.0473619999999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729999999999" calcext:value-type="float">
            <text:p>0.118729999999999</text:p>
          </table:table-cell>
          <table:table-cell office:value-type="float" office:value="0.00165300000000457" calcext:value-type="float">
            <text:p>0.001653000000005</text:p>
          </table:table-cell>
          <table:table-cell office:value-type="float" office:value="0.232773000000009" calcext:value-type="float">
            <text:p>0.232773000000009</text:p>
          </table:table-cell>
          <table:table-cell office:value-type="float" office:value="3.0462155342102" calcext:value-type="float">
            <text:p>3.0462155342102</text:p>
          </table:table-cell>
          <table:table-cell office:value-type="float" office:value="4.277592" calcext:value-type="float">
            <text:p>4.277592</text:p>
          </table:table-cell>
          <table:table-cell office:value-type="float" office:value="0.000429999999994379" calcext:value-type="float">
            <text:p>0.000429999999994</text:p>
          </table:table-cell>
          <table:table-cell office:value-type="float" office:value="7.701671" calcext:value-type="float">
            <text:p>7.701671</text:p>
          </table:table-cell>
          <table:table-cell office:value-type="float" office:value="0.389474999999976" calcext:value-type="float">
            <text:p>0.389474999999976</text:p>
          </table:table-cell>
          <table:table-cell office:value-type="float" office:value="0.0194260000000099" calcext:value-type="float">
            <text:p>0.01942600000001</text:p>
          </table:table-cell>
          <table:table-cell office:value-type="float" office:value="0.0461619999999812" calcext:value-type="float">
            <text:p>0.0461619999999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122000000004" calcext:value-type="float">
            <text:p>0.119122000000004</text:p>
          </table:table-cell>
          <table:table-cell office:value-type="float" office:value="0.00166199999998184" calcext:value-type="float">
            <text:p>0.001661999999982</text:p>
          </table:table-cell>
          <table:table-cell office:value-type="float" office:value="0.229385000000008" calcext:value-type="float">
            <text:p>0.229385000000008</text:p>
          </table:table-cell>
          <table:table-cell office:value-type="float" office:value="3.07172322273254" calcext:value-type="float">
            <text:p>3.07172322273254</text:p>
          </table:table-cell>
          <table:table-cell office:value-type="float" office:value="4.78018800000001" calcext:value-type="float">
            <text:p>4.78018800000001</text:p>
          </table:table-cell>
          <table:table-cell office:value-type="float" office:value="0.000505000000003975" calcext:value-type="float">
            <text:p>0.000505000000004</text:p>
          </table:table-cell>
          <table:table-cell office:value-type="float" office:value="8.840844" calcext:value-type="float">
            <text:p>8.840844</text:p>
          </table:table-cell>
          <table:table-cell office:value-type="float" office:value="0.488942000000009" calcext:value-type="float">
            <text:p>0.488942000000009</text:p>
          </table:table-cell>
          <table:table-cell office:value-type="float" office:value="0.0197410000000104" calcext:value-type="float">
            <text:p>0.01974100000001</text:p>
          </table:table-cell>
          <table:table-cell office:value-type="float" office:value="0.0460010000000182" calcext:value-type="float">
            <text:p>0.0460010000000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808999999999" calcext:value-type="float">
            <text:p>0.118808999999999</text:p>
          </table:table-cell>
          <table:table-cell office:value-type="float" office:value="0.00165699999999447" calcext:value-type="float">
            <text:p>0.001656999999994</text:p>
          </table:table-cell>
          <table:table-cell office:value-type="float" office:value="0.219371999999993" calcext:value-type="float">
            <text:p>0.219371999999993</text:p>
          </table:table-cell>
          <table:table-cell office:value-type="float" office:value="3.11821246147156" calcext:value-type="float">
            <text:p>3.11821246147156</text:p>
          </table:table-cell>
          <table:table-cell office:value-type="float" office:value="5.32480200000001" calcext:value-type="float">
            <text:p>5.32480200000001</text:p>
          </table:table-cell>
          <table:table-cell office:value-type="float" office:value="0.000483000000002676" calcext:value-type="float">
            <text:p>0.000483000000003</text:p>
          </table:table-cell>
          <table:table-cell office:value-type="float" office:value="8.52183500000001" calcext:value-type="float">
            <text:p>8.52183500000001</text:p>
          </table:table-cell>
          <table:table-cell office:value-type="float" office:value="0.475423000000006" calcext:value-type="float">
            <text:p>0.475423000000006</text:p>
          </table:table-cell>
          <table:table-cell office:value-type="float" office:value="0.0187909999999931" calcext:value-type="float">
            <text:p>0.018790999999993</text:p>
          </table:table-cell>
          <table:table-cell office:value-type="float" office:value="0.0449169999999981" calcext:value-type="float">
            <text:p>0.0449169999999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];[.C6];[.C10])" office:value-type="float" office:value="0.114228999999999" calcext:value-type="float">
            <text:p>0.114228999999999</text:p>
          </table:table-cell>
          <table:table-cell table:style-name="ce3" table:formula="of:=AVERAGE([.D2];[.D6];[.D10])" office:value-type="float" office:value="0.00165233333333211" calcext:value-type="float">
            <text:p>0.001652333333332</text:p>
          </table:table-cell>
          <table:table-cell table:style-name="ce3" table:formula="of:=AVERAGE([.E2];[.E6];[.E10])" office:value-type="float" office:value="0.226531000000002" calcext:value-type="float">
            <text:p>0.226531000000002</text:p>
          </table:table-cell>
          <table:table-cell table:style-name="ce3" table:formula="of:=AVERAGE([.F2];[.F6];[.F10])" office:value-type="float" office:value="3.07652544975281" calcext:value-type="float">
            <text:p>3.07652544975281</text:p>
          </table:table-cell>
          <table:table-cell table:style-name="ce3" table:formula="of:=AVERAGE([.G2];[.G6];[.G10])" office:value-type="float" office:value="4.92403533333333" calcext:value-type="float">
            <text:p>4.92403533333333</text:p>
          </table:table-cell>
          <table:table-cell table:style-name="ce3" table:formula="of:=AVERAGE([.H2];[.H6];[.H10])" office:value-type="float" office:value="0.000528333333326358" calcext:value-type="float">
            <text:p>0.000528333333326</text:p>
          </table:table-cell>
          <table:table-cell table:style-name="ce3" table:formula="of:=AVERAGE([.I2];[.I6];[.I10])" office:value-type="float" office:value="8.97122400000001" calcext:value-type="float">
            <text:p>8.97122400000001</text:p>
          </table:table-cell>
          <table:table-cell table:style-name="ce3" table:formula="of:=AVERAGE([.J2];[.J6];[.J10])" office:value-type="float" office:value="0.465535333333337" calcext:value-type="float">
            <text:p>0.465535333333337</text:p>
          </table:table-cell>
          <table:table-cell table:style-name="ce3" table:formula="of:=AVERAGE([.K2];[.K6];[.K10])" office:value-type="float" office:value="0.0187053333333355" calcext:value-type="float">
            <text:p>0.018705333333336</text:p>
          </table:table-cell>
          <table:table-cell table:style-name="ce3" table:formula="of:=AVERAGE([.L2];[.L6];[.L10])" office:value-type="float" office:value="0.0473589999999954" calcext:value-type="float">
            <text:p>0.047358999999996</text:p>
          </table:table-cell>
          <table:table-cell table:style-name="ce3" table:formula="of:=AVERAGE([.M2];[.M6];[.M10])" office:value-type="float" office:value="0" calcext:value-type="float">
            <text:p>0</text:p>
          </table:table-cell>
          <table:table-cell table:style-name="ce3" table:formula="of:=AVERAGE([.N2];[.N6];[.N10])" office:value-type="float" office:value="0" calcext:value-type="float">
            <text:p>0</text:p>
          </table:table-cell>
          <table:table-cell table:style-name="ce4" table:formula="of:=SUM([.C14:.N14])" office:value-type="float" office:value="17.8463251164195" calcext:value-type="float">
            <text:p>17.846325116419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];[.C7];[.C11])" office:value-type="float" office:value="0.118571666666669" calcext:value-type="float">
            <text:p>0.118571666666669</text:p>
          </table:table-cell>
          <table:table-cell table:style-name="ce3" table:formula="of:=AVERAGE([.D3];[.D7];[.D11])" office:value-type="float" office:value="0.00165399999999849" calcext:value-type="float">
            <text:p>0.001653999999998</text:p>
          </table:table-cell>
          <table:table-cell table:style-name="ce3" table:formula="of:=AVERAGE([.E3];[.E7];[.E11])" office:value-type="float" office:value="0.232195000000001" calcext:value-type="float">
            <text:p>0.232195000000001</text:p>
          </table:table-cell>
          <table:table-cell table:style-name="ce3" table:formula="of:=AVERAGE([.F3];[.F7];[.F11])" office:value-type="float" office:value="3.0339765548706" calcext:value-type="float">
            <text:p>3.0339765548706</text:p>
          </table:table-cell>
          <table:table-cell table:style-name="ce3" table:formula="of:=AVERAGE([.G3];[.G7];[.G11])" office:value-type="float" office:value="4.26173766666667" calcext:value-type="float">
            <text:p>4.26173766666667</text:p>
          </table:table-cell>
          <table:table-cell table:style-name="ce3" table:formula="of:=AVERAGE([.H3];[.H7];[.H11])" office:value-type="float" office:value="0.000430333333332792" calcext:value-type="float">
            <text:p>0.000430333333333</text:p>
          </table:table-cell>
          <table:table-cell table:style-name="ce3" table:formula="of:=AVERAGE([.I3];[.I7];[.I11])" office:value-type="float" office:value="7.712157" calcext:value-type="float">
            <text:p>7.712157</text:p>
          </table:table-cell>
          <table:table-cell table:style-name="ce3" table:formula="of:=AVERAGE([.J3];[.J7];[.J11])" office:value-type="float" office:value="0.389343666666659" calcext:value-type="float">
            <text:p>0.389343666666659</text:p>
          </table:table-cell>
          <table:table-cell table:style-name="ce3" table:formula="of:=AVERAGE([.K3];[.K7];[.K11])" office:value-type="float" office:value="0.0193713333333368" calcext:value-type="float">
            <text:p>0.019371333333337</text:p>
          </table:table-cell>
          <table:table-cell table:style-name="ce3" table:formula="of:=AVERAGE([.L3];[.L7];[.L11])" office:value-type="float" office:value="0.0460433333333252" calcext:value-type="float">
            <text:p>0.046043333333325</text:p>
          </table:table-cell>
          <table:table-cell table:style-name="ce3" table:formula="of:=AVERAGE([.M3];[.M7];[.M11])" office:value-type="float" office:value="0" calcext:value-type="float">
            <text:p>0</text:p>
          </table:table-cell>
          <table:table-cell table:style-name="ce3" table:formula="of:=AVERAGE([.N3];[.N7];[.N11])" office:value-type="float" office:value="0" calcext:value-type="float">
            <text:p>0</text:p>
          </table:table-cell>
          <table:table-cell table:style-name="ce4" table:formula="of:=SUM([.C15:.N15])" office:value-type="float" office:value="15.8154805548706" calcext:value-type="float">
            <text:p>15.815480554870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];[.C8];[.C12])" office:value-type="float" office:value="0.11897966666667" calcext:value-type="float">
            <text:p>0.11897966666667</text:p>
          </table:table-cell>
          <table:table-cell table:style-name="ce3" table:formula="of:=AVERAGE([.D4];[.D8];[.D12])" office:value-type="float" office:value="0.00165666666665961" calcext:value-type="float">
            <text:p>0.00165666666666</text:p>
          </table:table-cell>
          <table:table-cell table:style-name="ce3" table:formula="of:=AVERAGE([.E4];[.E8];[.E12])" office:value-type="float" office:value="0.230042333333335" calcext:value-type="float">
            <text:p>0.230042333333335</text:p>
          </table:table-cell>
          <table:table-cell table:style-name="ce3" table:formula="of:=AVERAGE([.F4];[.F8];[.F12])" office:value-type="float" office:value="3.02768452962239" calcext:value-type="float">
            <text:p>3.02768452962239</text:p>
          </table:table-cell>
          <table:table-cell table:style-name="ce3" table:formula="of:=AVERAGE([.G4];[.G8];[.G12])" office:value-type="float" office:value="4.76492066666667" calcext:value-type="float">
            <text:p>4.76492066666667</text:p>
          </table:table-cell>
          <table:table-cell table:style-name="ce3" table:formula="of:=AVERAGE([.H4];[.H8];[.H12])" office:value-type="float" office:value="0.00048899999999937" calcext:value-type="float">
            <text:p>0.000488999999999</text:p>
          </table:table-cell>
          <table:table-cell table:style-name="ce3" table:formula="of:=AVERAGE([.I4];[.I8];[.I12])" office:value-type="float" office:value="8.84360133333333" calcext:value-type="float">
            <text:p>8.84360133333333</text:p>
          </table:table-cell>
          <table:table-cell table:style-name="ce3" table:formula="of:=AVERAGE([.J4];[.J8];[.J12])" office:value-type="float" office:value="0.487907000000007" calcext:value-type="float">
            <text:p>0.487907000000007</text:p>
          </table:table-cell>
          <table:table-cell table:style-name="ce3" table:formula="of:=AVERAGE([.K4];[.K8];[.K12])" office:value-type="float" office:value="0.0192426666666658" calcext:value-type="float">
            <text:p>0.019242666666666</text:p>
          </table:table-cell>
          <table:table-cell table:style-name="ce3" table:formula="of:=AVERAGE([.L4];[.L8];[.L12])" office:value-type="float" office:value="0.0458273333333423" calcext:value-type="float">
            <text:p>0.045827333333342</text:p>
          </table:table-cell>
          <table:table-cell table:style-name="ce3" table:formula="of:=AVERAGE([.M4];[.M8];[.M12])" office:value-type="float" office:value="0" calcext:value-type="float">
            <text:p>0</text:p>
          </table:table-cell>
          <table:table-cell table:style-name="ce3" table:formula="of:=AVERAGE([.N4];[.N8];[.N12])" office:value-type="float" office:value="0" calcext:value-type="float">
            <text:p>0</text:p>
          </table:table-cell>
          <table:table-cell table:style-name="ce4" table:formula="of:=SUM([.C16:.N16])" office:value-type="float" office:value="17.5403511962891" calcext:value-type="float">
            <text:p>17.540351196289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];[.C9];[.C13])" office:value-type="float" office:value="0.119013333333335" calcext:value-type="float">
            <text:p>0.119013333333335</text:p>
          </table:table-cell>
          <table:table-cell table:style-name="ce3" table:formula="of:=AVERAGE([.D5];[.D9];[.D13])" office:value-type="float" office:value="0.00166066666666846" calcext:value-type="float">
            <text:p>0.001660666666668</text:p>
          </table:table-cell>
          <table:table-cell table:style-name="ce3" table:formula="of:=AVERAGE([.E5];[.E9];[.E13])" office:value-type="float" office:value="0.219575333333332" calcext:value-type="float">
            <text:p>0.219575333333332</text:p>
          </table:table-cell>
          <table:table-cell table:style-name="ce3" table:formula="of:=AVERAGE([.F5];[.F9];[.F13])" office:value-type="float" office:value="3.10042810440063" calcext:value-type="float">
            <text:p>3.10042810440063</text:p>
          </table:table-cell>
          <table:table-cell table:style-name="ce3" table:formula="of:=AVERAGE([.G5];[.G9];[.G13])" office:value-type="float" office:value="5.29801733333333" calcext:value-type="float">
            <text:p>5.29801733333333</text:p>
          </table:table-cell>
          <table:table-cell table:style-name="ce3" table:formula="of:=AVERAGE([.H5];[.H9];[.H13])" office:value-type="float" office:value="0.000484000000000151" calcext:value-type="float">
            <text:p>0.000484</text:p>
          </table:table-cell>
          <table:table-cell table:style-name="ce3" table:formula="of:=AVERAGE([.I5];[.I9];[.I13])" office:value-type="float" office:value="8.51225533333333" calcext:value-type="float">
            <text:p>8.51225533333333</text:p>
          </table:table-cell>
          <table:table-cell table:style-name="ce3" table:formula="of:=AVERAGE([.J5];[.J9];[.J13])" office:value-type="float" office:value="0.475197666666669" calcext:value-type="float">
            <text:p>0.475197666666669</text:p>
          </table:table-cell>
          <table:table-cell table:style-name="ce3" table:formula="of:=AVERAGE([.K5];[.K9];[.K13])" office:value-type="float" office:value="0.0188010000000058" calcext:value-type="float">
            <text:p>0.018801000000006</text:p>
          </table:table-cell>
          <table:table-cell table:style-name="ce3" table:formula="of:=AVERAGE([.L5];[.L9];[.L13])" office:value-type="float" office:value="0.0451343333333322" calcext:value-type="float">
            <text:p>0.045134333333332</text:p>
          </table:table-cell>
          <table:table-cell table:style-name="ce3" table:formula="of:=AVERAGE([.M5];[.M9];[.M13])" office:value-type="float" office:value="0" calcext:value-type="float">
            <text:p>0</text:p>
          </table:table-cell>
          <table:table-cell table:style-name="ce3" table:formula="of:=AVERAGE([.N5];[.N9];[.N13])" office:value-type="float" office:value="0" calcext:value-type="float">
            <text:p>0</text:p>
          </table:table-cell>
          <table:table-cell table:style-name="ce4" table:formula="of:=SUM([.C17:.N17])" office:value-type="float" office:value="17.7905671044006" calcext:value-type="float">
            <text:p>17.7905671044006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14:.C17])" office:value-type="float" office:value="0.470793666666673" calcext:value-type="float">
            <text:p>0.470793666666673</text:p>
          </table:table-cell>
          <table:table-cell table:style-name="ce1" table:formula="of:=SUM([.D14:.D17])" office:value-type="float" office:value="0.00662366666665866" calcext:value-type="float">
            <text:p>0.006623666666659</text:p>
          </table:table-cell>
          <table:table-cell table:style-name="ce1" table:formula="of:=SUM([.E14:.E17])" office:value-type="float" office:value="0.908343666666669" calcext:value-type="float">
            <text:p>0.908343666666669</text:p>
          </table:table-cell>
          <table:table-cell table:style-name="ce1" table:formula="of:=SUM([.F14:.F17])" office:value-type="float" office:value="12.2386146386464" calcext:value-type="float">
            <text:p>12.2386146386464</text:p>
          </table:table-cell>
          <table:table-cell table:style-name="ce1" table:formula="of:=SUM([.G14:.G17])" office:value-type="float" office:value="19.248711" calcext:value-type="float">
            <text:p>19.248711</text:p>
          </table:table-cell>
          <table:table-cell table:style-name="ce1" table:formula="of:=SUM([.H14:.H17])" office:value-type="float" office:value="0.00193166666665867" calcext:value-type="float">
            <text:p>0.001931666666659</text:p>
          </table:table-cell>
          <table:table-cell table:style-name="ce1" table:formula="of:=SUM([.I14:.I17])" office:value-type="float" office:value="34.0392376666667" calcext:value-type="float">
            <text:p>34.0392376666667</text:p>
          </table:table-cell>
          <table:table-cell table:style-name="ce1" table:formula="of:=SUM([.J14:.J17])" office:value-type="float" office:value="1.81798366666667" calcext:value-type="float">
            <text:p>1.81798366666667</text:p>
          </table:table-cell>
          <table:table-cell table:style-name="ce1" table:formula="of:=SUM([.K14:.K17])" office:value-type="float" office:value="0.0761203333333438" calcext:value-type="float">
            <text:p>0.076120333333344</text:p>
          </table:table-cell>
          <table:table-cell table:style-name="ce1" table:formula="of:=SUM([.L14:.L17])" office:value-type="float" office:value="0.184363999999995" calcext:value-type="float">
            <text:p>0.184363999999995</text:p>
          </table:table-cell>
          <table:table-cell table:style-name="ce1" table:formula="of:=SUM([.M14:.M17])" office:value-type="float" office:value="0" calcext:value-type="float">
            <text:p>0</text:p>
          </table:table-cell>
          <table:table-cell table:style-name="ce1" table:formula="of:=SUM([.N14:.N17])" office:value-type="float" office:value="0" calcext:value-type="float">
            <text:p>0</text:p>
          </table:table-cell>
          <table:table-cell table:style-name="ce1" table:formula="of:=SUM([.C18:.N18])" office:value-type="float" office:value="68.9927239719798" calcext:value-type="float">
            <text:p>68.992723971979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9180799999998" calcext:value-type="float">
            <text:p>0.19180799999998</text:p>
          </table:table-cell>
          <table:table-cell office:value-type="float" office:value="0.00169800000003306" calcext:value-type="float">
            <text:p>0.001698000000033</text:p>
          </table:table-cell>
          <table:table-cell office:value-type="float" office:value="0.227814000000023" calcext:value-type="float">
            <text:p>0.227814000000023</text:p>
          </table:table-cell>
          <table:table-cell office:value-type="float" office:value="3.09137368202209" calcext:value-type="float">
            <text:p>3.09137368202209</text:p>
          </table:table-cell>
          <table:table-cell office:value-type="float" office:value="5.01524999999998" calcext:value-type="float">
            <text:p>5.01524999999998</text:p>
          </table:table-cell>
          <table:table-cell office:value-type="float" office:value="0.000527999999974327" calcext:value-type="float">
            <text:p>0.000527999999974</text:p>
          </table:table-cell>
          <table:table-cell office:value-type="float" office:value="9.02913999999998" calcext:value-type="float">
            <text:p>9.02913999999998</text:p>
          </table:table-cell>
          <table:table-cell office:value-type="float" office:value="0.468535999999972" calcext:value-type="float">
            <text:p>0.468535999999972</text:p>
          </table:table-cell>
          <table:table-cell office:value-type="float" office:value="0.0186710000000403" calcext:value-type="float">
            <text:p>0.01867100000004</text:p>
          </table:table-cell>
          <table:table-cell office:value-type="float" office:value="0.0468150000000378" calcext:value-type="float">
            <text:p>0.0468150000000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0429999999999" calcext:value-type="float">
            <text:p>0.120429999999999</text:p>
          </table:table-cell>
          <table:table-cell office:value-type="float" office:value="0.00168300000001409" calcext:value-type="float">
            <text:p>0.001683000000014</text:p>
          </table:table-cell>
          <table:table-cell office:value-type="float" office:value="0.330650000000048" calcext:value-type="float">
            <text:p>0.330650000000048</text:p>
          </table:table-cell>
          <table:table-cell office:value-type="float" office:value="4.69092178344727" calcext:value-type="float">
            <text:p>4.69092178344727</text:p>
          </table:table-cell>
          <table:table-cell office:value-type="float" office:value="10.472431" calcext:value-type="float">
            <text:p>10.472431</text:p>
          </table:table-cell>
          <table:table-cell office:value-type="float" office:value="0.00051399999995283" calcext:value-type="float">
            <text:p>0.000513999999953</text:p>
          </table:table-cell>
          <table:table-cell office:value-type="float" office:value="13.393724" calcext:value-type="float">
            <text:p>13.393724</text:p>
          </table:table-cell>
          <table:table-cell office:value-type="float" office:value="0.760732999999959" calcext:value-type="float">
            <text:p>0.760732999999959</text:p>
          </table:table-cell>
          <table:table-cell office:value-type="float" office:value="0.0225709999999708" calcext:value-type="float">
            <text:p>0.022570999999971</text:p>
          </table:table-cell>
          <table:table-cell office:value-type="float" office:value="0.0708779999999933" calcext:value-type="float">
            <text:p>0.070877999999993</text:p>
          </table:table-cell>
          <table:table-cell office:value-type="float" office:value="0.0204760000000306" calcext:value-type="float">
            <text:p>0.02047600000003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416999999975" calcext:value-type="float">
            <text:p>0.120416999999975</text:p>
          </table:table-cell>
          <table:table-cell office:value-type="float" office:value="0.00171299999999519" calcext:value-type="float">
            <text:p>0.001712999999995</text:p>
          </table:table-cell>
          <table:table-cell office:value-type="float" office:value="0.374409000000014" calcext:value-type="float">
            <text:p>0.374409000000014</text:p>
          </table:table-cell>
          <table:table-cell office:value-type="float" office:value="6.06323575973511" calcext:value-type="float">
            <text:p>6.06323575973511</text:p>
          </table:table-cell>
          <table:table-cell office:value-type="float" office:value="14.098088" calcext:value-type="float">
            <text:p>14.098088</text:p>
          </table:table-cell>
          <table:table-cell office:value-type="float" office:value="0.000507999999967979" calcext:value-type="float">
            <text:p>0.000507999999968</text:p>
          </table:table-cell>
          <table:table-cell office:value-type="float" office:value="19.080088" calcext:value-type="float">
            <text:p>19.080088</text:p>
          </table:table-cell>
          <table:table-cell office:value-type="float" office:value="0.845642999999996" calcext:value-type="float">
            <text:p>0.845642999999996</text:p>
          </table:table-cell>
          <table:table-cell office:value-type="float" office:value="0.0242400000000771" calcext:value-type="float">
            <text:p>0.024240000000077</text:p>
          </table:table-cell>
          <table:table-cell office:value-type="float" office:value="0.0691810000000714" calcext:value-type="float">
            <text:p>0.069181000000071</text:p>
          </table:table-cell>
          <table:table-cell office:value-type="float" office:value="0.0240109999999731" calcext:value-type="float">
            <text:p>0.02401099999997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364999999992" calcext:value-type="float">
            <text:p>0.120364999999992</text:p>
          </table:table-cell>
          <table:table-cell office:value-type="float" office:value="0.00170000000002801" calcext:value-type="float">
            <text:p>0.001700000000028</text:p>
          </table:table-cell>
          <table:table-cell office:value-type="float" office:value="0.418079999999918" calcext:value-type="float">
            <text:p>0.418079999999918</text:p>
          </table:table-cell>
          <table:table-cell office:value-type="float" office:value="7.55520033836365" calcext:value-type="float">
            <text:p>7.55520033836365</text:p>
          </table:table-cell>
          <table:table-cell office:value-type="float" office:value="21.168101" calcext:value-type="float">
            <text:p>21.168101</text:p>
          </table:table-cell>
          <table:table-cell office:value-type="float" office:value="0.000514000000066517" calcext:value-type="float">
            <text:p>0.000514000000067</text:p>
          </table:table-cell>
          <table:table-cell office:value-type="float" office:value="26.111607" calcext:value-type="float">
            <text:p>26.111607</text:p>
          </table:table-cell>
          <table:table-cell office:value-type="float" office:value="1.20298400000002" calcext:value-type="float">
            <text:p>1.20298400000002</text:p>
          </table:table-cell>
          <table:table-cell office:value-type="float" office:value="0.0266199999999799" calcext:value-type="float">
            <text:p>0.02661999999998</text:p>
          </table:table-cell>
          <table:table-cell office:value-type="float" office:value="0.078343000000018" calcext:value-type="float">
            <text:p>0.078343000000018</text:p>
          </table:table-cell>
          <table:table-cell office:value-type="float" office:value="0.0276949999999942" calcext:value-type="float">
            <text:p>0.02769499999999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822000000047" calcext:value-type="float">
            <text:p>0.117822000000047</text:p>
          </table:table-cell>
          <table:table-cell office:value-type="float" office:value="0.00169900000003054" calcext:value-type="float">
            <text:p>0.001699000000031</text:p>
          </table:table-cell>
          <table:table-cell office:value-type="float" office:value="0.228742000000011" calcext:value-type="float">
            <text:p>0.228742000000011</text:p>
          </table:table-cell>
          <table:table-cell office:value-type="float" office:value="3.14920425415039" calcext:value-type="float">
            <text:p>3.14920425415039</text:p>
          </table:table-cell>
          <table:table-cell office:value-type="float" office:value="5.04544300000009" calcext:value-type="float">
            <text:p>5.04544300000009</text:p>
          </table:table-cell>
          <table:table-cell office:value-type="float" office:value="0.000516000000061467" calcext:value-type="float">
            <text:p>0.000516000000061</text:p>
          </table:table-cell>
          <table:table-cell office:value-type="float" office:value="9.03784700000006" calcext:value-type="float">
            <text:p>9.03784700000006</text:p>
          </table:table-cell>
          <table:table-cell office:value-type="float" office:value="0.556280000000015" calcext:value-type="float">
            <text:p>0.556280000000015</text:p>
          </table:table-cell>
          <table:table-cell office:value-type="float" office:value="0.0190809999999146" calcext:value-type="float">
            <text:p>0.019080999999915</text:p>
          </table:table-cell>
          <table:table-cell office:value-type="float" office:value="0.0470209999999725" calcext:value-type="float">
            <text:p>0.0470209999999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20433000000048" calcext:value-type="float">
            <text:p>0.120433000000048</text:p>
          </table:table-cell>
          <table:table-cell office:value-type="float" office:value="0.00170800000000781" calcext:value-type="float">
            <text:p>0.001708000000008</text:p>
          </table:table-cell>
          <table:table-cell office:value-type="float" office:value="0.336304999999925" calcext:value-type="float">
            <text:p>0.336304999999925</text:p>
          </table:table-cell>
          <table:table-cell office:value-type="float" office:value="4.85134196281433" calcext:value-type="float">
            <text:p>4.85134196281433</text:p>
          </table:table-cell>
          <table:table-cell office:value-type="float" office:value="10.512705" calcext:value-type="float">
            <text:p>10.512705</text:p>
          </table:table-cell>
          <table:table-cell office:value-type="float" office:value="0.000516999999945256" calcext:value-type="float">
            <text:p>0.000516999999945</text:p>
          </table:table-cell>
          <table:table-cell office:value-type="float" office:value="13.4605539999999" calcext:value-type="float">
            <text:p>13.4605539999999</text:p>
          </table:table-cell>
          <table:table-cell office:value-type="float" office:value="0.684658000000013" calcext:value-type="float">
            <text:p>0.684658000000013</text:p>
          </table:table-cell>
          <table:table-cell office:value-type="float" office:value="0.0228479999999536" calcext:value-type="float">
            <text:p>0.022847999999954</text:p>
          </table:table-cell>
          <table:table-cell office:value-type="float" office:value="0.071177999999918" calcext:value-type="float">
            <text:p>0.071177999999918</text:p>
          </table:table-cell>
          <table:table-cell office:value-type="float" office:value="0.020526000000018" calcext:value-type="float">
            <text:p>0.02052600000001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644000000084" calcext:value-type="float">
            <text:p>0.120644000000084</text:p>
          </table:table-cell>
          <table:table-cell office:value-type="float" office:value="0.00171299999999519" calcext:value-type="float">
            <text:p>0.001712999999995</text:p>
          </table:table-cell>
          <table:table-cell office:value-type="float" office:value="0.375174000000015" calcext:value-type="float">
            <text:p>0.375174000000015</text:p>
          </table:table-cell>
          <table:table-cell office:value-type="float" office:value="6.0647075176239" calcext:value-type="float">
            <text:p>6.0647075176239</text:p>
          </table:table-cell>
          <table:table-cell office:value-type="float" office:value="14.0163249999999" calcext:value-type="float">
            <text:p>14.0163249999999</text:p>
          </table:table-cell>
          <table:table-cell office:value-type="float" office:value="0.000514000000066517" calcext:value-type="float">
            <text:p>0.000514000000067</text:p>
          </table:table-cell>
          <table:table-cell office:value-type="float" office:value="19.124422" calcext:value-type="float">
            <text:p>19.124422</text:p>
          </table:table-cell>
          <table:table-cell office:value-type="float" office:value="0.84911800000009" calcext:value-type="float">
            <text:p>0.84911800000009</text:p>
          </table:table-cell>
          <table:table-cell office:value-type="float" office:value="0.0244199999999637" calcext:value-type="float">
            <text:p>0.024419999999964</text:p>
          </table:table-cell>
          <table:table-cell office:value-type="float" office:value="0.0679869999999028" calcext:value-type="float">
            <text:p>0.067986999999903</text:p>
          </table:table-cell>
          <table:table-cell office:value-type="float" office:value="0.0240750000000389" calcext:value-type="float">
            <text:p>0.02407500000003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856000000003" calcext:value-type="float">
            <text:p>0.120856000000003</text:p>
          </table:table-cell>
          <table:table-cell office:value-type="float" office:value="0.00169399999992947" calcext:value-type="float">
            <text:p>0.001693999999929</text:p>
          </table:table-cell>
          <table:table-cell office:value-type="float" office:value="0.422770000000014" calcext:value-type="float">
            <text:p>0.422770000000014</text:p>
          </table:table-cell>
          <table:table-cell office:value-type="float" office:value="7.48869633674622" calcext:value-type="float">
            <text:p>7.48869633674622</text:p>
          </table:table-cell>
          <table:table-cell office:value-type="float" office:value="21.157971" calcext:value-type="float">
            <text:p>21.157971</text:p>
          </table:table-cell>
          <table:table-cell office:value-type="float" office:value="0.000509999999962929" calcext:value-type="float">
            <text:p>0.000509999999963</text:p>
          </table:table-cell>
          <table:table-cell office:value-type="float" office:value="26.1288360000001" calcext:value-type="float">
            <text:p>26.1288360000001</text:p>
          </table:table-cell>
          <table:table-cell office:value-type="float" office:value="1.10468500000002" calcext:value-type="float">
            <text:p>1.10468500000002</text:p>
          </table:table-cell>
          <table:table-cell office:value-type="float" office:value="0.118674000000055" calcext:value-type="float">
            <text:p>0.118674000000055</text:p>
          </table:table-cell>
          <table:table-cell office:value-type="float" office:value="0.0782639999999901" calcext:value-type="float">
            <text:p>0.07826399999999</text:p>
          </table:table-cell>
          <table:table-cell office:value-type="float" office:value="0.0279560000000174" calcext:value-type="float">
            <text:p>0.0279560000000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508999999927" calcext:value-type="float">
            <text:p>0.117508999999927</text:p>
          </table:table-cell>
          <table:table-cell office:value-type="float" office:value="0.00172400000008111" calcext:value-type="float">
            <text:p>0.001724000000081</text:p>
          </table:table-cell>
          <table:table-cell office:value-type="float" office:value="0.228093999999942" calcext:value-type="float">
            <text:p>0.228093999999942</text:p>
          </table:table-cell>
          <table:table-cell office:value-type="float" office:value="3.13125228881836" calcext:value-type="float">
            <text:p>3.13125228881836</text:p>
          </table:table-cell>
          <table:table-cell office:value-type="float" office:value="5.04820499999994" calcext:value-type="float">
            <text:p>5.04820499999994</text:p>
          </table:table-cell>
          <table:table-cell office:value-type="float" office:value="0.000514000000066517" calcext:value-type="float">
            <text:p>0.000514000000067</text:p>
          </table:table-cell>
          <table:table-cell office:value-type="float" office:value="9.07109300000002" calcext:value-type="float">
            <text:p>9.07109300000002</text:p>
          </table:table-cell>
          <table:table-cell office:value-type="float" office:value="0.55786999999998" calcext:value-type="float">
            <text:p>0.55786999999998</text:p>
          </table:table-cell>
          <table:table-cell office:value-type="float" office:value="0.0191370000000006" calcext:value-type="float">
            <text:p>0.019137000000001</text:p>
          </table:table-cell>
          <table:table-cell office:value-type="float" office:value="0.0472650000000385" calcext:value-type="float">
            <text:p>0.0472650000000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502999999985" calcext:value-type="float">
            <text:p>0.120502999999985</text:p>
          </table:table-cell>
          <table:table-cell office:value-type="float" office:value="0.00170600000001286" calcext:value-type="float">
            <text:p>0.001706000000013</text:p>
          </table:table-cell>
          <table:table-cell office:value-type="float" office:value="0.333271000000082" calcext:value-type="float">
            <text:p>0.333271000000082</text:p>
          </table:table-cell>
          <table:table-cell office:value-type="float" office:value="4.76676416397095" calcext:value-type="float">
            <text:p>4.76676416397095</text:p>
          </table:table-cell>
          <table:table-cell office:value-type="float" office:value="10.537295" calcext:value-type="float">
            <text:p>10.537295</text:p>
          </table:table-cell>
          <table:table-cell office:value-type="float" office:value="0.000517999999942731" calcext:value-type="float">
            <text:p>0.000517999999943</text:p>
          </table:table-cell>
          <table:table-cell office:value-type="float" office:value="13.5129059999999" calcext:value-type="float">
            <text:p>13.5129059999999</text:p>
          </table:table-cell>
          <table:table-cell office:value-type="float" office:value="0.686283000000003" calcext:value-type="float">
            <text:p>0.686283000000003</text:p>
          </table:table-cell>
          <table:table-cell office:value-type="float" office:value="0.0227019999999811" calcext:value-type="float">
            <text:p>0.022701999999981</text:p>
          </table:table-cell>
          <table:table-cell office:value-type="float" office:value="0.0712669999999207" calcext:value-type="float">
            <text:p>0.071266999999921</text:p>
          </table:table-cell>
          <table:table-cell office:value-type="float" office:value="0.0205940000000737" calcext:value-type="float">
            <text:p>0.02059400000007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078299999996" calcext:value-type="float">
            <text:p>0.12078299999996</text:p>
          </table:table-cell>
          <table:table-cell office:value-type="float" office:value="0.00168100000007598" calcext:value-type="float">
            <text:p>0.001681000000076</text:p>
          </table:table-cell>
          <table:table-cell office:value-type="float" office:value="0.376220999999987" calcext:value-type="float">
            <text:p>0.376220999999987</text:p>
          </table:table-cell>
          <table:table-cell office:value-type="float" office:value="6.00324702262878" calcext:value-type="float">
            <text:p>6.00324702262878</text:p>
          </table:table-cell>
          <table:table-cell office:value-type="float" office:value="14.1296960000001" calcext:value-type="float">
            <text:p>14.1296960000001</text:p>
          </table:table-cell>
          <table:table-cell office:value-type="float" office:value="0.000507999999967979" calcext:value-type="float">
            <text:p>0.000507999999968</text:p>
          </table:table-cell>
          <table:table-cell office:value-type="float" office:value="19.028643" calcext:value-type="float">
            <text:p>19.028643</text:p>
          </table:table-cell>
          <table:table-cell office:value-type="float" office:value="0.847166000000016" calcext:value-type="float">
            <text:p>0.847166000000016</text:p>
          </table:table-cell>
          <table:table-cell office:value-type="float" office:value="0.0244740000000547" calcext:value-type="float">
            <text:p>0.024474000000055</text:p>
          </table:table-cell>
          <table:table-cell office:value-type="float" office:value="0.0693109999999706" calcext:value-type="float">
            <text:p>0.069310999999971</text:p>
          </table:table-cell>
          <table:table-cell office:value-type="float" office:value="0.0241770000000088" calcext:value-type="float">
            <text:p>0.02417700000000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237999999972" calcext:value-type="float">
            <text:p>0.120237999999972</text:p>
          </table:table-cell>
          <table:table-cell office:value-type="float" office:value="0.00168900000005578" calcext:value-type="float">
            <text:p>0.001689000000056</text:p>
          </table:table-cell>
          <table:table-cell office:value-type="float" office:value="0.42173600000001" calcext:value-type="float">
            <text:p>0.42173600000001</text:p>
          </table:table-cell>
          <table:table-cell office:value-type="float" office:value="7.51493144035339" calcext:value-type="float">
            <text:p>7.51493144035339</text:p>
          </table:table-cell>
          <table:table-cell office:value-type="float" office:value="21.24374" calcext:value-type="float">
            <text:p>21.24374</text:p>
          </table:table-cell>
          <table:table-cell office:value-type="float" office:value="0.000511000000074091" calcext:value-type="float">
            <text:p>0.000511000000074</text:p>
          </table:table-cell>
          <table:table-cell office:value-type="float" office:value="26.116684" calcext:value-type="float">
            <text:p>26.116684</text:p>
          </table:table-cell>
          <table:table-cell office:value-type="float" office:value="1.10368799999992" calcext:value-type="float">
            <text:p>1.10368799999992</text:p>
          </table:table-cell>
          <table:table-cell office:value-type="float" office:value="0.0265150000000176" calcext:value-type="float">
            <text:p>0.026515000000018</text:p>
          </table:table-cell>
          <table:table-cell office:value-type="float" office:value="0.0782239999999774" calcext:value-type="float">
            <text:p>0.078223999999977</text:p>
          </table:table-cell>
          <table:table-cell office:value-type="float" office:value="0.0274610000000166" calcext:value-type="float">
            <text:p>0.0274610000000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7496999999995" calcext:value-type="float">
            <text:p>0.107496999999995</text:p>
          </table:table-cell>
          <table:table-cell office:value-type="float" office:value="0.00164899999998624" calcext:value-type="float">
            <text:p>0.001648999999986</text:p>
          </table:table-cell>
          <table:table-cell office:value-type="float" office:value="0.225131000000005" calcext:value-type="float">
            <text:p>0.225131000000005</text:p>
          </table:table-cell>
          <table:table-cell office:value-type="float" office:value="3.08313941955566" calcext:value-type="float">
            <text:p>3.08313941955566</text:p>
          </table:table-cell>
          <table:table-cell office:value-type="float" office:value="4.95195000000001" calcext:value-type="float">
            <text:p>4.95195000000001</text:p>
          </table:table-cell>
          <table:table-cell office:value-type="float" office:value="0.000482000000005201" calcext:value-type="float">
            <text:p>0.000482000000005</text:p>
          </table:table-cell>
          <table:table-cell office:value-type="float" office:value="9.07078799999999" calcext:value-type="float">
            <text:p>9.07078799999999</text:p>
          </table:table-cell>
          <table:table-cell office:value-type="float" office:value="0.46419499999999" calcext:value-type="float">
            <text:p>0.46419499999999</text:p>
          </table:table-cell>
          <table:table-cell office:value-type="float" office:value="0.0187190000000044" calcext:value-type="float">
            <text:p>0.018719000000004</text:p>
          </table:table-cell>
          <table:table-cell office:value-type="float" office:value="0.0459950000000049" calcext:value-type="float">
            <text:p>0.0459950000000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957999999992" calcext:value-type="float">
            <text:p>0.118957999999992</text:p>
          </table:table-cell>
          <table:table-cell office:value-type="float" office:value="0.00165300000000457" calcext:value-type="float">
            <text:p>0.001653000000005</text:p>
          </table:table-cell>
          <table:table-cell office:value-type="float" office:value="0.327366000000012" calcext:value-type="float">
            <text:p>0.327366000000012</text:p>
          </table:table-cell>
          <table:table-cell office:value-type="float" office:value="4.53132677078247" calcext:value-type="float">
            <text:p>4.53132677078247</text:p>
          </table:table-cell>
          <table:table-cell office:value-type="float" office:value="10.59954" calcext:value-type="float">
            <text:p>10.59954</text:p>
          </table:table-cell>
          <table:table-cell office:value-type="float" office:value="0.000517000000002099" calcext:value-type="float">
            <text:p>0.000517000000002</text:p>
          </table:table-cell>
          <table:table-cell office:value-type="float" office:value="13.435895" calcext:value-type="float">
            <text:p>13.435895</text:p>
          </table:table-cell>
          <table:table-cell office:value-type="float" office:value="0.683209000000034" calcext:value-type="float">
            <text:p>0.683209000000034</text:p>
          </table:table-cell>
          <table:table-cell office:value-type="float" office:value="0.0224169999999617" calcext:value-type="float">
            <text:p>0.022416999999962</text:p>
          </table:table-cell>
          <table:table-cell office:value-type="float" office:value="0.0699950000000058" calcext:value-type="float">
            <text:p>0.069995000000006</text:p>
          </table:table-cell>
          <table:table-cell office:value-type="float" office:value="0.0204499999999825" calcext:value-type="float">
            <text:p>0.02044999999998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888399999998" calcext:value-type="float">
            <text:p>0.11888399999998</text:p>
          </table:table-cell>
          <table:table-cell office:value-type="float" office:value="0.00164499999999634" calcext:value-type="float">
            <text:p>0.001644999999996</text:p>
          </table:table-cell>
          <table:table-cell office:value-type="float" office:value="0.370781999999963" calcext:value-type="float">
            <text:p>0.370781999999963</text:p>
          </table:table-cell>
          <table:table-cell office:value-type="float" office:value="5.59499573707581" calcext:value-type="float">
            <text:p>5.59499573707581</text:p>
          </table:table-cell>
          <table:table-cell office:value-type="float" office:value="14.243241" calcext:value-type="float">
            <text:p>14.243241</text:p>
          </table:table-cell>
          <table:table-cell office:value-type="float" office:value="0.000503999999978078" calcext:value-type="float">
            <text:p>0.000503999999978</text:p>
          </table:table-cell>
          <table:table-cell office:value-type="float" office:value="19.168026" calcext:value-type="float">
            <text:p>19.168026</text:p>
          </table:table-cell>
          <table:table-cell office:value-type="float" office:value="0.820860999999979" calcext:value-type="float">
            <text:p>0.820860999999979</text:p>
          </table:table-cell>
          <table:table-cell office:value-type="float" office:value="0.0237879999999677" calcext:value-type="float">
            <text:p>0.023787999999968</text:p>
          </table:table-cell>
          <table:table-cell office:value-type="float" office:value="0.0667389999999841" calcext:value-type="float">
            <text:p>0.066738999999984</text:p>
          </table:table-cell>
          <table:table-cell office:value-type="float" office:value="0.0244800000000396" calcext:value-type="float">
            <text:p>0.0244800000000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790999999987" calcext:value-type="float">
            <text:p>0.118790999999987</text:p>
          </table:table-cell>
          <table:table-cell office:value-type="float" office:value="0.00166600000000017" calcext:value-type="float">
            <text:p>0.001666</text:p>
          </table:table-cell>
          <table:table-cell office:value-type="float" office:value="0.419583999999986" calcext:value-type="float">
            <text:p>0.419583999999986</text:p>
          </table:table-cell>
          <table:table-cell office:value-type="float" office:value="7.09228229522705" calcext:value-type="float">
            <text:p>7.09228229522705</text:p>
          </table:table-cell>
          <table:table-cell office:value-type="float" office:value="21.085289" calcext:value-type="float">
            <text:p>21.085289</text:p>
          </table:table-cell>
          <table:table-cell office:value-type="float" office:value="0.000517999999999574" calcext:value-type="float">
            <text:p>0.000518</text:p>
          </table:table-cell>
          <table:table-cell office:value-type="float" office:value="26.318435" calcext:value-type="float">
            <text:p>26.318435</text:p>
          </table:table-cell>
          <table:table-cell office:value-type="float" office:value="1.17042099999998" calcext:value-type="float">
            <text:p>1.17042099999998</text:p>
          </table:table-cell>
          <table:table-cell office:value-type="float" office:value="0.0262250000000108" calcext:value-type="float">
            <text:p>0.026225000000011</text:p>
          </table:table-cell>
          <table:table-cell office:value-type="float" office:value="0.0777409999999463" calcext:value-type="float">
            <text:p>0.077740999999946</text:p>
          </table:table-cell>
          <table:table-cell office:value-type="float" office:value="0.0273930000000178" calcext:value-type="float">
            <text:p>0.02739300000001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563999999949" calcext:value-type="float">
            <text:p>0.115563999999949</text:p>
          </table:table-cell>
          <table:table-cell office:value-type="float" office:value="0.00164399999999887" calcext:value-type="float">
            <text:p>0.001643999999999</text:p>
          </table:table-cell>
          <table:table-cell office:value-type="float" office:value="0.22669099999996" calcext:value-type="float">
            <text:p>0.22669099999996</text:p>
          </table:table-cell>
          <table:table-cell office:value-type="float" office:value="3.15563702583313" calcext:value-type="float">
            <text:p>3.15563702583313</text:p>
          </table:table-cell>
          <table:table-cell office:value-type="float" office:value="4.96650500000004" calcext:value-type="float">
            <text:p>4.96650500000004</text:p>
          </table:table-cell>
          <table:table-cell office:value-type="float" office:value="0.000484000000028573" calcext:value-type="float">
            <text:p>0.000484000000029</text:p>
          </table:table-cell>
          <table:table-cell office:value-type="float" office:value="9.08636800000005" calcext:value-type="float">
            <text:p>9.08636800000005</text:p>
          </table:table-cell>
          <table:table-cell office:value-type="float" office:value="0.548215000000027" calcext:value-type="float">
            <text:p>0.548215000000027</text:p>
          </table:table-cell>
          <table:table-cell office:value-type="float" office:value="0.019143999999983" calcext:value-type="float">
            <text:p>0.019143999999983</text:p>
          </table:table-cell>
          <table:table-cell office:value-type="float" office:value="0.0463250000000244" calcext:value-type="float">
            <text:p>0.046325000000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394999999997" calcext:value-type="float">
            <text:p>0.119394999999997</text:p>
          </table:table-cell>
          <table:table-cell office:value-type="float" office:value="0.00165500000002794" calcext:value-type="float">
            <text:p>0.001655000000028</text:p>
          </table:table-cell>
          <table:table-cell office:value-type="float" office:value="0.330388000000028" calcext:value-type="float">
            <text:p>0.330388000000028</text:p>
          </table:table-cell>
          <table:table-cell office:value-type="float" office:value="4.73510670661926" calcext:value-type="float">
            <text:p>4.73510670661926</text:p>
          </table:table-cell>
          <table:table-cell office:value-type="float" office:value="10.495285" calcext:value-type="float">
            <text:p>10.495285</text:p>
          </table:table-cell>
          <table:table-cell office:value-type="float" office:value="0.000494000000003325" calcext:value-type="float">
            <text:p>0.000494000000003</text:p>
          </table:table-cell>
          <table:table-cell office:value-type="float" office:value="13.464817" calcext:value-type="float">
            <text:p>13.464817</text:p>
          </table:table-cell>
          <table:table-cell office:value-type="float" office:value="0.686949000000027" calcext:value-type="float">
            <text:p>0.686949000000027</text:p>
          </table:table-cell>
          <table:table-cell office:value-type="float" office:value="0.0225979999999595" calcext:value-type="float">
            <text:p>0.02259799999996</text:p>
          </table:table-cell>
          <table:table-cell office:value-type="float" office:value="0.0695249999999419" calcext:value-type="float">
            <text:p>0.069524999999942</text:p>
          </table:table-cell>
          <table:table-cell office:value-type="float" office:value="0.0204600000000141" calcext:value-type="float">
            <text:p>0.02046000000001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893000000014" calcext:value-type="float">
            <text:p>0.118893000000014</text:p>
          </table:table-cell>
          <table:table-cell office:value-type="float" office:value="0.00164799999998877" calcext:value-type="float">
            <text:p>0.001647999999989</text:p>
          </table:table-cell>
          <table:table-cell office:value-type="float" office:value="0.370378999999957" calcext:value-type="float">
            <text:p>0.370378999999957</text:p>
          </table:table-cell>
          <table:table-cell office:value-type="float" office:value="6.01974964141846" calcext:value-type="float">
            <text:p>6.01974964141846</text:p>
          </table:table-cell>
          <table:table-cell office:value-type="float" office:value="14.124924" calcext:value-type="float">
            <text:p>14.124924</text:p>
          </table:table-cell>
          <table:table-cell office:value-type="float" office:value="0.000508000000024822" calcext:value-type="float">
            <text:p>0.000508000000025</text:p>
          </table:table-cell>
          <table:table-cell office:value-type="float" office:value="19.133172" calcext:value-type="float">
            <text:p>19.133172</text:p>
          </table:table-cell>
          <table:table-cell office:value-type="float" office:value="0.821123999999998" calcext:value-type="float">
            <text:p>0.821123999999998</text:p>
          </table:table-cell>
          <table:table-cell office:value-type="float" office:value="0.0240619999999581" calcext:value-type="float">
            <text:p>0.024061999999958</text:p>
          </table:table-cell>
          <table:table-cell office:value-type="float" office:value="0.0673199999999383" calcext:value-type="float">
            <text:p>0.067319999999938</text:p>
          </table:table-cell>
          <table:table-cell office:value-type="float" office:value="0.0239480000000185" calcext:value-type="float">
            <text:p>0.02394800000001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920299999997" calcext:value-type="float">
            <text:p>0.11920299999997</text:p>
          </table:table-cell>
          <table:table-cell office:value-type="float" office:value="0.00165900000001784" calcext:value-type="float">
            <text:p>0.001659000000018</text:p>
          </table:table-cell>
          <table:table-cell office:value-type="float" office:value="0.418630000000007" calcext:value-type="float">
            <text:p>0.418630000000007</text:p>
          </table:table-cell>
          <table:table-cell office:value-type="float" office:value="7.51022076606751" calcext:value-type="float">
            <text:p>7.51022076606751</text:p>
          </table:table-cell>
          <table:table-cell office:value-type="float" office:value="21.091882" calcext:value-type="float">
            <text:p>21.091882</text:p>
          </table:table-cell>
          <table:table-cell office:value-type="float" office:value="0.000509999999962929" calcext:value-type="float">
            <text:p>0.000509999999963</text:p>
          </table:table-cell>
          <table:table-cell office:value-type="float" office:value="26.1850880000001" calcext:value-type="float">
            <text:p>26.1850880000001</text:p>
          </table:table-cell>
          <table:table-cell office:value-type="float" office:value="1.19083799999999" calcext:value-type="float">
            <text:p>1.19083799999999</text:p>
          </table:table-cell>
          <table:table-cell office:value-type="float" office:value="0.0264459999999644" calcext:value-type="float">
            <text:p>0.026445999999964</text:p>
          </table:table-cell>
          <table:table-cell office:value-type="float" office:value="0.0765460000000076" calcext:value-type="float">
            <text:p>0.076546000000008</text:p>
          </table:table-cell>
          <table:table-cell office:value-type="float" office:value="0.0271569999999883" calcext:value-type="float">
            <text:p>0.02715699999998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474000000039" calcext:value-type="float">
            <text:p>0.116474000000039</text:p>
          </table:table-cell>
          <table:table-cell office:value-type="float" office:value="0.00168399999995472" calcext:value-type="float">
            <text:p>0.001683999999955</text:p>
          </table:table-cell>
          <table:table-cell office:value-type="float" office:value="0.227236000000062" calcext:value-type="float">
            <text:p>0.227236000000062</text:p>
          </table:table-cell>
          <table:table-cell office:value-type="float" office:value="3.1795494556427" calcext:value-type="float">
            <text:p>3.1795494556427</text:p>
          </table:table-cell>
          <table:table-cell office:value-type="float" office:value="5.13312299999996" calcext:value-type="float">
            <text:p>5.13312299999996</text:p>
          </table:table-cell>
          <table:table-cell office:value-type="float" office:value="0.000484000000028573" calcext:value-type="float">
            <text:p>0.000484000000029</text:p>
          </table:table-cell>
          <table:table-cell office:value-type="float" office:value="9.1216300000001" calcext:value-type="float">
            <text:p>9.1216300000001</text:p>
          </table:table-cell>
          <table:table-cell office:value-type="float" office:value="0.471259999999916" calcext:value-type="float">
            <text:p>0.471259999999916</text:p>
          </table:table-cell>
          <table:table-cell office:value-type="float" office:value="0.0190089999999827" calcext:value-type="float">
            <text:p>0.019008999999983</text:p>
          </table:table-cell>
          <table:table-cell office:value-type="float" office:value="0.0468989999999394" calcext:value-type="float">
            <text:p>0.0468989999999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960000000016" calcext:value-type="float">
            <text:p>0.118960000000016</text:p>
          </table:table-cell>
          <table:table-cell office:value-type="float" office:value="0.00165600000002542" calcext:value-type="float">
            <text:p>0.001656000000025</text:p>
          </table:table-cell>
          <table:table-cell office:value-type="float" office:value="0.330189000000018" calcext:value-type="float">
            <text:p>0.330189000000018</text:p>
          </table:table-cell>
          <table:table-cell office:value-type="float" office:value="4.73116254806519" calcext:value-type="float">
            <text:p>4.73116254806519</text:p>
          </table:table-cell>
          <table:table-cell office:value-type="float" office:value="10.513911" calcext:value-type="float">
            <text:p>10.513911</text:p>
          </table:table-cell>
          <table:table-cell office:value-type="float" office:value="0.00049300000000585" calcext:value-type="float">
            <text:p>0.000493000000006</text:p>
          </table:table-cell>
          <table:table-cell office:value-type="float" office:value="13.5781079999999" calcext:value-type="float">
            <text:p>13.5781079999999</text:p>
          </table:table-cell>
          <table:table-cell office:value-type="float" office:value="0.680207999999993" calcext:value-type="float">
            <text:p>0.680207999999993</text:p>
          </table:table-cell>
          <table:table-cell office:value-type="float" office:value="0.022544000000039" calcext:value-type="float">
            <text:p>0.022544000000039</text:p>
          </table:table-cell>
          <table:table-cell office:value-type="float" office:value="0.0698540000000776" calcext:value-type="float">
            <text:p>0.069854000000078</text:p>
          </table:table-cell>
          <table:table-cell office:value-type="float" office:value="0.0204559999999674" calcext:value-type="float">
            <text:p>0.0204559999999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056000000001" calcext:value-type="float">
            <text:p>0.119056000000001</text:p>
          </table:table-cell>
          <table:table-cell office:value-type="float" office:value="0.00166000000001532" calcext:value-type="float">
            <text:p>0.001660000000015</text:p>
          </table:table-cell>
          <table:table-cell office:value-type="float" office:value="0.37360000000001" calcext:value-type="float">
            <text:p>0.37360000000001</text:p>
          </table:table-cell>
          <table:table-cell office:value-type="float" office:value="5.93938422203064" calcext:value-type="float">
            <text:p>5.93938422203064</text:p>
          </table:table-cell>
          <table:table-cell office:value-type="float" office:value="13.947864" calcext:value-type="float">
            <text:p>13.947864</text:p>
          </table:table-cell>
          <table:table-cell office:value-type="float" office:value="0.00051199999995788" calcext:value-type="float">
            <text:p>0.000511999999958</text:p>
          </table:table-cell>
          <table:table-cell office:value-type="float" office:value="19.145071" calcext:value-type="float">
            <text:p>19.145071</text:p>
          </table:table-cell>
          <table:table-cell office:value-type="float" office:value="0.824998999999934" calcext:value-type="float">
            <text:p>0.824998999999934</text:p>
          </table:table-cell>
          <table:table-cell office:value-type="float" office:value="0.0241240000000289" calcext:value-type="float">
            <text:p>0.024124000000029</text:p>
          </table:table-cell>
          <table:table-cell office:value-type="float" office:value="0.0673830000000635" calcext:value-type="float">
            <text:p>0.067383000000064</text:p>
          </table:table-cell>
          <table:table-cell office:value-type="float" office:value="0.0240269999999327" calcext:value-type="float">
            <text:p>0.02402699999993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769000000043" calcext:value-type="float">
            <text:p>0.118769000000043</text:p>
          </table:table-cell>
          <table:table-cell office:value-type="float" office:value="0.00164200000006076" calcext:value-type="float">
            <text:p>0.001642000000061</text:p>
          </table:table-cell>
          <table:table-cell office:value-type="float" office:value="0.414916000000062" calcext:value-type="float">
            <text:p>0.414916000000062</text:p>
          </table:table-cell>
          <table:table-cell office:value-type="float" office:value="7.5405547618866" calcext:value-type="float">
            <text:p>7.5405547618866</text:p>
          </table:table-cell>
          <table:table-cell office:value-type="float" office:value="21.131367" calcext:value-type="float">
            <text:p>21.131367</text:p>
          </table:table-cell>
          <table:table-cell office:value-type="float" office:value="0.00050700000008419" calcext:value-type="float">
            <text:p>0.000507000000084</text:p>
          </table:table-cell>
          <table:table-cell office:value-type="float" office:value="26.423458" calcext:value-type="float">
            <text:p>26.423458</text:p>
          </table:table-cell>
          <table:table-cell office:value-type="float" office:value="1.09593200000006" calcext:value-type="float">
            <text:p>1.09593200000006</text:p>
          </table:table-cell>
          <table:table-cell office:value-type="float" office:value="0.0264019999999618" calcext:value-type="float">
            <text:p>0.026401999999962</text:p>
          </table:table-cell>
          <table:table-cell office:value-type="float" office:value="0.0762840000001006" calcext:value-type="float">
            <text:p>0.076284000000101</text:p>
          </table:table-cell>
          <table:table-cell office:value-type="float" office:value="0.0276869999999008" calcext:value-type="float">
            <text:p>0.0276869999999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0];[.C24];[.C28];[.C32];[.C36];[.C40])" office:value-type="float" office:value="0.12777899999999" calcext:value-type="float">
            <text:p>0.12777899999999</text:p>
          </table:table-cell>
          <table:table-cell table:style-name="ce3" table:formula="of:=AVERAGE([.D20];[.D24];[.D28];[.D32];[.D36];[.D40])" office:value-type="float" office:value="0.00168300000001409" calcext:value-type="float">
            <text:p>0.001683000000014</text:p>
          </table:table-cell>
          <table:table-cell table:style-name="ce3" table:formula="of:=AVERAGE([.E20];[.E24];[.E28];[.E32];[.E36];[.E40])" office:value-type="float" office:value="0.227284666666667" calcext:value-type="float">
            <text:p>0.227284666666667</text:p>
          </table:table-cell>
          <table:table-cell table:style-name="ce3" table:formula="of:=AVERAGE([.F20];[.F24];[.F28];[.F32];[.F36];[.F40])" office:value-type="float" office:value="3.13169268767039" calcext:value-type="float">
            <text:p>3.13169268767039</text:p>
          </table:table-cell>
          <table:table-cell table:style-name="ce3" table:formula="of:=AVERAGE([.G20];[.G24];[.G28];[.G32];[.G36];[.G40])" office:value-type="float" office:value="5.026746" calcext:value-type="float">
            <text:p>5.026746</text:p>
          </table:table-cell>
          <table:table-cell table:style-name="ce3" table:formula="of:=AVERAGE([.H20];[.H24];[.H28];[.H32];[.H36];[.H40])" office:value-type="float" office:value="0.000501333333360776" calcext:value-type="float">
            <text:p>0.000501333333361</text:p>
          </table:table-cell>
          <table:table-cell table:style-name="ce3" table:formula="of:=AVERAGE([.I20];[.I24];[.I28];[.I32];[.I36];[.I40])" office:value-type="float" office:value="9.0694776666667" calcext:value-type="float">
            <text:p>9.0694776666667</text:p>
          </table:table-cell>
          <table:table-cell table:style-name="ce3" table:formula="of:=AVERAGE([.J20];[.J24];[.J28];[.J32];[.J36];[.J40])" office:value-type="float" office:value="0.511059333333317" calcext:value-type="float">
            <text:p>0.511059333333317</text:p>
          </table:table-cell>
          <table:table-cell table:style-name="ce3" table:formula="of:=AVERAGE([.K20];[.K24];[.K28];[.K32];[.K36];[.K40])" office:value-type="float" office:value="0.0189601666666543" calcext:value-type="float">
            <text:p>0.018960166666654</text:p>
          </table:table-cell>
          <table:table-cell table:style-name="ce3" table:formula="of:=AVERAGE([.L20];[.L24];[.L28];[.L32];[.L36];[.L40])" office:value-type="float" office:value="0.0467200000000029" calcext:value-type="float">
            <text:p>0.046720000000003</text:p>
          </table:table-cell>
          <table:table-cell table:style-name="ce3" table:formula="of:=AVERAGE([.M20];[.M24];[.M28];[.M32];[.M36];[.M40])" office:value-type="float" office:value="0" calcext:value-type="float">
            <text:p>0</text:p>
          </table:table-cell>
          <table:table-cell table:style-name="ce3" table:formula="of:=AVERAGE([.N20];[.N24];[.N28];[.N32];[.N36];[.N40])" office:value-type="float" office:value="0" calcext:value-type="float">
            <text:p>0</text:p>
          </table:table-cell>
          <table:table-cell table:style-name="ce4" table:formula="of:=SUM([.C44:.N44])" office:value-type="float" office:value="18.1619038543371" calcext:value-type="float">
            <text:p>18.161903854337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1];[.C25];[.C29];[.C33];[.C37];[.C41])" office:value-type="float" office:value="0.11977983333334" calcext:value-type="float">
            <text:p>0.11977983333334</text:p>
          </table:table-cell>
          <table:table-cell table:style-name="ce3" table:formula="of:=AVERAGE([.D21];[.D25];[.D29];[.D33];[.D37];[.D41])" office:value-type="float" office:value="0.00167683333334878" calcext:value-type="float">
            <text:p>0.001676833333349</text:p>
          </table:table-cell>
          <table:table-cell table:style-name="ce3" table:formula="of:=AVERAGE([.E21];[.E25];[.E29];[.E33];[.E37];[.E41])" office:value-type="float" office:value="0.331361500000019" calcext:value-type="float">
            <text:p>0.331361500000019</text:p>
          </table:table-cell>
          <table:table-cell table:style-name="ce3" table:formula="of:=AVERAGE([.F21];[.F25];[.F29];[.F33];[.F37];[.F41])" office:value-type="float" office:value="4.71777065594991" calcext:value-type="float">
            <text:p>4.71777065594991</text:p>
          </table:table-cell>
          <table:table-cell table:style-name="ce3" table:formula="of:=AVERAGE([.G21];[.G25];[.G29];[.G33];[.G37];[.G41])" office:value-type="float" office:value="10.5218611666667" calcext:value-type="float">
            <text:p>10.5218611666667</text:p>
          </table:table-cell>
          <table:table-cell table:style-name="ce3" table:formula="of:=AVERAGE([.H21];[.H25];[.H29];[.H33];[.H37];[.H41])" office:value-type="float" office:value="0.000508833333308682" calcext:value-type="float">
            <text:p>0.000508833333309</text:p>
          </table:table-cell>
          <table:table-cell table:style-name="ce3" table:formula="of:=AVERAGE([.I21];[.I25];[.I29];[.I33];[.I37];[.I41])" office:value-type="float" office:value="13.474334" calcext:value-type="float">
            <text:p>13.474334</text:p>
          </table:table-cell>
          <table:table-cell table:style-name="ce3" table:formula="of:=AVERAGE([.J21];[.J25];[.J29];[.J33];[.J37];[.J41])" office:value-type="float" office:value="0.697006666666672" calcext:value-type="float">
            <text:p>0.697006666666672</text:p>
          </table:table-cell>
          <table:table-cell table:style-name="ce3" table:formula="of:=AVERAGE([.K21];[.K25];[.K29];[.K33];[.K37];[.K41])" office:value-type="float" office:value="0.0226133333333109" calcext:value-type="float">
            <text:p>0.022613333333311</text:p>
          </table:table-cell>
          <table:table-cell table:style-name="ce3" table:formula="of:=AVERAGE([.L21];[.L25];[.L29];[.L33];[.L37];[.L41])" office:value-type="float" office:value="0.0704494999999762" calcext:value-type="float">
            <text:p>0.070449499999976</text:p>
          </table:table-cell>
          <table:table-cell table:style-name="ce3" table:formula="of:=AVERAGE([.M21];[.M25];[.M29];[.M33];[.M37];[.M41])" office:value-type="float" office:value="0.0204936666666811" calcext:value-type="float">
            <text:p>0.020493666666681</text:p>
          </table:table-cell>
          <table:table-cell table:style-name="ce3" table:formula="of:=AVERAGE([.N21];[.N25];[.N29];[.N33];[.N37];[.N41])" office:value-type="float" office:value="0" calcext:value-type="float">
            <text:p>0</text:p>
          </table:table-cell>
          <table:table-cell table:style-name="ce4" table:formula="of:=SUM([.C45:.N45])" office:value-type="float" office:value="29.9778559892832" calcext:value-type="float">
            <text:p>29.9778559892832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2];[.C26];[.C30];[.C34];[.C38];[.C42])" office:value-type="float" office:value="0.119779500000002" calcext:value-type="float">
            <text:p>0.119779500000002</text:p>
          </table:table-cell>
          <table:table-cell table:style-name="ce3" table:formula="of:=AVERAGE([.D22];[.D26];[.D30];[.D34];[.D38];[.D42])" office:value-type="float" office:value="0.0016766666666778" calcext:value-type="float">
            <text:p>0.001676666666678</text:p>
          </table:table-cell>
          <table:table-cell table:style-name="ce3" table:formula="of:=AVERAGE([.E22];[.E26];[.E30];[.E34];[.E38];[.E42])" office:value-type="float" office:value="0.373427499999991" calcext:value-type="float">
            <text:p>0.373427499999991</text:p>
          </table:table-cell>
          <table:table-cell table:style-name="ce3" table:formula="of:=AVERAGE([.F22];[.F26];[.F30];[.F34];[.F38];[.F42])" office:value-type="float" office:value="5.94755331675212" calcext:value-type="float">
            <text:p>5.94755331675212</text:p>
          </table:table-cell>
          <table:table-cell table:style-name="ce3" table:formula="of:=AVERAGE([.G22];[.G26];[.G30];[.G34];[.G38];[.G42])" office:value-type="float" office:value="14.0933563333333" calcext:value-type="float">
            <text:p>14.0933563333333</text:p>
          </table:table-cell>
          <table:table-cell table:style-name="ce3" table:formula="of:=AVERAGE([.H22];[.H26];[.H30];[.H34];[.H38];[.H42])" office:value-type="float" office:value="0.000508999999993876" calcext:value-type="float">
            <text:p>0.000508999999994</text:p>
          </table:table-cell>
          <table:table-cell table:style-name="ce3" table:formula="of:=AVERAGE([.I22];[.I26];[.I30];[.I34];[.I38];[.I42])" office:value-type="float" office:value="19.113237" calcext:value-type="float">
            <text:p>19.113237</text:p>
          </table:table-cell>
          <table:table-cell table:style-name="ce3" table:formula="of:=AVERAGE([.J22];[.J26];[.J30];[.J34];[.J38];[.J42])" office:value-type="float" office:value="0.834818500000002" calcext:value-type="float">
            <text:p>0.834818500000002</text:p>
          </table:table-cell>
          <table:table-cell table:style-name="ce3" table:formula="of:=AVERAGE([.K22];[.K26];[.K30];[.K34];[.K38];[.K42])" office:value-type="float" office:value="0.024184666666675" calcext:value-type="float">
            <text:p>0.024184666666675</text:p>
          </table:table-cell>
          <table:table-cell table:style-name="ce3" table:formula="of:=AVERAGE([.L22];[.L26];[.L30];[.L34];[.L38];[.L42])" office:value-type="float" office:value="0.0679868333333218" calcext:value-type="float">
            <text:p>0.067986833333322</text:p>
          </table:table-cell>
          <table:table-cell table:style-name="ce3" table:formula="of:=AVERAGE([.M22];[.M26];[.M30];[.M34];[.M38];[.M42])" office:value-type="float" office:value="0.0241196666666686" calcext:value-type="float">
            <text:p>0.024119666666669</text:p>
          </table:table-cell>
          <table:table-cell table:style-name="ce3" table:formula="of:=AVERAGE([.N22];[.N26];[.N30];[.N34];[.N38];[.N42])" office:value-type="float" office:value="0" calcext:value-type="float">
            <text:p>0</text:p>
          </table:table-cell>
          <table:table-cell table:style-name="ce4" table:formula="of:=SUM([.C46:.N46])" office:value-type="float" office:value="40.6006489834188" calcext:value-type="float">
            <text:p>40.600648983418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3];[.C27];[.C31];[.C35];[.C39];[.C43])" office:value-type="float" office:value="0.119703666666661" calcext:value-type="float">
            <text:p>0.119703666666661</text:p>
          </table:table-cell>
          <table:table-cell table:style-name="ce3" table:formula="of:=AVERAGE([.D23];[.D27];[.D31];[.D35];[.D39];[.D43])" office:value-type="float" office:value="0.00167500000001534" calcext:value-type="float">
            <text:p>0.001675000000015</text:p>
          </table:table-cell>
          <table:table-cell table:style-name="ce3" table:formula="of:=AVERAGE([.E23];[.E27];[.E31];[.E35];[.E39];[.E43])" office:value-type="float" office:value="0.419286" calcext:value-type="float">
            <text:p>0.419286</text:p>
          </table:table-cell>
          <table:table-cell table:style-name="ce3" table:formula="of:=AVERAGE([.F23];[.F27];[.F31];[.F35];[.F39];[.F43])" office:value-type="float" office:value="7.4503143231074" calcext:value-type="float">
            <text:p>7.4503143231074</text:p>
          </table:table-cell>
          <table:table-cell table:style-name="ce3" table:formula="of:=AVERAGE([.G23];[.G27];[.G31];[.G35];[.G39];[.G43])" office:value-type="float" office:value="21.1463916666667" calcext:value-type="float">
            <text:p>21.1463916666667</text:p>
          </table:table-cell>
          <table:table-cell table:style-name="ce3" table:formula="of:=AVERAGE([.H23];[.H27];[.H31];[.H35];[.H39];[.H43])" office:value-type="float" office:value="0.000511666666691705" calcext:value-type="float">
            <text:p>0.000511666666692</text:p>
          </table:table-cell>
          <table:table-cell table:style-name="ce3" table:formula="of:=AVERAGE([.I23];[.I27];[.I31];[.I35];[.I39];[.I43])" office:value-type="float" office:value="26.214018" calcext:value-type="float">
            <text:p>26.214018</text:p>
          </table:table-cell>
          <table:table-cell table:style-name="ce3" table:formula="of:=AVERAGE([.J23];[.J27];[.J31];[.J35];[.J39];[.J43])" office:value-type="float" office:value="1.144758" calcext:value-type="float">
            <text:p>1.144758</text:p>
          </table:table-cell>
          <table:table-cell table:style-name="ce3" table:formula="of:=AVERAGE([.K23];[.K27];[.K31];[.K35];[.K39];[.K43])" office:value-type="float" office:value="0.0418136666666649" calcext:value-type="float">
            <text:p>0.041813666666665</text:p>
          </table:table-cell>
          <table:table-cell table:style-name="ce3" table:formula="of:=AVERAGE([.L23];[.L27];[.L31];[.L35];[.L39];[.L43])" office:value-type="float" office:value="0.0775670000000067" calcext:value-type="float">
            <text:p>0.077567000000007</text:p>
          </table:table-cell>
          <table:table-cell table:style-name="ce3" table:formula="of:=AVERAGE([.M23];[.M27];[.M31];[.M35];[.M39];[.M43])" office:value-type="float" office:value="0.0275581666666558" calcext:value-type="float">
            <text:p>0.027558166666656</text:p>
          </table:table-cell>
          <table:table-cell table:style-name="ce3" table:formula="of:=AVERAGE([.N23];[.N27];[.N31];[.N35];[.N39];[.N43])" office:value-type="float" office:value="0" calcext:value-type="float">
            <text:p>0</text:p>
          </table:table-cell>
          <table:table-cell table:style-name="ce4" table:formula="of:=SUM([.C47:.N47])" office:value-type="float" office:value="56.6435971564408" calcext:value-type="float">
            <text:p>56.6435971564408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44:.C47])" office:value-type="float" office:value="0.487041999999993" calcext:value-type="float">
            <text:p>0.487041999999993</text:p>
          </table:table-cell>
          <table:table-cell table:style-name="ce1" table:formula="of:=SUM([.D44:.D47])" office:value-type="float" office:value="0.00671150000005601" calcext:value-type="float">
            <text:p>0.006711500000056</text:p>
          </table:table-cell>
          <table:table-cell table:style-name="ce1" table:formula="of:=SUM([.E44:.E47])" office:value-type="float" office:value="1.35135966666668" calcext:value-type="float">
            <text:p>1.35135966666668</text:p>
          </table:table-cell>
          <table:table-cell table:style-name="ce1" table:formula="of:=SUM([.F44:.F47])" office:value-type="float" office:value="21.2473309834798" calcext:value-type="float">
            <text:p>21.2473309834798</text:p>
          </table:table-cell>
          <table:table-cell table:style-name="ce1" table:formula="of:=SUM([.G44:.G47])" office:value-type="float" office:value="50.7883551666667" calcext:value-type="float">
            <text:p>50.7883551666667</text:p>
          </table:table-cell>
          <table:table-cell table:style-name="ce1" table:formula="of:=SUM([.H44:.H47])" office:value-type="float" office:value="0.00203083333335504" calcext:value-type="float">
            <text:p>0.002030833333355</text:p>
          </table:table-cell>
          <table:table-cell table:style-name="ce1" table:formula="of:=SUM([.I44:.I47])" office:value-type="float" office:value="67.8710666666667" calcext:value-type="float">
            <text:p>67.8710666666667</text:p>
          </table:table-cell>
          <table:table-cell table:style-name="ce1" table:formula="of:=SUM([.J44:.J47])" office:value-type="float" office:value="3.18764249999999" calcext:value-type="float">
            <text:p>3.18764249999999</text:p>
          </table:table-cell>
          <table:table-cell table:style-name="ce1" table:formula="of:=SUM([.K44:.K47])" office:value-type="float" office:value="0.107571833333305" calcext:value-type="float">
            <text:p>0.107571833333305</text:p>
          </table:table-cell>
          <table:table-cell table:style-name="ce1" table:formula="of:=SUM([.L44:.L47])" office:value-type="float" office:value="0.262723333333308" calcext:value-type="float">
            <text:p>0.262723333333308</text:p>
          </table:table-cell>
          <table:table-cell table:style-name="ce1" table:formula="of:=SUM([.M44:.M47])" office:value-type="float" office:value="0.0721715000000055" calcext:value-type="float">
            <text:p>0.072171500000006</text:p>
          </table:table-cell>
          <table:table-cell table:style-name="ce1" table:formula="of:=SUM([.N44:.N47])" office:value-type="float" office:value="0" calcext:value-type="float">
            <text:p>0</text:p>
          </table:table-cell>
          <table:table-cell table:style-name="ce1" table:formula="of:=SUM([.C48:.N48])" office:value-type="float" office:value="145.38400598348" calcext:value-type="float">
            <text:p>145.3840059834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7924000000016" calcext:value-type="float">
            <text:p>0.117924000000016</text:p>
          </table:table-cell>
          <table:table-cell office:value-type="float" office:value="0.00167199999998502" calcext:value-type="float">
            <text:p>0.001671999999985</text:p>
          </table:table-cell>
          <table:table-cell office:value-type="float" office:value="0.227147000000059" calcext:value-type="float">
            <text:p>0.227147000000059</text:p>
          </table:table-cell>
          <table:table-cell office:value-type="float" office:value="3.08088397979736" calcext:value-type="float">
            <text:p>3.08088397979736</text:p>
          </table:table-cell>
          <table:table-cell office:value-type="float" office:value="4.995587" calcext:value-type="float">
            <text:p>4.995587</text:p>
          </table:table-cell>
          <table:table-cell office:value-type="float" office:value="0.000505999999973028" calcext:value-type="float">
            <text:p>0.000505999999973</text:p>
          </table:table-cell>
          <table:table-cell office:value-type="float" office:value="9.05069200000014" calcext:value-type="float">
            <text:p>9.05069200000014</text:p>
          </table:table-cell>
          <table:table-cell office:value-type="float" office:value="0.467041999999992" calcext:value-type="float">
            <text:p>0.467041999999992</text:p>
          </table:table-cell>
          <table:table-cell office:value-type="float" office:value="0.0189840000000459" calcext:value-type="float">
            <text:p>0.018984000000046</text:p>
          </table:table-cell>
          <table:table-cell office:value-type="float" office:value="0.0668630000000121" calcext:value-type="float">
            <text:p>0.066863000000012</text:p>
          </table:table-cell>
          <table:table-cell office:value-type="float" office:value="0" calcext:value-type="float">
            <text:p>0</text:p>
          </table:table-cell>
          <table:table-cell office:value-type="float" office:value="0.00783400000000256" calcext:value-type="float">
            <text:p>0.00783400000000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0743999999831" calcext:value-type="float">
            <text:p>0.120743999999831</text:p>
          </table:table-cell>
          <table:table-cell office:value-type="float" office:value="0.00171199999999772" calcext:value-type="float">
            <text:p>0.001711999999998</text:p>
          </table:table-cell>
          <table:table-cell office:value-type="float" office:value="0.237214999999878" calcext:value-type="float">
            <text:p>0.237214999999878</text:p>
          </table:table-cell>
          <table:table-cell office:value-type="float" office:value="3.16339898109436" calcext:value-type="float">
            <text:p>3.16339898109436</text:p>
          </table:table-cell>
          <table:table-cell office:value-type="float" office:value="5.10873300000003" calcext:value-type="float">
            <text:p>5.10873300000003</text:p>
          </table:table-cell>
          <table:table-cell office:value-type="float" office:value="0.000438999999914813" calcext:value-type="float">
            <text:p>0.000438999999915</text:p>
          </table:table-cell>
          <table:table-cell office:value-type="float" office:value="9.29974300000004" calcext:value-type="float">
            <text:p>9.29974300000004</text:p>
          </table:table-cell>
          <table:table-cell office:value-type="float" office:value="0.439759999999978" calcext:value-type="float">
            <text:p>0.439759999999978</text:p>
          </table:table-cell>
          <table:table-cell office:value-type="float" office:value="0.0192270000000008" calcext:value-type="float">
            <text:p>0.019227000000001</text:p>
          </table:table-cell>
          <table:table-cell office:value-type="float" office:value="0.0715720000000601" calcext:value-type="float">
            <text:p>0.07157200000006</text:p>
          </table:table-cell>
          <table:table-cell office:value-type="float" office:value="0" calcext:value-type="float">
            <text:p>0</text:p>
          </table:table-cell>
          <table:table-cell office:value-type="float" office:value="0.0150129999999535" calcext:value-type="float">
            <text:p>0.015012999999954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1165000000019" calcext:value-type="float">
            <text:p>0.121165000000019</text:p>
          </table:table-cell>
          <table:table-cell office:value-type="float" office:value="0.00169599999981074" calcext:value-type="float">
            <text:p>0.001695999999811</text:p>
          </table:table-cell>
          <table:table-cell office:value-type="float" office:value="0.240620999999919" calcext:value-type="float">
            <text:p>0.240620999999919</text:p>
          </table:table-cell>
          <table:table-cell office:value-type="float" office:value="3.2738995552063" calcext:value-type="float">
            <text:p>3.2738995552063</text:p>
          </table:table-cell>
          <table:table-cell office:value-type="float" office:value="4.750855" calcext:value-type="float">
            <text:p>4.750855</text:p>
          </table:table-cell>
          <table:table-cell office:value-type="float" office:value="0.000488000000132161" calcext:value-type="float">
            <text:p>0.000488000000132</text:p>
          </table:table-cell>
          <table:table-cell office:value-type="float" office:value="6.6056880000001" calcext:value-type="float">
            <text:p>6.6056880000001</text:p>
          </table:table-cell>
          <table:table-cell office:value-type="float" office:value="0.449194999999918" calcext:value-type="float">
            <text:p>0.449194999999918</text:p>
          </table:table-cell>
          <table:table-cell office:value-type="float" office:value="0.0197249999998803" calcext:value-type="float">
            <text:p>0.01972499999988</text:p>
          </table:table-cell>
          <table:table-cell office:value-type="float" office:value="0.0684960000000956" calcext:value-type="float">
            <text:p>0.068496000000096</text:p>
          </table:table-cell>
          <table:table-cell office:value-type="float" office:value="0" calcext:value-type="float">
            <text:p>0</text:p>
          </table:table-cell>
          <table:table-cell office:value-type="float" office:value="0.0209279999999126" calcext:value-type="float">
            <text:p>0.02092799999991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548000000099" calcext:value-type="float">
            <text:p>0.120548000000099</text:p>
          </table:table-cell>
          <table:table-cell office:value-type="float" office:value="0.00170200000002296" calcext:value-type="float">
            <text:p>0.001702000000023</text:p>
          </table:table-cell>
          <table:table-cell office:value-type="float" office:value="0.229855000000043" calcext:value-type="float">
            <text:p>0.229855000000043</text:p>
          </table:table-cell>
          <table:table-cell office:value-type="float" office:value="3.40692615509033" calcext:value-type="float">
            <text:p>3.40692615509033</text:p>
          </table:table-cell>
          <table:table-cell office:value-type="float" office:value="6.10037000000011" calcext:value-type="float">
            <text:p>6.10037000000011</text:p>
          </table:table-cell>
          <table:table-cell office:value-type="float" office:value="0.000506999999970503" calcext:value-type="float">
            <text:p>0.000506999999971</text:p>
          </table:table-cell>
          <table:table-cell office:value-type="float" office:value="7.11444699999993" calcext:value-type="float">
            <text:p>7.11444699999993</text:p>
          </table:table-cell>
          <table:table-cell office:value-type="float" office:value="0.487409000000071" calcext:value-type="float">
            <text:p>0.487409000000071</text:p>
          </table:table-cell>
          <table:table-cell office:value-type="float" office:value="0.0190930000001117" calcext:value-type="float">
            <text:p>0.019093000000112</text:p>
          </table:table-cell>
          <table:table-cell office:value-type="float" office:value="0.0653600000000552" calcext:value-type="float">
            <text:p>0.065360000000055</text:p>
          </table:table-cell>
          <table:table-cell office:value-type="float" office:value="0" calcext:value-type="float">
            <text:p>0</text:p>
          </table:table-cell>
          <table:table-cell office:value-type="float" office:value="0.0266870000000381" calcext:value-type="float">
            <text:p>0.026687000000038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022000000134" calcext:value-type="float">
            <text:p>0.117022000000134</text:p>
          </table:table-cell>
          <table:table-cell office:value-type="float" office:value="0.00170699999989665" calcext:value-type="float">
            <text:p>0.001706999999897</text:p>
          </table:table-cell>
          <table:table-cell office:value-type="float" office:value="0.228315000000066" calcext:value-type="float">
            <text:p>0.228315000000066</text:p>
          </table:table-cell>
          <table:table-cell office:value-type="float" office:value="3.08994483947754" calcext:value-type="float">
            <text:p>3.08994483947754</text:p>
          </table:table-cell>
          <table:table-cell office:value-type="float" office:value="5.02982599999996" calcext:value-type="float">
            <text:p>5.02982599999996</text:p>
          </table:table-cell>
          <table:table-cell office:value-type="float" office:value="0.000514999999950305" calcext:value-type="float">
            <text:p>0.00051499999995</text:p>
          </table:table-cell>
          <table:table-cell office:value-type="float" office:value="9.01928900000007" calcext:value-type="float">
            <text:p>9.01928900000007</text:p>
          </table:table-cell>
          <table:table-cell office:value-type="float" office:value="0.472218000000112" calcext:value-type="float">
            <text:p>0.472218000000112</text:p>
          </table:table-cell>
          <table:table-cell office:value-type="float" office:value="0.0195510000000922" calcext:value-type="float">
            <text:p>0.019551000000092</text:p>
          </table:table-cell>
          <table:table-cell office:value-type="float" office:value="0.0673350000001847" calcext:value-type="float">
            <text:p>0.067335000000185</text:p>
          </table:table-cell>
          <table:table-cell office:value-type="float" office:value="0" calcext:value-type="float">
            <text:p>0</text:p>
          </table:table-cell>
          <table:table-cell office:value-type="float" office:value="0.00789399999985108" calcext:value-type="float">
            <text:p>0.007893999999851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20177999999896" calcext:value-type="float">
            <text:p>0.120177999999896</text:p>
          </table:table-cell>
          <table:table-cell office:value-type="float" office:value="0.00171399999999267" calcext:value-type="float">
            <text:p>0.001713999999993</text:p>
          </table:table-cell>
          <table:table-cell office:value-type="float" office:value="0.23773499999993" calcext:value-type="float">
            <text:p>0.23773499999993</text:p>
          </table:table-cell>
          <table:table-cell office:value-type="float" office:value="3.30609321594238" calcext:value-type="float">
            <text:p>3.30609321594238</text:p>
          </table:table-cell>
          <table:table-cell office:value-type="float" office:value="5.06549999999993" calcext:value-type="float">
            <text:p>5.06549999999993</text:p>
          </table:table-cell>
          <table:table-cell office:value-type="float" office:value="0.000442999999904714" calcext:value-type="float">
            <text:p>0.000442999999905</text:p>
          </table:table-cell>
          <table:table-cell office:value-type="float" office:value="9.28441499999985" calcext:value-type="float">
            <text:p>9.28441499999985</text:p>
          </table:table-cell>
          <table:table-cell office:value-type="float" office:value="0.443082999999888" calcext:value-type="float">
            <text:p>0.443082999999888</text:p>
          </table:table-cell>
          <table:table-cell office:value-type="float" office:value="0.0195059999998648" calcext:value-type="float">
            <text:p>0.019505999999865</text:p>
          </table:table-cell>
          <table:table-cell office:value-type="float" office:value="0.0720410000001266" calcext:value-type="float">
            <text:p>0.072041000000127</text:p>
          </table:table-cell>
          <table:table-cell office:value-type="float" office:value="0" calcext:value-type="float">
            <text:p>0</text:p>
          </table:table-cell>
          <table:table-cell office:value-type="float" office:value="0.0152709999999843" calcext:value-type="float">
            <text:p>0.015270999999984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901999999887" calcext:value-type="float">
            <text:p>0.120901999999887</text:p>
          </table:table-cell>
          <table:table-cell office:value-type="float" office:value="0.00170100000013917" calcext:value-type="float">
            <text:p>0.001701000000139</text:p>
          </table:table-cell>
          <table:table-cell office:value-type="float" office:value="0.238544000000047" calcext:value-type="float">
            <text:p>0.238544000000047</text:p>
          </table:table-cell>
          <table:table-cell office:value-type="float" office:value="3.2576961517334" calcext:value-type="float">
            <text:p>3.2576961517334</text:p>
          </table:table-cell>
          <table:table-cell office:value-type="float" office:value="4.75432799999999" calcext:value-type="float">
            <text:p>4.75432799999999</text:p>
          </table:table-cell>
          <table:table-cell office:value-type="float" office:value="0.00049300000000585" calcext:value-type="float">
            <text:p>0.000493000000006</text:p>
          </table:table-cell>
          <table:table-cell office:value-type="float" office:value="6.61855800000012" calcext:value-type="float">
            <text:p>6.61855800000012</text:p>
          </table:table-cell>
          <table:table-cell office:value-type="float" office:value="0.44952400000011" calcext:value-type="float">
            <text:p>0.44952400000011</text:p>
          </table:table-cell>
          <table:table-cell office:value-type="float" office:value="0.0194899999999052" calcext:value-type="float">
            <text:p>0.019489999999905</text:p>
          </table:table-cell>
          <table:table-cell office:value-type="float" office:value="0.0681770000001052" calcext:value-type="float">
            <text:p>0.068177000000105</text:p>
          </table:table-cell>
          <table:table-cell office:value-type="float" office:value="0" calcext:value-type="float">
            <text:p>0</text:p>
          </table:table-cell>
          <table:table-cell office:value-type="float" office:value="0.0213369999999031" calcext:value-type="float">
            <text:p>0.021336999999903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362999999998" calcext:value-type="float">
            <text:p>0.120362999999998</text:p>
          </table:table-cell>
          <table:table-cell office:value-type="float" office:value="0.00169500000015432" calcext:value-type="float">
            <text:p>0.001695000000154</text:p>
          </table:table-cell>
          <table:table-cell office:value-type="float" office:value="0.230207999999948" calcext:value-type="float">
            <text:p>0.230207999999948</text:p>
          </table:table-cell>
          <table:table-cell office:value-type="float" office:value="3.44280505180359" calcext:value-type="float">
            <text:p>3.44280505180359</text:p>
          </table:table-cell>
          <table:table-cell office:value-type="float" office:value="6.10683200000017" calcext:value-type="float">
            <text:p>6.10683200000017</text:p>
          </table:table-cell>
          <table:table-cell office:value-type="float" office:value="0.000506999999970503" calcext:value-type="float">
            <text:p>0.000506999999971</text:p>
          </table:table-cell>
          <table:table-cell office:value-type="float" office:value="7.10495000000014" calcext:value-type="float">
            <text:p>7.10495000000014</text:p>
          </table:table-cell>
          <table:table-cell office:value-type="float" office:value="0.487691999999924" calcext:value-type="float">
            <text:p>0.487691999999924</text:p>
          </table:table-cell>
          <table:table-cell office:value-type="float" office:value="0.0191740000000209" calcext:value-type="float">
            <text:p>0.019174000000021</text:p>
          </table:table-cell>
          <table:table-cell office:value-type="float" office:value="0.065766000000167" calcext:value-type="float">
            <text:p>0.065766000000167</text:p>
          </table:table-cell>
          <table:table-cell office:value-type="float" office:value="0" calcext:value-type="float">
            <text:p>0</text:p>
          </table:table-cell>
          <table:table-cell office:value-type="float" office:value="0.0268949999999677" calcext:value-type="float">
            <text:p>0.02689499999996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643999999927" calcext:value-type="float">
            <text:p>0.117643999999927</text:p>
          </table:table-cell>
          <table:table-cell office:value-type="float" office:value="0.00171799999998257" calcext:value-type="float">
            <text:p>0.001717999999983</text:p>
          </table:table-cell>
          <table:table-cell office:value-type="float" office:value="0.228563000000122" calcext:value-type="float">
            <text:p>0.228563000000122</text:p>
          </table:table-cell>
          <table:table-cell office:value-type="float" office:value="3.14838981628418" calcext:value-type="float">
            <text:p>3.14838981628418</text:p>
          </table:table-cell>
          <table:table-cell office:value-type="float" office:value="5.03767400000015" calcext:value-type="float">
            <text:p>5.03767400000015</text:p>
          </table:table-cell>
          <table:table-cell office:value-type="float" office:value="0.000533000000132233" calcext:value-type="float">
            <text:p>0.000533000000132</text:p>
          </table:table-cell>
          <table:table-cell office:value-type="float" office:value="9.01889600000004" calcext:value-type="float">
            <text:p>9.01889600000004</text:p>
          </table:table-cell>
          <table:table-cell office:value-type="float" office:value="0.472344000000021" calcext:value-type="float">
            <text:p>0.472344000000021</text:p>
          </table:table-cell>
          <table:table-cell office:value-type="float" office:value="0.019514000000072" calcext:value-type="float">
            <text:p>0.019514000000072</text:p>
          </table:table-cell>
          <table:table-cell office:value-type="float" office:value="0.0669080000000122" calcext:value-type="float">
            <text:p>0.066908000000012</text:p>
          </table:table-cell>
          <table:table-cell office:value-type="float" office:value="0" calcext:value-type="float">
            <text:p>0</text:p>
          </table:table-cell>
          <table:table-cell office:value-type="float" office:value="0.00788499999998749" calcext:value-type="float">
            <text:p>0.007884999999987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063000000073" calcext:value-type="float">
            <text:p>0.120063000000073</text:p>
          </table:table-cell>
          <table:table-cell office:value-type="float" office:value="0.00170800000000781" calcext:value-type="float">
            <text:p>0.001708000000008</text:p>
          </table:table-cell>
          <table:table-cell office:value-type="float" office:value="0.23763699999995" calcext:value-type="float">
            <text:p>0.23763699999995</text:p>
          </table:table-cell>
          <table:table-cell office:value-type="float" office:value="3.26459646224976" calcext:value-type="float">
            <text:p>3.26459646224976</text:p>
          </table:table-cell>
          <table:table-cell office:value-type="float" office:value="5.08668000000012" calcext:value-type="float">
            <text:p>5.08668000000012</text:p>
          </table:table-cell>
          <table:table-cell office:value-type="float" office:value="0.000442999999904714" calcext:value-type="float">
            <text:p>0.000442999999905</text:p>
          </table:table-cell>
          <table:table-cell office:value-type="float" office:value="9.29465200000004" calcext:value-type="float">
            <text:p>9.29465200000004</text:p>
          </table:table-cell>
          <table:table-cell office:value-type="float" office:value="0.444512999999915" calcext:value-type="float">
            <text:p>0.444512999999915</text:p>
          </table:table-cell>
          <table:table-cell office:value-type="float" office:value="0.0193839999999454" calcext:value-type="float">
            <text:p>0.019383999999945</text:p>
          </table:table-cell>
          <table:table-cell office:value-type="float" office:value="0.0717399999998634" calcext:value-type="float">
            <text:p>0.071739999999863</text:p>
          </table:table-cell>
          <table:table-cell office:value-type="float" office:value="0" calcext:value-type="float">
            <text:p>0</text:p>
          </table:table-cell>
          <table:table-cell office:value-type="float" office:value="0.0151700000001256" calcext:value-type="float">
            <text:p>0.015170000000126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1421000000055" calcext:value-type="float">
            <text:p>0.121421000000055</text:p>
          </table:table-cell>
          <table:table-cell office:value-type="float" office:value="0.0017049999999017" calcext:value-type="float">
            <text:p>0.001704999999902</text:p>
          </table:table-cell>
          <table:table-cell office:value-type="float" office:value="0.238284000000021" calcext:value-type="float">
            <text:p>0.238284000000021</text:p>
          </table:table-cell>
          <table:table-cell office:value-type="float" office:value="3.28918480873108" calcext:value-type="float">
            <text:p>3.28918480873108</text:p>
          </table:table-cell>
          <table:table-cell office:value-type="float" office:value="4.78470800000014" calcext:value-type="float">
            <text:p>4.78470800000014</text:p>
          </table:table-cell>
          <table:table-cell office:value-type="float" office:value="0.000491000000010899" calcext:value-type="float">
            <text:p>0.000491000000011</text:p>
          </table:table-cell>
          <table:table-cell office:value-type="float" office:value="6.58084500000018" calcext:value-type="float">
            <text:p>6.58084500000018</text:p>
          </table:table-cell>
          <table:table-cell office:value-type="float" office:value="0.45045499999992" calcext:value-type="float">
            <text:p>0.45045499999992</text:p>
          </table:table-cell>
          <table:table-cell office:value-type="float" office:value="0.0195169999999507" calcext:value-type="float">
            <text:p>0.019516999999951</text:p>
          </table:table-cell>
          <table:table-cell office:value-type="float" office:value="0.0690600000000359" calcext:value-type="float">
            <text:p>0.069060000000036</text:p>
          </table:table-cell>
          <table:table-cell office:value-type="float" office:value="0" calcext:value-type="float">
            <text:p>0</text:p>
          </table:table-cell>
          <table:table-cell office:value-type="float" office:value="0.0209710000001451" calcext:value-type="float">
            <text:p>0.02097100000014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224999999891" calcext:value-type="float">
            <text:p>0.120224999999891</text:p>
          </table:table-cell>
          <table:table-cell office:value-type="float" office:value="0.00171600000021499" calcext:value-type="float">
            <text:p>0.001716000000215</text:p>
          </table:table-cell>
          <table:table-cell office:value-type="float" office:value="0.229139000000032" calcext:value-type="float">
            <text:p>0.229139000000032</text:p>
          </table:table-cell>
          <table:table-cell office:value-type="float" office:value="3.37651920318604" calcext:value-type="float">
            <text:p>3.37651920318604</text:p>
          </table:table-cell>
          <table:table-cell office:value-type="float" office:value="6.11958299999992" calcext:value-type="float">
            <text:p>6.11958299999992</text:p>
          </table:table-cell>
          <table:table-cell office:value-type="float" office:value="0.000498999999990701" calcext:value-type="float">
            <text:p>0.000498999999991</text:p>
          </table:table-cell>
          <table:table-cell office:value-type="float" office:value="7.11192099999994" calcext:value-type="float">
            <text:p>7.11192099999994</text:p>
          </table:table-cell>
          <table:table-cell office:value-type="float" office:value="0.48680800000011" calcext:value-type="float">
            <text:p>0.48680800000011</text:p>
          </table:table-cell>
          <table:table-cell office:value-type="float" office:value="0.0193409999999403" calcext:value-type="float">
            <text:p>0.01934099999994</text:p>
          </table:table-cell>
          <table:table-cell office:value-type="float" office:value="0.065597999999909" calcext:value-type="float">
            <text:p>0.065597999999909</text:p>
          </table:table-cell>
          <table:table-cell office:value-type="float" office:value="0" calcext:value-type="float">
            <text:p>0</text:p>
          </table:table-cell>
          <table:table-cell office:value-type="float" office:value="0.0272370000000137" calcext:value-type="float">
            <text:p>0.027237000000014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7756999999992" calcext:value-type="float">
            <text:p>0.107756999999992</text:p>
          </table:table-cell>
          <table:table-cell office:value-type="float" office:value="0.00165000000004056" calcext:value-type="float">
            <text:p>0.001650000000041</text:p>
          </table:table-cell>
          <table:table-cell office:value-type="float" office:value="0.225160000000074" calcext:value-type="float">
            <text:p>0.225160000000074</text:p>
          </table:table-cell>
          <table:table-cell office:value-type="float" office:value="3.05674743652344" calcext:value-type="float">
            <text:p>3.05674743652344</text:p>
          </table:table-cell>
          <table:table-cell office:value-type="float" office:value="5.08932699999991" calcext:value-type="float">
            <text:p>5.08932699999991</text:p>
          </table:table-cell>
          <table:table-cell office:value-type="float" office:value="0.000480000000038672" calcext:value-type="float">
            <text:p>0.000480000000039</text:p>
          </table:table-cell>
          <table:table-cell office:value-type="float" office:value="9.09267199999999" calcext:value-type="float">
            <text:p>9.09267199999999</text:p>
          </table:table-cell>
          <table:table-cell office:value-type="float" office:value="0.464562000000001" calcext:value-type="float">
            <text:p>0.464562000000001</text:p>
          </table:table-cell>
          <table:table-cell office:value-type="float" office:value="0.0193789999999581" calcext:value-type="float">
            <text:p>0.019378999999958</text:p>
          </table:table-cell>
          <table:table-cell office:value-type="float" office:value="0.0679430000000139" calcext:value-type="float">
            <text:p>0.067943000000014</text:p>
          </table:table-cell>
          <table:table-cell office:value-type="float" office:value="0" calcext:value-type="float">
            <text:p>0</text:p>
          </table:table-cell>
          <table:table-cell office:value-type="float" office:value="0.00754299999994146" calcext:value-type="float">
            <text:p>0.00754299999994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803999999955" calcext:value-type="float">
            <text:p>0.118803999999955</text:p>
          </table:table-cell>
          <table:table-cell office:value-type="float" office:value="0.00166699999999764" calcext:value-type="float">
            <text:p>0.001666999999998</text:p>
          </table:table-cell>
          <table:table-cell office:value-type="float" office:value="0.236411000000089" calcext:value-type="float">
            <text:p>0.236411000000089</text:p>
          </table:table-cell>
          <table:table-cell office:value-type="float" office:value="3.21075844764709" calcext:value-type="float">
            <text:p>3.21075844764709</text:p>
          </table:table-cell>
          <table:table-cell office:value-type="float" office:value="5.11221499999999" calcext:value-type="float">
            <text:p>5.11221499999999</text:p>
          </table:table-cell>
          <table:table-cell office:value-type="float" office:value="0.000469000000066444" calcext:value-type="float">
            <text:p>0.000469000000066</text:p>
          </table:table-cell>
          <table:table-cell office:value-type="float" office:value="9.43366200000003" calcext:value-type="float">
            <text:p>9.43366200000003</text:p>
          </table:table-cell>
          <table:table-cell office:value-type="float" office:value="0.447869999999966" calcext:value-type="float">
            <text:p>0.447869999999966</text:p>
          </table:table-cell>
          <table:table-cell office:value-type="float" office:value="0.0194379999999228" calcext:value-type="float">
            <text:p>0.019437999999923</text:p>
          </table:table-cell>
          <table:table-cell office:value-type="float" office:value="0.0706619999998566" calcext:value-type="float">
            <text:p>0.070661999999857</text:p>
          </table:table-cell>
          <table:table-cell office:value-type="float" office:value="0" calcext:value-type="float">
            <text:p>0</text:p>
          </table:table-cell>
          <table:table-cell office:value-type="float" office:value="0.0154600000000755" calcext:value-type="float">
            <text:p>0.015460000000076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9437000000062" calcext:value-type="float">
            <text:p>0.119437000000062</text:p>
          </table:table-cell>
          <table:table-cell office:value-type="float" office:value="0.00165200000003551" calcext:value-type="float">
            <text:p>0.001652000000036</text:p>
          </table:table-cell>
          <table:table-cell office:value-type="float" office:value="0.235260000000039" calcext:value-type="float">
            <text:p>0.235260000000039</text:p>
          </table:table-cell>
          <table:table-cell office:value-type="float" office:value="3.24168181419373" calcext:value-type="float">
            <text:p>3.24168181419373</text:p>
          </table:table-cell>
          <table:table-cell office:value-type="float" office:value="4.7384209999999" calcext:value-type="float">
            <text:p>4.7384209999999</text:p>
          </table:table-cell>
          <table:table-cell office:value-type="float" office:value="0.000461000000086642" calcext:value-type="float">
            <text:p>0.000461000000087</text:p>
          </table:table-cell>
          <table:table-cell office:value-type="float" office:value="6.66393199999993" calcext:value-type="float">
            <text:p>6.66393199999993</text:p>
          </table:table-cell>
          <table:table-cell office:value-type="float" office:value="0.444656000000009" calcext:value-type="float">
            <text:p>0.444656000000009</text:p>
          </table:table-cell>
          <table:table-cell office:value-type="float" office:value="0.0194309999999405" calcext:value-type="float">
            <text:p>0.019430999999941</text:p>
          </table:table-cell>
          <table:table-cell office:value-type="float" office:value="0.067600000000084" calcext:value-type="float">
            <text:p>0.067600000000084</text:p>
          </table:table-cell>
          <table:table-cell office:value-type="float" office:value="0" calcext:value-type="float">
            <text:p>0</text:p>
          </table:table-cell>
          <table:table-cell office:value-type="float" office:value="0.0206959999999299" calcext:value-type="float">
            <text:p>0.0206959999999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938999999955" calcext:value-type="float">
            <text:p>0.118938999999955</text:p>
          </table:table-cell>
          <table:table-cell office:value-type="float" office:value="0.00165099999992435" calcext:value-type="float">
            <text:p>0.001650999999924</text:p>
          </table:table-cell>
          <table:table-cell office:value-type="float" office:value="0.228493000000071" calcext:value-type="float">
            <text:p>0.228493000000071</text:p>
          </table:table-cell>
          <table:table-cell office:value-type="float" office:value="3.32171010971069" calcext:value-type="float">
            <text:p>3.32171010971069</text:p>
          </table:table-cell>
          <table:table-cell office:value-type="float" office:value="6.130765" calcext:value-type="float">
            <text:p>6.130765</text:p>
          </table:table-cell>
          <table:table-cell office:value-type="float" office:value="0.00047200000005887" calcext:value-type="float">
            <text:p>0.000472000000059</text:p>
          </table:table-cell>
          <table:table-cell office:value-type="float" office:value="7.17758500000002" calcext:value-type="float">
            <text:p>7.17758500000002</text:p>
          </table:table-cell>
          <table:table-cell office:value-type="float" office:value="0.483732000000032" calcext:value-type="float">
            <text:p>0.483732000000032</text:p>
          </table:table-cell>
          <table:table-cell office:value-type="float" office:value="0.0190150000000813" calcext:value-type="float">
            <text:p>0.019015000000081</text:p>
          </table:table-cell>
          <table:table-cell office:value-type="float" office:value="0.064975000000004" calcext:value-type="float">
            <text:p>0.064975000000004</text:p>
          </table:table-cell>
          <table:table-cell office:value-type="float" office:value="0" calcext:value-type="float">
            <text:p>0</text:p>
          </table:table-cell>
          <table:table-cell office:value-type="float" office:value="0.0263879999999972" calcext:value-type="float">
            <text:p>0.02638799999999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97299999994" calcext:value-type="float">
            <text:p>0.11597299999994</text:p>
          </table:table-cell>
          <table:table-cell office:value-type="float" office:value="0.00165700000002289" calcext:value-type="float">
            <text:p>0.001657000000023</text:p>
          </table:table-cell>
          <table:table-cell office:value-type="float" office:value="0.226343000000043" calcext:value-type="float">
            <text:p>0.226343000000043</text:p>
          </table:table-cell>
          <table:table-cell office:value-type="float" office:value="3.1320219039917" calcext:value-type="float">
            <text:p>3.1320219039917</text:p>
          </table:table-cell>
          <table:table-cell office:value-type="float" office:value="5.03709000000004" calcext:value-type="float">
            <text:p>5.03709000000004</text:p>
          </table:table-cell>
          <table:table-cell office:value-type="float" office:value="0.000477999999930034" calcext:value-type="float">
            <text:p>0.00047799999993</text:p>
          </table:table-cell>
          <table:table-cell office:value-type="float" office:value="9.09923600000002" calcext:value-type="float">
            <text:p>9.09923600000002</text:p>
          </table:table-cell>
          <table:table-cell office:value-type="float" office:value="0.465283999999997" calcext:value-type="float">
            <text:p>0.465283999999997</text:p>
          </table:table-cell>
          <table:table-cell office:value-type="float" office:value="0.0188229999999976" calcext:value-type="float">
            <text:p>0.018822999999998</text:p>
          </table:table-cell>
          <table:table-cell office:value-type="float" office:value="0.0660009999999147" calcext:value-type="float">
            <text:p>0.066000999999915</text:p>
          </table:table-cell>
          <table:table-cell office:value-type="float" office:value="0" calcext:value-type="float">
            <text:p>0</text:p>
          </table:table-cell>
          <table:table-cell office:value-type="float" office:value="0.00754700000004504" calcext:value-type="float">
            <text:p>0.007547000000045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132000000036" calcext:value-type="float">
            <text:p>0.119132000000036</text:p>
          </table:table-cell>
          <table:table-cell office:value-type="float" office:value="0.00164999999992688" calcext:value-type="float">
            <text:p>0.001649999999927</text:p>
          </table:table-cell>
          <table:table-cell office:value-type="float" office:value="0.235953000000109" calcext:value-type="float">
            <text:p>0.235953000000109</text:p>
          </table:table-cell>
          <table:table-cell office:value-type="float" office:value="3.35730361938477" calcext:value-type="float">
            <text:p>3.35730361938477</text:p>
          </table:table-cell>
          <table:table-cell office:value-type="float" office:value="5.09900300000004" calcext:value-type="float">
            <text:p>5.09900300000004</text:p>
          </table:table-cell>
          <table:table-cell office:value-type="float" office:value="0.000452999999993153" calcext:value-type="float">
            <text:p>0.000452999999993</text:p>
          </table:table-cell>
          <table:table-cell office:value-type="float" office:value="9.39932899999997" calcext:value-type="float">
            <text:p>9.39932899999997</text:p>
          </table:table-cell>
          <table:table-cell office:value-type="float" office:value="0.449012000000039" calcext:value-type="float">
            <text:p>0.449012000000039</text:p>
          </table:table-cell>
          <table:table-cell office:value-type="float" office:value="0.0194639999999708" calcext:value-type="float">
            <text:p>0.019463999999971</text:p>
          </table:table-cell>
          <table:table-cell office:value-type="float" office:value="0.0704440000000659" calcext:value-type="float">
            <text:p>0.070444000000066</text:p>
          </table:table-cell>
          <table:table-cell office:value-type="float" office:value="0" calcext:value-type="float">
            <text:p>0</text:p>
          </table:table-cell>
          <table:table-cell office:value-type="float" office:value="0.0148389999999381" calcext:value-type="float">
            <text:p>0.014838999999938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093999999995" calcext:value-type="float">
            <text:p>0.120093999999995</text:p>
          </table:table-cell>
          <table:table-cell office:value-type="float" office:value="0.00166999999999007" calcext:value-type="float">
            <text:p>0.00166999999999</text:p>
          </table:table-cell>
          <table:table-cell office:value-type="float" office:value="0.238617999999974" calcext:value-type="float">
            <text:p>0.238617999999974</text:p>
          </table:table-cell>
          <table:table-cell office:value-type="float" office:value="3.36469864845276" calcext:value-type="float">
            <text:p>3.36469864845276</text:p>
          </table:table-cell>
          <table:table-cell office:value-type="float" office:value="4.73638400000004" calcext:value-type="float">
            <text:p>4.73638400000004</text:p>
          </table:table-cell>
          <table:table-cell office:value-type="float" office:value="0.00045999999997548" calcext:value-type="float">
            <text:p>0.000459999999975</text:p>
          </table:table-cell>
          <table:table-cell office:value-type="float" office:value="6.64313800000002" calcext:value-type="float">
            <text:p>6.64313800000002</text:p>
          </table:table-cell>
          <table:table-cell office:value-type="float" office:value="0.446519999999964" calcext:value-type="float">
            <text:p>0.446519999999964</text:p>
          </table:table-cell>
          <table:table-cell office:value-type="float" office:value="0.019264000000021" calcext:value-type="float">
            <text:p>0.019264000000021</text:p>
          </table:table-cell>
          <table:table-cell office:value-type="float" office:value="0.067209000000048" calcext:value-type="float">
            <text:p>0.067209000000048</text:p>
          </table:table-cell>
          <table:table-cell office:value-type="float" office:value="0" calcext:value-type="float">
            <text:p>0</text:p>
          </table:table-cell>
          <table:table-cell office:value-type="float" office:value="0.0210560000000441" calcext:value-type="float">
            <text:p>0.021056000000044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97799999997" calcext:value-type="float">
            <text:p>0.11897799999997</text:p>
          </table:table-cell>
          <table:table-cell office:value-type="float" office:value="0.00165500000002794" calcext:value-type="float">
            <text:p>0.001655000000028</text:p>
          </table:table-cell>
          <table:table-cell office:value-type="float" office:value="0.227856999999972" calcext:value-type="float">
            <text:p>0.227856999999972</text:p>
          </table:table-cell>
          <table:table-cell office:value-type="float" office:value="3.35208916664124" calcext:value-type="float">
            <text:p>3.35208916664124</text:p>
          </table:table-cell>
          <table:table-cell office:value-type="float" office:value="6.111088" calcext:value-type="float">
            <text:p>6.111088</text:p>
          </table:table-cell>
          <table:table-cell office:value-type="float" office:value="0.000471000000061394" calcext:value-type="float">
            <text:p>0.000471000000061</text:p>
          </table:table-cell>
          <table:table-cell office:value-type="float" office:value="7.15001199999995" calcext:value-type="float">
            <text:p>7.15001199999995</text:p>
          </table:table-cell>
          <table:table-cell office:value-type="float" office:value="0.482661000000007" calcext:value-type="float">
            <text:p>0.482661000000007</text:p>
          </table:table-cell>
          <table:table-cell office:value-type="float" office:value="0.0193289999999706" calcext:value-type="float">
            <text:p>0.019328999999971</text:p>
          </table:table-cell>
          <table:table-cell office:value-type="float" office:value="0.0650269999998727" calcext:value-type="float">
            <text:p>0.065026999999873</text:p>
          </table:table-cell>
          <table:table-cell office:value-type="float" office:value="0" calcext:value-type="float">
            <text:p>0</text:p>
          </table:table-cell>
          <table:table-cell office:value-type="float" office:value="0.0264100000000553" calcext:value-type="float">
            <text:p>0.02641000000005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5639999999985" calcext:value-type="float">
            <text:p>0.115639999999985</text:p>
          </table:table-cell>
          <table:table-cell office:value-type="float" office:value="0.00163800000007086" calcext:value-type="float">
            <text:p>0.001638000000071</text:p>
          </table:table-cell>
          <table:table-cell office:value-type="float" office:value="0.225858000000017" calcext:value-type="float">
            <text:p>0.225858000000017</text:p>
          </table:table-cell>
          <table:table-cell office:value-type="float" office:value="3.12101912498474" calcext:value-type="float">
            <text:p>3.12101912498474</text:p>
          </table:table-cell>
          <table:table-cell office:value-type="float" office:value="5.05659900000001" calcext:value-type="float">
            <text:p>5.05659900000001</text:p>
          </table:table-cell>
          <table:table-cell office:value-type="float" office:value="0.00047400000005382" calcext:value-type="float">
            <text:p>0.000474000000054</text:p>
          </table:table-cell>
          <table:table-cell office:value-type="float" office:value="9.13821400000006" calcext:value-type="float">
            <text:p>9.13821400000006</text:p>
          </table:table-cell>
          <table:table-cell office:value-type="float" office:value="0.469587999999931" calcext:value-type="float">
            <text:p>0.469587999999931</text:p>
          </table:table-cell>
          <table:table-cell office:value-type="float" office:value="0.0192049999999426" calcext:value-type="float">
            <text:p>0.019204999999943</text:p>
          </table:table-cell>
          <table:table-cell office:value-type="float" office:value="0.0666439999998829" calcext:value-type="float">
            <text:p>0.066643999999883</text:p>
          </table:table-cell>
          <table:table-cell office:value-type="float" office:value="0" calcext:value-type="float">
            <text:p>0</text:p>
          </table:table-cell>
          <table:table-cell office:value-type="float" office:value="0.00779700000009598" calcext:value-type="float">
            <text:p>0.007797000000096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864000000031" calcext:value-type="float">
            <text:p>0.118864000000031</text:p>
          </table:table-cell>
          <table:table-cell office:value-type="float" office:value="0.00165300000003299" calcext:value-type="float">
            <text:p>0.001653000000033</text:p>
          </table:table-cell>
          <table:table-cell office:value-type="float" office:value="0.235833999999954" calcext:value-type="float">
            <text:p>0.235833999999954</text:p>
          </table:table-cell>
          <table:table-cell office:value-type="float" office:value="3.2170672416687" calcext:value-type="float">
            <text:p>3.2170672416687</text:p>
          </table:table-cell>
          <table:table-cell office:value-type="float" office:value="5.10725200000002" calcext:value-type="float">
            <text:p>5.10725200000002</text:p>
          </table:table-cell>
          <table:table-cell office:value-type="float" office:value="0.000472999999942658" calcext:value-type="float">
            <text:p>0.000472999999943</text:p>
          </table:table-cell>
          <table:table-cell office:value-type="float" office:value="9.34842400000002" calcext:value-type="float">
            <text:p>9.34842400000002</text:p>
          </table:table-cell>
          <table:table-cell office:value-type="float" office:value="0.449195999999915" calcext:value-type="float">
            <text:p>0.449195999999915</text:p>
          </table:table-cell>
          <table:table-cell office:value-type="float" office:value="0.0195339999999078" calcext:value-type="float">
            <text:p>0.019533999999908</text:p>
          </table:table-cell>
          <table:table-cell office:value-type="float" office:value="0.0711179999999558" calcext:value-type="float">
            <text:p>0.071117999999956</text:p>
          </table:table-cell>
          <table:table-cell office:value-type="float" office:value="0" calcext:value-type="float">
            <text:p>0</text:p>
          </table:table-cell>
          <table:table-cell office:value-type="float" office:value="0.0149549999999863" calcext:value-type="float">
            <text:p>0.014954999999986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49299999992" calcext:value-type="float">
            <text:p>0.11949299999992</text:p>
          </table:table-cell>
          <table:table-cell office:value-type="float" office:value="0.0016449999999395" calcext:value-type="float">
            <text:p>0.00164499999994</text:p>
          </table:table-cell>
          <table:table-cell office:value-type="float" office:value="0.235957000000099" calcext:value-type="float">
            <text:p>0.235957000000099</text:p>
          </table:table-cell>
          <table:table-cell office:value-type="float" office:value="3.28074669837952" calcext:value-type="float">
            <text:p>3.28074669837952</text:p>
          </table:table-cell>
          <table:table-cell office:value-type="float" office:value="4.78432199999997" calcext:value-type="float">
            <text:p>4.78432199999997</text:p>
          </table:table-cell>
          <table:table-cell office:value-type="float" office:value="0.000461999999970431" calcext:value-type="float">
            <text:p>0.00046199999997</text:p>
          </table:table-cell>
          <table:table-cell office:value-type="float" office:value="6.64819699999998" calcext:value-type="float">
            <text:p>6.64819699999998</text:p>
          </table:table-cell>
          <table:table-cell office:value-type="float" office:value="0.448225999999977" calcext:value-type="float">
            <text:p>0.448225999999977</text:p>
          </table:table-cell>
          <table:table-cell office:value-type="float" office:value="0.0196140000000469" calcext:value-type="float">
            <text:p>0.019614000000047</text:p>
          </table:table-cell>
          <table:table-cell office:value-type="float" office:value="0.0673090000000229" calcext:value-type="float">
            <text:p>0.067309000000023</text:p>
          </table:table-cell>
          <table:table-cell office:value-type="float" office:value="0" calcext:value-type="float">
            <text:p>0</text:p>
          </table:table-cell>
          <table:table-cell office:value-type="float" office:value="0.0210369999999784" calcext:value-type="float">
            <text:p>0.02103699999997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9086999999922" calcext:value-type="float">
            <text:p>0.119086999999922</text:p>
          </table:table-cell>
          <table:table-cell office:value-type="float" office:value="0.00165199999992183" calcext:value-type="float">
            <text:p>0.001651999999922</text:p>
          </table:table-cell>
          <table:table-cell office:value-type="float" office:value="0.228165999999987" calcext:value-type="float">
            <text:p>0.228165999999987</text:p>
          </table:table-cell>
          <table:table-cell office:value-type="float" office:value="3.39580368995666" calcext:value-type="float">
            <text:p>3.39580368995666</text:p>
          </table:table-cell>
          <table:table-cell office:value-type="float" office:value="6.094245" calcext:value-type="float">
            <text:p>6.094245</text:p>
          </table:table-cell>
          <table:table-cell office:value-type="float" office:value="0.000471999999945183" calcext:value-type="float">
            <text:p>0.000471999999945</text:p>
          </table:table-cell>
          <table:table-cell office:value-type="float" office:value="7.16915900000004" calcext:value-type="float">
            <text:p>7.16915900000004</text:p>
          </table:table-cell>
          <table:table-cell office:value-type="float" office:value="0.483630000000062" calcext:value-type="float">
            <text:p>0.483630000000062</text:p>
          </table:table-cell>
          <table:table-cell office:value-type="float" office:value="0.0192639999999074" calcext:value-type="float">
            <text:p>0.019263999999907</text:p>
          </table:table-cell>
          <table:table-cell office:value-type="float" office:value="0.0648429999998825" calcext:value-type="float">
            <text:p>0.064842999999883</text:p>
          </table:table-cell>
          <table:table-cell office:value-type="float" office:value="0" calcext:value-type="float">
            <text:p>0</text:p>
          </table:table-cell>
          <table:table-cell office:value-type="float" office:value="0.0268560000000662" calcext:value-type="float">
            <text:p>0.026856000000066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50];[.C54];[.C58];[.C62];[.C66];[.C70])" office:value-type="float" office:value="0.115326666666666" calcext:value-type="float">
            <text:p>0.115326666666666</text:p>
          </table:table-cell>
          <table:table-cell table:style-name="ce3" table:formula="of:=AVERAGE([.D50];[.D54];[.D58];[.D62];[.D66];[.D70])" office:value-type="float" office:value="0.00167366666666643" calcext:value-type="float">
            <text:p>0.001673666666666</text:p>
          </table:table-cell>
          <table:table-cell table:style-name="ce3" table:formula="of:=AVERAGE([.E50];[.E54];[.E58];[.E62];[.E66];[.E70])" office:value-type="float" office:value="0.22689766666673" calcext:value-type="float">
            <text:p>0.22689766666673</text:p>
          </table:table-cell>
          <table:table-cell table:style-name="ce3" table:formula="of:=AVERAGE([.F50];[.F54];[.F58];[.F62];[.F66];[.F70])" office:value-type="float" office:value="3.10483451684316" calcext:value-type="float">
            <text:p>3.10483451684316</text:p>
          </table:table-cell>
          <table:table-cell table:style-name="ce3" table:formula="of:=AVERAGE([.G50];[.G54];[.G58];[.G62];[.G66];[.G70])" office:value-type="float" office:value="5.04101716666668" calcext:value-type="float">
            <text:p>5.04101716666668</text:p>
          </table:table-cell>
          <table:table-cell table:style-name="ce3" table:formula="of:=AVERAGE([.H50];[.H54];[.H58];[.H62];[.H66];[.H70])" office:value-type="float" office:value="0.000497666666679682" calcext:value-type="float">
            <text:p>0.00049766666668</text:p>
          </table:table-cell>
          <table:table-cell table:style-name="ce3" table:formula="of:=AVERAGE([.I50];[.I54];[.I58];[.I62];[.I66];[.I70])" office:value-type="float" office:value="9.06983316666672" calcext:value-type="float">
            <text:p>9.06983316666672</text:p>
          </table:table-cell>
          <table:table-cell table:style-name="ce3" table:formula="of:=AVERAGE([.J50];[.J54];[.J58];[.J62];[.J66];[.J70])" office:value-type="float" office:value="0.468506333333342" calcext:value-type="float">
            <text:p>0.468506333333342</text:p>
          </table:table-cell>
          <table:table-cell table:style-name="ce3" table:formula="of:=AVERAGE([.K50];[.K54];[.K58];[.K62];[.K66];[.K70])" office:value-type="float" office:value="0.0192426666666847" calcext:value-type="float">
            <text:p>0.019242666666685</text:p>
          </table:table-cell>
          <table:table-cell table:style-name="ce3" table:formula="of:=AVERAGE([.L50];[.L54];[.L58];[.L62];[.L66];[.L70])" office:value-type="float" office:value="0.0669490000000034" calcext:value-type="float">
            <text:p>0.066949000000004</text:p>
          </table:table-cell>
          <table:table-cell table:style-name="ce3" table:formula="of:=AVERAGE([.M50];[.M54];[.M58];[.M62];[.M66];[.M70])" office:value-type="float" office:value="0" calcext:value-type="float">
            <text:p>0</text:p>
          </table:table-cell>
          <table:table-cell table:style-name="ce3" table:formula="of:=AVERAGE([.N50];[.N54];[.N58];[.N62];[.N66];[.N70])" office:value-type="float" office:value="0.00774999999998727" calcext:value-type="float">
            <text:p>0.007749999999987</text:p>
          </table:table-cell>
          <table:table-cell table:style-name="ce4" table:formula="of:=SUM([.C74:.N74])" office:value-type="float" office:value="18.1225285168433" calcext:value-type="float">
            <text:p>18.1225285168433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1];[.C55];[.C59];[.C63];[.C67];[.C71])" office:value-type="float" office:value="0.119630833333304" calcext:value-type="float">
            <text:p>0.119630833333304</text:p>
          </table:table-cell>
          <table:table-cell table:style-name="ce3" table:formula="of:=AVERAGE([.D51];[.D55];[.D59];[.D63];[.D67];[.D71])" office:value-type="float" office:value="0.00168399999999262" calcext:value-type="float">
            <text:p>0.001683999999993</text:p>
          </table:table-cell>
          <table:table-cell table:style-name="ce3" table:formula="of:=AVERAGE([.E51];[.E55];[.E59];[.E63];[.E67];[.E71])" office:value-type="float" office:value="0.236797499999985" calcext:value-type="float">
            <text:p>0.236797499999985</text:p>
          </table:table-cell>
          <table:table-cell table:style-name="ce3" table:formula="of:=AVERAGE([.F51];[.F55];[.F59];[.F63];[.F67];[.F71])" office:value-type="float" office:value="3.25320299466451" calcext:value-type="float">
            <text:p>3.25320299466451</text:p>
          </table:table-cell>
          <table:table-cell table:style-name="ce3" table:formula="of:=AVERAGE([.G51];[.G55];[.G59];[.G63];[.G67];[.G71])" office:value-type="float" office:value="5.09656383333336" calcext:value-type="float">
            <text:p>5.09656383333336</text:p>
          </table:table-cell>
          <table:table-cell table:style-name="ce3" table:formula="of:=AVERAGE([.H51];[.H55];[.H59];[.H63];[.H67];[.H71])" office:value-type="float" office:value="0.000453333333287749" calcext:value-type="float">
            <text:p>0.000453333333288</text:p>
          </table:table-cell>
          <table:table-cell table:style-name="ce3" table:formula="of:=AVERAGE([.I51];[.I55];[.I59];[.I63];[.I67];[.I71])" office:value-type="float" office:value="9.34337083333332" calcext:value-type="float">
            <text:p>9.34337083333332</text:p>
          </table:table-cell>
          <table:table-cell table:style-name="ce3" table:formula="of:=AVERAGE([.J51];[.J55];[.J59];[.J63];[.J67];[.J71])" office:value-type="float" office:value="0.445572333333284" calcext:value-type="float">
            <text:p>0.445572333333284</text:p>
          </table:table-cell>
          <table:table-cell table:style-name="ce3" table:formula="of:=AVERAGE([.K51];[.K55];[.K59];[.K63];[.K67];[.K71])" office:value-type="float" office:value="0.0194254999999354" calcext:value-type="float">
            <text:p>0.019425499999935</text:p>
          </table:table-cell>
          <table:table-cell table:style-name="ce3" table:formula="of:=AVERAGE([.L51];[.L55];[.L59];[.L63];[.L67];[.L71])" office:value-type="float" office:value="0.0712628333333214" calcext:value-type="float">
            <text:p>0.071262833333321</text:p>
          </table:table-cell>
          <table:table-cell table:style-name="ce3" table:formula="of:=AVERAGE([.M51];[.M55];[.M59];[.M63];[.M67];[.M71])" office:value-type="float" office:value="0" calcext:value-type="float">
            <text:p>0</text:p>
          </table:table-cell>
          <table:table-cell table:style-name="ce3" table:formula="of:=AVERAGE([.N51];[.N55];[.N59];[.N63];[.N67];[.N71])" office:value-type="float" office:value="0.0151180000000105" calcext:value-type="float">
            <text:p>0.015118000000011</text:p>
          </table:table-cell>
          <table:table-cell table:style-name="ce4" table:formula="of:=SUM([.C75:.N75])" office:value-type="float" office:value="18.6030819946643" calcext:value-type="float">
            <text:p>18.6030819946643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2];[.C56];[.C60];[.C64];[.C68];[.C72])" office:value-type="float" office:value="0.120418666666656" calcext:value-type="float">
            <text:p>0.120418666666656</text:p>
          </table:table-cell>
          <table:table-cell table:style-name="ce3" table:formula="of:=AVERAGE([.D52];[.D56];[.D60];[.D64];[.D68];[.D72])" office:value-type="float" office:value="0.00167816666663612" calcext:value-type="float">
            <text:p>0.001678166666636</text:p>
          </table:table-cell>
          <table:table-cell table:style-name="ce3" table:formula="of:=AVERAGE([.E52];[.E56];[.E60];[.E64];[.E68];[.E72])" office:value-type="float" office:value="0.237880666666683" calcext:value-type="float">
            <text:p>0.237880666666683</text:p>
          </table:table-cell>
          <table:table-cell table:style-name="ce3" table:formula="of:=AVERAGE([.F52];[.F56];[.F60];[.F64];[.F68];[.F72])" office:value-type="float" office:value="3.28465127944946" calcext:value-type="float">
            <text:p>3.28465127944946</text:p>
          </table:table-cell>
          <table:table-cell table:style-name="ce3" table:formula="of:=AVERAGE([.G52];[.G56];[.G60];[.G64];[.G68];[.G72])" office:value-type="float" office:value="4.75816966666667" calcext:value-type="float">
            <text:p>4.75816966666667</text:p>
          </table:table-cell>
          <table:table-cell table:style-name="ce3" table:formula="of:=AVERAGE([.H52];[.H56];[.H60];[.H64];[.H68];[.H72])" office:value-type="float" office:value="0.000475833333363577" calcext:value-type="float">
            <text:p>0.000475833333364</text:p>
          </table:table-cell>
          <table:table-cell table:style-name="ce3" table:formula="of:=AVERAGE([.I52];[.I56];[.I60];[.I64];[.I68];[.I72])" office:value-type="float" office:value="6.62672633333339" calcext:value-type="float">
            <text:p>6.62672633333339</text:p>
          </table:table-cell>
          <table:table-cell table:style-name="ce3" table:formula="of:=AVERAGE([.J52];[.J56];[.J60];[.J64];[.J68];[.J72])" office:value-type="float" office:value="0.448095999999983" calcext:value-type="float">
            <text:p>0.448095999999983</text:p>
          </table:table-cell>
          <table:table-cell table:style-name="ce3" table:formula="of:=AVERAGE([.K52];[.K56];[.K60];[.K64];[.K68];[.K72])" office:value-type="float" office:value="0.0195068333332908" calcext:value-type="float">
            <text:p>0.019506833333291</text:p>
          </table:table-cell>
          <table:table-cell table:style-name="ce3" table:formula="of:=AVERAGE([.L52];[.L56];[.L60];[.L64];[.L68];[.L72])" office:value-type="float" office:value="0.0679751666667319" calcext:value-type="float">
            <text:p>0.067975166666732</text:p>
          </table:table-cell>
          <table:table-cell table:style-name="ce3" table:formula="of:=AVERAGE([.M52];[.M56];[.M60];[.M64];[.M68];[.M72])" office:value-type="float" office:value="0" calcext:value-type="float">
            <text:p>0</text:p>
          </table:table-cell>
          <table:table-cell table:style-name="ce3" table:formula="of:=AVERAGE([.N52];[.N56];[.N60];[.N64];[.N68];[.N72])" office:value-type="float" office:value="0.0210041666666522" calcext:value-type="float">
            <text:p>0.021004166666652</text:p>
          </table:table-cell>
          <table:table-cell table:style-name="ce4" table:formula="of:=SUM([.C76:.N76])" office:value-type="float" office:value="15.5865827794495" calcext:value-type="float">
            <text:p>15.586582779449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3];[.C57];[.C61];[.C65];[.C69];[.C73])" office:value-type="float" office:value="0.119689999999973" calcext:value-type="float">
            <text:p>0.119689999999973</text:p>
          </table:table-cell>
          <table:table-cell table:style-name="ce3" table:formula="of:=AVERAGE([.D53];[.D57];[.D61];[.D65];[.D69];[.D73])" office:value-type="float" office:value="0.0016785000000444" calcext:value-type="float">
            <text:p>0.001678500000044</text:p>
          </table:table-cell>
          <table:table-cell table:style-name="ce3" table:formula="of:=AVERAGE([.E53];[.E57];[.E61];[.E65];[.E69];[.E73])" office:value-type="float" office:value="0.228953000000009" calcext:value-type="float">
            <text:p>0.228953000000009</text:p>
          </table:table-cell>
          <table:table-cell table:style-name="ce3" table:formula="of:=AVERAGE([.F53];[.F57];[.F61];[.F65];[.F69];[.F73])" office:value-type="float" office:value="3.38264222939809" calcext:value-type="float">
            <text:p>3.38264222939809</text:p>
          </table:table-cell>
          <table:table-cell table:style-name="ce3" table:formula="of:=AVERAGE([.G53];[.G57];[.G61];[.G65];[.G69];[.G73])" office:value-type="float" office:value="6.11048050000003" calcext:value-type="float">
            <text:p>6.11048050000003</text:p>
          </table:table-cell>
          <table:table-cell table:style-name="ce3" table:formula="of:=AVERAGE([.H53];[.H57];[.H61];[.H65];[.H69];[.H73])" office:value-type="float" office:value="0.000487999999999526" calcext:value-type="float">
            <text:p>0.000488</text:p>
          </table:table-cell>
          <table:table-cell table:style-name="ce3" table:formula="of:=AVERAGE([.I53];[.I57];[.I61];[.I65];[.I69];[.I73])" office:value-type="float" office:value="7.13801233333334" calcext:value-type="float">
            <text:p>7.13801233333334</text:p>
          </table:table-cell>
          <table:table-cell table:style-name="ce3" table:formula="of:=AVERAGE([.J53];[.J57];[.J61];[.J65];[.J69];[.J73])" office:value-type="float" office:value="0.485322000000034" calcext:value-type="float">
            <text:p>0.485322000000034</text:p>
          </table:table-cell>
          <table:table-cell table:style-name="ce3" table:formula="of:=AVERAGE([.K53];[.K57];[.K61];[.K65];[.K69];[.K73])" office:value-type="float" office:value="0.019202666666672" calcext:value-type="float">
            <text:p>0.019202666666672</text:p>
          </table:table-cell>
          <table:table-cell table:style-name="ce3" table:formula="of:=AVERAGE([.L53];[.L57];[.L61];[.L65];[.L69];[.L73])" office:value-type="float" office:value="0.0652614999999818" calcext:value-type="float">
            <text:p>0.065261499999982</text:p>
          </table:table-cell>
          <table:table-cell table:style-name="ce3" table:formula="of:=AVERAGE([.M53];[.M57];[.M61];[.M65];[.M69];[.M73])" office:value-type="float" office:value="0" calcext:value-type="float">
            <text:p>0</text:p>
          </table:table-cell>
          <table:table-cell table:style-name="ce3" table:formula="of:=AVERAGE([.N53];[.N57];[.N61];[.N65];[.N69];[.N73])" office:value-type="float" office:value="0.026745500000023" calcext:value-type="float">
            <text:p>0.026745500000023</text:p>
          </table:table-cell>
          <table:table-cell table:style-name="ce4" table:formula="of:=SUM([.C77:.N77])" office:value-type="float" office:value="17.5784762293982" calcext:value-type="float">
            <text:p>17.5784762293982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74:.C77])" office:value-type="float" office:value="0.475066166666598" calcext:value-type="float">
            <text:p>0.475066166666598</text:p>
          </table:table-cell>
          <table:table-cell table:style-name="ce1" table:formula="of:=SUM([.D74:.D77])" office:value-type="float" office:value="0.00671433333333956" calcext:value-type="float">
            <text:p>0.00671433333334</text:p>
          </table:table-cell>
          <table:table-cell table:style-name="ce1" table:formula="of:=SUM([.E74:.E77])" office:value-type="float" office:value="0.930528833333407" calcext:value-type="float">
            <text:p>0.930528833333407</text:p>
          </table:table-cell>
          <table:table-cell table:style-name="ce1" table:formula="of:=SUM([.F74:.F77])" office:value-type="float" office:value="13.0253310203552" calcext:value-type="float">
            <text:p>13.0253310203552</text:p>
          </table:table-cell>
          <table:table-cell table:style-name="ce1" table:formula="of:=SUM([.G74:.G77])" office:value-type="float" office:value="21.0062311666667" calcext:value-type="float">
            <text:p>21.0062311666667</text:p>
          </table:table-cell>
          <table:table-cell table:style-name="ce1" table:formula="of:=SUM([.H74:.H77])" office:value-type="float" office:value="0.00191483333333053" calcext:value-type="float">
            <text:p>0.001914833333331</text:p>
          </table:table-cell>
          <table:table-cell table:style-name="ce1" table:formula="of:=SUM([.I74:.I77])" office:value-type="float" office:value="32.1779426666668" calcext:value-type="float">
            <text:p>32.1779426666668</text:p>
          </table:table-cell>
          <table:table-cell table:style-name="ce1" table:formula="of:=SUM([.J74:.J77])" office:value-type="float" office:value="1.84749666666664" calcext:value-type="float">
            <text:p>1.84749666666664</text:p>
          </table:table-cell>
          <table:table-cell table:style-name="ce1" table:formula="of:=SUM([.K74:.K77])" office:value-type="float" office:value="0.0773776666665829" calcext:value-type="float">
            <text:p>0.077377666666583</text:p>
          </table:table-cell>
          <table:table-cell table:style-name="ce1" table:formula="of:=SUM([.L74:.L77])" office:value-type="float" office:value="0.271448500000038" calcext:value-type="float">
            <text:p>0.271448500000038</text:p>
          </table:table-cell>
          <table:table-cell table:style-name="ce1" table:formula="of:=SUM([.M74:.M77])" office:value-type="float" office:value="0" calcext:value-type="float">
            <text:p>0</text:p>
          </table:table-cell>
          <table:table-cell table:style-name="ce1" table:formula="of:=SUM([.N74:.N77])" office:value-type="float" office:value="0.070617666666673" calcext:value-type="float">
            <text:p>0.070617666666673</text:p>
          </table:table-cell>
          <table:table-cell table:style-name="ce1" table:formula="of:=SUM([.C78:.N78])" office:value-type="float" office:value="69.8906695203553" calcext:value-type="float">
            <text:p>69.890669520355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2339" calcext:value-type="float">
            <text:p>0.112339</text:p>
          </table:table-cell>
          <table:table-cell office:value-type="float" office:value="0.00167600000000001" calcext:value-type="float">
            <text:p>0.001676</text:p>
          </table:table-cell>
          <table:table-cell office:value-type="float" office:value="0.228996" calcext:value-type="float">
            <text:p>0.228996</text:p>
          </table:table-cell>
          <table:table-cell office:value-type="float" office:value="3.10212779045105" calcext:value-type="float">
            <text:p>3.10212779045105</text:p>
          </table:table-cell>
          <table:table-cell office:value-type="float" office:value="5.155123" calcext:value-type="float">
            <text:p>5.155123</text:p>
          </table:table-cell>
          <table:table-cell office:value-type="float" office:value="0.000643000000000171" calcext:value-type="float">
            <text:p>0.000643</text:p>
          </table:table-cell>
          <table:table-cell office:value-type="float" office:value="8.916392" calcext:value-type="float">
            <text:p>8.916392</text:p>
          </table:table-cell>
          <table:table-cell office:value-type="float" office:value="0.466554000000002" calcext:value-type="float">
            <text:p>0.466554000000002</text:p>
          </table:table-cell>
          <table:table-cell office:value-type="float" office:value="0.0185960000000023" calcext:value-type="float">
            <text:p>0.018596000000002</text:p>
          </table:table-cell>
          <table:table-cell office:value-type="float" office:value="0.0695479999999975" calcext:value-type="float">
            <text:p>0.069547999999998</text:p>
          </table:table-cell>
          <table:table-cell office:value-type="float" office:value="0" calcext:value-type="float">
            <text:p>0</text:p>
          </table:table-cell>
          <table:table-cell office:value-type="float" office:value="0.0074120000000022" calcext:value-type="float">
            <text:p>0.007412000000002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0214000000001" calcext:value-type="float">
            <text:p>0.120214000000001</text:p>
          </table:table-cell>
          <table:table-cell office:value-type="float" office:value="0.0016580000000026" calcext:value-type="float">
            <text:p>0.001658000000003</text:p>
          </table:table-cell>
          <table:table-cell office:value-type="float" office:value="0.313174999999998" calcext:value-type="float">
            <text:p>0.313174999999998</text:p>
          </table:table-cell>
          <table:table-cell office:value-type="float" office:value="3.06091785430908" calcext:value-type="float">
            <text:p>3.06091785430908</text:p>
          </table:table-cell>
          <table:table-cell office:value-type="float" office:value="5.054769" calcext:value-type="float">
            <text:p>5.054769</text:p>
          </table:table-cell>
          <table:table-cell office:value-type="float" office:value="0.00138300000000058" calcext:value-type="float">
            <text:p>0.001383000000001</text:p>
          </table:table-cell>
          <table:table-cell office:value-type="float" office:value="4.66724" calcext:value-type="float">
            <text:p>4.66724</text:p>
          </table:table-cell>
          <table:table-cell office:value-type="float" office:value="0.440692999999996" calcext:value-type="float">
            <text:p>0.440692999999996</text:p>
          </table:table-cell>
          <table:table-cell office:value-type="float" office:value="0.0193709999999996" calcext:value-type="float">
            <text:p>0.019371</text:p>
          </table:table-cell>
          <table:table-cell office:value-type="float" office:value="0.0715009999999978" calcext:value-type="float">
            <text:p>0.071500999999998</text:p>
          </table:table-cell>
          <table:table-cell office:value-type="float" office:value="0" calcext:value-type="float">
            <text:p>0</text:p>
          </table:table-cell>
          <table:table-cell office:value-type="float" office:value="0.0149570000000026" calcext:value-type="float">
            <text:p>0.01495700000000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320999999997" calcext:value-type="float">
            <text:p>0.120320999999997</text:p>
          </table:table-cell>
          <table:table-cell office:value-type="float" office:value="0.00167100000000175" calcext:value-type="float">
            <text:p>0.001671000000002</text:p>
          </table:table-cell>
          <table:table-cell office:value-type="float" office:value="0.237087000000002" calcext:value-type="float">
            <text:p>0.237087000000002</text:p>
          </table:table-cell>
          <table:table-cell office:value-type="float" office:value="3.11181020736694" calcext:value-type="float">
            <text:p>3.11181020736694</text:p>
          </table:table-cell>
          <table:table-cell office:value-type="float" office:value="4.744008" calcext:value-type="float">
            <text:p>4.744008</text:p>
          </table:table-cell>
          <table:table-cell office:value-type="float" office:value="0.00112000000000023" calcext:value-type="float">
            <text:p>0.00112</text:p>
          </table:table-cell>
          <table:table-cell office:value-type="float" office:value="4.994557" calcext:value-type="float">
            <text:p>4.994557</text:p>
          </table:table-cell>
          <table:table-cell office:value-type="float" office:value="0.449284999999996" calcext:value-type="float">
            <text:p>0.449284999999996</text:p>
          </table:table-cell>
          <table:table-cell office:value-type="float" office:value="0.0194079999999985" calcext:value-type="float">
            <text:p>0.019407999999999</text:p>
          </table:table-cell>
          <table:table-cell office:value-type="float" office:value="0.0680800000000019" calcext:value-type="float">
            <text:p>0.068080000000002</text:p>
          </table:table-cell>
          <table:table-cell office:value-type="float" office:value="0" calcext:value-type="float">
            <text:p>0</text:p>
          </table:table-cell>
          <table:table-cell office:value-type="float" office:value="0.0205619999999982" calcext:value-type="float">
            <text:p>0.020561999999998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428000000004" calcext:value-type="float">
            <text:p>0.120428000000004</text:p>
          </table:table-cell>
          <table:table-cell office:value-type="float" office:value="0.00166800000000222" calcext:value-type="float">
            <text:p>0.001668000000002</text:p>
          </table:table-cell>
          <table:table-cell office:value-type="float" office:value="0.229742000000002" calcext:value-type="float">
            <text:p>0.229742000000002</text:p>
          </table:table-cell>
          <table:table-cell office:value-type="float" office:value="3.23791766166687" calcext:value-type="float">
            <text:p>3.23791766166687</text:p>
          </table:table-cell>
          <table:table-cell office:value-type="float" office:value="6.03418" calcext:value-type="float">
            <text:p>6.03418</text:p>
          </table:table-cell>
          <table:table-cell office:value-type="float" office:value="0.0011170000000007" calcext:value-type="float">
            <text:p>0.001117000000001</text:p>
          </table:table-cell>
          <table:table-cell office:value-type="float" office:value="4.559974" calcext:value-type="float">
            <text:p>4.559974</text:p>
          </table:table-cell>
          <table:table-cell office:value-type="float" office:value="0.499603999999991" calcext:value-type="float">
            <text:p>0.499603999999991</text:p>
          </table:table-cell>
          <table:table-cell office:value-type="float" office:value="0.0191949999999963" calcext:value-type="float">
            <text:p>0.019194999999996</text:p>
          </table:table-cell>
          <table:table-cell office:value-type="float" office:value="0.065527000000003" calcext:value-type="float">
            <text:p>0.065527000000003</text:p>
          </table:table-cell>
          <table:table-cell office:value-type="float" office:value="0" calcext:value-type="float">
            <text:p>0</text:p>
          </table:table-cell>
          <table:table-cell office:value-type="float" office:value="0.026843999999997" calcext:value-type="float">
            <text:p>0.02684399999999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683" calcext:value-type="float">
            <text:p>0.117683</text:p>
          </table:table-cell>
          <table:table-cell office:value-type="float" office:value="0.00167299999999671" calcext:value-type="float">
            <text:p>0.001672999999997</text:p>
          </table:table-cell>
          <table:table-cell office:value-type="float" office:value="0.226686000000001" calcext:value-type="float">
            <text:p>0.226686000000001</text:p>
          </table:table-cell>
          <table:table-cell office:value-type="float" office:value="3.14057230949402" calcext:value-type="float">
            <text:p>3.14057230949402</text:p>
          </table:table-cell>
          <table:table-cell office:value-type="float" office:value="4.97088099999999" calcext:value-type="float">
            <text:p>4.97088099999999</text:p>
          </table:table-cell>
          <table:table-cell office:value-type="float" office:value="0.00049300000000585" calcext:value-type="float">
            <text:p>0.000493000000006</text:p>
          </table:table-cell>
          <table:table-cell office:value-type="float" office:value="9.072301" calcext:value-type="float">
            <text:p>9.072301</text:p>
          </table:table-cell>
          <table:table-cell office:value-type="float" office:value="0.480107000000004" calcext:value-type="float">
            <text:p>0.480107000000004</text:p>
          </table:table-cell>
          <table:table-cell office:value-type="float" office:value="0.0188270000000017" calcext:value-type="float">
            <text:p>0.018827000000002</text:p>
          </table:table-cell>
          <table:table-cell office:value-type="float" office:value="0.0696799999999911" calcext:value-type="float">
            <text:p>0.069679999999991</text:p>
          </table:table-cell>
          <table:table-cell office:value-type="float" office:value="0" calcext:value-type="float">
            <text:p>0</text:p>
          </table:table-cell>
          <table:table-cell office:value-type="float" office:value="0.00804200000000321" calcext:value-type="float">
            <text:p>0.008042000000003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20553000000001" calcext:value-type="float">
            <text:p>0.120553000000001</text:p>
          </table:table-cell>
          <table:table-cell office:value-type="float" office:value="0.00168600000000652" calcext:value-type="float">
            <text:p>0.001686000000007</text:p>
          </table:table-cell>
          <table:table-cell office:value-type="float" office:value="0.237439999999992" calcext:value-type="float">
            <text:p>0.237439999999992</text:p>
          </table:table-cell>
          <table:table-cell office:value-type="float" office:value="3.17237305641174" calcext:value-type="float">
            <text:p>3.17237305641174</text:p>
          </table:table-cell>
          <table:table-cell office:value-type="float" office:value="5.10389500000001" calcext:value-type="float">
            <text:p>5.10389500000001</text:p>
          </table:table-cell>
          <table:table-cell office:value-type="float" office:value="0.00111199999999201" calcext:value-type="float">
            <text:p>0.001111999999992</text:p>
          </table:table-cell>
          <table:table-cell office:value-type="float" office:value="4.73823700000001" calcext:value-type="float">
            <text:p>4.73823700000001</text:p>
          </table:table-cell>
          <table:table-cell office:value-type="float" office:value="0.443260999999993" calcext:value-type="float">
            <text:p>0.443260999999993</text:p>
          </table:table-cell>
          <table:table-cell office:value-type="float" office:value="0.0193469999999962" calcext:value-type="float">
            <text:p>0.019346999999996</text:p>
          </table:table-cell>
          <table:table-cell office:value-type="float" office:value="0.071329999999989" calcext:value-type="float">
            <text:p>0.071329999999989</text:p>
          </table:table-cell>
          <table:table-cell office:value-type="float" office:value="0" calcext:value-type="float">
            <text:p>0</text:p>
          </table:table-cell>
          <table:table-cell office:value-type="float" office:value="0.0151570000000021" calcext:value-type="float">
            <text:p>0.015157000000002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867000000004" calcext:value-type="float">
            <text:p>0.120867000000004</text:p>
          </table:table-cell>
          <table:table-cell office:value-type="float" office:value="0.00166899999999259" calcext:value-type="float">
            <text:p>0.001668999999993</text:p>
          </table:table-cell>
          <table:table-cell office:value-type="float" office:value="0.237320999999994" calcext:value-type="float">
            <text:p>0.237320999999994</text:p>
          </table:table-cell>
          <table:table-cell office:value-type="float" office:value="3.23531556129456" calcext:value-type="float">
            <text:p>3.23531556129456</text:p>
          </table:table-cell>
          <table:table-cell office:value-type="float" office:value="4.74779600000001" calcext:value-type="float">
            <text:p>4.74779600000001</text:p>
          </table:table-cell>
          <table:table-cell office:value-type="float" office:value="0.00112500000000182" calcext:value-type="float">
            <text:p>0.001125000000002</text:p>
          </table:table-cell>
          <table:table-cell office:value-type="float" office:value="5.018428" calcext:value-type="float">
            <text:p>5.018428</text:p>
          </table:table-cell>
          <table:table-cell office:value-type="float" office:value="0.536676999999997" calcext:value-type="float">
            <text:p>0.536676999999997</text:p>
          </table:table-cell>
          <table:table-cell office:value-type="float" office:value="0.0192699999999917" calcext:value-type="float">
            <text:p>0.019269999999992</text:p>
          </table:table-cell>
          <table:table-cell office:value-type="float" office:value="0.0678220000000067" calcext:value-type="float">
            <text:p>0.067822000000007</text:p>
          </table:table-cell>
          <table:table-cell office:value-type="float" office:value="0" calcext:value-type="float">
            <text:p>0</text:p>
          </table:table-cell>
          <table:table-cell office:value-type="float" office:value="0.0216629999999896" calcext:value-type="float">
            <text:p>0.02166299999999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964999999998" calcext:value-type="float">
            <text:p>0.120964999999998</text:p>
          </table:table-cell>
          <table:table-cell office:value-type="float" office:value="0.00165699999999447" calcext:value-type="float">
            <text:p>0.001656999999994</text:p>
          </table:table-cell>
          <table:table-cell office:value-type="float" office:value="0.230642000000003" calcext:value-type="float">
            <text:p>0.230642000000003</text:p>
          </table:table-cell>
          <table:table-cell office:value-type="float" office:value="3.42566967010498" calcext:value-type="float">
            <text:p>3.42566967010498</text:p>
          </table:table-cell>
          <table:table-cell office:value-type="float" office:value="6.073003" calcext:value-type="float">
            <text:p>6.073003</text:p>
          </table:table-cell>
          <table:table-cell office:value-type="float" office:value="0.00112899999999172" calcext:value-type="float">
            <text:p>0.001128999999992</text:p>
          </table:table-cell>
          <table:table-cell office:value-type="float" office:value="4.547235" calcext:value-type="float">
            <text:p>4.547235</text:p>
          </table:table-cell>
          <table:table-cell office:value-type="float" office:value="0.500500999999986" calcext:value-type="float">
            <text:p>0.500500999999986</text:p>
          </table:table-cell>
          <table:table-cell office:value-type="float" office:value="0.0193940000000055" calcext:value-type="float">
            <text:p>0.019394000000006</text:p>
          </table:table-cell>
          <table:table-cell office:value-type="float" office:value="0.0658950000000402" calcext:value-type="float">
            <text:p>0.06589500000004</text:p>
          </table:table-cell>
          <table:table-cell office:value-type="float" office:value="0" calcext:value-type="float">
            <text:p>0</text:p>
          </table:table-cell>
          <table:table-cell office:value-type="float" office:value="0.0261159999999734" calcext:value-type="float">
            <text:p>0.026115999999973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856000000018" calcext:value-type="float">
            <text:p>0.117856000000018</text:p>
          </table:table-cell>
          <table:table-cell office:value-type="float" office:value="0.00166999999999007" calcext:value-type="float">
            <text:p>0.00166999999999</text:p>
          </table:table-cell>
          <table:table-cell office:value-type="float" office:value="0.228807999999987" calcext:value-type="float">
            <text:p>0.228807999999987</text:p>
          </table:table-cell>
          <table:table-cell office:value-type="float" office:value="3.08230686187744" calcext:value-type="float">
            <text:p>3.08230686187744</text:p>
          </table:table-cell>
          <table:table-cell office:value-type="float" office:value="5.01557600000001" calcext:value-type="float">
            <text:p>5.01557600000001</text:p>
          </table:table-cell>
          <table:table-cell office:value-type="float" office:value="0.000500999999985652" calcext:value-type="float">
            <text:p>0.000500999999986</text:p>
          </table:table-cell>
          <table:table-cell office:value-type="float" office:value="9.102777" calcext:value-type="float">
            <text:p>9.102777</text:p>
          </table:table-cell>
          <table:table-cell office:value-type="float" office:value="0.486387000000008" calcext:value-type="float">
            <text:p>0.486387000000008</text:p>
          </table:table-cell>
          <table:table-cell office:value-type="float" office:value="0.0193109999999876" calcext:value-type="float">
            <text:p>0.019310999999988</text:p>
          </table:table-cell>
          <table:table-cell office:value-type="float" office:value="0.069896" calcext:value-type="float">
            <text:p>0.069896</text:p>
          </table:table-cell>
          <table:table-cell office:value-type="float" office:value="0" calcext:value-type="float">
            <text:p>0</text:p>
          </table:table-cell>
          <table:table-cell office:value-type="float" office:value="0.00784799999999564" calcext:value-type="float">
            <text:p>0.007847999999996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553999999999" calcext:value-type="float">
            <text:p>0.120553999999999</text:p>
          </table:table-cell>
          <table:table-cell office:value-type="float" office:value="0.00167799999999829" calcext:value-type="float">
            <text:p>0.001677999999998</text:p>
          </table:table-cell>
          <table:table-cell office:value-type="float" office:value="0.315708999999998" calcext:value-type="float">
            <text:p>0.315708999999998</text:p>
          </table:table-cell>
          <table:table-cell office:value-type="float" office:value="3.15986466407776" calcext:value-type="float">
            <text:p>3.15986466407776</text:p>
          </table:table-cell>
          <table:table-cell office:value-type="float" office:value="5.12725499999999" calcext:value-type="float">
            <text:p>5.12725499999999</text:p>
          </table:table-cell>
          <table:table-cell office:value-type="float" office:value="0.00109900000001062" calcext:value-type="float">
            <text:p>0.001099000000011</text:p>
          </table:table-cell>
          <table:table-cell office:value-type="float" office:value="4.73431000000002" calcext:value-type="float">
            <text:p>4.73431000000002</text:p>
          </table:table-cell>
          <table:table-cell office:value-type="float" office:value="0.442176999999987" calcext:value-type="float">
            <text:p>0.442176999999987</text:p>
          </table:table-cell>
          <table:table-cell office:value-type="float" office:value="0.0196289999999806" calcext:value-type="float">
            <text:p>0.019628999999981</text:p>
          </table:table-cell>
          <table:table-cell office:value-type="float" office:value="0.0725250000000415" calcext:value-type="float">
            <text:p>0.072525000000042</text:p>
          </table:table-cell>
          <table:table-cell office:value-type="float" office:value="0" calcext:value-type="float">
            <text:p>0</text:p>
          </table:table-cell>
          <table:table-cell office:value-type="float" office:value="0.0152849999999773" calcext:value-type="float">
            <text:p>0.015284999999977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159299999999" calcext:value-type="float">
            <text:p>0.12159299999999</text:p>
          </table:table-cell>
          <table:table-cell office:value-type="float" office:value="0.00168200000001661" calcext:value-type="float">
            <text:p>0.001682000000017</text:p>
          </table:table-cell>
          <table:table-cell office:value-type="float" office:value="0.237442999999985" calcext:value-type="float">
            <text:p>0.237442999999985</text:p>
          </table:table-cell>
          <table:table-cell office:value-type="float" office:value="3.22457408905029" calcext:value-type="float">
            <text:p>3.22457408905029</text:p>
          </table:table-cell>
          <table:table-cell office:value-type="float" office:value="4.744911" calcext:value-type="float">
            <text:p>4.744911</text:p>
          </table:table-cell>
          <table:table-cell office:value-type="float" office:value="0.00114100000001827" calcext:value-type="float">
            <text:p>0.001141000000018</text:p>
          </table:table-cell>
          <table:table-cell office:value-type="float" office:value="4.985759" calcext:value-type="float">
            <text:p>4.985759</text:p>
          </table:table-cell>
          <table:table-cell office:value-type="float" office:value="0.449719000000016" calcext:value-type="float">
            <text:p>0.449719000000016</text:p>
          </table:table-cell>
          <table:table-cell office:value-type="float" office:value="0.0197740000000124" calcext:value-type="float">
            <text:p>0.019774000000012</text:p>
          </table:table-cell>
          <table:table-cell office:value-type="float" office:value="0.0682970000000012" calcext:value-type="float">
            <text:p>0.068297000000001</text:p>
          </table:table-cell>
          <table:table-cell office:value-type="float" office:value="0" calcext:value-type="float">
            <text:p>0</text:p>
          </table:table-cell>
          <table:table-cell office:value-type="float" office:value="0.0213899999999967" calcext:value-type="float">
            <text:p>0.021389999999997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784000000015" calcext:value-type="float">
            <text:p>0.120784000000015</text:p>
          </table:table-cell>
          <table:table-cell office:value-type="float" office:value="0.00164699999999129" calcext:value-type="float">
            <text:p>0.001646999999991</text:p>
          </table:table-cell>
          <table:table-cell office:value-type="float" office:value="0.230530999999985" calcext:value-type="float">
            <text:p>0.230530999999985</text:p>
          </table:table-cell>
          <table:table-cell office:value-type="float" office:value="3.32651090621948" calcext:value-type="float">
            <text:p>3.32651090621948</text:p>
          </table:table-cell>
          <table:table-cell office:value-type="float" office:value="6.07207099999999" calcext:value-type="float">
            <text:p>6.07207099999999</text:p>
          </table:table-cell>
          <table:table-cell office:value-type="float" office:value="0.00113099999998667" calcext:value-type="float">
            <text:p>0.001130999999987</text:p>
          </table:table-cell>
          <table:table-cell office:value-type="float" office:value="4.53235100000001" calcext:value-type="float">
            <text:p>4.53235100000001</text:p>
          </table:table-cell>
          <table:table-cell office:value-type="float" office:value="0.502239000000003" calcext:value-type="float">
            <text:p>0.502239000000003</text:p>
          </table:table-cell>
          <table:table-cell office:value-type="float" office:value="0.0192049999999995" calcext:value-type="float">
            <text:p>0.019205</text:p>
          </table:table-cell>
          <table:table-cell office:value-type="float" office:value="0.0656829999999786" calcext:value-type="float">
            <text:p>0.065682999999979</text:p>
          </table:table-cell>
          <table:table-cell office:value-type="float" office:value="0" calcext:value-type="float">
            <text:p>0</text:p>
          </table:table-cell>
          <table:table-cell office:value-type="float" office:value="0.0273130000000208" calcext:value-type="float">
            <text:p>0.027313000000021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80];[.C84];[.C88])" office:value-type="float" office:value="0.115959333333339" calcext:value-type="float">
            <text:p>0.115959333333339</text:p>
          </table:table-cell>
          <table:table-cell table:style-name="ce3" table:formula="of:=AVERAGE([.D80];[.D84];[.D88])" office:value-type="float" office:value="0.0016729999999956" calcext:value-type="float">
            <text:p>0.001672999999996</text:p>
          </table:table-cell>
          <table:table-cell table:style-name="ce3" table:formula="of:=AVERAGE([.E80];[.E84];[.E88])" office:value-type="float" office:value="0.228163333333329" calcext:value-type="float">
            <text:p>0.228163333333329</text:p>
          </table:table-cell>
          <table:table-cell table:style-name="ce3" table:formula="of:=AVERAGE([.F80];[.F84];[.F88])" office:value-type="float" office:value="3.10833565394084" calcext:value-type="float">
            <text:p>3.10833565394084</text:p>
          </table:table-cell>
          <table:table-cell table:style-name="ce3" table:formula="of:=AVERAGE([.G80];[.G84];[.G88])" office:value-type="float" office:value="5.04719333333333" calcext:value-type="float">
            <text:p>5.04719333333333</text:p>
          </table:table-cell>
          <table:table-cell table:style-name="ce3" table:formula="of:=AVERAGE([.H80];[.H84];[.H88])" office:value-type="float" office:value="0.000545666666663891" calcext:value-type="float">
            <text:p>0.000545666666664</text:p>
          </table:table-cell>
          <table:table-cell table:style-name="ce3" table:formula="of:=AVERAGE([.I80];[.I84];[.I88])" office:value-type="float" office:value="9.03049" calcext:value-type="float">
            <text:p>9.03049</text:p>
          </table:table-cell>
          <table:table-cell table:style-name="ce3" table:formula="of:=AVERAGE([.J80];[.J84];[.J88])" office:value-type="float" office:value="0.477682666666671" calcext:value-type="float">
            <text:p>0.477682666666671</text:p>
          </table:table-cell>
          <table:table-cell table:style-name="ce3" table:formula="of:=AVERAGE([.K80];[.K84];[.K88])" office:value-type="float" office:value="0.0189113333333305" calcext:value-type="float">
            <text:p>0.018911333333331</text:p>
          </table:table-cell>
          <table:table-cell table:style-name="ce3" table:formula="of:=AVERAGE([.L80];[.L84];[.L88])" office:value-type="float" office:value="0.0697079999999962" calcext:value-type="float">
            <text:p>0.069707999999996</text:p>
          </table:table-cell>
          <table:table-cell table:style-name="ce3" table:formula="of:=AVERAGE([.M80];[.M84];[.M88])" office:value-type="float" office:value="0" calcext:value-type="float">
            <text:p>0</text:p>
          </table:table-cell>
          <table:table-cell table:style-name="ce3" table:formula="of:=AVERAGE([.N80];[.N84];[.N88])" office:value-type="float" office:value="0.00776733333333368" calcext:value-type="float">
            <text:p>0.007767333333334</text:p>
          </table:table-cell>
          <table:table-cell table:style-name="ce4" table:formula="of:=SUM([.C92:.N92])" office:value-type="float" office:value="18.1064296539408" calcext:value-type="float">
            <text:p>18.106429653940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81];[.C85];[.C89])" office:value-type="float" office:value="0.120440333333334" calcext:value-type="float">
            <text:p>0.120440333333334</text:p>
          </table:table-cell>
          <table:table-cell table:style-name="ce3" table:formula="of:=AVERAGE([.D81];[.D85];[.D89])" office:value-type="float" office:value="0.00167400000000247" calcext:value-type="float">
            <text:p>0.001674000000002</text:p>
          </table:table-cell>
          <table:table-cell table:style-name="ce3" table:formula="of:=AVERAGE([.E81];[.E85];[.E89])" office:value-type="float" office:value="0.288774666666663" calcext:value-type="float">
            <text:p>0.288774666666663</text:p>
          </table:table-cell>
          <table:table-cell table:style-name="ce3" table:formula="of:=AVERAGE([.F81];[.F85];[.F89])" office:value-type="float" office:value="3.13105185826619" calcext:value-type="float">
            <text:p>3.13105185826619</text:p>
          </table:table-cell>
          <table:table-cell table:style-name="ce3" table:formula="of:=AVERAGE([.G81];[.G85];[.G89])" office:value-type="float" office:value="5.09530633333333" calcext:value-type="float">
            <text:p>5.09530633333333</text:p>
          </table:table-cell>
          <table:table-cell table:style-name="ce3" table:formula="of:=AVERAGE([.H81];[.H85];[.H89])" office:value-type="float" office:value="0.00119800000000107" calcext:value-type="float">
            <text:p>0.001198000000001</text:p>
          </table:table-cell>
          <table:table-cell table:style-name="ce3" table:formula="of:=AVERAGE([.I81];[.I85];[.I89])" office:value-type="float" office:value="4.71326233333334" calcext:value-type="float">
            <text:p>4.71326233333334</text:p>
          </table:table-cell>
          <table:table-cell table:style-name="ce3" table:formula="of:=AVERAGE([.J81];[.J85];[.J89])" office:value-type="float" office:value="0.442043666666659" calcext:value-type="float">
            <text:p>0.442043666666659</text:p>
          </table:table-cell>
          <table:table-cell table:style-name="ce3" table:formula="of:=AVERAGE([.K81];[.K85];[.K89])" office:value-type="float" office:value="0.0194489999999921" calcext:value-type="float">
            <text:p>0.019448999999992</text:p>
          </table:table-cell>
          <table:table-cell table:style-name="ce3" table:formula="of:=AVERAGE([.L81];[.L85];[.L89])" office:value-type="float" office:value="0.0717853333333428" calcext:value-type="float">
            <text:p>0.071785333333343</text:p>
          </table:table-cell>
          <table:table-cell table:style-name="ce3" table:formula="of:=AVERAGE([.M81];[.M85];[.M89])" office:value-type="float" office:value="0" calcext:value-type="float">
            <text:p>0</text:p>
          </table:table-cell>
          <table:table-cell table:style-name="ce3" table:formula="of:=AVERAGE([.N81];[.N85];[.N89])" office:value-type="float" office:value="0.015132999999994" calcext:value-type="float">
            <text:p>0.015132999999994</text:p>
          </table:table-cell>
          <table:table-cell table:style-name="ce4" table:formula="of:=SUM([.C93:.N93])" office:value-type="float" office:value="13.9001185249329" calcext:value-type="float">
            <text:p>13.9001185249329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82];[.C86];[.C90])" office:value-type="float" office:value="0.120926999999997" calcext:value-type="float">
            <text:p>0.120926999999997</text:p>
          </table:table-cell>
          <table:table-cell table:style-name="ce3" table:formula="of:=AVERAGE([.D82];[.D86];[.D90])" office:value-type="float" office:value="0.00167400000000365" calcext:value-type="float">
            <text:p>0.001674000000004</text:p>
          </table:table-cell>
          <table:table-cell table:style-name="ce3" table:formula="of:=AVERAGE([.E82];[.E86];[.E90])" office:value-type="float" office:value="0.23728366666666" calcext:value-type="float">
            <text:p>0.23728366666666</text:p>
          </table:table-cell>
          <table:table-cell table:style-name="ce3" table:formula="of:=AVERAGE([.F82];[.F86];[.F90])" office:value-type="float" office:value="3.19056661923726" calcext:value-type="float">
            <text:p>3.19056661923726</text:p>
          </table:table-cell>
          <table:table-cell table:style-name="ce3" table:formula="of:=AVERAGE([.G82];[.G86];[.G90])" office:value-type="float" office:value="4.74557166666667" calcext:value-type="float">
            <text:p>4.74557166666667</text:p>
          </table:table-cell>
          <table:table-cell table:style-name="ce3" table:formula="of:=AVERAGE([.H82];[.H86];[.H90])" office:value-type="float" office:value="0.00112866666667344" calcext:value-type="float">
            <text:p>0.001128666666673</text:p>
          </table:table-cell>
          <table:table-cell table:style-name="ce3" table:formula="of:=AVERAGE([.I82];[.I86];[.I90])" office:value-type="float" office:value="4.99958133333333" calcext:value-type="float">
            <text:p>4.99958133333333</text:p>
          </table:table-cell>
          <table:table-cell table:style-name="ce3" table:formula="of:=AVERAGE([.J82];[.J86];[.J90])" office:value-type="float" office:value="0.478560333333336" calcext:value-type="float">
            <text:p>0.478560333333336</text:p>
          </table:table-cell>
          <table:table-cell table:style-name="ce3" table:formula="of:=AVERAGE([.K82];[.K86];[.K90])" office:value-type="float" office:value="0.0194840000000009" calcext:value-type="float">
            <text:p>0.019484000000001</text:p>
          </table:table-cell>
          <table:table-cell table:style-name="ce3" table:formula="of:=AVERAGE([.L82];[.L86];[.L90])" office:value-type="float" office:value="0.0680663333333366" calcext:value-type="float">
            <text:p>0.068066333333337</text:p>
          </table:table-cell>
          <table:table-cell table:style-name="ce3" table:formula="of:=AVERAGE([.M82];[.M86];[.M90])" office:value-type="float" office:value="0" calcext:value-type="float">
            <text:p>0</text:p>
          </table:table-cell>
          <table:table-cell table:style-name="ce3" table:formula="of:=AVERAGE([.N82];[.N86];[.N90])" office:value-type="float" office:value="0.0212049999999948" calcext:value-type="float">
            <text:p>0.021204999999995</text:p>
          </table:table-cell>
          <table:table-cell table:style-name="ce4" table:formula="of:=SUM([.C94:.N94])" office:value-type="float" office:value="13.8840486192373" calcext:value-type="float">
            <text:p>13.8840486192373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83];[.C87];[.C91])" office:value-type="float" office:value="0.120725666666672" calcext:value-type="float">
            <text:p>0.120725666666672</text:p>
          </table:table-cell>
          <table:table-cell table:style-name="ce3" table:formula="of:=AVERAGE([.D83];[.D87];[.D91])" office:value-type="float" office:value="0.00165733333332933" calcext:value-type="float">
            <text:p>0.001657333333329</text:p>
          </table:table-cell>
          <table:table-cell table:style-name="ce3" table:formula="of:=AVERAGE([.E83];[.E87];[.E91])" office:value-type="float" office:value="0.230304999999997" calcext:value-type="float">
            <text:p>0.230304999999997</text:p>
          </table:table-cell>
          <table:table-cell table:style-name="ce3" table:formula="of:=AVERAGE([.F83];[.F87];[.F91])" office:value-type="float" office:value="3.33003274599711" calcext:value-type="float">
            <text:p>3.33003274599711</text:p>
          </table:table-cell>
          <table:table-cell table:style-name="ce3" table:formula="of:=AVERAGE([.G83];[.G87];[.G91])" office:value-type="float" office:value="6.05975133333333" calcext:value-type="float">
            <text:p>6.05975133333333</text:p>
          </table:table-cell>
          <table:table-cell table:style-name="ce3" table:formula="of:=AVERAGE([.H83];[.H87];[.H91])" office:value-type="float" office:value="0.0011256666666597" calcext:value-type="float">
            <text:p>0.00112566666666</text:p>
          </table:table-cell>
          <table:table-cell table:style-name="ce3" table:formula="of:=AVERAGE([.I83];[.I87];[.I91])" office:value-type="float" office:value="4.54652" calcext:value-type="float">
            <text:p>4.54652</text:p>
          </table:table-cell>
          <table:table-cell table:style-name="ce3" table:formula="of:=AVERAGE([.J83];[.J87];[.J91])" office:value-type="float" office:value="0.500781333333327" calcext:value-type="float">
            <text:p>0.500781333333327</text:p>
          </table:table-cell>
          <table:table-cell table:style-name="ce3" table:formula="of:=AVERAGE([.K83];[.K87];[.K91])" office:value-type="float" office:value="0.0192646666666671" calcext:value-type="float">
            <text:p>0.019264666666667</text:p>
          </table:table-cell>
          <table:table-cell table:style-name="ce3" table:formula="of:=AVERAGE([.L83];[.L87];[.L91])" office:value-type="float" office:value="0.0657016666666739" calcext:value-type="float">
            <text:p>0.065701666666674</text:p>
          </table:table-cell>
          <table:table-cell table:style-name="ce3" table:formula="of:=AVERAGE([.M83];[.M87];[.M91])" office:value-type="float" office:value="0" calcext:value-type="float">
            <text:p>0</text:p>
          </table:table-cell>
          <table:table-cell table:style-name="ce3" table:formula="of:=AVERAGE([.N83];[.N87];[.N91])" office:value-type="float" office:value="0.0267576666666637" calcext:value-type="float">
            <text:p>0.026757666666664</text:p>
          </table:table-cell>
          <table:table-cell table:style-name="ce4" table:formula="of:=SUM([.C95:.N95])" office:value-type="float" office:value="14.9026230793304" calcext:value-type="float">
            <text:p>14.9026230793304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92:.C95])" office:value-type="float" office:value="0.478052333333342" calcext:value-type="float">
            <text:p>0.478052333333342</text:p>
          </table:table-cell>
          <table:table-cell table:style-name="ce1" table:formula="of:=SUM([.D92:.D95])" office:value-type="float" office:value="0.00667833333333104" calcext:value-type="float">
            <text:p>0.006678333333331</text:p>
          </table:table-cell>
          <table:table-cell table:style-name="ce1" table:formula="of:=SUM([.E92:.E95])" office:value-type="float" office:value="0.984526666666649" calcext:value-type="float">
            <text:p>0.984526666666649</text:p>
          </table:table-cell>
          <table:table-cell table:style-name="ce1" table:formula="of:=SUM([.F92:.F95])" office:value-type="float" office:value="12.7599868774414" calcext:value-type="float">
            <text:p>12.7599868774414</text:p>
          </table:table-cell>
          <table:table-cell table:style-name="ce1" table:formula="of:=SUM([.G92:.G95])" office:value-type="float" office:value="20.9478226666667" calcext:value-type="float">
            <text:p>20.9478226666667</text:p>
          </table:table-cell>
          <table:table-cell table:style-name="ce1" table:formula="of:=SUM([.H92:.H95])" office:value-type="float" office:value="0.0039979999999981" calcext:value-type="float">
            <text:p>0.003997999999998</text:p>
          </table:table-cell>
          <table:table-cell table:style-name="ce1" table:formula="of:=SUM([.I92:.I95])" office:value-type="float" office:value="23.2898536666667" calcext:value-type="float">
            <text:p>23.2898536666667</text:p>
          </table:table-cell>
          <table:table-cell table:style-name="ce1" table:formula="of:=SUM([.J92:.J95])" office:value-type="float" office:value="1.89906799999999" calcext:value-type="float">
            <text:p>1.89906799999999</text:p>
          </table:table-cell>
          <table:table-cell table:style-name="ce1" table:formula="of:=SUM([.K92:.K95])" office:value-type="float" office:value="0.0771089999999906" calcext:value-type="float">
            <text:p>0.077108999999991</text:p>
          </table:table-cell>
          <table:table-cell table:style-name="ce1" table:formula="of:=SUM([.L92:.L95])" office:value-type="float" office:value="0.275261333333349" calcext:value-type="float">
            <text:p>0.275261333333349</text:p>
          </table:table-cell>
          <table:table-cell table:style-name="ce1" table:formula="of:=SUM([.M92:.M95])" office:value-type="float" office:value="0" calcext:value-type="float">
            <text:p>0</text:p>
          </table:table-cell>
          <table:table-cell table:style-name="ce1" table:formula="of:=SUM([.N92:.N95])" office:value-type="float" office:value="0.0708629999999863" calcext:value-type="float">
            <text:p>0.070862999999986</text:p>
          </table:table-cell>
          <table:table-cell table:style-name="ce1" table:formula="of:=SUM([.C96:.N96])" office:value-type="float" office:value="60.7932198774414" calcext:value-type="float">
            <text:p>60.7932198774414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1127" calcext:value-type="float">
            <text:p>0.111127</text:p>
          </table:table-cell>
          <table:table-cell office:value-type="float" office:value="0.00168600000000008" calcext:value-type="float">
            <text:p>0.001686</text:p>
          </table:table-cell>
          <table:table-cell office:value-type="float" office:value="0.227367" calcext:value-type="float">
            <text:p>0.227367</text:p>
          </table:table-cell>
          <table:table-cell office:value-type="float" office:value="3.04045581817627" calcext:value-type="float">
            <text:p>3.04045581817627</text:p>
          </table:table-cell>
          <table:table-cell office:value-type="float" office:value="5.036526" calcext:value-type="float">
            <text:p>5.036526</text:p>
          </table:table-cell>
          <table:table-cell office:value-type="float" office:value="0.000629999999999242" calcext:value-type="float">
            <text:p>0.000629999999999</text:p>
          </table:table-cell>
          <table:table-cell office:value-type="float" office:value="8.991767" calcext:value-type="float">
            <text:p>8.991767</text:p>
          </table:table-cell>
          <table:table-cell office:value-type="float" office:value="0.466044" calcext:value-type="float">
            <text:p>0.466044</text:p>
          </table:table-cell>
          <table:table-cell office:value-type="float" office:value="0.0186899999999994" calcext:value-type="float">
            <text:p>0.018689999999999</text:p>
          </table:table-cell>
          <table:table-cell office:value-type="float" office:value="0.0696890000000003" calcext:value-type="float">
            <text:p>0.069689</text:p>
          </table:table-cell>
          <table:table-cell office:value-type="float" office:value="0" calcext:value-type="float">
            <text:p>0</text:p>
          </table:table-cell>
          <table:table-cell office:value-type="float" office:value="0.00744699999999909" calcext:value-type="float">
            <text:p>0.007446999999999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752000000001" calcext:value-type="float">
            <text:p>0.118752000000001</text:p>
          </table:table-cell>
          <table:table-cell office:value-type="float" office:value="0.00167900000000287" calcext:value-type="float">
            <text:p>0.001679000000003</text:p>
          </table:table-cell>
          <table:table-cell office:value-type="float" office:value="0.403641" calcext:value-type="float">
            <text:p>0.403641</text:p>
          </table:table-cell>
          <table:table-cell office:value-type="float" office:value="4.34155559539795" calcext:value-type="float">
            <text:p>4.34155559539795</text:p>
          </table:table-cell>
          <table:table-cell office:value-type="float" office:value="10.482561" calcext:value-type="float">
            <text:p>10.482561</text:p>
          </table:table-cell>
          <table:table-cell office:value-type="float" office:value="0.0013230000000064" calcext:value-type="float">
            <text:p>0.001323000000006</text:p>
          </table:table-cell>
          <table:table-cell office:value-type="float" office:value="9.727697" calcext:value-type="float">
            <text:p>9.727697</text:p>
          </table:table-cell>
          <table:table-cell office:value-type="float" office:value="0.689034" calcext:value-type="float">
            <text:p>0.689034</text:p>
          </table:table-cell>
          <table:table-cell office:value-type="float" office:value="0.0225780000000029" calcext:value-type="float">
            <text:p>0.022578000000003</text:p>
          </table:table-cell>
          <table:table-cell office:value-type="float" office:value="0.489440999999992" calcext:value-type="float">
            <text:p>0.489440999999992</text:p>
          </table:table-cell>
          <table:table-cell office:value-type="float" office:value="0.0206340000000012" calcext:value-type="float">
            <text:p>0.020634000000001</text:p>
          </table:table-cell>
          <table:table-cell office:value-type="float" office:value="0.0145060000000044" calcext:value-type="float">
            <text:p>0.014506000000004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9571000000001" calcext:value-type="float">
            <text:p>0.119571000000001</text:p>
          </table:table-cell>
          <table:table-cell office:value-type="float" office:value="0.00166999999999717" calcext:value-type="float">
            <text:p>0.001669999999997</text:p>
          </table:table-cell>
          <table:table-cell office:value-type="float" office:value="0.37135" calcext:value-type="float">
            <text:p>0.37135</text:p>
          </table:table-cell>
          <table:table-cell office:value-type="float" office:value="5.62370443344116" calcext:value-type="float">
            <text:p>5.62370443344116</text:p>
          </table:table-cell>
          <table:table-cell office:value-type="float" office:value="14.170287" calcext:value-type="float">
            <text:p>14.170287</text:p>
          </table:table-cell>
          <table:table-cell office:value-type="float" office:value="0.00116700000000947" calcext:value-type="float">
            <text:p>0.001167000000009</text:p>
          </table:table-cell>
          <table:table-cell office:value-type="float" office:value="16.066975" calcext:value-type="float">
            <text:p>16.066975</text:p>
          </table:table-cell>
          <table:table-cell office:value-type="float" office:value="0.844093999999998" calcext:value-type="float">
            <text:p>0.844093999999998</text:p>
          </table:table-cell>
          <table:table-cell office:value-type="float" office:value="0.0243350000000078" calcext:value-type="float">
            <text:p>0.024335000000008</text:p>
          </table:table-cell>
          <table:table-cell office:value-type="float" office:value="0.658621000000025" calcext:value-type="float">
            <text:p>0.658621000000025</text:p>
          </table:table-cell>
          <table:table-cell office:value-type="float" office:value="0.0244979999999941" calcext:value-type="float">
            <text:p>0.024497999999994</text:p>
          </table:table-cell>
          <table:table-cell office:value-type="float" office:value="0.0202829999999921" calcext:value-type="float">
            <text:p>0.020282999999992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2294999999994" calcext:value-type="float">
            <text:p>0.122294999999994</text:p>
          </table:table-cell>
          <table:table-cell office:value-type="float" office:value="0.00167700000000082" calcext:value-type="float">
            <text:p>0.001677000000001</text:p>
          </table:table-cell>
          <table:table-cell office:value-type="float" office:value="0.417437000000007" calcext:value-type="float">
            <text:p>0.417437000000007</text:p>
          </table:table-cell>
          <table:table-cell office:value-type="float" office:value="6.91813945770264" calcext:value-type="float">
            <text:p>6.91813945770264</text:p>
          </table:table-cell>
          <table:table-cell office:value-type="float" office:value="20.816986" calcext:value-type="float">
            <text:p>20.816986</text:p>
          </table:table-cell>
          <table:table-cell office:value-type="float" office:value="0.0011870000000016" calcext:value-type="float">
            <text:p>0.001187000000002</text:p>
          </table:table-cell>
          <table:table-cell office:value-type="float" office:value="22.347739" calcext:value-type="float">
            <text:p>22.347739</text:p>
          </table:table-cell>
          <table:table-cell office:value-type="float" office:value="1.10413500000001" calcext:value-type="float">
            <text:p>1.10413500000001</text:p>
          </table:table-cell>
          <table:table-cell office:value-type="float" office:value="0.0266550000000052" calcext:value-type="float">
            <text:p>0.026655000000005</text:p>
          </table:table-cell>
          <table:table-cell office:value-type="float" office:value="0.810765000000032" calcext:value-type="float">
            <text:p>0.810765000000032</text:p>
          </table:table-cell>
          <table:table-cell office:value-type="float" office:value="0.028712999999982" calcext:value-type="float">
            <text:p>0.028712999999982</text:p>
          </table:table-cell>
          <table:table-cell office:value-type="float" office:value="0.0260099999999852" calcext:value-type="float">
            <text:p>0.02600999999998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6209999999995" calcext:value-type="float">
            <text:p>0.116209999999995</text:p>
          </table:table-cell>
          <table:table-cell office:value-type="float" office:value="0.00169299999998884" calcext:value-type="float">
            <text:p>0.001692999999989</text:p>
          </table:table-cell>
          <table:table-cell office:value-type="float" office:value="0.226175999999981" calcext:value-type="float">
            <text:p>0.226175999999981</text:p>
          </table:table-cell>
          <table:table-cell office:value-type="float" office:value="3.10191535949707" calcext:value-type="float">
            <text:p>3.10191535949707</text:p>
          </table:table-cell>
          <table:table-cell office:value-type="float" office:value="4.95701299999999" calcext:value-type="float">
            <text:p>4.95701299999999</text:p>
          </table:table-cell>
          <table:table-cell office:value-type="float" office:value="0.000498999999990701" calcext:value-type="float">
            <text:p>0.000498999999991</text:p>
          </table:table-cell>
          <table:table-cell office:value-type="float" office:value="9.12580199999999" calcext:value-type="float">
            <text:p>9.12580199999999</text:p>
          </table:table-cell>
          <table:table-cell office:value-type="float" office:value="0.479749999999996" calcext:value-type="float">
            <text:p>0.479749999999996</text:p>
          </table:table-cell>
          <table:table-cell office:value-type="float" office:value="0.0190920000000006" calcext:value-type="float">
            <text:p>0.019092000000001</text:p>
          </table:table-cell>
          <table:table-cell office:value-type="float" office:value="0.0703250000000253" calcext:value-type="float">
            <text:p>0.070325000000025</text:p>
          </table:table-cell>
          <table:table-cell office:value-type="float" office:value="0" calcext:value-type="float">
            <text:p>0</text:p>
          </table:table-cell>
          <table:table-cell office:value-type="float" office:value="0.00755300000000148" calcext:value-type="float">
            <text:p>0.007553000000001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45399999999" calcext:value-type="float">
            <text:p>0.11945399999999</text:p>
          </table:table-cell>
          <table:table-cell office:value-type="float" office:value="0.00168700000000399" calcext:value-type="float">
            <text:p>0.001687000000004</text:p>
          </table:table-cell>
          <table:table-cell office:value-type="float" office:value="0.331670000000003" calcext:value-type="float">
            <text:p>0.331670000000003</text:p>
          </table:table-cell>
          <table:table-cell office:value-type="float" office:value="4.5418107509613" calcext:value-type="float">
            <text:p>4.5418107509613</text:p>
          </table:table-cell>
          <table:table-cell office:value-type="float" office:value="10.284741" calcext:value-type="float">
            <text:p>10.284741</text:p>
          </table:table-cell>
          <table:table-cell office:value-type="float" office:value="0.00116400000001704" calcext:value-type="float">
            <text:p>0.001164000000017</text:p>
          </table:table-cell>
          <table:table-cell office:value-type="float" office:value="9.77509700000002" calcext:value-type="float">
            <text:p>9.77509700000002</text:p>
          </table:table-cell>
          <table:table-cell office:value-type="float" office:value="0.691915999999992" calcext:value-type="float">
            <text:p>0.691915999999992</text:p>
          </table:table-cell>
          <table:table-cell office:value-type="float" office:value="0.022783999999973" calcext:value-type="float">
            <text:p>0.022783999999973</text:p>
          </table:table-cell>
          <table:table-cell office:value-type="float" office:value="0.494917999999956" calcext:value-type="float">
            <text:p>0.494917999999956</text:p>
          </table:table-cell>
          <table:table-cell office:value-type="float" office:value="0.0207550000000083" calcext:value-type="float">
            <text:p>0.020755000000008</text:p>
          </table:table-cell>
          <table:table-cell office:value-type="float" office:value="0.0144930000000159" calcext:value-type="float">
            <text:p>0.014493000000016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345999999984" calcext:value-type="float">
            <text:p>0.120345999999984</text:p>
          </table:table-cell>
          <table:table-cell office:value-type="float" office:value="0.00167200000001344" calcext:value-type="float">
            <text:p>0.001672000000013</text:p>
          </table:table-cell>
          <table:table-cell office:value-type="float" office:value="0.373359999999991" calcext:value-type="float">
            <text:p>0.373359999999991</text:p>
          </table:table-cell>
          <table:table-cell office:value-type="float" office:value="5.96741604804993" calcext:value-type="float">
            <text:p>5.96741604804993</text:p>
          </table:table-cell>
          <table:table-cell office:value-type="float" office:value="13.781681" calcext:value-type="float">
            <text:p>13.781681</text:p>
          </table:table-cell>
          <table:table-cell office:value-type="float" office:value="0.00116199999999367" calcext:value-type="float">
            <text:p>0.001161999999994</text:p>
          </table:table-cell>
          <table:table-cell office:value-type="float" office:value="16.088415" calcext:value-type="float">
            <text:p>16.088415</text:p>
          </table:table-cell>
          <table:table-cell office:value-type="float" office:value="0.825896999999998" calcext:value-type="float">
            <text:p>0.825896999999998</text:p>
          </table:table-cell>
          <table:table-cell office:value-type="float" office:value="0.0245290000000011" calcext:value-type="float">
            <text:p>0.024529000000001</text:p>
          </table:table-cell>
          <table:table-cell office:value-type="float" office:value="0.655789999999996" calcext:value-type="float">
            <text:p>0.655789999999996</text:p>
          </table:table-cell>
          <table:table-cell office:value-type="float" office:value="0.0247390000000109" calcext:value-type="float">
            <text:p>0.024739000000011</text:p>
          </table:table-cell>
          <table:table-cell office:value-type="float" office:value="0.0205620000000124" calcext:value-type="float">
            <text:p>0.020562000000012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9886000000008" calcext:value-type="float">
            <text:p>0.119886000000008</text:p>
          </table:table-cell>
          <table:table-cell office:value-type="float" office:value="0.00167200000001344" calcext:value-type="float">
            <text:p>0.001672000000013</text:p>
          </table:table-cell>
          <table:table-cell office:value-type="float" office:value="0.41933499999999" calcext:value-type="float">
            <text:p>0.41933499999999</text:p>
          </table:table-cell>
          <table:table-cell office:value-type="float" office:value="7.31910872459412" calcext:value-type="float">
            <text:p>7.31910872459412</text:p>
          </table:table-cell>
          <table:table-cell office:value-type="float" office:value="20.979316" calcext:value-type="float">
            <text:p>20.979316</text:p>
          </table:table-cell>
          <table:table-cell office:value-type="float" office:value="0.00117199999999684" calcext:value-type="float">
            <text:p>0.001171999999997</text:p>
          </table:table-cell>
          <table:table-cell office:value-type="float" office:value="22.269244" calcext:value-type="float">
            <text:p>22.269244</text:p>
          </table:table-cell>
          <table:table-cell office:value-type="float" office:value="1.10057499999999" calcext:value-type="float">
            <text:p>1.10057499999999</text:p>
          </table:table-cell>
          <table:table-cell office:value-type="float" office:value="0.026286999999968" calcext:value-type="float">
            <text:p>0.026286999999968</text:p>
          </table:table-cell>
          <table:table-cell office:value-type="float" office:value="0.812763000000018" calcext:value-type="float">
            <text:p>0.812763000000018</text:p>
          </table:table-cell>
          <table:table-cell office:value-type="float" office:value="0.0280139999999847" calcext:value-type="float">
            <text:p>0.028013999999985</text:p>
          </table:table-cell>
          <table:table-cell office:value-type="float" office:value="0.0271050000000059" calcext:value-type="float">
            <text:p>0.027105000000006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920999999991" calcext:value-type="float">
            <text:p>0.116920999999991</text:p>
          </table:table-cell>
          <table:table-cell office:value-type="float" office:value="0.00167199999998502" calcext:value-type="float">
            <text:p>0.001671999999985</text:p>
          </table:table-cell>
          <table:table-cell office:value-type="float" office:value="0.22700900000001" calcext:value-type="float">
            <text:p>0.22700900000001</text:p>
          </table:table-cell>
          <table:table-cell office:value-type="float" office:value="3.09848499298096" calcext:value-type="float">
            <text:p>3.09848499298096</text:p>
          </table:table-cell>
          <table:table-cell office:value-type="float" office:value="4.996984" calcext:value-type="float">
            <text:p>4.996984</text:p>
          </table:table-cell>
          <table:table-cell office:value-type="float" office:value="0.000491000000010899" calcext:value-type="float">
            <text:p>0.000491000000011</text:p>
          </table:table-cell>
          <table:table-cell office:value-type="float" office:value="9.09736600000002" calcext:value-type="float">
            <text:p>9.09736600000002</text:p>
          </table:table-cell>
          <table:table-cell office:value-type="float" office:value="0.485705999999993" calcext:value-type="float">
            <text:p>0.485705999999993</text:p>
          </table:table-cell>
          <table:table-cell office:value-type="float" office:value="0.019188999999983" calcext:value-type="float">
            <text:p>0.019188999999983</text:p>
          </table:table-cell>
          <table:table-cell office:value-type="float" office:value="0.0704810000000293" calcext:value-type="float">
            <text:p>0.070481000000029</text:p>
          </table:table-cell>
          <table:table-cell office:value-type="float" office:value="0" calcext:value-type="float">
            <text:p>0</text:p>
          </table:table-cell>
          <table:table-cell office:value-type="float" office:value="0.00795999999996866" calcext:value-type="float">
            <text:p>0.007959999999969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9625999999982" calcext:value-type="float">
            <text:p>0.119625999999982</text:p>
          </table:table-cell>
          <table:table-cell office:value-type="float" office:value="0.00166400000000522" calcext:value-type="float">
            <text:p>0.001664000000005</text:p>
          </table:table-cell>
          <table:table-cell office:value-type="float" office:value="0.407332999999994" calcext:value-type="float">
            <text:p>0.407332999999994</text:p>
          </table:table-cell>
          <table:table-cell office:value-type="float" office:value="4.58128833770752" calcext:value-type="float">
            <text:p>4.58128833770752</text:p>
          </table:table-cell>
          <table:table-cell office:value-type="float" office:value="10.321934" calcext:value-type="float">
            <text:p>10.321934</text:p>
          </table:table-cell>
          <table:table-cell office:value-type="float" office:value="0.00117299999999432" calcext:value-type="float">
            <text:p>0.001172999999994</text:p>
          </table:table-cell>
          <table:table-cell office:value-type="float" office:value="9.71491399999997" calcext:value-type="float">
            <text:p>9.71491399999997</text:p>
          </table:table-cell>
          <table:table-cell office:value-type="float" office:value="0.696233000000006" calcext:value-type="float">
            <text:p>0.696233000000006</text:p>
          </table:table-cell>
          <table:table-cell office:value-type="float" office:value="0.0227120000000127" calcext:value-type="float">
            <text:p>0.022712000000013</text:p>
          </table:table-cell>
          <table:table-cell office:value-type="float" office:value="0.493006999999921" calcext:value-type="float">
            <text:p>0.493006999999921</text:p>
          </table:table-cell>
          <table:table-cell office:value-type="float" office:value="0.0207440000000361" calcext:value-type="float">
            <text:p>0.020744000000036</text:p>
          </table:table-cell>
          <table:table-cell office:value-type="float" office:value="0.0151910000000157" calcext:value-type="float">
            <text:p>0.015191000000016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762999999978" calcext:value-type="float">
            <text:p>0.119762999999978</text:p>
          </table:table-cell>
          <table:table-cell office:value-type="float" office:value="0.00167700000002924" calcext:value-type="float">
            <text:p>0.001677000000029</text:p>
          </table:table-cell>
          <table:table-cell office:value-type="float" office:value="0.374970000000019" calcext:value-type="float">
            <text:p>0.374970000000019</text:p>
          </table:table-cell>
          <table:table-cell office:value-type="float" office:value="5.87142848968506" calcext:value-type="float">
            <text:p>5.87142848968506</text:p>
          </table:table-cell>
          <table:table-cell office:value-type="float" office:value="13.841682" calcext:value-type="float">
            <text:p>13.841682</text:p>
          </table:table-cell>
          <table:table-cell office:value-type="float" office:value="0.00118000000003349" calcext:value-type="float">
            <text:p>0.001180000000033</text:p>
          </table:table-cell>
          <table:table-cell office:value-type="float" office:value="16.182961" calcext:value-type="float">
            <text:p>16.182961</text:p>
          </table:table-cell>
          <table:table-cell office:value-type="float" office:value="0.848218000000031" calcext:value-type="float">
            <text:p>0.848218000000031</text:p>
          </table:table-cell>
          <table:table-cell office:value-type="float" office:value="0.0248520000000099" calcext:value-type="float">
            <text:p>0.02485200000001</text:p>
          </table:table-cell>
          <table:table-cell office:value-type="float" office:value="0.66153399999996" calcext:value-type="float">
            <text:p>0.66153399999996</text:p>
          </table:table-cell>
          <table:table-cell office:value-type="float" office:value="0.0247100000000273" calcext:value-type="float">
            <text:p>0.024710000000027</text:p>
          </table:table-cell>
          <table:table-cell office:value-type="float" office:value="0.023631000000023" calcext:value-type="float">
            <text:p>0.023631000000023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9829999999979" calcext:value-type="float">
            <text:p>0.119829999999979</text:p>
          </table:table-cell>
          <table:table-cell office:value-type="float" office:value="0.00167099999998754" calcext:value-type="float">
            <text:p>0.001670999999988</text:p>
          </table:table-cell>
          <table:table-cell office:value-type="float" office:value="0.416656999999987" calcext:value-type="float">
            <text:p>0.416656999999987</text:p>
          </table:table-cell>
          <table:table-cell office:value-type="float" office:value="7.79078364372253" calcext:value-type="float">
            <text:p>7.79078364372253</text:p>
          </table:table-cell>
          <table:table-cell office:value-type="float" office:value="20.893798" calcext:value-type="float">
            <text:p>20.893798</text:p>
          </table:table-cell>
          <table:table-cell office:value-type="float" office:value="0.00118200000002844" calcext:value-type="float">
            <text:p>0.001182000000028</text:p>
          </table:table-cell>
          <table:table-cell office:value-type="float" office:value="22.206231" calcext:value-type="float">
            <text:p>22.206231</text:p>
          </table:table-cell>
          <table:table-cell office:value-type="float" office:value="1.10567200000003" calcext:value-type="float">
            <text:p>1.10567200000003</text:p>
          </table:table-cell>
          <table:table-cell office:value-type="float" office:value="0.0270489999999768" calcext:value-type="float">
            <text:p>0.027048999999977</text:p>
          </table:table-cell>
          <table:table-cell office:value-type="float" office:value="0.814243000000033" calcext:value-type="float">
            <text:p>0.814243000000033</text:p>
          </table:table-cell>
          <table:table-cell office:value-type="float" office:value="0.0282649999999762" calcext:value-type="float">
            <text:p>0.028264999999976</text:p>
          </table:table-cell>
          <table:table-cell office:value-type="float" office:value="0.027971999999977" calcext:value-type="float">
            <text:p>0.027971999999977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98];[.C102];[.C106])" office:value-type="float" office:value="0.114752666666662" calcext:value-type="float">
            <text:p>0.114752666666662</text:p>
          </table:table-cell>
          <table:table-cell table:style-name="ce3" table:formula="of:=AVERAGE([.D98];[.D102];[.D106])" office:value-type="float" office:value="0.00168366666665798" calcext:value-type="float">
            <text:p>0.001683666666658</text:p>
          </table:table-cell>
          <table:table-cell table:style-name="ce3" table:formula="of:=AVERAGE([.E98];[.E102];[.E106])" office:value-type="float" office:value="0.226850666666664" calcext:value-type="float">
            <text:p>0.226850666666664</text:p>
          </table:table-cell>
          <table:table-cell table:style-name="ce3" table:formula="of:=AVERAGE([.F98];[.F102];[.F106])" office:value-type="float" office:value="3.0802853902181" calcext:value-type="float">
            <text:p>3.0802853902181</text:p>
          </table:table-cell>
          <table:table-cell table:style-name="ce3" table:formula="of:=AVERAGE([.G98];[.G102];[.G106])" office:value-type="float" office:value="4.996841" calcext:value-type="float">
            <text:p>4.996841</text:p>
          </table:table-cell>
          <table:table-cell table:style-name="ce3" table:formula="of:=AVERAGE([.H98];[.H102];[.H106])" office:value-type="float" office:value="0.000540000000000281" calcext:value-type="float">
            <text:p>0.00054</text:p>
          </table:table-cell>
          <table:table-cell table:style-name="ce3" table:formula="of:=AVERAGE([.I98];[.I102];[.I106])" office:value-type="float" office:value="9.071645" calcext:value-type="float">
            <text:p>9.071645</text:p>
          </table:table-cell>
          <table:table-cell table:style-name="ce3" table:formula="of:=AVERAGE([.J98];[.J102];[.J106])" office:value-type="float" office:value="0.477166666666663" calcext:value-type="float">
            <text:p>0.477166666666663</text:p>
          </table:table-cell>
          <table:table-cell table:style-name="ce3" table:formula="of:=AVERAGE([.K98];[.K102];[.K106])" office:value-type="float" office:value="0.0189903333333277" calcext:value-type="float">
            <text:p>0.018990333333328</text:p>
          </table:table-cell>
          <table:table-cell table:style-name="ce3" table:formula="of:=AVERAGE([.L98];[.L102];[.L106])" office:value-type="float" office:value="0.0701650000000183" calcext:value-type="float">
            <text:p>0.070165000000018</text:p>
          </table:table-cell>
          <table:table-cell table:style-name="ce3" table:formula="of:=AVERAGE([.M98];[.M102];[.M106])" office:value-type="float" office:value="0" calcext:value-type="float">
            <text:p>0</text:p>
          </table:table-cell>
          <table:table-cell table:style-name="ce3" table:formula="of:=AVERAGE([.N98];[.N102];[.N106])" office:value-type="float" office:value="0.00765333333332308" calcext:value-type="float">
            <text:p>0.007653333333323</text:p>
          </table:table-cell>
          <table:table-cell table:style-name="ce4" table:formula="of:=SUM([.C110:.N110])" office:value-type="float" office:value="18.0665737235514" calcext:value-type="float">
            <text:p>18.0665737235514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99];[.C103];[.C107])" office:value-type="float" office:value="0.119277333333324" calcext:value-type="float">
            <text:p>0.119277333333324</text:p>
          </table:table-cell>
          <table:table-cell table:style-name="ce3" table:formula="of:=AVERAGE([.D99];[.D103];[.D107])" office:value-type="float" office:value="0.00167666666667069" calcext:value-type="float">
            <text:p>0.001676666666671</text:p>
          </table:table-cell>
          <table:table-cell table:style-name="ce3" table:formula="of:=AVERAGE([.E99];[.E103];[.E107])" office:value-type="float" office:value="0.380881333333332" calcext:value-type="float">
            <text:p>0.380881333333332</text:p>
          </table:table-cell>
          <table:table-cell table:style-name="ce3" table:formula="of:=AVERAGE([.F99];[.F103];[.F107])" office:value-type="float" office:value="4.48821822802226" calcext:value-type="float">
            <text:p>4.48821822802226</text:p>
          </table:table-cell>
          <table:table-cell table:style-name="ce3" table:formula="of:=AVERAGE([.G99];[.G103];[.G107])" office:value-type="float" office:value="10.3630786666667" calcext:value-type="float">
            <text:p>10.3630786666667</text:p>
          </table:table-cell>
          <table:table-cell table:style-name="ce3" table:formula="of:=AVERAGE([.H99];[.H103];[.H107])" office:value-type="float" office:value="0.00122000000000592" calcext:value-type="float">
            <text:p>0.001220000000006</text:p>
          </table:table-cell>
          <table:table-cell table:style-name="ce3" table:formula="of:=AVERAGE([.I99];[.I103];[.I107])" office:value-type="float" office:value="9.739236" calcext:value-type="float">
            <text:p>9.739236</text:p>
          </table:table-cell>
          <table:table-cell table:style-name="ce3" table:formula="of:=AVERAGE([.J99];[.J103];[.J107])" office:value-type="float" office:value="0.692394333333333" calcext:value-type="float">
            <text:p>0.692394333333333</text:p>
          </table:table-cell>
          <table:table-cell table:style-name="ce3" table:formula="of:=AVERAGE([.K99];[.K103];[.K107])" office:value-type="float" office:value="0.0226913333333295" calcext:value-type="float">
            <text:p>0.02269133333333</text:p>
          </table:table-cell>
          <table:table-cell table:style-name="ce3" table:formula="of:=AVERAGE([.L99];[.L103];[.L107])" office:value-type="float" office:value="0.49245533333329" calcext:value-type="float">
            <text:p>0.49245533333329</text:p>
          </table:table-cell>
          <table:table-cell table:style-name="ce3" table:formula="of:=AVERAGE([.M99];[.M103];[.M107])" office:value-type="float" office:value="0.0207110000000152" calcext:value-type="float">
            <text:p>0.020711000000015</text:p>
          </table:table-cell>
          <table:table-cell table:style-name="ce3" table:formula="of:=AVERAGE([.N99];[.N103];[.N107])" office:value-type="float" office:value="0.014730000000012" calcext:value-type="float">
            <text:p>0.014730000000012</text:p>
          </table:table-cell>
          <table:table-cell table:style-name="ce4" table:formula="of:=SUM([.C111:.N111])" office:value-type="float" office:value="26.3365702280222" calcext:value-type="float">
            <text:p>26.3365702280222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100];[.C104];[.C108])" office:value-type="float" office:value="0.119893333333321" calcext:value-type="float">
            <text:p>0.119893333333321</text:p>
          </table:table-cell>
          <table:table-cell table:style-name="ce3" table:formula="of:=AVERAGE([.D100];[.D104];[.D108])" office:value-type="float" office:value="0.00167300000001328" calcext:value-type="float">
            <text:p>0.001673000000013</text:p>
          </table:table-cell>
          <table:table-cell table:style-name="ce3" table:formula="of:=AVERAGE([.E100];[.E104];[.E108])" office:value-type="float" office:value="0.37322666666667" calcext:value-type="float">
            <text:p>0.37322666666667</text:p>
          </table:table-cell>
          <table:table-cell table:style-name="ce3" table:formula="of:=AVERAGE([.F100];[.F104];[.F108])" office:value-type="float" office:value="5.82084965705872" calcext:value-type="float">
            <text:p>5.82084965705872</text:p>
          </table:table-cell>
          <table:table-cell table:style-name="ce3" table:formula="of:=AVERAGE([.G100];[.G104];[.G108])" office:value-type="float" office:value="13.9312166666667" calcext:value-type="float">
            <text:p>13.9312166666667</text:p>
          </table:table-cell>
          <table:table-cell table:style-name="ce3" table:formula="of:=AVERAGE([.H100];[.H104];[.H108])" office:value-type="float" office:value="0.00116966666667888" calcext:value-type="float">
            <text:p>0.001169666666679</text:p>
          </table:table-cell>
          <table:table-cell table:style-name="ce3" table:formula="of:=AVERAGE([.I100];[.I104];[.I108])" office:value-type="float" office:value="16.1127836666667" calcext:value-type="float">
            <text:p>16.1127836666667</text:p>
          </table:table-cell>
          <table:table-cell table:style-name="ce3" table:formula="of:=AVERAGE([.J100];[.J104];[.J108])" office:value-type="float" office:value="0.839403000000009" calcext:value-type="float">
            <text:p>0.839403000000009</text:p>
          </table:table-cell>
          <table:table-cell table:style-name="ce3" table:formula="of:=AVERAGE([.K100];[.K104];[.K108])" office:value-type="float" office:value="0.0245720000000063" calcext:value-type="float">
            <text:p>0.024572000000006</text:p>
          </table:table-cell>
          <table:table-cell table:style-name="ce3" table:formula="of:=AVERAGE([.L100];[.L104];[.L108])" office:value-type="float" office:value="0.658648333333327" calcext:value-type="float">
            <text:p>0.658648333333327</text:p>
          </table:table-cell>
          <table:table-cell table:style-name="ce3" table:formula="of:=AVERAGE([.M100];[.M104];[.M108])" office:value-type="float" office:value="0.0246490000000108" calcext:value-type="float">
            <text:p>0.024649000000011</text:p>
          </table:table-cell>
          <table:table-cell table:style-name="ce3" table:formula="of:=AVERAGE([.N100];[.N104];[.N108])" office:value-type="float" office:value="0.0214920000000092" calcext:value-type="float">
            <text:p>0.021492000000009</text:p>
          </table:table-cell>
          <table:table-cell table:style-name="ce4" table:formula="of:=SUM([.C112:.N112])" office:value-type="float" office:value="37.9295769903921" calcext:value-type="float">
            <text:p>37.929576990392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101];[.C105];[.C109])" office:value-type="float" office:value="0.120670333333327" calcext:value-type="float">
            <text:p>0.120670333333327</text:p>
          </table:table-cell>
          <table:table-cell table:style-name="ce3" table:formula="of:=AVERAGE([.D101];[.D105];[.D109])" office:value-type="float" office:value="0.00167333333333393" calcext:value-type="float">
            <text:p>0.001673333333334</text:p>
          </table:table-cell>
          <table:table-cell table:style-name="ce3" table:formula="of:=AVERAGE([.E101];[.E105];[.E109])" office:value-type="float" office:value="0.417809666666661" calcext:value-type="float">
            <text:p>0.417809666666661</text:p>
          </table:table-cell>
          <table:table-cell table:style-name="ce3" table:formula="of:=AVERAGE([.F101];[.F105];[.F109])" office:value-type="float" office:value="7.34267727533976" calcext:value-type="float">
            <text:p>7.34267727533976</text:p>
          </table:table-cell>
          <table:table-cell table:style-name="ce3" table:formula="of:=AVERAGE([.G101];[.G105];[.G109])" office:value-type="float" office:value="20.8967" calcext:value-type="float">
            <text:p>20.8967</text:p>
          </table:table-cell>
          <table:table-cell table:style-name="ce3" table:formula="of:=AVERAGE([.H101];[.H105];[.H109])" office:value-type="float" office:value="0.00118033333334229" calcext:value-type="float">
            <text:p>0.001180333333342</text:p>
          </table:table-cell>
          <table:table-cell table:style-name="ce3" table:formula="of:=AVERAGE([.I101];[.I105];[.I109])" office:value-type="float" office:value="22.2744046666667" calcext:value-type="float">
            <text:p>22.2744046666667</text:p>
          </table:table-cell>
          <table:table-cell table:style-name="ce3" table:formula="of:=AVERAGE([.J101];[.J105];[.J109])" office:value-type="float" office:value="1.10346066666668" calcext:value-type="float">
            <text:p>1.10346066666668</text:p>
          </table:table-cell>
          <table:table-cell table:style-name="ce3" table:formula="of:=AVERAGE([.K101];[.K105];[.K109])" office:value-type="float" office:value="0.02666366666665" calcext:value-type="float">
            <text:p>0.02666366666665</text:p>
          </table:table-cell>
          <table:table-cell table:style-name="ce3" table:formula="of:=AVERAGE([.L101];[.L105];[.L109])" office:value-type="float" office:value="0.812590333333361" calcext:value-type="float">
            <text:p>0.812590333333361</text:p>
          </table:table-cell>
          <table:table-cell table:style-name="ce3" table:formula="of:=AVERAGE([.M101];[.M105];[.M109])" office:value-type="float" office:value="0.0283306666666476" calcext:value-type="float">
            <text:p>0.028330666666648</text:p>
          </table:table-cell>
          <table:table-cell table:style-name="ce3" table:formula="of:=AVERAGE([.N101];[.N105];[.N109])" office:value-type="float" office:value="0.0270289999999894" calcext:value-type="float">
            <text:p>0.027028999999989</text:p>
          </table:table-cell>
          <table:table-cell table:style-name="ce4" table:formula="of:=SUM([.C113:.N113])" office:value-type="float" office:value="53.0531899420064" calcext:value-type="float">
            <text:p>53.0531899420064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110:.C113])" office:value-type="float" office:value="0.474593666666634" calcext:value-type="float">
            <text:p>0.474593666666634</text:p>
          </table:table-cell>
          <table:table-cell table:style-name="ce1" table:formula="of:=SUM([.D110:.D113])" office:value-type="float" office:value="0.00670666666667589" calcext:value-type="float">
            <text:p>0.006706666666676</text:p>
          </table:table-cell>
          <table:table-cell table:style-name="ce1" table:formula="of:=SUM([.E110:.E113])" office:value-type="float" office:value="1.39876833333333" calcext:value-type="float">
            <text:p>1.39876833333333</text:p>
          </table:table-cell>
          <table:table-cell table:style-name="ce1" table:formula="of:=SUM([.F110:.F113])" office:value-type="float" office:value="20.7320305506388" calcext:value-type="float">
            <text:p>20.7320305506388</text:p>
          </table:table-cell>
          <table:table-cell table:style-name="ce1" table:formula="of:=SUM([.G110:.G113])" office:value-type="float" office:value="50.1878363333333" calcext:value-type="float">
            <text:p>50.1878363333333</text:p>
          </table:table-cell>
          <table:table-cell table:style-name="ce1" table:formula="of:=SUM([.H110:.H113])" office:value-type="float" office:value="0.00411000000002737" calcext:value-type="float">
            <text:p>0.004110000000027</text:p>
          </table:table-cell>
          <table:table-cell table:style-name="ce1" table:formula="of:=SUM([.I110:.I113])" office:value-type="float" office:value="57.1980693333333" calcext:value-type="float">
            <text:p>57.1980693333333</text:p>
          </table:table-cell>
          <table:table-cell table:style-name="ce1" table:formula="of:=SUM([.J110:.J113])" office:value-type="float" office:value="3.11242466666668" calcext:value-type="float">
            <text:p>3.11242466666668</text:p>
          </table:table-cell>
          <table:table-cell table:style-name="ce1" table:formula="of:=SUM([.K110:.K113])" office:value-type="float" office:value="0.0929173333333135" calcext:value-type="float">
            <text:p>0.092917333333314</text:p>
          </table:table-cell>
          <table:table-cell table:style-name="ce1" table:formula="of:=SUM([.L110:.L113])" office:value-type="float" office:value="2.033859" calcext:value-type="float">
            <text:p>2.033859</text:p>
          </table:table-cell>
          <table:table-cell table:style-name="ce1" table:formula="of:=SUM([.M110:.M113])" office:value-type="float" office:value="0.0736906666666736" calcext:value-type="float">
            <text:p>0.073690666666674</text:p>
          </table:table-cell>
          <table:table-cell table:style-name="ce1" table:formula="of:=SUM([.N110:.N113])" office:value-type="float" office:value="0.0709043333333336" calcext:value-type="float">
            <text:p>0.070904333333334</text:p>
          </table:table-cell>
          <table:table-cell table:style-name="ce1" table:formula="of:=SUM([.C114:.N114])" office:value-type="float" office:value="135.385910883972" calcext:value-type="float">
            <text:p>135.385910883972</text:p>
          </table:table-cell>
          <table:table-cell table:number-columns-repeated="1009"/>
        </table:table-row>
      </table:table>
      <table:table table:name="combined - hospital_cherrypicked - quality" table:style-name="ta1">
        <table:shapes>
          <draw:frame draw:z-index="0" draw:style-name="gr1" draw:text-style-name="P1" svg:width="159.99mm" svg:height="89.99mm" svg:x="160.11mm" svg:y="121.93mm">
            <draw:object draw:notify-on-update-of-ranges="'combined - hospital_cherrypicked - quality'.B28:'combined - hospital_cherrypicked - quality'.E28 'combined - hospital_cherrypicked - quality'.A29:'combined - hospital_cherrypicked - quality'.A29 'combined - hospital_cherrypicked - quality'.B29:'combined - hospital_cherrypicked - quality'.E29 'combined - hospital_cherrypicked - quality'.A30:'combined - hospital_cherrypicked - quality'.A30 'combined - hospital_cherrypicked - quality'.B30:'combined - hospital_cherrypicked - quality'.E30 'combined - hospital_cherrypicked - quality'.A31:'combined - hospital_cherrypicked - quality'.A31 'combined - hospital_cherrypicked - quality'.B31:'combined - hospital_cherrypicked - quality'.E31 'combined - hospital_cherrypicked - quality'.A33:'combined - hospital_cherrypicked - quality'.A33 'combined - hospital_cherrypicked - quality'.B33:'combined - hospital_cherrypicked - quality'.E33 'combined - hospital_cherrypicked - quality'.A32:'combined - hospital_cherrypicked - quality'.A32 'combined - hospital_cherrypicked - quality'.B32:'combined - hospital_cherrypicked - quality'.E32 'combined - hospital_cherrypicked - quality'.A34:'combined - hospital_cherrypicked - quality'.A34 'combined - hospital_cherrypicked - quality'.B34:'combined - hospital_cherrypicked - quality'.E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dk_cells</text:p>
          </table:table-cell>
          <table:table-cell office:value-type="string" calcext:value-type="string">
            <text:p>training_cell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repairing_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epairing_f1</text:p>
          </table:table-cell>
          <table:table-cell office:value-type="string" calcext:value-type="string">
            <text:p>detected_errors</text:p>
          </table:table-cell>
          <table:table-cell office:value-type="string" calcext:value-type="string">
            <text:p>total_errors</text:p>
          </table:table-cell>
          <table:table-cell office:value-type="string" calcext:value-type="string">
            <text:p>correct_repairs</text:p>
          </table:table-cell>
          <table:table-cell office:value-type="string" calcext:value-type="string">
            <text:p>total_repairs</text:p>
          </table:table-cell>
          <table:table-cell office:value-type="string" calcext:value-type="string">
            <text:p>total_repairs_grdt</text:p>
          </table:table-cell>
          <table:table-cell office:value-type="string" calcext:value-type="string">
            <text:p>repairs_on_correct_cells</text:p>
          </table:table-cell>
          <table:table-cell office:value-type="string" calcext:value-type="string">
            <text:p>repairs_on_incorrect_cel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34862385321101" calcext:value-type="float">
            <text:p>0.834862385321101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63" calcext:value-type="float">
            <text:p>1963</text:p>
          </table:table-cell>
          <table:table-cell office:value-type="float" office:value="2500" calcext:value-type="float">
            <text:p>2500</text:p>
          </table:table-cell>
          <table:table-cell office:value-type="float" office:value="0.842592592592593" calcext:value-type="float">
            <text:p>0.842592592592593</text:p>
          </table:table-cell>
          <table:table-cell office:value-type="float" office:value="0.619047619047619" calcext:value-type="float">
            <text:p>0.619047619047619</text:p>
          </table:table-cell>
          <table:table-cell office:value-type="float" office:value="0.947916666666667" calcext:value-type="float">
            <text:p>0.947916666666667</text:p>
          </table:table-cell>
          <table:table-cell office:value-type="float" office:value="0.713725490196078" calcext:value-type="float">
            <text:p>0.713725490196078</text:p>
          </table:table-cell>
          <table:table-cell office:value-type="float" office:value="0.892156862745098" calcext:value-type="float">
            <text:p>0.892156862745098</text:p>
          </table:table-cell>
          <table:table-cell office:value-type="float" office:value="96" calcext:value-type="float">
            <text:p>96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165" calcext:value-type="float">
            <text:p>165</text:p>
          </table:table-cell>
          <table:table-cell office:value-type="float" office:value="108" calcext:value-type="float">
            <text:p>108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83" calcext:value-type="float">
            <text:p>2083</text:p>
          </table:table-cell>
          <table:table-cell office:value-type="float" office:value="2471" calcext:value-type="float">
            <text:p>2471</text:p>
          </table:table-cell>
          <table:table-cell office:value-type="float" office:value="1" calcext:value-type="float">
            <text:p>1</text:p>
          </table:table-cell>
          <table:table-cell office:value-type="float" office:value="0.828828828828829" calcext:value-type="float">
            <text:p>0.828828828828829</text:p>
          </table:table-cell>
          <table:table-cell office:value-type="float" office:value="0.989247311827957" calcext:value-type="float">
            <text:p>0.989247311827957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94594594594595" calcext:value-type="float">
            <text:p>0.994594594594595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 office:value-type="float" office:value="2513" calcext:value-type="float">
            <text:p>2513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556338028169014" calcext:value-type="float">
            <text:p>0.556338028169014</text:p>
          </table:table-cell>
          <table:table-cell office:value-type="float" office:value="0.887640449438202" calcext:value-type="float">
            <text:p>0.887640449438202</text:p>
          </table:table-cell>
          <table:table-cell office:value-type="float" office:value="0.711711711711712" calcext:value-type="float">
            <text:p>0.711711711711712</text:p>
          </table:table-cell>
          <table:table-cell office:value-type="float" office:value="0.93491124260355" calcext:value-type="float">
            <text:p>0.93491124260355</text:p>
          </table:table-cell>
          <table:table-cell office:value-type="float" office:value="89" calcext:value-type="float">
            <text:p>89</text:p>
          </table:table-cell>
          <table:table-cell office:value-type="float" office:value="142" calcext:value-type="float">
            <text:p>142</text:p>
          </table:table-cell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34862385321101" calcext:value-type="float">
            <text:p>0.834862385321101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24" calcext:value-type="float">
            <text:p>3424</text:p>
          </table:table-cell>
          <table:table-cell office:value-type="float" office:value="5337" calcext:value-type="float">
            <text:p>5337</text:p>
          </table:table-cell>
          <table:table-cell office:value-type="float" office:value="0.858333333333333" calcext:value-type="float">
            <text:p>0.858333333333333</text:p>
          </table:table-cell>
          <table:table-cell office:value-type="float" office:value="0.624242424242424" calcext:value-type="float">
            <text:p>0.624242424242424</text:p>
          </table:table-cell>
          <table:table-cell office:value-type="float" office:value="0.953703703703704" calcext:value-type="float">
            <text:p>0.953703703703704</text:p>
          </table:table-cell>
          <table:table-cell office:value-type="float" office:value="0.72280701754386" calcext:value-type="float">
            <text:p>0.72280701754386</text:p>
          </table:table-cell>
          <table:table-cell office:value-type="float" office:value="0.903508771929824" calcext:value-type="float">
            <text:p>0.903508771929824</text:p>
          </table:table-cell>
          <table:table-cell office:value-type="float" office:value="108" calcext:value-type="float">
            <text:p>108</text:p>
          </table:table-cell>
          <table:table-cell office:value-type="float" office:value="165" calcext:value-type="float">
            <text:p>16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67" calcext:value-type="float">
            <text:p>3767</text:p>
          </table:table-cell>
          <table:table-cell office:value-type="float" office:value="8677" calcext:value-type="float">
            <text:p>8677</text:p>
          </table:table-cell>
          <table:table-cell office:value-type="float" office:value="1" calcext:value-type="float">
            <text:p>1</text:p>
          </table:table-cell>
          <table:table-cell office:value-type="float" office:value="0.568421052631579" calcext:value-type="float">
            <text:p>0.568421052631579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724832214765101" calcext:value-type="float">
            <text:p>0.724832214765101</text:p>
          </table:table-cell>
          <table:table-cell office:value-type="float" office:value="0.964285714285714" calcext:value-type="float">
            <text:p>0.964285714285714</text:p>
          </table:table-cell>
          <table:table-cell office:value-type="float" office:value="116" calcext:value-type="float">
            <text:p>116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94" calcext:value-type="float">
            <text:p>6294</text:p>
          </table:table-cell>
          <table:table-cell office:value-type="float" office:value="11063" calcext:value-type="float">
            <text:p>11063</text:p>
          </table:table-cell>
          <table:table-cell office:value-type="float" office:value="0.992805755395684" calcext:value-type="float">
            <text:p>0.992805755395684</text:p>
          </table:table-cell>
          <table:table-cell office:value-type="float" office:value="0.616071428571429" calcext:value-type="float">
            <text:p>0.616071428571429</text:p>
          </table:table-cell>
          <table:table-cell office:value-type="float" office:value="0.938775510204082" calcext:value-type="float">
            <text:p>0.938775510204082</text:p>
          </table:table-cell>
          <table:table-cell office:value-type="float" office:value="0.760330578512397" calcext:value-type="float">
            <text:p>0.760330578512397</text:p>
          </table:table-cell>
          <table:table-cell office:value-type="float" office:value="0.965034965034965" calcext:value-type="float">
            <text:p>0.965034965034965</text:p>
          </table:table-cell>
          <table:table-cell office:value-type="float" office:value="147" calcext:value-type="float">
            <text:p>147</text:p>
          </table:table-cell>
          <table:table-cell office:value-type="float" office:value="224" calcext:value-type="float">
            <text:p>22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34862385321101" calcext:value-type="float">
            <text:p>0.834862385321101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2470" calcext:value-type="float">
            <text:p>2470</text:p>
          </table:table-cell>
          <table:table-cell office:value-type="float" office:value="0.85593220338983" calcext:value-type="float">
            <text:p>0.85593220338983</text:p>
          </table:table-cell>
          <table:table-cell office:value-type="float" office:value="0.687074829931973" calcext:value-type="float">
            <text:p>0.687074829931973</text:p>
          </table:table-cell>
          <table:table-cell office:value-type="float" office:value="0.952830188679245" calcext:value-type="float">
            <text:p>0.952830188679245</text:p>
          </table:table-cell>
          <table:table-cell office:value-type="float" office:value="0.762264150943396" calcext:value-type="float">
            <text:p>0.762264150943396</text:p>
          </table:table-cell>
          <table:table-cell office:value-type="float" office:value="0.901785714285714" calcext:value-type="float">
            <text:p>0.901785714285714</text:p>
          </table:table-cell>
          <table:table-cell office:value-type="float" office:value="106" calcext:value-type="float">
            <text:p>106</text:p>
          </table:table-cell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2387" calcext:value-type="float">
            <text:p>2387</text:p>
          </table:table-cell>
          <table:table-cell office:value-type="float" office:value="1" calcext:value-type="float">
            <text:p>1</text:p>
          </table:table-cell>
          <table:table-cell office:value-type="float" office:value="0.828828828828829" calcext:value-type="float">
            <text:p>0.828828828828829</text:p>
          </table:table-cell>
          <table:table-cell office:value-type="float" office:value="0.989247311827957" calcext:value-type="float">
            <text:p>0.989247311827957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94594594594595" calcext:value-type="float">
            <text:p>0.994594594594595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01" calcext:value-type="float">
            <text:p>2201</text:p>
          </table:table-cell>
          <table:table-cell office:value-type="float" office:value="2369" calcext:value-type="float">
            <text:p>2369</text:p>
          </table:table-cell>
          <table:table-cell office:value-type="float" office:value="0.991735537190083" calcext:value-type="float">
            <text:p>0.991735537190083</text:p>
          </table:table-cell>
          <table:table-cell office:value-type="float" office:value="0.845070422535211" calcext:value-type="float">
            <text:p>0.845070422535211</text:p>
          </table:table-cell>
          <table:table-cell office:value-type="float" office:value="0.975609756097561" calcext:value-type="float">
            <text:p>0.975609756097561</text:p>
          </table:table-cell>
          <table:table-cell office:value-type="float" office:value="0.91254752851711" calcext:value-type="float">
            <text:p>0.91254752851711</text:p>
          </table:table-cell>
          <table:table-cell office:value-type="float" office:value="0.983606557377049" calcext:value-type="float">
            <text:p>0.983606557377049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34862385321101" calcext:value-type="float">
            <text:p>0.834862385321101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2470" calcext:value-type="float">
            <text:p>2470</text:p>
          </table:table-cell>
          <table:table-cell office:value-type="float" office:value="0.85593220338983" calcext:value-type="float">
            <text:p>0.85593220338983</text:p>
          </table:table-cell>
          <table:table-cell office:value-type="float" office:value="0.687074829931973" calcext:value-type="float">
            <text:p>0.687074829931973</text:p>
          </table:table-cell>
          <table:table-cell office:value-type="float" office:value="0.952830188679245" calcext:value-type="float">
            <text:p>0.952830188679245</text:p>
          </table:table-cell>
          <table:table-cell office:value-type="float" office:value="0.762264150943396" calcext:value-type="float">
            <text:p>0.762264150943396</text:p>
          </table:table-cell>
          <table:table-cell office:value-type="float" office:value="0.901785714285714" calcext:value-type="float">
            <text:p>0.901785714285714</text:p>
          </table:table-cell>
          <table:table-cell office:value-type="float" office:value="106" calcext:value-type="float">
            <text:p>106</text:p>
          </table:table-cell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2387" calcext:value-type="float">
            <text:p>2387</text:p>
          </table:table-cell>
          <table:table-cell office:value-type="float" office:value="1" calcext:value-type="float">
            <text:p>1</text:p>
          </table:table-cell>
          <table:table-cell office:value-type="float" office:value="0.828828828828829" calcext:value-type="float">
            <text:p>0.828828828828829</text:p>
          </table:table-cell>
          <table:table-cell office:value-type="float" office:value="0.989247311827957" calcext:value-type="float">
            <text:p>0.989247311827957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94594594594595" calcext:value-type="float">
            <text:p>0.994594594594595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01" calcext:value-type="float">
            <text:p>2201</text:p>
          </table:table-cell>
          <table:table-cell office:value-type="float" office:value="2369" calcext:value-type="float">
            <text:p>2369</text:p>
          </table:table-cell>
          <table:table-cell office:value-type="float" office:value="0.991735537190083" calcext:value-type="float">
            <text:p>0.991735537190083</text:p>
          </table:table-cell>
          <table:table-cell office:value-type="float" office:value="0.845070422535211" calcext:value-type="float">
            <text:p>0.845070422535211</text:p>
          </table:table-cell>
          <table:table-cell office:value-type="float" office:value="0.975609756097561" calcext:value-type="float">
            <text:p>0.975609756097561</text:p>
          </table:table-cell>
          <table:table-cell office:value-type="float" office:value="0.91254752851711" calcext:value-type="float">
            <text:p>0.91254752851711</text:p>
          </table:table-cell>
          <table:table-cell office:value-type="float" office:value="0.983606557377049" calcext:value-type="float">
            <text:p>0.983606557377049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34862385321101" calcext:value-type="float">
            <text:p>0.834862385321101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24" calcext:value-type="float">
            <text:p>3424</text:p>
          </table:table-cell>
          <table:table-cell office:value-type="float" office:value="5337" calcext:value-type="float">
            <text:p>5337</text:p>
          </table:table-cell>
          <table:table-cell office:value-type="float" office:value="0.858333333333333" calcext:value-type="float">
            <text:p>0.858333333333333</text:p>
          </table:table-cell>
          <table:table-cell office:value-type="float" office:value="0.624242424242424" calcext:value-type="float">
            <text:p>0.624242424242424</text:p>
          </table:table-cell>
          <table:table-cell office:value-type="float" office:value="0.953703703703704" calcext:value-type="float">
            <text:p>0.953703703703704</text:p>
          </table:table-cell>
          <table:table-cell office:value-type="float" office:value="0.72280701754386" calcext:value-type="float">
            <text:p>0.72280701754386</text:p>
          </table:table-cell>
          <table:table-cell office:value-type="float" office:value="0.903508771929824" calcext:value-type="float">
            <text:p>0.903508771929824</text:p>
          </table:table-cell>
          <table:table-cell office:value-type="float" office:value="108" calcext:value-type="float">
            <text:p>108</text:p>
          </table:table-cell>
          <table:table-cell office:value-type="float" office:value="165" calcext:value-type="float">
            <text:p>16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67" calcext:value-type="float">
            <text:p>3767</text:p>
          </table:table-cell>
          <table:table-cell office:value-type="float" office:value="8677" calcext:value-type="float">
            <text:p>8677</text:p>
          </table:table-cell>
          <table:table-cell office:value-type="float" office:value="1" calcext:value-type="float">
            <text:p>1</text:p>
          </table:table-cell>
          <table:table-cell office:value-type="float" office:value="0.568421052631579" calcext:value-type="float">
            <text:p>0.568421052631579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724832214765101" calcext:value-type="float">
            <text:p>0.724832214765101</text:p>
          </table:table-cell>
          <table:table-cell office:value-type="float" office:value="0.964285714285714" calcext:value-type="float">
            <text:p>0.964285714285714</text:p>
          </table:table-cell>
          <table:table-cell office:value-type="float" office:value="116" calcext:value-type="float">
            <text:p>116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94" calcext:value-type="float">
            <text:p>6294</text:p>
          </table:table-cell>
          <table:table-cell office:value-type="float" office:value="11063" calcext:value-type="float">
            <text:p>11063</text:p>
          </table:table-cell>
          <table:table-cell office:value-type="float" office:value="0.992805755395684" calcext:value-type="float">
            <text:p>0.992805755395684</text:p>
          </table:table-cell>
          <table:table-cell office:value-type="float" office:value="0.616071428571429" calcext:value-type="float">
            <text:p>0.616071428571429</text:p>
          </table:table-cell>
          <table:table-cell office:value-type="float" office:value="0.938775510204082" calcext:value-type="float">
            <text:p>0.938775510204082</text:p>
          </table:table-cell>
          <table:table-cell office:value-type="float" office:value="0.760330578512397" calcext:value-type="float">
            <text:p>0.760330578512397</text:p>
          </table:table-cell>
          <table:table-cell office:value-type="float" office:value="0.965034965034965" calcext:value-type="float">
            <text:p>0.965034965034965</text:p>
          </table:table-cell>
          <table:table-cell office:value-type="float" office:value="147" calcext:value-type="float">
            <text:p>147</text:p>
          </table:table-cell>
          <table:table-cell office:value-type="float" office:value="224" calcext:value-type="float">
            <text:p>22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10"/>
          <table:table-cell table:style-name="ce1" table:formula="of:=[.J25]-[.K25]"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tch 1</text:p>
          </table:table-cell>
          <table:table-cell office:value-type="string" calcext:value-type="string">
            <text:p>Batch 2</text:p>
          </table:table-cell>
          <table:table-cell office:value-type="string" calcext:value-type="string">
            <text:p>Batch 3</text:p>
          </table:table-cell>
          <table:table-cell office:value-type="string" calcext:value-type="string">
            <text:p>Batch 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table:formula="of:=[.J2]-[.K2]+[.N2]" office:value-type="float" office:value="18" calcext:value-type="float">
            <text:p>18</text:p>
          </table:table-cell>
          <table:table-cell table:formula="of:=[.J3]-[.K3]+[.N3]+[.B29]" office:value-type="float" office:value="91" calcext:value-type="float">
            <text:p>91</text:p>
          </table:table-cell>
          <table:table-cell table:formula="of:=[.J4]-[.K4]+[.N4]+[.C29]" office:value-type="float" office:value="110" calcext:value-type="float">
            <text:p>110</text:p>
          </table:table-cell>
          <table:table-cell table:formula="of:=[.J5]-[.K5]+[.N5]+[.D29]" office:value-type="float" office:value="174" calcext:value-type="float">
            <text:p>1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formula="of:=[.J7]-[.K7]+[.N7]" office:value-type="float" office:value="18" calcext:value-type="float">
            <text:p>18</text:p>
          </table:table-cell>
          <table:table-cell table:formula="of:=[.J8]-[.K8]+[.N8]" office:value-type="float" office:value="79" calcext:value-type="float">
            <text:p>79</text:p>
          </table:table-cell>
          <table:table-cell table:formula="of:=[.J9]-[.K9]+[.N9]" office:value-type="float" office:value="82" calcext:value-type="float">
            <text:p>82</text:p>
          </table:table-cell>
          <table:table-cell table:formula="of:=[.J10]-[.K10]+[.N10]"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formula="of:=[.J12]-[.K12]+[.N12]" office:value-type="float" office:value="18" calcext:value-type="float">
            <text:p>18</text:p>
          </table:table-cell>
          <table:table-cell table:formula="of:=[.J13]-[.K13]+[.N13]+[.B31]" office:value-type="float" office:value="81" calcext:value-type="float">
            <text:p>81</text:p>
          </table:table-cell>
          <table:table-cell table:formula="of:=[.J14]-[.K14]+[.N14]+[.C31]" office:value-type="float" office:value="100" calcext:value-type="float">
            <text:p>100</text:p>
          </table:table-cell>
          <table:table-cell table:formula="of:=[.J15]-[.K15]+[.N15]+[.D31]" office:value-type="float" office:value="123" calcext:value-type="float">
            <text:p>1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+</text:p>
          </table:table-cell>
          <table:table-cell table:formula="of:=[.J17]-[.K17]+[.N17]" office:value-type="float" office:value="18" calcext:value-type="float">
            <text:p>18</text:p>
          </table:table-cell>
          <table:table-cell table:formula="of:=[.J18]-[.K18]+[.N18]+[.B32]" office:value-type="float" office:value="81" calcext:value-type="float">
            <text:p>81</text:p>
          </table:table-cell>
          <table:table-cell table:formula="of:=[.J19]-[.K19]+[.N19]+[.C32]" office:value-type="float" office:value="100" calcext:value-type="float">
            <text:p>100</text:p>
          </table:table-cell>
          <table:table-cell table:formula="of:=[.J20]-[.K20]+[.N20]+[.D32]" office:value-type="float" office:value="123" calcext:value-type="float">
            <text:p>1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+</text:p>
          </table:table-cell>
          <table:table-cell table:formula="of:=[.J22]-[.K22]+[.N22]" office:value-type="float" office:value="18" calcext:value-type="float">
            <text:p>18</text:p>
          </table:table-cell>
          <table:table-cell table:formula="of:=[.J23]-[.K23]+[.N23]" office:value-type="float" office:value="79" calcext:value-type="float">
            <text:p>79</text:p>
          </table:table-cell>
          <table:table-cell table:formula="of:=[.J24]-[.K24]+[.N24]" office:value-type="float" office:value="82" calcext:value-type="float">
            <text:p>82</text:p>
          </table:table-cell>
          <table:table-cell table:formula="of:=[.J25]-[.K25]+[.N25]"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eline</text:p>
          </table:table-cell>
          <table:table-cell table:formula="of:=[.J2]" office:value-type="float" office:value="109" calcext:value-type="float">
            <text:p>109</text:p>
          </table:table-cell>
          <table:table-cell table:formula="of:=[.J3]+[.B34]" office:value-type="float" office:value="256" calcext:value-type="float">
            <text:p>256</text:p>
          </table:table-cell>
          <table:table-cell table:formula="of:=[.J4]+[.C34]" office:value-type="float" office:value="367" calcext:value-type="float">
            <text:p>367</text:p>
          </table:table-cell>
          <table:table-cell table:formula="of:=[.J5]+[.D34]" office:value-type="float" office:value="509" calcext:value-type="float">
            <text:p>509</text:p>
          </table:table-cell>
          <table:table-cell table:number-columns-repeated="10"/>
        </table:table-row>
      </table:table>
      <table:table table:name="combined - hospital_cherrypicked - time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4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load_data</text:p>
          </table:table-cell>
          <table:table-cell office:value-type="string" calcext:value-type="string">
            <text:p>load_dcs</text:p>
          </table:table-cell>
          <table:table-cell office:value-type="string" calcext:value-type="string">
            <text:p>detect_errors</text:p>
          </table:table-cell>
          <table:table-cell office:value-type="string" calcext:value-type="string">
            <text:p>setup_domain</text:p>
          </table:table-cell>
          <table:table-cell office:value-type="string" calcext:value-type="string">
            <text:p>featurize_data</text:p>
          </table:table-cell>
          <table:table-cell office:value-type="string" calcext:value-type="string">
            <text:p>setup_model</text:p>
          </table:table-cell>
          <table:table-cell office:value-type="string" calcext:value-type="string">
            <text:p>fit_model</text:p>
          </table:table-cell>
          <table:table-cell office:value-type="string" calcext:value-type="string">
            <text:p>infer_repairs</text:p>
          </table:table-cell>
          <table:table-cell office:value-type="string" calcext:value-type="string">
            <text:p>get_inferred_values</text:p>
          </table:table-cell>
          <table:table-cell office:value-type="string" calcext:value-type="string">
            <text:p>generate_repaired_dataset</text:p>
          </table:table-cell>
          <table:table-cell office:value-type="string" calcext:value-type="string">
            <text:p>repaired_table_copy_time</text:p>
          </table:table-cell>
          <table:table-cell office:value-type="string" calcext:value-type="string">
            <text:p>save_stats_tim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8015" calcext:value-type="float">
            <text:p>0.108015</text:p>
          </table:table-cell>
          <table:table-cell office:value-type="float" office:value="0.00169399999999986" calcext:value-type="float">
            <text:p>0.001694</text:p>
          </table:table-cell>
          <table:table-cell office:value-type="float" office:value="0.213497" calcext:value-type="float">
            <text:p>0.213497</text:p>
          </table:table-cell>
          <table:table-cell office:value-type="float" office:value="3.03997159004211" calcext:value-type="float">
            <text:p>3.03997159004211</text:p>
          </table:table-cell>
          <table:table-cell office:value-type="float" office:value="4.677721" calcext:value-type="float">
            <text:p>4.677721</text:p>
          </table:table-cell>
          <table:table-cell office:value-type="float" office:value="0.000635000000000829" calcext:value-type="float">
            <text:p>0.000635000000001</text:p>
          </table:table-cell>
          <table:table-cell office:value-type="float" office:value="7.599189" calcext:value-type="float">
            <text:p>7.599189</text:p>
          </table:table-cell>
          <table:table-cell office:value-type="float" office:value="0.405558000000003" calcext:value-type="float">
            <text:p>0.405558000000003</text:p>
          </table:table-cell>
          <table:table-cell office:value-type="float" office:value="0.0182549999999999" calcext:value-type="float">
            <text:p>0.018255</text:p>
          </table:table-cell>
          <table:table-cell office:value-type="float" office:value="0.0455669999999984" calcext:value-type="float">
            <text:p>0.0455669999999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7425000000001" calcext:value-type="float">
            <text:p>0.117425000000001</text:p>
          </table:table-cell>
          <table:table-cell office:value-type="float" office:value="0.00165799999999905" calcext:value-type="float">
            <text:p>0.001657999999999</text:p>
          </table:table-cell>
          <table:table-cell office:value-type="float" office:value="0.212612" calcext:value-type="float">
            <text:p>0.212612</text:p>
          </table:table-cell>
          <table:table-cell office:value-type="float" office:value="3.16770076751709" calcext:value-type="float">
            <text:p>3.16770076751709</text:p>
          </table:table-cell>
          <table:table-cell office:value-type="float" office:value="5.709712" calcext:value-type="float">
            <text:p>5.709712</text:p>
          </table:table-cell>
          <table:table-cell office:value-type="float" office:value="0.000478999999998564" calcext:value-type="float">
            <text:p>0.000478999999999</text:p>
          </table:table-cell>
          <table:table-cell office:value-type="float" office:value="9.694011" calcext:value-type="float">
            <text:p>9.694011</text:p>
          </table:table-cell>
          <table:table-cell office:value-type="float" office:value="0.38964" calcext:value-type="float">
            <text:p>0.38964</text:p>
          </table:table-cell>
          <table:table-cell office:value-type="float" office:value="0.0184710000000052" calcext:value-type="float">
            <text:p>0.018471000000005</text:p>
          </table:table-cell>
          <table:table-cell office:value-type="float" office:value="0.0443610000000021" calcext:value-type="float">
            <text:p>0.044361000000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8172999999999" calcext:value-type="float">
            <text:p>0.118172999999999</text:p>
          </table:table-cell>
          <table:table-cell office:value-type="float" office:value="0.00166300000000064" calcext:value-type="float">
            <text:p>0.001663000000001</text:p>
          </table:table-cell>
          <table:table-cell office:value-type="float" office:value="0.220205" calcext:value-type="float">
            <text:p>0.220205</text:p>
          </table:table-cell>
          <table:table-cell office:value-type="float" office:value="3.02245211601257" calcext:value-type="float">
            <text:p>3.02245211601257</text:p>
          </table:table-cell>
          <table:table-cell office:value-type="float" office:value="4.810237" calcext:value-type="float">
            <text:p>4.810237</text:p>
          </table:table-cell>
          <table:table-cell office:value-type="float" office:value="0.000508000000003506" calcext:value-type="float">
            <text:p>0.000508000000004</text:p>
          </table:table-cell>
          <table:table-cell office:value-type="float" office:value="8.555404" calcext:value-type="float">
            <text:p>8.555404</text:p>
          </table:table-cell>
          <table:table-cell office:value-type="float" office:value="0.465728000000006" calcext:value-type="float">
            <text:p>0.465728000000006</text:p>
          </table:table-cell>
          <table:table-cell office:value-type="float" office:value="0.0188559999999995" calcext:value-type="float">
            <text:p>0.018856</text:p>
          </table:table-cell>
          <table:table-cell office:value-type="float" office:value="0.0445610000000016" calcext:value-type="float">
            <text:p>0.044561000000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282999999998" calcext:value-type="float">
            <text:p>0.118282999999998</text:p>
          </table:table-cell>
          <table:table-cell office:value-type="float" office:value="0.00167100000000175" calcext:value-type="float">
            <text:p>0.001671000000002</text:p>
          </table:table-cell>
          <table:table-cell office:value-type="float" office:value="0.212379999999996" calcext:value-type="float">
            <text:p>0.212379999999996</text:p>
          </table:table-cell>
          <table:table-cell office:value-type="float" office:value="3.18452024459839" calcext:value-type="float">
            <text:p>3.18452024459839</text:p>
          </table:table-cell>
          <table:table-cell office:value-type="float" office:value="7.039813" calcext:value-type="float">
            <text:p>7.039813</text:p>
          </table:table-cell>
          <table:table-cell office:value-type="float" office:value="0.000512000000000512" calcext:value-type="float">
            <text:p>0.000512000000001</text:p>
          </table:table-cell>
          <table:table-cell office:value-type="float" office:value="10.554589" calcext:value-type="float">
            <text:p>10.554589</text:p>
          </table:table-cell>
          <table:table-cell office:value-type="float" office:value="0.493133" calcext:value-type="float">
            <text:p>0.493133</text:p>
          </table:table-cell>
          <table:table-cell office:value-type="float" office:value="0.0186970000000031" calcext:value-type="float">
            <text:p>0.018697000000003</text:p>
          </table:table-cell>
          <table:table-cell office:value-type="float" office:value="0.0443320000000114" calcext:value-type="float">
            <text:p>0.044332000000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499400000001" calcext:value-type="float">
            <text:p>0.11499400000001</text:p>
          </table:table-cell>
          <table:table-cell office:value-type="float" office:value="0.00166000000000111" calcext:value-type="float">
            <text:p>0.001660000000001</text:p>
          </table:table-cell>
          <table:table-cell office:value-type="float" office:value="0.211157999999998" calcext:value-type="float">
            <text:p>0.211157999999998</text:p>
          </table:table-cell>
          <table:table-cell office:value-type="float" office:value="3.02590322494507" calcext:value-type="float">
            <text:p>3.02590322494507</text:p>
          </table:table-cell>
          <table:table-cell office:value-type="float" office:value="4.49748199999999" calcext:value-type="float">
            <text:p>4.49748199999999</text:p>
          </table:table-cell>
          <table:table-cell office:value-type="float" office:value="0.000484000000000151" calcext:value-type="float">
            <text:p>0.000484</text:p>
          </table:table-cell>
          <table:table-cell office:value-type="float" office:value="7.70473299999999" calcext:value-type="float">
            <text:p>7.70473299999999</text:p>
          </table:table-cell>
          <table:table-cell office:value-type="float" office:value="0.408602999999999" calcext:value-type="float">
            <text:p>0.408602999999999</text:p>
          </table:table-cell>
          <table:table-cell office:value-type="float" office:value="0.0185110000000037" calcext:value-type="float">
            <text:p>0.018511000000004</text:p>
          </table:table-cell>
          <table:table-cell office:value-type="float" office:value="0.0462229999999977" calcext:value-type="float">
            <text:p>0.0462229999999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7418000000001" calcext:value-type="float">
            <text:p>0.117418000000001</text:p>
          </table:table-cell>
          <table:table-cell office:value-type="float" office:value="0.00166600000000017" calcext:value-type="float">
            <text:p>0.001666</text:p>
          </table:table-cell>
          <table:table-cell office:value-type="float" office:value="0.212614000000002" calcext:value-type="float">
            <text:p>0.212614000000002</text:p>
          </table:table-cell>
          <table:table-cell office:value-type="float" office:value="3.22784090042114" calcext:value-type="float">
            <text:p>3.22784090042114</text:p>
          </table:table-cell>
          <table:table-cell office:value-type="float" office:value="5.73518899999999" calcext:value-type="float">
            <text:p>5.73518899999999</text:p>
          </table:table-cell>
          <table:table-cell office:value-type="float" office:value="0.000464000000008014" calcext:value-type="float">
            <text:p>0.000464000000008</text:p>
          </table:table-cell>
          <table:table-cell office:value-type="float" office:value="9.615644" calcext:value-type="float">
            <text:p>9.615644</text:p>
          </table:table-cell>
          <table:table-cell office:value-type="float" office:value="0.391931" calcext:value-type="float">
            <text:p>0.391931</text:p>
          </table:table-cell>
          <table:table-cell office:value-type="float" office:value="0.0185159999999911" calcext:value-type="float">
            <text:p>0.018515999999991</text:p>
          </table:table-cell>
          <table:table-cell office:value-type="float" office:value="0.0440790000000106" calcext:value-type="float">
            <text:p>0.044079000000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215000000006" calcext:value-type="float">
            <text:p>0.118215000000006</text:p>
          </table:table-cell>
          <table:table-cell office:value-type="float" office:value="0.00166700000001185" calcext:value-type="float">
            <text:p>0.001667000000012</text:p>
          </table:table-cell>
          <table:table-cell office:value-type="float" office:value="0.222909000000001" calcext:value-type="float">
            <text:p>0.222909000000001</text:p>
          </table:table-cell>
          <table:table-cell office:value-type="float" office:value="3.09863328933716" calcext:value-type="float">
            <text:p>3.09863328933716</text:p>
          </table:table-cell>
          <table:table-cell office:value-type="float" office:value="4.73954400000001" calcext:value-type="float">
            <text:p>4.73954400000001</text:p>
          </table:table-cell>
          <table:table-cell office:value-type="float" office:value="0.000484000000000151" calcext:value-type="float">
            <text:p>0.000484</text:p>
          </table:table-cell>
          <table:table-cell office:value-type="float" office:value="8.52559199999999" calcext:value-type="float">
            <text:p>8.52559199999999</text:p>
          </table:table-cell>
          <table:table-cell office:value-type="float" office:value="0.468977000000024" calcext:value-type="float">
            <text:p>0.468977000000024</text:p>
          </table:table-cell>
          <table:table-cell office:value-type="float" office:value="0.0187520000000063" calcext:value-type="float">
            <text:p>0.018752000000006</text:p>
          </table:table-cell>
          <table:table-cell office:value-type="float" office:value="0.0446289999999863" calcext:value-type="float">
            <text:p>0.0446289999999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499999999983" calcext:value-type="float">
            <text:p>0.118499999999983</text:p>
          </table:table-cell>
          <table:table-cell office:value-type="float" office:value="0.00166600000000017" calcext:value-type="float">
            <text:p>0.001666</text:p>
          </table:table-cell>
          <table:table-cell office:value-type="float" office:value="0.214067999999997" calcext:value-type="float">
            <text:p>0.214067999999997</text:p>
          </table:table-cell>
          <table:table-cell office:value-type="float" office:value="3.31138896942139" calcext:value-type="float">
            <text:p>3.31138896942139</text:p>
          </table:table-cell>
          <table:table-cell office:value-type="float" office:value="7.07728399999999" calcext:value-type="float">
            <text:p>7.07728399999999</text:p>
          </table:table-cell>
          <table:table-cell office:value-type="float" office:value="0.000494000000003325" calcext:value-type="float">
            <text:p>0.000494000000003</text:p>
          </table:table-cell>
          <table:table-cell office:value-type="float" office:value="10.611089" calcext:value-type="float">
            <text:p>10.611089</text:p>
          </table:table-cell>
          <table:table-cell office:value-type="float" office:value="0.477518000000003" calcext:value-type="float">
            <text:p>0.477518000000003</text:p>
          </table:table-cell>
          <table:table-cell office:value-type="float" office:value="0.0187139999999886" calcext:value-type="float">
            <text:p>0.018713999999989</text:p>
          </table:table-cell>
          <table:table-cell office:value-type="float" office:value="0.0445349999999962" calcext:value-type="float">
            <text:p>0.0445349999999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5252999999996" calcext:value-type="float">
            <text:p>0.115252999999996</text:p>
          </table:table-cell>
          <table:table-cell office:value-type="float" office:value="0.00168299999998567" calcext:value-type="float">
            <text:p>0.001682999999986</text:p>
          </table:table-cell>
          <table:table-cell office:value-type="float" office:value="0.212419000000011" calcext:value-type="float">
            <text:p>0.212419000000011</text:p>
          </table:table-cell>
          <table:table-cell office:value-type="float" office:value="3.0704333782196" calcext:value-type="float">
            <text:p>3.0704333782196</text:p>
          </table:table-cell>
          <table:table-cell office:value-type="float" office:value="4.500033" calcext:value-type="float">
            <text:p>4.500033</text:p>
          </table:table-cell>
          <table:table-cell office:value-type="float" office:value="0.000501000000014074" calcext:value-type="float">
            <text:p>0.000501000000014</text:p>
          </table:table-cell>
          <table:table-cell office:value-type="float" office:value="7.70132100000001" calcext:value-type="float">
            <text:p>7.70132100000001</text:p>
          </table:table-cell>
          <table:table-cell office:value-type="float" office:value="0.409318999999982" calcext:value-type="float">
            <text:p>0.409318999999982</text:p>
          </table:table-cell>
          <table:table-cell office:value-type="float" office:value="0.0185539999999946" calcext:value-type="float">
            <text:p>0.018553999999995</text:p>
          </table:table-cell>
          <table:table-cell office:value-type="float" office:value="0.0459199999999953" calcext:value-type="float">
            <text:p>0.0459199999999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149999999986" calcext:value-type="float">
            <text:p>0.118149999999986</text:p>
          </table:table-cell>
          <table:table-cell office:value-type="float" office:value="0.00167300000001092" calcext:value-type="float">
            <text:p>0.001673000000011</text:p>
          </table:table-cell>
          <table:table-cell office:value-type="float" office:value="0.213682999999975" calcext:value-type="float">
            <text:p>0.213682999999975</text:p>
          </table:table-cell>
          <table:table-cell office:value-type="float" office:value="3.12180852890015" calcext:value-type="float">
            <text:p>3.12180852890015</text:p>
          </table:table-cell>
          <table:table-cell office:value-type="float" office:value="5.74842999999999" calcext:value-type="float">
            <text:p>5.74842999999999</text:p>
          </table:table-cell>
          <table:table-cell office:value-type="float" office:value="0.000461000000001377" calcext:value-type="float">
            <text:p>0.000461000000001</text:p>
          </table:table-cell>
          <table:table-cell office:value-type="float" office:value="9.66065900000001" calcext:value-type="float">
            <text:p>9.66065900000001</text:p>
          </table:table-cell>
          <table:table-cell office:value-type="float" office:value="0.390856000000014" calcext:value-type="float">
            <text:p>0.390856000000014</text:p>
          </table:table-cell>
          <table:table-cell office:value-type="float" office:value="0.0186119999999903" calcext:value-type="float">
            <text:p>0.01861199999999</text:p>
          </table:table-cell>
          <table:table-cell office:value-type="float" office:value="0.0444570000000226" calcext:value-type="float">
            <text:p>0.044457000000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8249999999989" calcext:value-type="float">
            <text:p>0.118249999999989</text:p>
          </table:table-cell>
          <table:table-cell office:value-type="float" office:value="0.00165999999998689" calcext:value-type="float">
            <text:p>0.001659999999987</text:p>
          </table:table-cell>
          <table:table-cell office:value-type="float" office:value="0.299958000000004" calcext:value-type="float">
            <text:p>0.299958000000004</text:p>
          </table:table-cell>
          <table:table-cell office:value-type="float" office:value="3.0971531867981" calcext:value-type="float">
            <text:p>3.0971531867981</text:p>
          </table:table-cell>
          <table:table-cell office:value-type="float" office:value="4.72895700000001" calcext:value-type="float">
            <text:p>4.72895700000001</text:p>
          </table:table-cell>
          <table:table-cell office:value-type="float" office:value="0.000492999999977428" calcext:value-type="float">
            <text:p>0.000492999999977</text:p>
          </table:table-cell>
          <table:table-cell office:value-type="float" office:value="8.527207" calcext:value-type="float">
            <text:p>8.527207</text:p>
          </table:table-cell>
          <table:table-cell office:value-type="float" office:value="0.470277999999979" calcext:value-type="float">
            <text:p>0.470277999999979</text:p>
          </table:table-cell>
          <table:table-cell office:value-type="float" office:value="0.0190200000000118" calcext:value-type="float">
            <text:p>0.019020000000012</text:p>
          </table:table-cell>
          <table:table-cell office:value-type="float" office:value="0.044713999999999" calcext:value-type="float">
            <text:p>0.044713999999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26099999999" calcext:value-type="float">
            <text:p>0.11826099999999</text:p>
          </table:table-cell>
          <table:table-cell office:value-type="float" office:value="0.00166500000000269" calcext:value-type="float">
            <text:p>0.001665000000003</text:p>
          </table:table-cell>
          <table:table-cell office:value-type="float" office:value="0.211808000000019" calcext:value-type="float">
            <text:p>0.211808000000019</text:p>
          </table:table-cell>
          <table:table-cell office:value-type="float" office:value="3.2262077331543" calcext:value-type="float">
            <text:p>3.2262077331543</text:p>
          </table:table-cell>
          <table:table-cell office:value-type="float" office:value="7.088831" calcext:value-type="float">
            <text:p>7.088831</text:p>
          </table:table-cell>
          <table:table-cell office:value-type="float" office:value="0.000492000000008375" calcext:value-type="float">
            <text:p>0.000492000000008</text:p>
          </table:table-cell>
          <table:table-cell office:value-type="float" office:value="10.561577" calcext:value-type="float">
            <text:p>10.561577</text:p>
          </table:table-cell>
          <table:table-cell office:value-type="float" office:value="0.493941000000007" calcext:value-type="float">
            <text:p>0.493941000000007</text:p>
          </table:table-cell>
          <table:table-cell office:value-type="float" office:value="0.0187159999999835" calcext:value-type="float">
            <text:p>0.018715999999984</text:p>
          </table:table-cell>
          <table:table-cell office:value-type="float" office:value="0.0441690000000108" calcext:value-type="float">
            <text:p>0.044169000000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];[.C6];[.C10])" office:value-type="float" office:value="0.112754000000002" calcext:value-type="float">
            <text:p>0.112754000000002</text:p>
          </table:table-cell>
          <table:table-cell table:style-name="ce3" table:formula="of:=AVERAGE([.D2];[.D6];[.D10])" office:value-type="float" office:value="0.00167899999999555" calcext:value-type="float">
            <text:p>0.001678999999996</text:p>
          </table:table-cell>
          <table:table-cell table:style-name="ce3" table:formula="of:=AVERAGE([.E2];[.E6];[.E10])" office:value-type="float" office:value="0.212358000000003" calcext:value-type="float">
            <text:p>0.212358000000003</text:p>
          </table:table-cell>
          <table:table-cell table:style-name="ce3" table:formula="of:=AVERAGE([.F2];[.F6];[.F10])" office:value-type="float" office:value="3.04543606440226" calcext:value-type="float">
            <text:p>3.04543606440226</text:p>
          </table:table-cell>
          <table:table-cell table:style-name="ce3" table:formula="of:=AVERAGE([.G2];[.G6];[.G10])" office:value-type="float" office:value="4.558412" calcext:value-type="float">
            <text:p>4.558412</text:p>
          </table:table-cell>
          <table:table-cell table:style-name="ce3" table:formula="of:=AVERAGE([.H2];[.H6];[.H10])" office:value-type="float" office:value="0.000540000000005018" calcext:value-type="float">
            <text:p>0.000540000000005</text:p>
          </table:table-cell>
          <table:table-cell table:style-name="ce3" table:formula="of:=AVERAGE([.I2];[.I6];[.I10])" office:value-type="float" office:value="7.66841433333333" calcext:value-type="float">
            <text:p>7.66841433333333</text:p>
          </table:table-cell>
          <table:table-cell table:style-name="ce3" table:formula="of:=AVERAGE([.J2];[.J6];[.J10])" office:value-type="float" office:value="0.407826666666661" calcext:value-type="float">
            <text:p>0.407826666666661</text:p>
          </table:table-cell>
          <table:table-cell table:style-name="ce3" table:formula="of:=AVERAGE([.K2];[.K6];[.K10])" office:value-type="float" office:value="0.0184399999999994" calcext:value-type="float">
            <text:p>0.01844</text:p>
          </table:table-cell>
          <table:table-cell table:style-name="ce3" table:formula="of:=AVERAGE([.L2];[.L6];[.L10])" office:value-type="float" office:value="0.0459033333333304" calcext:value-type="float">
            <text:p>0.045903333333331</text:p>
          </table:table-cell>
          <table:table-cell table:style-name="ce3" table:formula="of:=AVERAGE([.M2];[.M6];[.M10])" office:value-type="float" office:value="0" calcext:value-type="float">
            <text:p>0</text:p>
          </table:table-cell>
          <table:table-cell table:style-name="ce3" table:formula="of:=AVERAGE([.N2];[.N6];[.N10])" office:value-type="float" office:value="0" calcext:value-type="float">
            <text:p>0</text:p>
          </table:table-cell>
          <table:table-cell table:style-name="ce4" table:formula="of:=SUM([.C14:.N14])" office:value-type="float" office:value="16.0717633977356" calcext:value-type="float">
            <text:p>16.071763397735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];[.C7];[.C11])" office:value-type="float" office:value="0.117664333333329" calcext:value-type="float">
            <text:p>0.117664333333329</text:p>
          </table:table-cell>
          <table:table-cell table:style-name="ce3" table:formula="of:=AVERAGE([.D3];[.D7];[.D11])" office:value-type="float" office:value="0.00166566666667004" calcext:value-type="float">
            <text:p>0.00166566666667</text:p>
          </table:table-cell>
          <table:table-cell table:style-name="ce3" table:formula="of:=AVERAGE([.E3];[.E7];[.E11])" office:value-type="float" office:value="0.212969666666659" calcext:value-type="float">
            <text:p>0.212969666666659</text:p>
          </table:table-cell>
          <table:table-cell table:style-name="ce3" table:formula="of:=AVERAGE([.F3];[.F7];[.F11])" office:value-type="float" office:value="3.17245006561279" calcext:value-type="float">
            <text:p>3.17245006561279</text:p>
          </table:table-cell>
          <table:table-cell table:style-name="ce3" table:formula="of:=AVERAGE([.G3];[.G7];[.G11])" office:value-type="float" office:value="5.73111033333333" calcext:value-type="float">
            <text:p>5.73111033333333</text:p>
          </table:table-cell>
          <table:table-cell table:style-name="ce3" table:formula="of:=AVERAGE([.H3];[.H7];[.H11])" office:value-type="float" office:value="0.000468000000002651" calcext:value-type="float">
            <text:p>0.000468000000003</text:p>
          </table:table-cell>
          <table:table-cell table:style-name="ce3" table:formula="of:=AVERAGE([.I3];[.I7];[.I11])" office:value-type="float" office:value="9.65677133333334" calcext:value-type="float">
            <text:p>9.65677133333334</text:p>
          </table:table-cell>
          <table:table-cell table:style-name="ce3" table:formula="of:=AVERAGE([.J3];[.J7];[.J11])" office:value-type="float" office:value="0.390809000000004" calcext:value-type="float">
            <text:p>0.390809000000004</text:p>
          </table:table-cell>
          <table:table-cell table:style-name="ce3" table:formula="of:=AVERAGE([.K3];[.K7];[.K11])" office:value-type="float" office:value="0.0185329999999955" calcext:value-type="float">
            <text:p>0.018532999999996</text:p>
          </table:table-cell>
          <table:table-cell table:style-name="ce3" table:formula="of:=AVERAGE([.L3];[.L7];[.L11])" office:value-type="float" office:value="0.0442990000000118" calcext:value-type="float">
            <text:p>0.044299000000012</text:p>
          </table:table-cell>
          <table:table-cell table:style-name="ce3" table:formula="of:=AVERAGE([.M3];[.M7];[.M11])" office:value-type="float" office:value="0" calcext:value-type="float">
            <text:p>0</text:p>
          </table:table-cell>
          <table:table-cell table:style-name="ce3" table:formula="of:=AVERAGE([.N3];[.N7];[.N11])" office:value-type="float" office:value="0" calcext:value-type="float">
            <text:p>0</text:p>
          </table:table-cell>
          <table:table-cell table:style-name="ce4" table:formula="of:=SUM([.C15:.N15])" office:value-type="float" office:value="19.3467403989461" calcext:value-type="float">
            <text:p>19.346740398946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];[.C8];[.C12])" office:value-type="float" office:value="0.118212666666665" calcext:value-type="float">
            <text:p>0.118212666666665</text:p>
          </table:table-cell>
          <table:table-cell table:style-name="ce3" table:formula="of:=AVERAGE([.D4];[.D8];[.D12])" office:value-type="float" office:value="0.00166333333333313" calcext:value-type="float">
            <text:p>0.001663333333333</text:p>
          </table:table-cell>
          <table:table-cell table:style-name="ce3" table:formula="of:=AVERAGE([.E4];[.E8];[.E12])" office:value-type="float" office:value="0.247690666666668" calcext:value-type="float">
            <text:p>0.247690666666668</text:p>
          </table:table-cell>
          <table:table-cell table:style-name="ce3" table:formula="of:=AVERAGE([.F4];[.F8];[.F12])" office:value-type="float" office:value="3.07274619738261" calcext:value-type="float">
            <text:p>3.07274619738261</text:p>
          </table:table-cell>
          <table:table-cell table:style-name="ce3" table:formula="of:=AVERAGE([.G4];[.G8];[.G12])" office:value-type="float" office:value="4.75957933333334" calcext:value-type="float">
            <text:p>4.75957933333334</text:p>
          </table:table-cell>
          <table:table-cell table:style-name="ce3" table:formula="of:=AVERAGE([.H4];[.H8];[.H12])" office:value-type="float" office:value="0.000494999999993695" calcext:value-type="float">
            <text:p>0.000494999999994</text:p>
          </table:table-cell>
          <table:table-cell table:style-name="ce3" table:formula="of:=AVERAGE([.I4];[.I8];[.I12])" office:value-type="float" office:value="8.53606766666667" calcext:value-type="float">
            <text:p>8.53606766666667</text:p>
          </table:table-cell>
          <table:table-cell table:style-name="ce3" table:formula="of:=AVERAGE([.J4];[.J8];[.J12])" office:value-type="float" office:value="0.46832766666667" calcext:value-type="float">
            <text:p>0.46832766666667</text:p>
          </table:table-cell>
          <table:table-cell table:style-name="ce3" table:formula="of:=AVERAGE([.K4];[.K8];[.K12])" office:value-type="float" office:value="0.0188760000000059" calcext:value-type="float">
            <text:p>0.018876000000006</text:p>
          </table:table-cell>
          <table:table-cell table:style-name="ce3" table:formula="of:=AVERAGE([.L4];[.L8];[.L12])" office:value-type="float" office:value="0.0446346666666623" calcext:value-type="float">
            <text:p>0.044634666666662</text:p>
          </table:table-cell>
          <table:table-cell table:style-name="ce3" table:formula="of:=AVERAGE([.M4];[.M8];[.M12])" office:value-type="float" office:value="0" calcext:value-type="float">
            <text:p>0</text:p>
          </table:table-cell>
          <table:table-cell table:style-name="ce3" table:formula="of:=AVERAGE([.N4];[.N8];[.N12])" office:value-type="float" office:value="0" calcext:value-type="float">
            <text:p>0</text:p>
          </table:table-cell>
          <table:table-cell table:style-name="ce4" table:formula="of:=SUM([.C16:.N16])" office:value-type="float" office:value="17.2682931973826" calcext:value-type="float">
            <text:p>17.268293197382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];[.C9];[.C13])" office:value-type="float" office:value="0.11834799999999" calcext:value-type="float">
            <text:p>0.11834799999999</text:p>
          </table:table-cell>
          <table:table-cell table:style-name="ce3" table:formula="of:=AVERAGE([.D5];[.D9];[.D13])" office:value-type="float" office:value="0.00166733333333487" calcext:value-type="float">
            <text:p>0.001667333333335</text:p>
          </table:table-cell>
          <table:table-cell table:style-name="ce3" table:formula="of:=AVERAGE([.E5];[.E9];[.E13])" office:value-type="float" office:value="0.212752000000004" calcext:value-type="float">
            <text:p>0.212752000000004</text:p>
          </table:table-cell>
          <table:table-cell table:style-name="ce3" table:formula="of:=AVERAGE([.F5];[.F9];[.F13])" office:value-type="float" office:value="3.24070564905802" calcext:value-type="float">
            <text:p>3.24070564905802</text:p>
          </table:table-cell>
          <table:table-cell table:style-name="ce3" table:formula="of:=AVERAGE([.G5];[.G9];[.G13])" office:value-type="float" office:value="7.06864266666666" calcext:value-type="float">
            <text:p>7.06864266666666</text:p>
          </table:table-cell>
          <table:table-cell table:style-name="ce3" table:formula="of:=AVERAGE([.H5];[.H9];[.H13])" office:value-type="float" office:value="0.000499333333337404" calcext:value-type="float">
            <text:p>0.000499333333337</text:p>
          </table:table-cell>
          <table:table-cell table:style-name="ce3" table:formula="of:=AVERAGE([.I5];[.I9];[.I13])" office:value-type="float" office:value="10.5757516666667" calcext:value-type="float">
            <text:p>10.5757516666667</text:p>
          </table:table-cell>
          <table:table-cell table:style-name="ce3" table:formula="of:=AVERAGE([.J5];[.J9];[.J13])" office:value-type="float" office:value="0.488197333333337" calcext:value-type="float">
            <text:p>0.488197333333337</text:p>
          </table:table-cell>
          <table:table-cell table:style-name="ce3" table:formula="of:=AVERAGE([.K5];[.K9];[.K13])" office:value-type="float" office:value="0.0187089999999917" calcext:value-type="float">
            <text:p>0.018708999999992</text:p>
          </table:table-cell>
          <table:table-cell table:style-name="ce3" table:formula="of:=AVERAGE([.L5];[.L9];[.L13])" office:value-type="float" office:value="0.0443453333333395" calcext:value-type="float">
            <text:p>0.04434533333334</text:p>
          </table:table-cell>
          <table:table-cell table:style-name="ce3" table:formula="of:=AVERAGE([.M5];[.M9];[.M13])" office:value-type="float" office:value="0" calcext:value-type="float">
            <text:p>0</text:p>
          </table:table-cell>
          <table:table-cell table:style-name="ce3" table:formula="of:=AVERAGE([.N5];[.N9];[.N13])" office:value-type="float" office:value="0" calcext:value-type="float">
            <text:p>0</text:p>
          </table:table-cell>
          <table:table-cell table:style-name="ce4" table:formula="of:=SUM([.C17:.N17])" office:value-type="float" office:value="21.7696183157247" calcext:value-type="float">
            <text:p>21.7696183157247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14:.C17])" office:value-type="float" office:value="0.466978999999986" calcext:value-type="float">
            <text:p>0.466978999999986</text:p>
          </table:table-cell>
          <table:table-cell table:style-name="ce1" table:formula="of:=SUM([.D14:.D17])" office:value-type="float" office:value="0.00667533333333359" calcext:value-type="float">
            <text:p>0.006675333333334</text:p>
          </table:table-cell>
          <table:table-cell table:style-name="ce1" table:formula="of:=SUM([.E14:.E17])" office:value-type="float" office:value="0.885770333333334" calcext:value-type="float">
            <text:p>0.885770333333334</text:p>
          </table:table-cell>
          <table:table-cell table:style-name="ce1" table:formula="of:=SUM([.F14:.F17])" office:value-type="float" office:value="12.5313379764557" calcext:value-type="float">
            <text:p>12.5313379764557</text:p>
          </table:table-cell>
          <table:table-cell table:style-name="ce1" table:formula="of:=SUM([.G14:.G17])" office:value-type="float" office:value="22.1177443333333" calcext:value-type="float">
            <text:p>22.1177443333333</text:p>
          </table:table-cell>
          <table:table-cell table:style-name="ce1" table:formula="of:=SUM([.H14:.H17])" office:value-type="float" office:value="0.00200233333333877" calcext:value-type="float">
            <text:p>0.002002333333339</text:p>
          </table:table-cell>
          <table:table-cell table:style-name="ce1" table:formula="of:=SUM([.I14:.I17])" office:value-type="float" office:value="36.437005" calcext:value-type="float">
            <text:p>36.437005</text:p>
          </table:table-cell>
          <table:table-cell table:style-name="ce1" table:formula="of:=SUM([.J14:.J17])" office:value-type="float" office:value="1.75516066666667" calcext:value-type="float">
            <text:p>1.75516066666667</text:p>
          </table:table-cell>
          <table:table-cell table:style-name="ce1" table:formula="of:=SUM([.K14:.K17])" office:value-type="float" office:value="0.0745579999999926" calcext:value-type="float">
            <text:p>0.074557999999993</text:p>
          </table:table-cell>
          <table:table-cell table:style-name="ce1" table:formula="of:=SUM([.L14:.L17])" office:value-type="float" office:value="0.179182333333344" calcext:value-type="float">
            <text:p>0.179182333333344</text:p>
          </table:table-cell>
          <table:table-cell table:style-name="ce1" table:formula="of:=SUM([.M14:.M17])" office:value-type="float" office:value="0" calcext:value-type="float">
            <text:p>0</text:p>
          </table:table-cell>
          <table:table-cell table:style-name="ce1" table:formula="of:=SUM([.N14:.N17])" office:value-type="float" office:value="0" calcext:value-type="float">
            <text:p>0</text:p>
          </table:table-cell>
          <table:table-cell table:style-name="ce1" table:formula="of:=SUM([.C18:.N18])" office:value-type="float" office:value="74.456415309789" calcext:value-type="float">
            <text:p>74.45641530978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9180799999998" calcext:value-type="float">
            <text:p>0.19180799999998</text:p>
          </table:table-cell>
          <table:table-cell office:value-type="float" office:value="0.00169800000003306" calcext:value-type="float">
            <text:p>0.001698000000033</text:p>
          </table:table-cell>
          <table:table-cell office:value-type="float" office:value="0.227814000000023" calcext:value-type="float">
            <text:p>0.227814000000023</text:p>
          </table:table-cell>
          <table:table-cell office:value-type="float" office:value="3.09137368202209" calcext:value-type="float">
            <text:p>3.09137368202209</text:p>
          </table:table-cell>
          <table:table-cell office:value-type="float" office:value="5.01524999999998" calcext:value-type="float">
            <text:p>5.01524999999998</text:p>
          </table:table-cell>
          <table:table-cell office:value-type="float" office:value="0.000527999999974327" calcext:value-type="float">
            <text:p>0.000527999999974</text:p>
          </table:table-cell>
          <table:table-cell office:value-type="float" office:value="9.02913999999998" calcext:value-type="float">
            <text:p>9.02913999999998</text:p>
          </table:table-cell>
          <table:table-cell office:value-type="float" office:value="0.468535999999972" calcext:value-type="float">
            <text:p>0.468535999999972</text:p>
          </table:table-cell>
          <table:table-cell office:value-type="float" office:value="0.0186710000000403" calcext:value-type="float">
            <text:p>0.01867100000004</text:p>
          </table:table-cell>
          <table:table-cell office:value-type="float" office:value="0.0468150000000378" calcext:value-type="float">
            <text:p>0.0468150000000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0429999999999" calcext:value-type="float">
            <text:p>0.120429999999999</text:p>
          </table:table-cell>
          <table:table-cell office:value-type="float" office:value="0.00168300000001409" calcext:value-type="float">
            <text:p>0.001683000000014</text:p>
          </table:table-cell>
          <table:table-cell office:value-type="float" office:value="0.330650000000048" calcext:value-type="float">
            <text:p>0.330650000000048</text:p>
          </table:table-cell>
          <table:table-cell office:value-type="float" office:value="4.69092178344727" calcext:value-type="float">
            <text:p>4.69092178344727</text:p>
          </table:table-cell>
          <table:table-cell office:value-type="float" office:value="10.472431" calcext:value-type="float">
            <text:p>10.472431</text:p>
          </table:table-cell>
          <table:table-cell office:value-type="float" office:value="0.00051399999995283" calcext:value-type="float">
            <text:p>0.000513999999953</text:p>
          </table:table-cell>
          <table:table-cell office:value-type="float" office:value="13.393724" calcext:value-type="float">
            <text:p>13.393724</text:p>
          </table:table-cell>
          <table:table-cell office:value-type="float" office:value="0.760732999999959" calcext:value-type="float">
            <text:p>0.760732999999959</text:p>
          </table:table-cell>
          <table:table-cell office:value-type="float" office:value="0.0225709999999708" calcext:value-type="float">
            <text:p>0.022570999999971</text:p>
          </table:table-cell>
          <table:table-cell office:value-type="float" office:value="0.0708779999999933" calcext:value-type="float">
            <text:p>0.070877999999993</text:p>
          </table:table-cell>
          <table:table-cell office:value-type="float" office:value="0.0204760000000306" calcext:value-type="float">
            <text:p>0.02047600000003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416999999975" calcext:value-type="float">
            <text:p>0.120416999999975</text:p>
          </table:table-cell>
          <table:table-cell office:value-type="float" office:value="0.00171299999999519" calcext:value-type="float">
            <text:p>0.001712999999995</text:p>
          </table:table-cell>
          <table:table-cell office:value-type="float" office:value="0.374409000000014" calcext:value-type="float">
            <text:p>0.374409000000014</text:p>
          </table:table-cell>
          <table:table-cell office:value-type="float" office:value="6.06323575973511" calcext:value-type="float">
            <text:p>6.06323575973511</text:p>
          </table:table-cell>
          <table:table-cell office:value-type="float" office:value="14.098088" calcext:value-type="float">
            <text:p>14.098088</text:p>
          </table:table-cell>
          <table:table-cell office:value-type="float" office:value="0.000507999999967979" calcext:value-type="float">
            <text:p>0.000507999999968</text:p>
          </table:table-cell>
          <table:table-cell office:value-type="float" office:value="19.080088" calcext:value-type="float">
            <text:p>19.080088</text:p>
          </table:table-cell>
          <table:table-cell office:value-type="float" office:value="0.845642999999996" calcext:value-type="float">
            <text:p>0.845642999999996</text:p>
          </table:table-cell>
          <table:table-cell office:value-type="float" office:value="0.0242400000000771" calcext:value-type="float">
            <text:p>0.024240000000077</text:p>
          </table:table-cell>
          <table:table-cell office:value-type="float" office:value="0.0691810000000714" calcext:value-type="float">
            <text:p>0.069181000000071</text:p>
          </table:table-cell>
          <table:table-cell office:value-type="float" office:value="0.0240109999999731" calcext:value-type="float">
            <text:p>0.02401099999997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364999999992" calcext:value-type="float">
            <text:p>0.120364999999992</text:p>
          </table:table-cell>
          <table:table-cell office:value-type="float" office:value="0.00170000000002801" calcext:value-type="float">
            <text:p>0.001700000000028</text:p>
          </table:table-cell>
          <table:table-cell office:value-type="float" office:value="0.418079999999918" calcext:value-type="float">
            <text:p>0.418079999999918</text:p>
          </table:table-cell>
          <table:table-cell office:value-type="float" office:value="7.55520033836365" calcext:value-type="float">
            <text:p>7.55520033836365</text:p>
          </table:table-cell>
          <table:table-cell office:value-type="float" office:value="21.168101" calcext:value-type="float">
            <text:p>21.168101</text:p>
          </table:table-cell>
          <table:table-cell office:value-type="float" office:value="0.000514000000066517" calcext:value-type="float">
            <text:p>0.000514000000067</text:p>
          </table:table-cell>
          <table:table-cell office:value-type="float" office:value="26.111607" calcext:value-type="float">
            <text:p>26.111607</text:p>
          </table:table-cell>
          <table:table-cell office:value-type="float" office:value="1.20298400000002" calcext:value-type="float">
            <text:p>1.20298400000002</text:p>
          </table:table-cell>
          <table:table-cell office:value-type="float" office:value="0.0266199999999799" calcext:value-type="float">
            <text:p>0.02661999999998</text:p>
          </table:table-cell>
          <table:table-cell office:value-type="float" office:value="0.078343000000018" calcext:value-type="float">
            <text:p>0.078343000000018</text:p>
          </table:table-cell>
          <table:table-cell office:value-type="float" office:value="0.0276949999999942" calcext:value-type="float">
            <text:p>0.02769499999999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822000000047" calcext:value-type="float">
            <text:p>0.117822000000047</text:p>
          </table:table-cell>
          <table:table-cell office:value-type="float" office:value="0.00169900000003054" calcext:value-type="float">
            <text:p>0.001699000000031</text:p>
          </table:table-cell>
          <table:table-cell office:value-type="float" office:value="0.228742000000011" calcext:value-type="float">
            <text:p>0.228742000000011</text:p>
          </table:table-cell>
          <table:table-cell office:value-type="float" office:value="3.14920425415039" calcext:value-type="float">
            <text:p>3.14920425415039</text:p>
          </table:table-cell>
          <table:table-cell office:value-type="float" office:value="5.04544300000009" calcext:value-type="float">
            <text:p>5.04544300000009</text:p>
          </table:table-cell>
          <table:table-cell office:value-type="float" office:value="0.000516000000061467" calcext:value-type="float">
            <text:p>0.000516000000061</text:p>
          </table:table-cell>
          <table:table-cell office:value-type="float" office:value="9.03784700000006" calcext:value-type="float">
            <text:p>9.03784700000006</text:p>
          </table:table-cell>
          <table:table-cell office:value-type="float" office:value="0.556280000000015" calcext:value-type="float">
            <text:p>0.556280000000015</text:p>
          </table:table-cell>
          <table:table-cell office:value-type="float" office:value="0.0190809999999146" calcext:value-type="float">
            <text:p>0.019080999999915</text:p>
          </table:table-cell>
          <table:table-cell office:value-type="float" office:value="0.0470209999999725" calcext:value-type="float">
            <text:p>0.0470209999999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20433000000048" calcext:value-type="float">
            <text:p>0.120433000000048</text:p>
          </table:table-cell>
          <table:table-cell office:value-type="float" office:value="0.00170800000000781" calcext:value-type="float">
            <text:p>0.001708000000008</text:p>
          </table:table-cell>
          <table:table-cell office:value-type="float" office:value="0.336304999999925" calcext:value-type="float">
            <text:p>0.336304999999925</text:p>
          </table:table-cell>
          <table:table-cell office:value-type="float" office:value="4.85134196281433" calcext:value-type="float">
            <text:p>4.85134196281433</text:p>
          </table:table-cell>
          <table:table-cell office:value-type="float" office:value="10.512705" calcext:value-type="float">
            <text:p>10.512705</text:p>
          </table:table-cell>
          <table:table-cell office:value-type="float" office:value="0.000516999999945256" calcext:value-type="float">
            <text:p>0.000516999999945</text:p>
          </table:table-cell>
          <table:table-cell office:value-type="float" office:value="13.4605539999999" calcext:value-type="float">
            <text:p>13.4605539999999</text:p>
          </table:table-cell>
          <table:table-cell office:value-type="float" office:value="0.684658000000013" calcext:value-type="float">
            <text:p>0.684658000000013</text:p>
          </table:table-cell>
          <table:table-cell office:value-type="float" office:value="0.0228479999999536" calcext:value-type="float">
            <text:p>0.022847999999954</text:p>
          </table:table-cell>
          <table:table-cell office:value-type="float" office:value="0.071177999999918" calcext:value-type="float">
            <text:p>0.071177999999918</text:p>
          </table:table-cell>
          <table:table-cell office:value-type="float" office:value="0.020526000000018" calcext:value-type="float">
            <text:p>0.02052600000001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644000000084" calcext:value-type="float">
            <text:p>0.120644000000084</text:p>
          </table:table-cell>
          <table:table-cell office:value-type="float" office:value="0.00171299999999519" calcext:value-type="float">
            <text:p>0.001712999999995</text:p>
          </table:table-cell>
          <table:table-cell office:value-type="float" office:value="0.375174000000015" calcext:value-type="float">
            <text:p>0.375174000000015</text:p>
          </table:table-cell>
          <table:table-cell office:value-type="float" office:value="6.0647075176239" calcext:value-type="float">
            <text:p>6.0647075176239</text:p>
          </table:table-cell>
          <table:table-cell office:value-type="float" office:value="14.0163249999999" calcext:value-type="float">
            <text:p>14.0163249999999</text:p>
          </table:table-cell>
          <table:table-cell office:value-type="float" office:value="0.000514000000066517" calcext:value-type="float">
            <text:p>0.000514000000067</text:p>
          </table:table-cell>
          <table:table-cell office:value-type="float" office:value="19.124422" calcext:value-type="float">
            <text:p>19.124422</text:p>
          </table:table-cell>
          <table:table-cell office:value-type="float" office:value="0.84911800000009" calcext:value-type="float">
            <text:p>0.84911800000009</text:p>
          </table:table-cell>
          <table:table-cell office:value-type="float" office:value="0.0244199999999637" calcext:value-type="float">
            <text:p>0.024419999999964</text:p>
          </table:table-cell>
          <table:table-cell office:value-type="float" office:value="0.0679869999999028" calcext:value-type="float">
            <text:p>0.067986999999903</text:p>
          </table:table-cell>
          <table:table-cell office:value-type="float" office:value="0.0240750000000389" calcext:value-type="float">
            <text:p>0.02407500000003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856000000003" calcext:value-type="float">
            <text:p>0.120856000000003</text:p>
          </table:table-cell>
          <table:table-cell office:value-type="float" office:value="0.00169399999992947" calcext:value-type="float">
            <text:p>0.001693999999929</text:p>
          </table:table-cell>
          <table:table-cell office:value-type="float" office:value="0.422770000000014" calcext:value-type="float">
            <text:p>0.422770000000014</text:p>
          </table:table-cell>
          <table:table-cell office:value-type="float" office:value="7.48869633674622" calcext:value-type="float">
            <text:p>7.48869633674622</text:p>
          </table:table-cell>
          <table:table-cell office:value-type="float" office:value="21.157971" calcext:value-type="float">
            <text:p>21.157971</text:p>
          </table:table-cell>
          <table:table-cell office:value-type="float" office:value="0.000509999999962929" calcext:value-type="float">
            <text:p>0.000509999999963</text:p>
          </table:table-cell>
          <table:table-cell office:value-type="float" office:value="26.1288360000001" calcext:value-type="float">
            <text:p>26.1288360000001</text:p>
          </table:table-cell>
          <table:table-cell office:value-type="float" office:value="1.10468500000002" calcext:value-type="float">
            <text:p>1.10468500000002</text:p>
          </table:table-cell>
          <table:table-cell office:value-type="float" office:value="0.118674000000055" calcext:value-type="float">
            <text:p>0.118674000000055</text:p>
          </table:table-cell>
          <table:table-cell office:value-type="float" office:value="0.0782639999999901" calcext:value-type="float">
            <text:p>0.07826399999999</text:p>
          </table:table-cell>
          <table:table-cell office:value-type="float" office:value="0.0279560000000174" calcext:value-type="float">
            <text:p>0.0279560000000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508999999927" calcext:value-type="float">
            <text:p>0.117508999999927</text:p>
          </table:table-cell>
          <table:table-cell office:value-type="float" office:value="0.00172400000008111" calcext:value-type="float">
            <text:p>0.001724000000081</text:p>
          </table:table-cell>
          <table:table-cell office:value-type="float" office:value="0.228093999999942" calcext:value-type="float">
            <text:p>0.228093999999942</text:p>
          </table:table-cell>
          <table:table-cell office:value-type="float" office:value="3.13125228881836" calcext:value-type="float">
            <text:p>3.13125228881836</text:p>
          </table:table-cell>
          <table:table-cell office:value-type="float" office:value="5.04820499999994" calcext:value-type="float">
            <text:p>5.04820499999994</text:p>
          </table:table-cell>
          <table:table-cell office:value-type="float" office:value="0.000514000000066517" calcext:value-type="float">
            <text:p>0.000514000000067</text:p>
          </table:table-cell>
          <table:table-cell office:value-type="float" office:value="9.07109300000002" calcext:value-type="float">
            <text:p>9.07109300000002</text:p>
          </table:table-cell>
          <table:table-cell office:value-type="float" office:value="0.55786999999998" calcext:value-type="float">
            <text:p>0.55786999999998</text:p>
          </table:table-cell>
          <table:table-cell office:value-type="float" office:value="0.0191370000000006" calcext:value-type="float">
            <text:p>0.019137000000001</text:p>
          </table:table-cell>
          <table:table-cell office:value-type="float" office:value="0.0472650000000385" calcext:value-type="float">
            <text:p>0.0472650000000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502999999985" calcext:value-type="float">
            <text:p>0.120502999999985</text:p>
          </table:table-cell>
          <table:table-cell office:value-type="float" office:value="0.00170600000001286" calcext:value-type="float">
            <text:p>0.001706000000013</text:p>
          </table:table-cell>
          <table:table-cell office:value-type="float" office:value="0.333271000000082" calcext:value-type="float">
            <text:p>0.333271000000082</text:p>
          </table:table-cell>
          <table:table-cell office:value-type="float" office:value="4.76676416397095" calcext:value-type="float">
            <text:p>4.76676416397095</text:p>
          </table:table-cell>
          <table:table-cell office:value-type="float" office:value="10.537295" calcext:value-type="float">
            <text:p>10.537295</text:p>
          </table:table-cell>
          <table:table-cell office:value-type="float" office:value="0.000517999999942731" calcext:value-type="float">
            <text:p>0.000517999999943</text:p>
          </table:table-cell>
          <table:table-cell office:value-type="float" office:value="13.5129059999999" calcext:value-type="float">
            <text:p>13.5129059999999</text:p>
          </table:table-cell>
          <table:table-cell office:value-type="float" office:value="0.686283000000003" calcext:value-type="float">
            <text:p>0.686283000000003</text:p>
          </table:table-cell>
          <table:table-cell office:value-type="float" office:value="0.0227019999999811" calcext:value-type="float">
            <text:p>0.022701999999981</text:p>
          </table:table-cell>
          <table:table-cell office:value-type="float" office:value="0.0712669999999207" calcext:value-type="float">
            <text:p>0.071266999999921</text:p>
          </table:table-cell>
          <table:table-cell office:value-type="float" office:value="0.0205940000000737" calcext:value-type="float">
            <text:p>0.02059400000007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078299999996" calcext:value-type="float">
            <text:p>0.12078299999996</text:p>
          </table:table-cell>
          <table:table-cell office:value-type="float" office:value="0.00168100000007598" calcext:value-type="float">
            <text:p>0.001681000000076</text:p>
          </table:table-cell>
          <table:table-cell office:value-type="float" office:value="0.376220999999987" calcext:value-type="float">
            <text:p>0.376220999999987</text:p>
          </table:table-cell>
          <table:table-cell office:value-type="float" office:value="6.00324702262878" calcext:value-type="float">
            <text:p>6.00324702262878</text:p>
          </table:table-cell>
          <table:table-cell office:value-type="float" office:value="14.1296960000001" calcext:value-type="float">
            <text:p>14.1296960000001</text:p>
          </table:table-cell>
          <table:table-cell office:value-type="float" office:value="0.000507999999967979" calcext:value-type="float">
            <text:p>0.000507999999968</text:p>
          </table:table-cell>
          <table:table-cell office:value-type="float" office:value="19.028643" calcext:value-type="float">
            <text:p>19.028643</text:p>
          </table:table-cell>
          <table:table-cell office:value-type="float" office:value="0.847166000000016" calcext:value-type="float">
            <text:p>0.847166000000016</text:p>
          </table:table-cell>
          <table:table-cell office:value-type="float" office:value="0.0244740000000547" calcext:value-type="float">
            <text:p>0.024474000000055</text:p>
          </table:table-cell>
          <table:table-cell office:value-type="float" office:value="0.0693109999999706" calcext:value-type="float">
            <text:p>0.069310999999971</text:p>
          </table:table-cell>
          <table:table-cell office:value-type="float" office:value="0.0241770000000088" calcext:value-type="float">
            <text:p>0.02417700000000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237999999972" calcext:value-type="float">
            <text:p>0.120237999999972</text:p>
          </table:table-cell>
          <table:table-cell office:value-type="float" office:value="0.00168900000005578" calcext:value-type="float">
            <text:p>0.001689000000056</text:p>
          </table:table-cell>
          <table:table-cell office:value-type="float" office:value="0.42173600000001" calcext:value-type="float">
            <text:p>0.42173600000001</text:p>
          </table:table-cell>
          <table:table-cell office:value-type="float" office:value="7.51493144035339" calcext:value-type="float">
            <text:p>7.51493144035339</text:p>
          </table:table-cell>
          <table:table-cell office:value-type="float" office:value="21.24374" calcext:value-type="float">
            <text:p>21.24374</text:p>
          </table:table-cell>
          <table:table-cell office:value-type="float" office:value="0.000511000000074091" calcext:value-type="float">
            <text:p>0.000511000000074</text:p>
          </table:table-cell>
          <table:table-cell office:value-type="float" office:value="26.116684" calcext:value-type="float">
            <text:p>26.116684</text:p>
          </table:table-cell>
          <table:table-cell office:value-type="float" office:value="1.10368799999992" calcext:value-type="float">
            <text:p>1.10368799999992</text:p>
          </table:table-cell>
          <table:table-cell office:value-type="float" office:value="0.0265150000000176" calcext:value-type="float">
            <text:p>0.026515000000018</text:p>
          </table:table-cell>
          <table:table-cell office:value-type="float" office:value="0.0782239999999774" calcext:value-type="float">
            <text:p>0.078223999999977</text:p>
          </table:table-cell>
          <table:table-cell office:value-type="float" office:value="0.0274610000000166" calcext:value-type="float">
            <text:p>0.0274610000000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0];[.C24];[.C28])" office:value-type="float" office:value="0.142379666666651" calcext:value-type="float">
            <text:p>0.142379666666651</text:p>
          </table:table-cell>
          <table:table-cell table:style-name="ce3" table:formula="of:=AVERAGE([.D20];[.D24];[.D28])" office:value-type="float" office:value="0.00170700000004824" calcext:value-type="float">
            <text:p>0.001707000000048</text:p>
          </table:table-cell>
          <table:table-cell table:style-name="ce3" table:formula="of:=AVERAGE([.E20];[.E24];[.E28])" office:value-type="float" office:value="0.228216666666659" calcext:value-type="float">
            <text:p>0.228216666666659</text:p>
          </table:table-cell>
          <table:table-cell table:style-name="ce3" table:formula="of:=AVERAGE([.F20];[.F24];[.F28])" office:value-type="float" office:value="3.12394340833028" calcext:value-type="float">
            <text:p>3.12394340833028</text:p>
          </table:table-cell>
          <table:table-cell table:style-name="ce3" table:formula="of:=AVERAGE([.G20];[.G24];[.G28])" office:value-type="float" office:value="5.03629933333334" calcext:value-type="float">
            <text:p>5.03629933333334</text:p>
          </table:table-cell>
          <table:table-cell table:style-name="ce3" table:formula="of:=AVERAGE([.H20];[.H24];[.H28])" office:value-type="float" office:value="0.000519333333367437" calcext:value-type="float">
            <text:p>0.000519333333367</text:p>
          </table:table-cell>
          <table:table-cell table:style-name="ce3" table:formula="of:=AVERAGE([.I20];[.I24];[.I28])" office:value-type="float" office:value="9.04602666666669" calcext:value-type="float">
            <text:p>9.04602666666669</text:p>
          </table:table-cell>
          <table:table-cell table:style-name="ce3" table:formula="of:=AVERAGE([.J20];[.J24];[.J28])" office:value-type="float" office:value="0.527561999999989" calcext:value-type="float">
            <text:p>0.527561999999989</text:p>
          </table:table-cell>
          <table:table-cell table:style-name="ce3" table:formula="of:=AVERAGE([.K20];[.K24];[.K28])" office:value-type="float" office:value="0.0189629999999852" calcext:value-type="float">
            <text:p>0.018962999999985</text:p>
          </table:table-cell>
          <table:table-cell table:style-name="ce3" table:formula="of:=AVERAGE([.L20];[.L24];[.L28])" office:value-type="float" office:value="0.0470336666666829" calcext:value-type="float">
            <text:p>0.047033666666683</text:p>
          </table:table-cell>
          <table:table-cell table:style-name="ce3" table:formula="of:=AVERAGE([.M20];[.M24];[.M28])" office:value-type="float" office:value="0" calcext:value-type="float">
            <text:p>0</text:p>
          </table:table-cell>
          <table:table-cell table:style-name="ce3" table:formula="of:=AVERAGE([.N20];[.N24];[.N28])" office:value-type="float" office:value="0" calcext:value-type="float">
            <text:p>0</text:p>
          </table:table-cell>
          <table:table-cell table:style-name="ce4" table:formula="of:=SUM([.C32:.N32])" office:value-type="float" office:value="18.1726507416637" calcext:value-type="float">
            <text:p>18.172650741663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1];[.C25];[.C29])" office:value-type="float" office:value="0.120455333333344" calcext:value-type="float">
            <text:p>0.120455333333344</text:p>
          </table:table-cell>
          <table:table-cell table:style-name="ce3" table:formula="of:=AVERAGE([.D21];[.D25];[.D29])" office:value-type="float" office:value="0.00169900000001159" calcext:value-type="float">
            <text:p>0.001699000000012</text:p>
          </table:table-cell>
          <table:table-cell table:style-name="ce3" table:formula="of:=AVERAGE([.E21];[.E25];[.E29])" office:value-type="float" office:value="0.333408666666685" calcext:value-type="float">
            <text:p>0.333408666666685</text:p>
          </table:table-cell>
          <table:table-cell table:style-name="ce3" table:formula="of:=AVERAGE([.F21];[.F25];[.F29])" office:value-type="float" office:value="4.76967597007752" calcext:value-type="float">
            <text:p>4.76967597007752</text:p>
          </table:table-cell>
          <table:table-cell table:style-name="ce3" table:formula="of:=AVERAGE([.G21];[.G25];[.G29])" office:value-type="float" office:value="10.507477" calcext:value-type="float">
            <text:p>10.507477</text:p>
          </table:table-cell>
          <table:table-cell table:style-name="ce3" table:formula="of:=AVERAGE([.H21];[.H25];[.H29])" office:value-type="float" office:value="0.000516333333280272" calcext:value-type="float">
            <text:p>0.00051633333328</text:p>
          </table:table-cell>
          <table:table-cell table:style-name="ce3" table:formula="of:=AVERAGE([.I21];[.I25];[.I29])" office:value-type="float" office:value="13.4557279999999" calcext:value-type="float">
            <text:p>13.4557279999999</text:p>
          </table:table-cell>
          <table:table-cell table:style-name="ce3" table:formula="of:=AVERAGE([.J21];[.J25];[.J29])" office:value-type="float" office:value="0.710557999999992" calcext:value-type="float">
            <text:p>0.710557999999992</text:p>
          </table:table-cell>
          <table:table-cell table:style-name="ce3" table:formula="of:=AVERAGE([.K21];[.K25];[.K29])" office:value-type="float" office:value="0.0227069999999685" calcext:value-type="float">
            <text:p>0.022706999999969</text:p>
          </table:table-cell>
          <table:table-cell table:style-name="ce3" table:formula="of:=AVERAGE([.L21];[.L25];[.L29])" office:value-type="float" office:value="0.0711076666666107" calcext:value-type="float">
            <text:p>0.071107666666611</text:p>
          </table:table-cell>
          <table:table-cell table:style-name="ce3" table:formula="of:=AVERAGE([.M21];[.M25];[.M29])" office:value-type="float" office:value="0.0205320000000408" calcext:value-type="float">
            <text:p>0.020532000000041</text:p>
          </table:table-cell>
          <table:table-cell table:style-name="ce3" table:formula="of:=AVERAGE([.N21];[.N25];[.N29])" office:value-type="float" office:value="0" calcext:value-type="float">
            <text:p>0</text:p>
          </table:table-cell>
          <table:table-cell table:style-name="ce4" table:formula="of:=SUM([.C33:.N33])" office:value-type="float" office:value="30.0138649700774" calcext:value-type="float">
            <text:p>30.0138649700774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2];[.C26];[.C30])" office:value-type="float" office:value="0.120614666666673" calcext:value-type="float">
            <text:p>0.120614666666673</text:p>
          </table:table-cell>
          <table:table-cell table:style-name="ce3" table:formula="of:=AVERAGE([.D22];[.D26];[.D30])" office:value-type="float" office:value="0.00170233333335545" calcext:value-type="float">
            <text:p>0.001702333333355</text:p>
          </table:table-cell>
          <table:table-cell table:style-name="ce3" table:formula="of:=AVERAGE([.E22];[.E26];[.E30])" office:value-type="float" office:value="0.375268000000005" calcext:value-type="float">
            <text:p>0.375268000000005</text:p>
          </table:table-cell>
          <table:table-cell table:style-name="ce3" table:formula="of:=AVERAGE([.F22];[.F26];[.F30])" office:value-type="float" office:value="6.04373009999593" calcext:value-type="float">
            <text:p>6.04373009999593</text:p>
          </table:table-cell>
          <table:table-cell table:style-name="ce3" table:formula="of:=AVERAGE([.G22];[.G26];[.G30])" office:value-type="float" office:value="14.0813696666667" calcext:value-type="float">
            <text:p>14.0813696666667</text:p>
          </table:table-cell>
          <table:table-cell table:style-name="ce3" table:formula="of:=AVERAGE([.H22];[.H26];[.H30])" office:value-type="float" office:value="0.000510000000000825" calcext:value-type="float">
            <text:p>0.000510000000001</text:p>
          </table:table-cell>
          <table:table-cell table:style-name="ce3" table:formula="of:=AVERAGE([.I22];[.I26];[.I30])" office:value-type="float" office:value="19.0777176666667" calcext:value-type="float">
            <text:p>19.0777176666667</text:p>
          </table:table-cell>
          <table:table-cell table:style-name="ce3" table:formula="of:=AVERAGE([.J22];[.J26];[.J30])" office:value-type="float" office:value="0.847309000000034" calcext:value-type="float">
            <text:p>0.847309000000034</text:p>
          </table:table-cell>
          <table:table-cell table:style-name="ce3" table:formula="of:=AVERAGE([.K22];[.K26];[.K30])" office:value-type="float" office:value="0.0243780000000318" calcext:value-type="float">
            <text:p>0.024378000000032</text:p>
          </table:table-cell>
          <table:table-cell table:style-name="ce3" table:formula="of:=AVERAGE([.L22];[.L26];[.L30])" office:value-type="float" office:value="0.0688263333333149" calcext:value-type="float">
            <text:p>0.068826333333315</text:p>
          </table:table-cell>
          <table:table-cell table:style-name="ce3" table:formula="of:=AVERAGE([.M22];[.M26];[.M30])" office:value-type="float" office:value="0.0240876666666736" calcext:value-type="float">
            <text:p>0.024087666666674</text:p>
          </table:table-cell>
          <table:table-cell table:style-name="ce3" table:formula="of:=AVERAGE([.N22];[.N26];[.N30])" office:value-type="float" office:value="0" calcext:value-type="float">
            <text:p>0</text:p>
          </table:table-cell>
          <table:table-cell table:style-name="ce4" table:formula="of:=SUM([.C34:.N34])" office:value-type="float" office:value="40.6655134333294" calcext:value-type="float">
            <text:p>40.6655134333294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3];[.C27];[.C31])" office:value-type="float" office:value="0.120486333333322" calcext:value-type="float">
            <text:p>0.120486333333322</text:p>
          </table:table-cell>
          <table:table-cell table:style-name="ce3" table:formula="of:=AVERAGE([.D23];[.D27];[.D31])" office:value-type="float" office:value="0.00169433333333775" calcext:value-type="float">
            <text:p>0.001694333333338</text:p>
          </table:table-cell>
          <table:table-cell table:style-name="ce3" table:formula="of:=AVERAGE([.E23];[.E27];[.E31])" office:value-type="float" office:value="0.420861999999981" calcext:value-type="float">
            <text:p>0.420861999999981</text:p>
          </table:table-cell>
          <table:table-cell table:style-name="ce3" table:formula="of:=AVERAGE([.F23];[.F27];[.F31])" office:value-type="float" office:value="7.51960937182109" calcext:value-type="float">
            <text:p>7.51960937182109</text:p>
          </table:table-cell>
          <table:table-cell table:style-name="ce3" table:formula="of:=AVERAGE([.G23];[.G27];[.G31])" office:value-type="float" office:value="21.1899373333333" calcext:value-type="float">
            <text:p>21.1899373333333</text:p>
          </table:table-cell>
          <table:table-cell table:style-name="ce3" table:formula="of:=AVERAGE([.H23];[.H27];[.H31])" office:value-type="float" office:value="0.000511666666701179" calcext:value-type="float">
            <text:p>0.000511666666701</text:p>
          </table:table-cell>
          <table:table-cell table:style-name="ce3" table:formula="of:=AVERAGE([.I23];[.I27];[.I31])" office:value-type="float" office:value="26.1190423333334" calcext:value-type="float">
            <text:p>26.1190423333334</text:p>
          </table:table-cell>
          <table:table-cell table:style-name="ce3" table:formula="of:=AVERAGE([.J23];[.J27];[.J31])" office:value-type="float" office:value="1.13711899999999" calcext:value-type="float">
            <text:p>1.13711899999999</text:p>
          </table:table-cell>
          <table:table-cell table:style-name="ce3" table:formula="of:=AVERAGE([.K23];[.K27];[.K31])" office:value-type="float" office:value="0.0572696666666842" calcext:value-type="float">
            <text:p>0.057269666666684</text:p>
          </table:table-cell>
          <table:table-cell table:style-name="ce3" table:formula="of:=AVERAGE([.L23];[.L27];[.L31])" office:value-type="float" office:value="0.0782769999999952" calcext:value-type="float">
            <text:p>0.078276999999995</text:p>
          </table:table-cell>
          <table:table-cell table:style-name="ce3" table:formula="of:=AVERAGE([.M23];[.M27];[.M31])" office:value-type="float" office:value="0.0277040000000094" calcext:value-type="float">
            <text:p>0.027704000000009</text:p>
          </table:table-cell>
          <table:table-cell table:style-name="ce3" table:formula="of:=AVERAGE([.N23];[.N27];[.N31])" office:value-type="float" office:value="0" calcext:value-type="float">
            <text:p>0</text:p>
          </table:table-cell>
          <table:table-cell table:style-name="ce4" table:formula="of:=SUM([.C35:.N35])" office:value-type="float" office:value="56.6725130384878" calcext:value-type="float">
            <text:p>56.6725130384878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32:.C35])" office:value-type="float" office:value="0.503935999999991" calcext:value-type="float">
            <text:p>0.503935999999991</text:p>
          </table:table-cell>
          <table:table-cell table:style-name="ce1" table:formula="of:=SUM([.D32:.D35])" office:value-type="float" office:value="0.00680266666675303" calcext:value-type="float">
            <text:p>0.006802666666753</text:p>
          </table:table-cell>
          <table:table-cell table:style-name="ce1" table:formula="of:=SUM([.E32:.E35])" office:value-type="float" office:value="1.35775533333333" calcext:value-type="float">
            <text:p>1.35775533333333</text:p>
          </table:table-cell>
          <table:table-cell table:style-name="ce1" table:formula="of:=SUM([.F32:.F35])" office:value-type="float" office:value="21.4569588502248" calcext:value-type="float">
            <text:p>21.4569588502248</text:p>
          </table:table-cell>
          <table:table-cell table:style-name="ce1" table:formula="of:=SUM([.G32:.G35])" office:value-type="float" office:value="50.8150833333333" calcext:value-type="float">
            <text:p>50.8150833333333</text:p>
          </table:table-cell>
          <table:table-cell table:style-name="ce1" table:formula="of:=SUM([.H32:.H35])" office:value-type="float" office:value="0.00205733333334971" calcext:value-type="float">
            <text:p>0.00205733333335</text:p>
          </table:table-cell>
          <table:table-cell table:style-name="ce1" table:formula="of:=SUM([.I32:.I35])" office:value-type="float" office:value="67.6985146666667" calcext:value-type="float">
            <text:p>67.6985146666667</text:p>
          </table:table-cell>
          <table:table-cell table:style-name="ce1" table:formula="of:=SUM([.J32:.J35])" office:value-type="float" office:value="3.222548" calcext:value-type="float">
            <text:p>3.222548</text:p>
          </table:table-cell>
          <table:table-cell table:style-name="ce1" table:formula="of:=SUM([.K32:.K35])" office:value-type="float" office:value="0.12331766666667" calcext:value-type="float">
            <text:p>0.12331766666667</text:p>
          </table:table-cell>
          <table:table-cell table:style-name="ce1" table:formula="of:=SUM([.L32:.L35])" office:value-type="float" office:value="0.265244666666604" calcext:value-type="float">
            <text:p>0.265244666666604</text:p>
          </table:table-cell>
          <table:table-cell table:style-name="ce1" table:formula="of:=SUM([.M32:.M35])" office:value-type="float" office:value="0.0723236666667238" calcext:value-type="float">
            <text:p>0.072323666666724</text:p>
          </table:table-cell>
          <table:table-cell table:style-name="ce1" table:formula="of:=SUM([.N32:.N35])" office:value-type="float" office:value="0" calcext:value-type="float">
            <text:p>0</text:p>
          </table:table-cell>
          <table:table-cell table:style-name="ce1" table:formula="of:=SUM([.C36:.N36])" office:value-type="float" office:value="145.524542183558" calcext:value-type="float">
            <text:p>145.52454218355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6805000000008" calcext:value-type="float">
            <text:p>0.106805000000008</text:p>
          </table:table-cell>
          <table:table-cell office:value-type="float" office:value="0.00168900000005578" calcext:value-type="float">
            <text:p>0.001689000000056</text:p>
          </table:table-cell>
          <table:table-cell office:value-type="float" office:value="0.285625999999979" calcext:value-type="float">
            <text:p>0.285625999999979</text:p>
          </table:table-cell>
          <table:table-cell office:value-type="float" office:value="3.09044766426086" calcext:value-type="float">
            <text:p>3.09044766426086</text:p>
          </table:table-cell>
          <table:table-cell office:value-type="float" office:value="4.53065100000003" calcext:value-type="float">
            <text:p>4.53065100000003</text:p>
          </table:table-cell>
          <table:table-cell office:value-type="float" office:value="0.000487000000020998" calcext:value-type="float">
            <text:p>0.000487000000021</text:p>
          </table:table-cell>
          <table:table-cell office:value-type="float" office:value="7.733023" calcext:value-type="float">
            <text:p>7.733023</text:p>
          </table:table-cell>
          <table:table-cell office:value-type="float" office:value="0.406595000000038" calcext:value-type="float">
            <text:p>0.406595000000038</text:p>
          </table:table-cell>
          <table:table-cell office:value-type="float" office:value="0.0185950000000048" calcext:value-type="float">
            <text:p>0.018595000000005</text:p>
          </table:table-cell>
          <table:table-cell office:value-type="float" office:value="0.0633700000000772" calcext:value-type="float">
            <text:p>0.063370000000077</text:p>
          </table:table-cell>
          <table:table-cell office:value-type="float" office:value="0" calcext:value-type="float">
            <text:p>0</text:p>
          </table:table-cell>
          <table:table-cell office:value-type="float" office:value="0.00773399999991398" calcext:value-type="float">
            <text:p>0.007733999999914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31200000006" calcext:value-type="float">
            <text:p>0.11831200000006</text:p>
          </table:table-cell>
          <table:table-cell office:value-type="float" office:value="0.00166600000000017" calcext:value-type="float">
            <text:p>0.001666</text:p>
          </table:table-cell>
          <table:table-cell office:value-type="float" office:value="0.217528999999899" calcext:value-type="float">
            <text:p>0.217528999999899</text:p>
          </table:table-cell>
          <table:table-cell office:value-type="float" office:value="3.13755035400391" calcext:value-type="float">
            <text:p>3.13755035400391</text:p>
          </table:table-cell>
          <table:table-cell office:value-type="float" office:value="6.20390900000007" calcext:value-type="float">
            <text:p>6.20390900000007</text:p>
          </table:table-cell>
          <table:table-cell office:value-type="float" office:value="0.000488000000018474" calcext:value-type="float">
            <text:p>0.000488000000018</text:p>
          </table:table-cell>
          <table:table-cell office:value-type="float" office:value="7.18736799999999" calcext:value-type="float">
            <text:p>7.18736799999999</text:p>
          </table:table-cell>
          <table:table-cell office:value-type="float" office:value="0.437948000000006" calcext:value-type="float">
            <text:p>0.437948000000006</text:p>
          </table:table-cell>
          <table:table-cell office:value-type="float" office:value="0.0187120000000505" calcext:value-type="float">
            <text:p>0.018712000000051</text:p>
          </table:table-cell>
          <table:table-cell office:value-type="float" office:value="0.0673719999999776" calcext:value-type="float">
            <text:p>0.067371999999978</text:p>
          </table:table-cell>
          <table:table-cell office:value-type="float" office:value="0" calcext:value-type="float">
            <text:p>0</text:p>
          </table:table-cell>
          <table:table-cell office:value-type="float" office:value="0.0145660000000589" calcext:value-type="float">
            <text:p>0.014566000000059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899000000009" calcext:value-type="float">
            <text:p>0.120899000000009</text:p>
          </table:table-cell>
          <table:table-cell office:value-type="float" office:value="0.00170000000002801" calcext:value-type="float">
            <text:p>0.001700000000028</text:p>
          </table:table-cell>
          <table:table-cell office:value-type="float" office:value="0.229528000000073" calcext:value-type="float">
            <text:p>0.229528000000073</text:p>
          </table:table-cell>
          <table:table-cell office:value-type="float" office:value="3.08889222145081" calcext:value-type="float">
            <text:p>3.08889222145081</text:p>
          </table:table-cell>
          <table:table-cell office:value-type="float" office:value="4.68141900000001" calcext:value-type="float">
            <text:p>4.68141900000001</text:p>
          </table:table-cell>
          <table:table-cell office:value-type="float" office:value="0.000485000000026048" calcext:value-type="float">
            <text:p>0.000485000000026</text:p>
          </table:table-cell>
          <table:table-cell office:value-type="float" office:value="6.98684900000001" calcext:value-type="float">
            <text:p>6.98684900000001</text:p>
          </table:table-cell>
          <table:table-cell office:value-type="float" office:value="0.438096999999971" calcext:value-type="float">
            <text:p>0.438096999999971</text:p>
          </table:table-cell>
          <table:table-cell office:value-type="float" office:value="0.0192710000000034" calcext:value-type="float">
            <text:p>0.019271000000003</text:p>
          </table:table-cell>
          <table:table-cell office:value-type="float" office:value="0.0645660000000135" calcext:value-type="float">
            <text:p>0.064566000000014</text:p>
          </table:table-cell>
          <table:table-cell office:value-type="float" office:value="0" calcext:value-type="float">
            <text:p>0</text:p>
          </table:table-cell>
          <table:table-cell office:value-type="float" office:value="0.0202540000000226" calcext:value-type="float">
            <text:p>0.02025400000002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218999999954" calcext:value-type="float">
            <text:p>0.118218999999954</text:p>
          </table:table-cell>
          <table:table-cell office:value-type="float" office:value="0.00166600000000017" calcext:value-type="float">
            <text:p>0.001666</text:p>
          </table:table-cell>
          <table:table-cell office:value-type="float" office:value="0.2305869999999" calcext:value-type="float">
            <text:p>0.2305869999999</text:p>
          </table:table-cell>
          <table:table-cell office:value-type="float" office:value="3.20996499061584" calcext:value-type="float">
            <text:p>3.20996499061584</text:p>
          </table:table-cell>
          <table:table-cell office:value-type="float" office:value="6.04550699999993" calcext:value-type="float">
            <text:p>6.04550699999993</text:p>
          </table:table-cell>
          <table:table-cell office:value-type="float" office:value="0.000487000000020998" calcext:value-type="float">
            <text:p>0.000487000000021</text:p>
          </table:table-cell>
          <table:table-cell office:value-type="float" office:value="8.87732700000004" calcext:value-type="float">
            <text:p>8.87732700000004</text:p>
          </table:table-cell>
          <table:table-cell office:value-type="float" office:value="0.496632000000091" calcext:value-type="float">
            <text:p>0.496632000000091</text:p>
          </table:table-cell>
          <table:table-cell office:value-type="float" office:value="0.0194890000000214" calcext:value-type="float">
            <text:p>0.019489000000021</text:p>
          </table:table-cell>
          <table:table-cell office:value-type="float" office:value="0.0696380000000545" calcext:value-type="float">
            <text:p>0.069638000000055</text:p>
          </table:table-cell>
          <table:table-cell office:value-type="float" office:value="0" calcext:value-type="float">
            <text:p>0</text:p>
          </table:table-cell>
          <table:table-cell office:value-type="float" office:value="0.0275409999999283" calcext:value-type="float">
            <text:p>0.027540999999928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4588000000026" calcext:value-type="float">
            <text:p>0.114588000000026</text:p>
          </table:table-cell>
          <table:table-cell office:value-type="float" office:value="0.00165999999990163" calcext:value-type="float">
            <text:p>0.001659999999902</text:p>
          </table:table-cell>
          <table:table-cell office:value-type="float" office:value="0.211448999999902" calcext:value-type="float">
            <text:p>0.211448999999902</text:p>
          </table:table-cell>
          <table:table-cell office:value-type="float" office:value="3.04684972763062" calcext:value-type="float">
            <text:p>3.04684972763062</text:p>
          </table:table-cell>
          <table:table-cell office:value-type="float" office:value="4.50227199999995" calcext:value-type="float">
            <text:p>4.50227199999995</text:p>
          </table:table-cell>
          <table:table-cell office:value-type="float" office:value="0.000494000000003325" calcext:value-type="float">
            <text:p>0.000494000000003</text:p>
          </table:table-cell>
          <table:table-cell office:value-type="float" office:value="7.77091400000006" calcext:value-type="float">
            <text:p>7.77091400000006</text:p>
          </table:table-cell>
          <table:table-cell office:value-type="float" office:value="0.406600000000026" calcext:value-type="float">
            <text:p>0.406600000000026</text:p>
          </table:table-cell>
          <table:table-cell office:value-type="float" office:value="0.0184610000000021" calcext:value-type="float">
            <text:p>0.018461000000002</text:p>
          </table:table-cell>
          <table:table-cell office:value-type="float" office:value="0.063590999999974" calcext:value-type="float">
            <text:p>0.063590999999974</text:p>
          </table:table-cell>
          <table:table-cell office:value-type="float" office:value="0" calcext:value-type="float">
            <text:p>0</text:p>
          </table:table-cell>
          <table:table-cell office:value-type="float" office:value="0.00775399999997717" calcext:value-type="float">
            <text:p>0.007753999999977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93546999999967" calcext:value-type="float">
            <text:p>0.193546999999967</text:p>
          </table:table-cell>
          <table:table-cell office:value-type="float" office:value="0.00165700000002289" calcext:value-type="float">
            <text:p>0.001657000000023</text:p>
          </table:table-cell>
          <table:table-cell office:value-type="float" office:value="0.218212999999992" calcext:value-type="float">
            <text:p>0.218212999999992</text:p>
          </table:table-cell>
          <table:table-cell office:value-type="float" office:value="3.3232684135437" calcext:value-type="float">
            <text:p>3.3232684135437</text:p>
          </table:table-cell>
          <table:table-cell office:value-type="float" office:value="6.19814299999996" calcext:value-type="float">
            <text:p>6.19814299999996</text:p>
          </table:table-cell>
          <table:table-cell office:value-type="float" office:value="0.000486000000023523" calcext:value-type="float">
            <text:p>0.000486000000024</text:p>
          </table:table-cell>
          <table:table-cell office:value-type="float" office:value="7.20275000000004" calcext:value-type="float">
            <text:p>7.20275000000004</text:p>
          </table:table-cell>
          <table:table-cell office:value-type="float" office:value="0.440001000000052" calcext:value-type="float">
            <text:p>0.440001000000052</text:p>
          </table:table-cell>
          <table:table-cell office:value-type="float" office:value="0.0187359999999899" calcext:value-type="float">
            <text:p>0.01873599999999</text:p>
          </table:table-cell>
          <table:table-cell office:value-type="float" office:value="0.0674900000000207" calcext:value-type="float">
            <text:p>0.067490000000021</text:p>
          </table:table-cell>
          <table:table-cell office:value-type="float" office:value="0" calcext:value-type="float">
            <text:p>0</text:p>
          </table:table-cell>
          <table:table-cell office:value-type="float" office:value="0.0147759999999835" calcext:value-type="float">
            <text:p>0.014775999999984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996000000038" calcext:value-type="float">
            <text:p>0.118996000000038</text:p>
          </table:table-cell>
          <table:table-cell office:value-type="float" office:value="0.00166999999999007" calcext:value-type="float">
            <text:p>0.00166999999999</text:p>
          </table:table-cell>
          <table:table-cell office:value-type="float" office:value="0.227091999999971" calcext:value-type="float">
            <text:p>0.227091999999971</text:p>
          </table:table-cell>
          <table:table-cell office:value-type="float" office:value="3.25434374809265" calcext:value-type="float">
            <text:p>3.25434374809265</text:p>
          </table:table-cell>
          <table:table-cell office:value-type="float" office:value="4.72162200000003" calcext:value-type="float">
            <text:p>4.72162200000003</text:p>
          </table:table-cell>
          <table:table-cell office:value-type="float" office:value="0.000485000000026048" calcext:value-type="float">
            <text:p>0.000485000000026</text:p>
          </table:table-cell>
          <table:table-cell office:value-type="float" office:value="6.9652450000001" calcext:value-type="float">
            <text:p>6.9652450000001</text:p>
          </table:table-cell>
          <table:table-cell office:value-type="float" office:value="0.524471000000062" calcext:value-type="float">
            <text:p>0.524471000000062</text:p>
          </table:table-cell>
          <table:table-cell office:value-type="float" office:value="0.0190819999999121" calcext:value-type="float">
            <text:p>0.019081999999912</text:p>
          </table:table-cell>
          <table:table-cell office:value-type="float" office:value="0.0639099999999644" calcext:value-type="float">
            <text:p>0.063909999999964</text:p>
          </table:table-cell>
          <table:table-cell office:value-type="float" office:value="0" calcext:value-type="float">
            <text:p>0</text:p>
          </table:table-cell>
          <table:table-cell office:value-type="float" office:value="0.021396999999979" calcext:value-type="float">
            <text:p>0.021396999999979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7991999999958" calcext:value-type="float">
            <text:p>0.117991999999958</text:p>
          </table:table-cell>
          <table:table-cell office:value-type="float" office:value="0.00166300000000774" calcext:value-type="float">
            <text:p>0.001663000000008</text:p>
          </table:table-cell>
          <table:table-cell office:value-type="float" office:value="0.230427999999961" calcext:value-type="float">
            <text:p>0.230427999999961</text:p>
          </table:table-cell>
          <table:table-cell office:value-type="float" office:value="3.42669773101807" calcext:value-type="float">
            <text:p>3.42669773101807</text:p>
          </table:table-cell>
          <table:table-cell office:value-type="float" office:value="6.15891499999998" calcext:value-type="float">
            <text:p>6.15891499999998</text:p>
          </table:table-cell>
          <table:table-cell office:value-type="float" office:value="0.000486999999907312" calcext:value-type="float">
            <text:p>0.000486999999907</text:p>
          </table:table-cell>
          <table:table-cell office:value-type="float" office:value="8.93169999999998" calcext:value-type="float">
            <text:p>8.93169999999998</text:p>
          </table:table-cell>
          <table:table-cell office:value-type="float" office:value="0.497226000000069" calcext:value-type="float">
            <text:p>0.497226000000069</text:p>
          </table:table-cell>
          <table:table-cell office:value-type="float" office:value="0.0193400000000565" calcext:value-type="float">
            <text:p>0.019340000000057</text:p>
          </table:table-cell>
          <table:table-cell office:value-type="float" office:value="0.0695069999999305" calcext:value-type="float">
            <text:p>0.069506999999931</text:p>
          </table:table-cell>
          <table:table-cell office:value-type="float" office:value="0" calcext:value-type="float">
            <text:p>0</text:p>
          </table:table-cell>
          <table:table-cell office:value-type="float" office:value="0.027445000000057" calcext:value-type="float">
            <text:p>0.027445000000057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5296000000058" calcext:value-type="float">
            <text:p>0.115296000000058</text:p>
          </table:table-cell>
          <table:table-cell office:value-type="float" office:value="0.00166699999999764" calcext:value-type="float">
            <text:p>0.001666999999998</text:p>
          </table:table-cell>
          <table:table-cell office:value-type="float" office:value="0.212080000000014" calcext:value-type="float">
            <text:p>0.212080000000014</text:p>
          </table:table-cell>
          <table:table-cell office:value-type="float" office:value="3.15359163284302" calcext:value-type="float">
            <text:p>3.15359163284302</text:p>
          </table:table-cell>
          <table:table-cell office:value-type="float" office:value="4.55229399999996" calcext:value-type="float">
            <text:p>4.55229399999996</text:p>
          </table:table-cell>
          <table:table-cell office:value-type="float" office:value="0.000488000000018474" calcext:value-type="float">
            <text:p>0.000488000000018</text:p>
          </table:table-cell>
          <table:table-cell office:value-type="float" office:value="7.74013100000002" calcext:value-type="float">
            <text:p>7.74013100000002</text:p>
          </table:table-cell>
          <table:table-cell office:value-type="float" office:value="0.411519999999996" calcext:value-type="float">
            <text:p>0.411519999999996</text:p>
          </table:table-cell>
          <table:table-cell office:value-type="float" office:value="0.0186449999999923" calcext:value-type="float">
            <text:p>0.018644999999992</text:p>
          </table:table-cell>
          <table:table-cell office:value-type="float" office:value="0.0635999999999513" calcext:value-type="float">
            <text:p>0.063599999999951</text:p>
          </table:table-cell>
          <table:table-cell office:value-type="float" office:value="0" calcext:value-type="float">
            <text:p>0</text:p>
          </table:table-cell>
          <table:table-cell office:value-type="float" office:value="0.00797899999997753" calcext:value-type="float">
            <text:p>0.00797899999997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74899999998" calcext:value-type="float">
            <text:p>0.11874899999998</text:p>
          </table:table-cell>
          <table:table-cell office:value-type="float" office:value="0.00167499999997744" calcext:value-type="float">
            <text:p>0.001674999999977</text:p>
          </table:table-cell>
          <table:table-cell office:value-type="float" office:value="0.218044999999961" calcext:value-type="float">
            <text:p>0.218044999999961</text:p>
          </table:table-cell>
          <table:table-cell office:value-type="float" office:value="3.42756581306458" calcext:value-type="float">
            <text:p>3.42756581306458</text:p>
          </table:table-cell>
          <table:table-cell office:value-type="float" office:value="6.22070899999994" calcext:value-type="float">
            <text:p>6.22070899999994</text:p>
          </table:table-cell>
          <table:table-cell office:value-type="float" office:value="0.000490000000013424" calcext:value-type="float">
            <text:p>0.000490000000013</text:p>
          </table:table-cell>
          <table:table-cell office:value-type="float" office:value="7.19720999999993" calcext:value-type="float">
            <text:p>7.19720999999993</text:p>
          </table:table-cell>
          <table:table-cell office:value-type="float" office:value="0.440079999999966" calcext:value-type="float">
            <text:p>0.440079999999966</text:p>
          </table:table-cell>
          <table:table-cell office:value-type="float" office:value="0.0187079999999469" calcext:value-type="float">
            <text:p>0.018707999999947</text:p>
          </table:table-cell>
          <table:table-cell office:value-type="float" office:value="0.0678659999998672" calcext:value-type="float">
            <text:p>0.067865999999867</text:p>
          </table:table-cell>
          <table:table-cell office:value-type="float" office:value="0" calcext:value-type="float">
            <text:p>0</text:p>
          </table:table-cell>
          <table:table-cell office:value-type="float" office:value="0.0150630000000547" calcext:value-type="float">
            <text:p>0.015063000000055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310000000041" calcext:value-type="float">
            <text:p>0.119310000000041</text:p>
          </table:table-cell>
          <table:table-cell office:value-type="float" office:value="0.00166699999999764" calcext:value-type="float">
            <text:p>0.001666999999998</text:p>
          </table:table-cell>
          <table:table-cell office:value-type="float" office:value="0.22932800000001" calcext:value-type="float">
            <text:p>0.22932800000001</text:p>
          </table:table-cell>
          <table:table-cell office:value-type="float" office:value="3.31393122673035" calcext:value-type="float">
            <text:p>3.31393122673035</text:p>
          </table:table-cell>
          <table:table-cell office:value-type="float" office:value="4.71057699999994" calcext:value-type="float">
            <text:p>4.71057699999994</text:p>
          </table:table-cell>
          <table:table-cell office:value-type="float" office:value="0.000483000000031097" calcext:value-type="float">
            <text:p>0.000483000000031</text:p>
          </table:table-cell>
          <table:table-cell office:value-type="float" office:value="7.01965500000006" calcext:value-type="float">
            <text:p>7.01965500000006</text:p>
          </table:table-cell>
          <table:table-cell office:value-type="float" office:value="0.435103000000026" calcext:value-type="float">
            <text:p>0.435103000000026</text:p>
          </table:table-cell>
          <table:table-cell office:value-type="float" office:value="0.0193669999999884" calcext:value-type="float">
            <text:p>0.019366999999988</text:p>
          </table:table-cell>
          <table:table-cell office:value-type="float" office:value="0.0641969999999219" calcext:value-type="float">
            <text:p>0.064196999999922</text:p>
          </table:table-cell>
          <table:table-cell office:value-type="float" office:value="0" calcext:value-type="float">
            <text:p>0</text:p>
          </table:table-cell>
          <table:table-cell office:value-type="float" office:value="0.0210360000000946" calcext:value-type="float">
            <text:p>0.02103600000009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25900000008" calcext:value-type="float">
            <text:p>0.11825900000008</text:p>
          </table:table-cell>
          <table:table-cell office:value-type="float" office:value="0.00168299999995725" calcext:value-type="float">
            <text:p>0.001682999999957</text:p>
          </table:table-cell>
          <table:table-cell office:value-type="float" office:value="0.231343000000038" calcext:value-type="float">
            <text:p>0.231343000000038</text:p>
          </table:table-cell>
          <table:table-cell office:value-type="float" office:value="3.38314485549927" calcext:value-type="float">
            <text:p>3.38314485549927</text:p>
          </table:table-cell>
          <table:table-cell office:value-type="float" office:value="6.05320599999993" calcext:value-type="float">
            <text:p>6.05320599999993</text:p>
          </table:table-cell>
          <table:table-cell office:value-type="float" office:value="0.000485999999909836" calcext:value-type="float">
            <text:p>0.00048599999991</text:p>
          </table:table-cell>
          <table:table-cell office:value-type="float" office:value="8.84858499999996" calcext:value-type="float">
            <text:p>8.84858499999996</text:p>
          </table:table-cell>
          <table:table-cell office:value-type="float" office:value="0.499457000000007" calcext:value-type="float">
            <text:p>0.499457000000007</text:p>
          </table:table-cell>
          <table:table-cell office:value-type="float" office:value="0.0196070000000645" calcext:value-type="float">
            <text:p>0.019607000000065</text:p>
          </table:table-cell>
          <table:table-cell office:value-type="float" office:value="0.0697640000000774" calcext:value-type="float">
            <text:p>0.069764000000078</text:p>
          </table:table-cell>
          <table:table-cell office:value-type="float" office:value="0" calcext:value-type="float">
            <text:p>0</text:p>
          </table:table-cell>
          <table:table-cell office:value-type="float" office:value="0.0280779999999368" calcext:value-type="float">
            <text:p>0.028077999999937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38];[.C42];[.C46])" office:value-type="float" office:value="0.112229666666697" calcext:value-type="float">
            <text:p>0.112229666666697</text:p>
          </table:table-cell>
          <table:table-cell table:style-name="ce3" table:formula="of:=AVERAGE([.D38];[.D42];[.D46])" office:value-type="float" office:value="0.00167199999998502" calcext:value-type="float">
            <text:p>0.001671999999985</text:p>
          </table:table-cell>
          <table:table-cell table:style-name="ce3" table:formula="of:=AVERAGE([.E38];[.E42];[.E46])" office:value-type="float" office:value="0.236384999999965" calcext:value-type="float">
            <text:p>0.236384999999965</text:p>
          </table:table-cell>
          <table:table-cell table:style-name="ce3" table:formula="of:=AVERAGE([.F38];[.F42];[.F46])" office:value-type="float" office:value="3.09696300824483" calcext:value-type="float">
            <text:p>3.09696300824483</text:p>
          </table:table-cell>
          <table:table-cell table:style-name="ce3" table:formula="of:=AVERAGE([.G38];[.G42];[.G46])" office:value-type="float" office:value="4.52840566666665" calcext:value-type="float">
            <text:p>4.52840566666665</text:p>
          </table:table-cell>
          <table:table-cell table:style-name="ce3" table:formula="of:=AVERAGE([.H38];[.H42];[.H46])" office:value-type="float" office:value="0.000489666666680932" calcext:value-type="float">
            <text:p>0.000489666666681</text:p>
          </table:table-cell>
          <table:table-cell table:style-name="ce3" table:formula="of:=AVERAGE([.I38];[.I42];[.I46])" office:value-type="float" office:value="7.7480226666667" calcext:value-type="float">
            <text:p>7.7480226666667</text:p>
          </table:table-cell>
          <table:table-cell table:style-name="ce3" table:formula="of:=AVERAGE([.J38];[.J42];[.J46])" office:value-type="float" office:value="0.408238333333353" calcext:value-type="float">
            <text:p>0.408238333333353</text:p>
          </table:table-cell>
          <table:table-cell table:style-name="ce3" table:formula="of:=AVERAGE([.K38];[.K42];[.K46])" office:value-type="float" office:value="0.0185669999999997" calcext:value-type="float">
            <text:p>0.018567</text:p>
          </table:table-cell>
          <table:table-cell table:style-name="ce3" table:formula="of:=AVERAGE([.L38];[.L42];[.L46])" office:value-type="float" office:value="0.0635203333333341" calcext:value-type="float">
            <text:p>0.063520333333334</text:p>
          </table:table-cell>
          <table:table-cell table:style-name="ce3" table:formula="of:=AVERAGE([.M38];[.M42];[.M46])" office:value-type="float" office:value="0" calcext:value-type="float">
            <text:p>0</text:p>
          </table:table-cell>
          <table:table-cell table:style-name="ce3" table:formula="of:=AVERAGE([.N38];[.N42];[.N46])" office:value-type="float" office:value="0.00782233333328956" calcext:value-type="float">
            <text:p>0.00782233333329</text:p>
          </table:table-cell>
          <table:table-cell table:style-name="ce4" table:formula="of:=SUM([.C50:.N50])" office:value-type="float" office:value="16.2223156749115" calcext:value-type="float">
            <text:p>16.222315674911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9];[.C43];[.C47])" office:value-type="float" office:value="0.143536000000002" calcext:value-type="float">
            <text:p>0.143536000000002</text:p>
          </table:table-cell>
          <table:table-cell table:style-name="ce3" table:formula="of:=AVERAGE([.D39];[.D43];[.D47])" office:value-type="float" office:value="0.00166600000000017" calcext:value-type="float">
            <text:p>0.001666</text:p>
          </table:table-cell>
          <table:table-cell table:style-name="ce3" table:formula="of:=AVERAGE([.E39];[.E43];[.E47])" office:value-type="float" office:value="0.217928999999951" calcext:value-type="float">
            <text:p>0.217928999999951</text:p>
          </table:table-cell>
          <table:table-cell table:style-name="ce3" table:formula="of:=AVERAGE([.F39];[.F43];[.F47])" office:value-type="float" office:value="3.29612819353739" calcext:value-type="float">
            <text:p>3.29612819353739</text:p>
          </table:table-cell>
          <table:table-cell table:style-name="ce3" table:formula="of:=AVERAGE([.G39];[.G43];[.G47])" office:value-type="float" office:value="6.20758699999999" calcext:value-type="float">
            <text:p>6.20758699999999</text:p>
          </table:table-cell>
          <table:table-cell table:style-name="ce3" table:formula="of:=AVERAGE([.H39];[.H43];[.H47])" office:value-type="float" office:value="0.000488000000018474" calcext:value-type="float">
            <text:p>0.000488000000018</text:p>
          </table:table-cell>
          <table:table-cell table:style-name="ce3" table:formula="of:=AVERAGE([.I39];[.I43];[.I47])" office:value-type="float" office:value="7.19577599999999" calcext:value-type="float">
            <text:p>7.19577599999999</text:p>
          </table:table-cell>
          <table:table-cell table:style-name="ce3" table:formula="of:=AVERAGE([.J39];[.J43];[.J47])" office:value-type="float" office:value="0.439343000000008" calcext:value-type="float">
            <text:p>0.439343000000008</text:p>
          </table:table-cell>
          <table:table-cell table:style-name="ce3" table:formula="of:=AVERAGE([.K39];[.K43];[.K47])" office:value-type="float" office:value="0.0187186666666624" calcext:value-type="float">
            <text:p>0.018718666666662</text:p>
          </table:table-cell>
          <table:table-cell table:style-name="ce3" table:formula="of:=AVERAGE([.L39];[.L43];[.L47])" office:value-type="float" office:value="0.0675759999999552" calcext:value-type="float">
            <text:p>0.067575999999955</text:p>
          </table:table-cell>
          <table:table-cell table:style-name="ce3" table:formula="of:=AVERAGE([.M39];[.M43];[.M47])" office:value-type="float" office:value="0" calcext:value-type="float">
            <text:p>0</text:p>
          </table:table-cell>
          <table:table-cell table:style-name="ce3" table:formula="of:=AVERAGE([.N39];[.N43];[.N47])" office:value-type="float" office:value="0.014801666666699" calcext:value-type="float">
            <text:p>0.014801666666699</text:p>
          </table:table-cell>
          <table:table-cell table:style-name="ce4" table:formula="of:=SUM([.C51:.N51])" office:value-type="float" office:value="17.6035495268707" calcext:value-type="float">
            <text:p>17.603549526870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0];[.C44];[.C48])" office:value-type="float" office:value="0.119735000000029" calcext:value-type="float">
            <text:p>0.119735000000029</text:p>
          </table:table-cell>
          <table:table-cell table:style-name="ce3" table:formula="of:=AVERAGE([.D40];[.D44];[.D48])" office:value-type="float" office:value="0.00167900000000524" calcext:value-type="float">
            <text:p>0.001679000000005</text:p>
          </table:table-cell>
          <table:table-cell table:style-name="ce3" table:formula="of:=AVERAGE([.E40];[.E44];[.E48])" office:value-type="float" office:value="0.228649333333351" calcext:value-type="float">
            <text:p>0.228649333333351</text:p>
          </table:table-cell>
          <table:table-cell table:style-name="ce3" table:formula="of:=AVERAGE([.F40];[.F44];[.F48])" office:value-type="float" office:value="3.21905573209127" calcext:value-type="float">
            <text:p>3.21905573209127</text:p>
          </table:table-cell>
          <table:table-cell table:style-name="ce3" table:formula="of:=AVERAGE([.G40];[.G44];[.G48])" office:value-type="float" office:value="4.70453933333333" calcext:value-type="float">
            <text:p>4.70453933333333</text:p>
          </table:table-cell>
          <table:table-cell table:style-name="ce3" table:formula="of:=AVERAGE([.H40];[.H44];[.H48])" office:value-type="float" office:value="0.000484333333361064" calcext:value-type="float">
            <text:p>0.000484333333361</text:p>
          </table:table-cell>
          <table:table-cell table:style-name="ce3" table:formula="of:=AVERAGE([.I40];[.I44];[.I48])" office:value-type="float" office:value="6.99058300000005" calcext:value-type="float">
            <text:p>6.99058300000005</text:p>
          </table:table-cell>
          <table:table-cell table:style-name="ce3" table:formula="of:=AVERAGE([.J40];[.J44];[.J48])" office:value-type="float" office:value="0.465890333333353" calcext:value-type="float">
            <text:p>0.465890333333353</text:p>
          </table:table-cell>
          <table:table-cell table:style-name="ce3" table:formula="of:=AVERAGE([.K40];[.K44];[.K48])" office:value-type="float" office:value="0.019239999999968" calcext:value-type="float">
            <text:p>0.019239999999968</text:p>
          </table:table-cell>
          <table:table-cell table:style-name="ce3" table:formula="of:=AVERAGE([.L40];[.L44];[.L48])" office:value-type="float" office:value="0.0642243333332999" calcext:value-type="float">
            <text:p>0.0642243333333</text:p>
          </table:table-cell>
          <table:table-cell table:style-name="ce3" table:formula="of:=AVERAGE([.M40];[.M44];[.M48])" office:value-type="float" office:value="0" calcext:value-type="float">
            <text:p>0</text:p>
          </table:table-cell>
          <table:table-cell table:style-name="ce3" table:formula="of:=AVERAGE([.N40];[.N44];[.N48])" office:value-type="float" office:value="0.0208956666666988" calcext:value-type="float">
            <text:p>0.020895666666699</text:p>
          </table:table-cell>
          <table:table-cell table:style-name="ce4" table:formula="of:=SUM([.C52:.N52])" office:value-type="float" office:value="15.8349760654247" calcext:value-type="float">
            <text:p>15.834976065424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1];[.C45];[.C49])" office:value-type="float" office:value="0.118156666666664" calcext:value-type="float">
            <text:p>0.118156666666664</text:p>
          </table:table-cell>
          <table:table-cell table:style-name="ce3" table:formula="of:=AVERAGE([.D41];[.D45];[.D49])" office:value-type="float" office:value="0.00167066666665505" calcext:value-type="float">
            <text:p>0.001670666666655</text:p>
          </table:table-cell>
          <table:table-cell table:style-name="ce3" table:formula="of:=AVERAGE([.E41];[.E45];[.E49])" office:value-type="float" office:value="0.230785999999966" calcext:value-type="float">
            <text:p>0.230785999999966</text:p>
          </table:table-cell>
          <table:table-cell table:style-name="ce3" table:formula="of:=AVERAGE([.F41];[.F45];[.F49])" office:value-type="float" office:value="3.33993585904439" calcext:value-type="float">
            <text:p>3.33993585904439</text:p>
          </table:table-cell>
          <table:table-cell table:style-name="ce3" table:formula="of:=AVERAGE([.G41];[.G45];[.G49])" office:value-type="float" office:value="6.08587599999995" calcext:value-type="float">
            <text:p>6.08587599999995</text:p>
          </table:table-cell>
          <table:table-cell table:style-name="ce3" table:formula="of:=AVERAGE([.H41];[.H45];[.H49])" office:value-type="float" office:value="0.000486666666612716" calcext:value-type="float">
            <text:p>0.000486666666613</text:p>
          </table:table-cell>
          <table:table-cell table:style-name="ce3" table:formula="of:=AVERAGE([.I41];[.I45];[.I49])" office:value-type="float" office:value="8.88587066666666" calcext:value-type="float">
            <text:p>8.88587066666666</text:p>
          </table:table-cell>
          <table:table-cell table:style-name="ce3" table:formula="of:=AVERAGE([.J41];[.J45];[.J49])" office:value-type="float" office:value="0.497771666666722" calcext:value-type="float">
            <text:p>0.497771666666722</text:p>
          </table:table-cell>
          <table:table-cell table:style-name="ce3" table:formula="of:=AVERAGE([.K41];[.K45];[.K49])" office:value-type="float" office:value="0.0194786666667142" calcext:value-type="float">
            <text:p>0.019478666666714</text:p>
          </table:table-cell>
          <table:table-cell table:style-name="ce3" table:formula="of:=AVERAGE([.L41];[.L45];[.L49])" office:value-type="float" office:value="0.0696363333333541" calcext:value-type="float">
            <text:p>0.069636333333354</text:p>
          </table:table-cell>
          <table:table-cell table:style-name="ce3" table:formula="of:=AVERAGE([.M41];[.M45];[.M49])" office:value-type="float" office:value="0" calcext:value-type="float">
            <text:p>0</text:p>
          </table:table-cell>
          <table:table-cell table:style-name="ce3" table:formula="of:=AVERAGE([.N41];[.N45];[.N49])" office:value-type="float" office:value="0.027687999999974" calcext:value-type="float">
            <text:p>0.027687999999974</text:p>
          </table:table-cell>
          <table:table-cell table:style-name="ce4" table:formula="of:=SUM([.C53:.N53])" office:value-type="float" office:value="19.2773571923777" calcext:value-type="float">
            <text:p>19.2773571923777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50:.C53])" office:value-type="float" office:value="0.493657333333393" calcext:value-type="float">
            <text:p>0.493657333333393</text:p>
          </table:table-cell>
          <table:table-cell table:style-name="ce1" table:formula="of:=SUM([.D50:.D53])" office:value-type="float" office:value="0.00668766666664548" calcext:value-type="float">
            <text:p>0.006687666666645</text:p>
          </table:table-cell>
          <table:table-cell table:style-name="ce1" table:formula="of:=SUM([.E50:.E53])" office:value-type="float" office:value="0.913749333333233" calcext:value-type="float">
            <text:p>0.913749333333233</text:p>
          </table:table-cell>
          <table:table-cell table:style-name="ce1" table:formula="of:=SUM([.F50:.F53])" office:value-type="float" office:value="12.9520827929179" calcext:value-type="float">
            <text:p>12.9520827929179</text:p>
          </table:table-cell>
          <table:table-cell table:style-name="ce1" table:formula="of:=SUM([.G50:.G53])" office:value-type="float" office:value="21.5264079999999" calcext:value-type="float">
            <text:p>21.5264079999999</text:p>
          </table:table-cell>
          <table:table-cell table:style-name="ce1" table:formula="of:=SUM([.H50:.H53])" office:value-type="float" office:value="0.00194866666667319" calcext:value-type="float">
            <text:p>0.001948666666673</text:p>
          </table:table-cell>
          <table:table-cell table:style-name="ce1" table:formula="of:=SUM([.I50:.I53])" office:value-type="float" office:value="30.8202523333334" calcext:value-type="float">
            <text:p>30.8202523333334</text:p>
          </table:table-cell>
          <table:table-cell table:style-name="ce1" table:formula="of:=SUM([.J50:.J53])" office:value-type="float" office:value="1.81124333333344" calcext:value-type="float">
            <text:p>1.81124333333344</text:p>
          </table:table-cell>
          <table:table-cell table:style-name="ce1" table:formula="of:=SUM([.K50:.K53])" office:value-type="float" office:value="0.0760043333333442" calcext:value-type="float">
            <text:p>0.076004333333344</text:p>
          </table:table-cell>
          <table:table-cell table:style-name="ce1" table:formula="of:=SUM([.L50:.L53])" office:value-type="float" office:value="0.264956999999943" calcext:value-type="float">
            <text:p>0.264956999999943</text:p>
          </table:table-cell>
          <table:table-cell table:style-name="ce1" table:formula="of:=SUM([.M50:.M53])" office:value-type="float" office:value="0" calcext:value-type="float">
            <text:p>0</text:p>
          </table:table-cell>
          <table:table-cell table:style-name="ce1" table:formula="of:=SUM([.N50:.N53])" office:value-type="float" office:value="0.0712076666666614" calcext:value-type="float">
            <text:p>0.071207666666661</text:p>
          </table:table-cell>
          <table:table-cell table:style-name="ce1" table:formula="of:=SUM([.C54:.N54])" office:value-type="float" office:value="68.9381984595845" calcext:value-type="float">
            <text:p>68.938198459584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6022999999993" calcext:value-type="float">
            <text:p>0.106022999999993</text:p>
          </table:table-cell>
          <table:table-cell office:value-type="float" office:value="0.00167199999998502" calcext:value-type="float">
            <text:p>0.001671999999985</text:p>
          </table:table-cell>
          <table:table-cell office:value-type="float" office:value="0.209429" calcext:value-type="float">
            <text:p>0.209429</text:p>
          </table:table-cell>
          <table:table-cell office:value-type="float" office:value="3.04402899742126" calcext:value-type="float">
            <text:p>3.04402899742126</text:p>
          </table:table-cell>
          <table:table-cell office:value-type="float" office:value="4.57734599999998" calcext:value-type="float">
            <text:p>4.57734599999998</text:p>
          </table:table-cell>
          <table:table-cell office:value-type="float" office:value="0.000494000000003325" calcext:value-type="float">
            <text:p>0.000494000000003</text:p>
          </table:table-cell>
          <table:table-cell office:value-type="float" office:value="7.80867599999999" calcext:value-type="float">
            <text:p>7.80867599999999</text:p>
          </table:table-cell>
          <table:table-cell office:value-type="float" office:value="0.407367000000022" calcext:value-type="float">
            <text:p>0.407367000000022</text:p>
          </table:table-cell>
          <table:table-cell office:value-type="float" office:value="0.0187520000000063" calcext:value-type="float">
            <text:p>0.018752000000006</text:p>
          </table:table-cell>
          <table:table-cell office:value-type="float" office:value="0.0634150000000204" calcext:value-type="float">
            <text:p>0.063415000000021</text:p>
          </table:table-cell>
          <table:table-cell office:value-type="float" office:value="0" calcext:value-type="float">
            <text:p>0</text:p>
          </table:table-cell>
          <table:table-cell office:value-type="float" office:value="0.00791299999997364" calcext:value-type="float">
            <text:p>0.007912999999974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7223000000024" calcext:value-type="float">
            <text:p>0.117223000000024</text:p>
          </table:table-cell>
          <table:table-cell office:value-type="float" office:value="0.00166600000000017" calcext:value-type="float">
            <text:p>0.001666</text:p>
          </table:table-cell>
          <table:table-cell office:value-type="float" office:value="0.21503100000001" calcext:value-type="float">
            <text:p>0.21503100000001</text:p>
          </table:table-cell>
          <table:table-cell office:value-type="float" office:value="3.22043776512146" calcext:value-type="float">
            <text:p>3.22043776512146</text:p>
          </table:table-cell>
          <table:table-cell office:value-type="float" office:value="6.30001599999997" calcext:value-type="float">
            <text:p>6.30001599999997</text:p>
          </table:table-cell>
          <table:table-cell office:value-type="float" office:value="0.00113199999998415" calcext:value-type="float">
            <text:p>0.001131999999984</text:p>
          </table:table-cell>
          <table:table-cell office:value-type="float" office:value="4.60896300000002" calcext:value-type="float">
            <text:p>4.60896300000002</text:p>
          </table:table-cell>
          <table:table-cell office:value-type="float" office:value="0.43716900000004" calcext:value-type="float">
            <text:p>0.43716900000004</text:p>
          </table:table-cell>
          <table:table-cell office:value-type="float" office:value="0.0186789999999064" calcext:value-type="float">
            <text:p>0.018678999999907</text:p>
          </table:table-cell>
          <table:table-cell office:value-type="float" office:value="0.0671770000000151" calcext:value-type="float">
            <text:p>0.067177000000015</text:p>
          </table:table-cell>
          <table:table-cell office:value-type="float" office:value="0" calcext:value-type="float">
            <text:p>0</text:p>
          </table:table-cell>
          <table:table-cell office:value-type="float" office:value="0.0149010000000089" calcext:value-type="float">
            <text:p>0.014901000000009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68899999997" calcext:value-type="float">
            <text:p>0.12068899999997</text:p>
          </table:table-cell>
          <table:table-cell office:value-type="float" office:value="0.00169899999991685" calcext:value-type="float">
            <text:p>0.001698999999917</text:p>
          </table:table-cell>
          <table:table-cell office:value-type="float" office:value="0.226703999999927" calcext:value-type="float">
            <text:p>0.226703999999927</text:p>
          </table:table-cell>
          <table:table-cell office:value-type="float" office:value="3.09667468070984" calcext:value-type="float">
            <text:p>3.09667468070984</text:p>
          </table:table-cell>
          <table:table-cell office:value-type="float" office:value="4.76816999999994" calcext:value-type="float">
            <text:p>4.76816999999994</text:p>
          </table:table-cell>
          <table:table-cell office:value-type="float" office:value="0.0011539999999286" calcext:value-type="float">
            <text:p>0.001153999999929</text:p>
          </table:table-cell>
          <table:table-cell office:value-type="float" office:value="4.472129" calcext:value-type="float">
            <text:p>4.472129</text:p>
          </table:table-cell>
          <table:table-cell office:value-type="float" office:value="0.437640999999985" calcext:value-type="float">
            <text:p>0.437640999999985</text:p>
          </table:table-cell>
          <table:table-cell office:value-type="float" office:value="0.019190999999978" calcext:value-type="float">
            <text:p>0.019190999999978</text:p>
          </table:table-cell>
          <table:table-cell office:value-type="float" office:value="0.0640919999999596" calcext:value-type="float">
            <text:p>0.06409199999996</text:p>
          </table:table-cell>
          <table:table-cell office:value-type="float" office:value="0" calcext:value-type="float">
            <text:p>0</text:p>
          </table:table-cell>
          <table:table-cell office:value-type="float" office:value="0.0204390000000103" calcext:value-type="float">
            <text:p>0.0204390000000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7857000000072" calcext:value-type="float">
            <text:p>0.117857000000072</text:p>
          </table:table-cell>
          <table:table-cell office:value-type="float" office:value="0.00167499999997744" calcext:value-type="float">
            <text:p>0.001674999999977</text:p>
          </table:table-cell>
          <table:table-cell office:value-type="float" office:value="0.229091999999923" calcext:value-type="float">
            <text:p>0.229091999999923</text:p>
          </table:table-cell>
          <table:table-cell office:value-type="float" office:value="3.23956990242004" calcext:value-type="float">
            <text:p>3.23956990242004</text:p>
          </table:table-cell>
          <table:table-cell office:value-type="float" office:value="6.19297900000004" calcext:value-type="float">
            <text:p>6.19297900000004</text:p>
          </table:table-cell>
          <table:table-cell office:value-type="float" office:value="0.00115099999993618" calcext:value-type="float">
            <text:p>0.001150999999936</text:p>
          </table:table-cell>
          <table:table-cell office:value-type="float" office:value="5.4334510000001" calcext:value-type="float">
            <text:p>5.4334510000001</text:p>
          </table:table-cell>
          <table:table-cell office:value-type="float" office:value="0.497191999999927" calcext:value-type="float">
            <text:p>0.497191999999927</text:p>
          </table:table-cell>
          <table:table-cell office:value-type="float" office:value="0.0195169999999507" calcext:value-type="float">
            <text:p>0.019516999999951</text:p>
          </table:table-cell>
          <table:table-cell office:value-type="float" office:value="0.0700050000000374" calcext:value-type="float">
            <text:p>0.070005000000037</text:p>
          </table:table-cell>
          <table:table-cell office:value-type="float" office:value="0" calcext:value-type="float">
            <text:p>0</text:p>
          </table:table-cell>
          <table:table-cell office:value-type="float" office:value="0.0267879999998968" calcext:value-type="float">
            <text:p>0.02678799999989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611000000011" calcext:value-type="float">
            <text:p>0.117611000000011</text:p>
          </table:table-cell>
          <table:table-cell office:value-type="float" office:value="0.001692999999932" calcext:value-type="float">
            <text:p>0.001692999999932</text:p>
          </table:table-cell>
          <table:table-cell office:value-type="float" office:value="0.21058800000003" calcext:value-type="float">
            <text:p>0.21058800000003</text:p>
          </table:table-cell>
          <table:table-cell office:value-type="float" office:value="3.12278270721436" calcext:value-type="float">
            <text:p>3.12278270721436</text:p>
          </table:table-cell>
          <table:table-cell office:value-type="float" office:value="4.71414699999991" calcext:value-type="float">
            <text:p>4.71414699999991</text:p>
          </table:table-cell>
          <table:table-cell office:value-type="float" office:value="0.000490000000013424" calcext:value-type="float">
            <text:p>0.000490000000013</text:p>
          </table:table-cell>
          <table:table-cell office:value-type="float" office:value="7.81037800000001" calcext:value-type="float">
            <text:p>7.81037800000001</text:p>
          </table:table-cell>
          <table:table-cell office:value-type="float" office:value="0.411362999999938" calcext:value-type="float">
            <text:p>0.411362999999938</text:p>
          </table:table-cell>
          <table:table-cell office:value-type="float" office:value="0.0186869999999999" calcext:value-type="float">
            <text:p>0.018687</text:p>
          </table:table-cell>
          <table:table-cell office:value-type="float" office:value="0.0635829999999942" calcext:value-type="float">
            <text:p>0.063582999999994</text:p>
          </table:table-cell>
          <table:table-cell office:value-type="float" office:value="0" calcext:value-type="float">
            <text:p>0</text:p>
          </table:table-cell>
          <table:table-cell office:value-type="float" office:value="0.0079680000000053" calcext:value-type="float">
            <text:p>0.007968000000005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7876000000024" calcext:value-type="float">
            <text:p>0.117876000000024</text:p>
          </table:table-cell>
          <table:table-cell office:value-type="float" office:value="0.00171399999999267" calcext:value-type="float">
            <text:p>0.001713999999993</text:p>
          </table:table-cell>
          <table:table-cell office:value-type="float" office:value="0.215110999999979" calcext:value-type="float">
            <text:p>0.215110999999979</text:p>
          </table:table-cell>
          <table:table-cell office:value-type="float" office:value="3.36207985877991" calcext:value-type="float">
            <text:p>3.36207985877991</text:p>
          </table:table-cell>
          <table:table-cell office:value-type="float" office:value="6.3400519999999" calcext:value-type="float">
            <text:p>6.3400519999999</text:p>
          </table:table-cell>
          <table:table-cell office:value-type="float" office:value="0.0011579999999185" calcext:value-type="float">
            <text:p>0.001157999999919</text:p>
          </table:table-cell>
          <table:table-cell office:value-type="float" office:value="4.620589" calcext:value-type="float">
            <text:p>4.620589</text:p>
          </table:table-cell>
          <table:table-cell office:value-type="float" office:value="0.447110000000066" calcext:value-type="float">
            <text:p>0.447110000000066</text:p>
          </table:table-cell>
          <table:table-cell office:value-type="float" office:value="0.0188100000000304" calcext:value-type="float">
            <text:p>0.018810000000031</text:p>
          </table:table-cell>
          <table:table-cell office:value-type="float" office:value="0.0677500000000464" calcext:value-type="float">
            <text:p>0.067750000000046</text:p>
          </table:table-cell>
          <table:table-cell office:value-type="float" office:value="0" calcext:value-type="float">
            <text:p>0</text:p>
          </table:table-cell>
          <table:table-cell office:value-type="float" office:value="0.0158539999999903" calcext:value-type="float">
            <text:p>0.01585399999999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347999999969" calcext:value-type="float">
            <text:p>0.118347999999969</text:p>
          </table:table-cell>
          <table:table-cell office:value-type="float" office:value="0.00169100000005074" calcext:value-type="float">
            <text:p>0.001691000000051</text:p>
          </table:table-cell>
          <table:table-cell office:value-type="float" office:value="0.22810000000004" calcext:value-type="float">
            <text:p>0.22810000000004</text:p>
          </table:table-cell>
          <table:table-cell office:value-type="float" office:value="3.24612402915955" calcext:value-type="float">
            <text:p>3.24612402915955</text:p>
          </table:table-cell>
          <table:table-cell office:value-type="float" office:value="4.770938" calcext:value-type="float">
            <text:p>4.770938</text:p>
          </table:table-cell>
          <table:table-cell office:value-type="float" office:value="0.00113199999998415" calcext:value-type="float">
            <text:p>0.001131999999984</text:p>
          </table:table-cell>
          <table:table-cell office:value-type="float" office:value="4.468028" calcext:value-type="float">
            <text:p>4.468028</text:p>
          </table:table-cell>
          <table:table-cell office:value-type="float" office:value="0.439044000000081" calcext:value-type="float">
            <text:p>0.439044000000081</text:p>
          </table:table-cell>
          <table:table-cell office:value-type="float" office:value="0.0193179999999984" calcext:value-type="float">
            <text:p>0.019317999999998</text:p>
          </table:table-cell>
          <table:table-cell office:value-type="float" office:value="0.0644600000000537" calcext:value-type="float">
            <text:p>0.064460000000054</text:p>
          </table:table-cell>
          <table:table-cell office:value-type="float" office:value="0" calcext:value-type="float">
            <text:p>0</text:p>
          </table:table-cell>
          <table:table-cell office:value-type="float" office:value="0.0204539999999724" calcext:value-type="float">
            <text:p>0.020453999999973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105000000014" calcext:value-type="float">
            <text:p>0.118105000000014</text:p>
          </table:table-cell>
          <table:table-cell office:value-type="float" office:value="0.0016849999999522" calcext:value-type="float">
            <text:p>0.001684999999952</text:p>
          </table:table-cell>
          <table:table-cell office:value-type="float" office:value="0.228924000000006" calcext:value-type="float">
            <text:p>0.228924000000006</text:p>
          </table:table-cell>
          <table:table-cell office:value-type="float" office:value="3.38197469711304" calcext:value-type="float">
            <text:p>3.38197469711304</text:p>
          </table:table-cell>
          <table:table-cell office:value-type="float" office:value="6.18191200000001" calcext:value-type="float">
            <text:p>6.18191200000001</text:p>
          </table:table-cell>
          <table:table-cell office:value-type="float" office:value="0.00115300000004481" calcext:value-type="float">
            <text:p>0.001153000000045</text:p>
          </table:table-cell>
          <table:table-cell office:value-type="float" office:value="5.47387700000002" calcext:value-type="float">
            <text:p>5.47387700000002</text:p>
          </table:table-cell>
          <table:table-cell office:value-type="float" office:value="0.500612000000046" calcext:value-type="float">
            <text:p>0.500612000000046</text:p>
          </table:table-cell>
          <table:table-cell office:value-type="float" office:value="0.0194779999999355" calcext:value-type="float">
            <text:p>0.019477999999936</text:p>
          </table:table-cell>
          <table:table-cell office:value-type="float" office:value="0.0696729999999661" calcext:value-type="float">
            <text:p>0.069672999999966</text:p>
          </table:table-cell>
          <table:table-cell office:value-type="float" office:value="0" calcext:value-type="float">
            <text:p>0</text:p>
          </table:table-cell>
          <table:table-cell office:value-type="float" office:value="0.0278930000000628" calcext:value-type="float">
            <text:p>0.027893000000063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4851000000044" calcext:value-type="float">
            <text:p>0.114851000000044</text:p>
          </table:table-cell>
          <table:table-cell office:value-type="float" office:value="0.00168500000006588" calcext:value-type="float">
            <text:p>0.001685000000066</text:p>
          </table:table-cell>
          <table:table-cell office:value-type="float" office:value="0.210728000000017" calcext:value-type="float">
            <text:p>0.210728000000017</text:p>
          </table:table-cell>
          <table:table-cell office:value-type="float" office:value="3.09283924102783" calcext:value-type="float">
            <text:p>3.09283924102783</text:p>
          </table:table-cell>
          <table:table-cell office:value-type="float" office:value="4.64581800000008" calcext:value-type="float">
            <text:p>4.64581800000008</text:p>
          </table:table-cell>
          <table:table-cell office:value-type="float" office:value="0.000497999999993226" calcext:value-type="float">
            <text:p>0.000497999999993</text:p>
          </table:table-cell>
          <table:table-cell office:value-type="float" office:value="7.78030000000001" calcext:value-type="float">
            <text:p>7.78030000000001</text:p>
          </table:table-cell>
          <table:table-cell office:value-type="float" office:value="0.411557000000016" calcext:value-type="float">
            <text:p>0.411557000000016</text:p>
          </table:table-cell>
          <table:table-cell office:value-type="float" office:value="0.0187210000000277" calcext:value-type="float">
            <text:p>0.018721000000028</text:p>
          </table:table-cell>
          <table:table-cell office:value-type="float" office:value="0.0636580000000322" calcext:value-type="float">
            <text:p>0.063658000000032</text:p>
          </table:table-cell>
          <table:table-cell office:value-type="float" office:value="0" calcext:value-type="float">
            <text:p>0</text:p>
          </table:table-cell>
          <table:table-cell office:value-type="float" office:value="0.0080159999999978" calcext:value-type="float">
            <text:p>0.00801599999999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7678999999953" calcext:value-type="float">
            <text:p>0.117678999999953</text:p>
          </table:table-cell>
          <table:table-cell office:value-type="float" office:value="0.00167299999998249" calcext:value-type="float">
            <text:p>0.001672999999983</text:p>
          </table:table-cell>
          <table:table-cell office:value-type="float" office:value="0.215821000000005" calcext:value-type="float">
            <text:p>0.215821000000005</text:p>
          </table:table-cell>
          <table:table-cell office:value-type="float" office:value="3.38270306587219" calcext:value-type="float">
            <text:p>3.38270306587219</text:p>
          </table:table-cell>
          <table:table-cell office:value-type="float" office:value="6.31278499999996" calcext:value-type="float">
            <text:p>6.31278499999996</text:p>
          </table:table-cell>
          <table:table-cell office:value-type="float" office:value="0.0011419999999589" calcext:value-type="float">
            <text:p>0.001141999999959</text:p>
          </table:table-cell>
          <table:table-cell office:value-type="float" office:value="4.61512900000002" calcext:value-type="float">
            <text:p>4.61512900000002</text:p>
          </table:table-cell>
          <table:table-cell office:value-type="float" office:value="0.442662999999925" calcext:value-type="float">
            <text:p>0.442662999999925</text:p>
          </table:table-cell>
          <table:table-cell office:value-type="float" office:value="0.0189269999999624" calcext:value-type="float">
            <text:p>0.018926999999962</text:p>
          </table:table-cell>
          <table:table-cell office:value-type="float" office:value="0.0678270000000794" calcext:value-type="float">
            <text:p>0.067827000000079</text:p>
          </table:table-cell>
          <table:table-cell office:value-type="float" office:value="0" calcext:value-type="float">
            <text:p>0</text:p>
          </table:table-cell>
          <table:table-cell office:value-type="float" office:value="0.0153070000000071" calcext:value-type="float">
            <text:p>0.015307000000007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8289000000004" calcext:value-type="float">
            <text:p>0.118289000000004</text:p>
          </table:table-cell>
          <table:table-cell office:value-type="float" office:value="0.00167199999998502" calcext:value-type="float">
            <text:p>0.001671999999985</text:p>
          </table:table-cell>
          <table:table-cell office:value-type="float" office:value="0.227476000000024" calcext:value-type="float">
            <text:p>0.227476000000024</text:p>
          </table:table-cell>
          <table:table-cell office:value-type="float" office:value="3.27580237388611" calcext:value-type="float">
            <text:p>3.27580237388611</text:p>
          </table:table-cell>
          <table:table-cell office:value-type="float" office:value="4.7987260000001" calcext:value-type="float">
            <text:p>4.7987260000001</text:p>
          </table:table-cell>
          <table:table-cell office:value-type="float" office:value="0.00113699999997152" calcext:value-type="float">
            <text:p>0.001136999999972</text:p>
          </table:table-cell>
          <table:table-cell office:value-type="float" office:value="4.47884800000008" calcext:value-type="float">
            <text:p>4.47884800000008</text:p>
          </table:table-cell>
          <table:table-cell office:value-type="float" office:value="0.438657000000035" calcext:value-type="float">
            <text:p>0.438657000000035</text:p>
          </table:table-cell>
          <table:table-cell office:value-type="float" office:value="0.0194960000000037" calcext:value-type="float">
            <text:p>0.019496000000004</text:p>
          </table:table-cell>
          <table:table-cell office:value-type="float" office:value="0.0645839999998543" calcext:value-type="float">
            <text:p>0.064583999999854</text:p>
          </table:table-cell>
          <table:table-cell office:value-type="float" office:value="0" calcext:value-type="float">
            <text:p>0</text:p>
          </table:table-cell>
          <table:table-cell office:value-type="float" office:value="0.0202020000000402" calcext:value-type="float">
            <text:p>0.02020200000004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7779999999925" calcext:value-type="float">
            <text:p>0.117779999999925</text:p>
          </table:table-cell>
          <table:table-cell office:value-type="float" office:value="0.00167999999996482" calcext:value-type="float">
            <text:p>0.001679999999965</text:p>
          </table:table-cell>
          <table:table-cell office:value-type="float" office:value="0.229124999999954" calcext:value-type="float">
            <text:p>0.229124999999954</text:p>
          </table:table-cell>
          <table:table-cell office:value-type="float" office:value="3.3621027469635" calcext:value-type="float">
            <text:p>3.3621027469635</text:p>
          </table:table-cell>
          <table:table-cell office:value-type="float" office:value="6.17098799999997" calcext:value-type="float">
            <text:p>6.17098799999997</text:p>
          </table:table-cell>
          <table:table-cell office:value-type="float" office:value="0.00116500000001452" calcext:value-type="float">
            <text:p>0.001165000000015</text:p>
          </table:table-cell>
          <table:table-cell office:value-type="float" office:value="5.46329700000001" calcext:value-type="float">
            <text:p>5.46329700000001</text:p>
          </table:table-cell>
          <table:table-cell office:value-type="float" office:value="0.502265000000079" calcext:value-type="float">
            <text:p>0.502265000000079</text:p>
          </table:table-cell>
          <table:table-cell office:value-type="float" office:value="0.0196719999999004" calcext:value-type="float">
            <text:p>0.019671999999901</text:p>
          </table:table-cell>
          <table:table-cell office:value-type="float" office:value="0.0696229999999787" calcext:value-type="float">
            <text:p>0.069622999999979</text:p>
          </table:table-cell>
          <table:table-cell office:value-type="float" office:value="0" calcext:value-type="float">
            <text:p>0</text:p>
          </table:table-cell>
          <table:table-cell office:value-type="float" office:value="0.0274930000000495" calcext:value-type="float">
            <text:p>0.02749300000005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56];[.C60];[.C64])" office:value-type="float" office:value="0.112828333333349" calcext:value-type="float">
            <text:p>0.112828333333349</text:p>
          </table:table-cell>
          <table:table-cell table:style-name="ce3" table:formula="of:=AVERAGE([.D56];[.D60];[.D64])" office:value-type="float" office:value="0.00168333333332763" calcext:value-type="float">
            <text:p>0.001683333333328</text:p>
          </table:table-cell>
          <table:table-cell table:style-name="ce3" table:formula="of:=AVERAGE([.E56];[.E60];[.E64])" office:value-type="float" office:value="0.210248333333349" calcext:value-type="float">
            <text:p>0.210248333333349</text:p>
          </table:table-cell>
          <table:table-cell table:style-name="ce3" table:formula="of:=AVERAGE([.F56];[.F60];[.F64])" office:value-type="float" office:value="3.08655031522115" calcext:value-type="float">
            <text:p>3.08655031522115</text:p>
          </table:table-cell>
          <table:table-cell table:style-name="ce3" table:formula="of:=AVERAGE([.G56];[.G60];[.G64])" office:value-type="float" office:value="4.64577033333332" calcext:value-type="float">
            <text:p>4.64577033333332</text:p>
          </table:table-cell>
          <table:table-cell table:style-name="ce3" table:formula="of:=AVERAGE([.H56];[.H60];[.H64])" office:value-type="float" office:value="0.000494000000003325" calcext:value-type="float">
            <text:p>0.000494000000003</text:p>
          </table:table-cell>
          <table:table-cell table:style-name="ce3" table:formula="of:=AVERAGE([.I56];[.I60];[.I64])" office:value-type="float" office:value="7.79978466666667" calcext:value-type="float">
            <text:p>7.79978466666667</text:p>
          </table:table-cell>
          <table:table-cell table:style-name="ce3" table:formula="of:=AVERAGE([.J56];[.J60];[.J64])" office:value-type="float" office:value="0.410095666666659" calcext:value-type="float">
            <text:p>0.410095666666659</text:p>
          </table:table-cell>
          <table:table-cell table:style-name="ce3" table:formula="of:=AVERAGE([.K56];[.K60];[.K64])" office:value-type="float" office:value="0.0187200000000113" calcext:value-type="float">
            <text:p>0.018720000000011</text:p>
          </table:table-cell>
          <table:table-cell table:style-name="ce3" table:formula="of:=AVERAGE([.L56];[.L60];[.L64])" office:value-type="float" office:value="0.0635520000000156" calcext:value-type="float">
            <text:p>0.063552000000016</text:p>
          </table:table-cell>
          <table:table-cell table:style-name="ce3" table:formula="of:=AVERAGE([.M56];[.M60];[.M64])" office:value-type="float" office:value="0" calcext:value-type="float">
            <text:p>0</text:p>
          </table:table-cell>
          <table:table-cell table:style-name="ce3" table:formula="of:=AVERAGE([.N56];[.N60];[.N64])" office:value-type="float" office:value="0.00796566666665891" calcext:value-type="float">
            <text:p>0.007965666666659</text:p>
          </table:table-cell>
          <table:table-cell table:style-name="ce4" table:formula="of:=SUM([.C68:.N68])" office:value-type="float" office:value="16.3576926485545" calcext:value-type="float">
            <text:p>16.357692648554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7];[.C61];[.C65])" office:value-type="float" office:value="0.117592666666667" calcext:value-type="float">
            <text:p>0.117592666666667</text:p>
          </table:table-cell>
          <table:table-cell table:style-name="ce3" table:formula="of:=AVERAGE([.D57];[.D61];[.D65])" office:value-type="float" office:value="0.00168433333332511" calcext:value-type="float">
            <text:p>0.001684333333325</text:p>
          </table:table-cell>
          <table:table-cell table:style-name="ce3" table:formula="of:=AVERAGE([.E57];[.E61];[.E65])" office:value-type="float" office:value="0.215320999999998" calcext:value-type="float">
            <text:p>0.215320999999998</text:p>
          </table:table-cell>
          <table:table-cell table:style-name="ce3" table:formula="of:=AVERAGE([.F57];[.F61];[.F65])" office:value-type="float" office:value="3.32174022992452" calcext:value-type="float">
            <text:p>3.32174022992452</text:p>
          </table:table-cell>
          <table:table-cell table:style-name="ce3" table:formula="of:=AVERAGE([.G57];[.G61];[.G65])" office:value-type="float" office:value="6.31761766666661" calcext:value-type="float">
            <text:p>6.31761766666661</text:p>
          </table:table-cell>
          <table:table-cell table:style-name="ce3" table:formula="of:=AVERAGE([.H57];[.H61];[.H65])" office:value-type="float" office:value="0.00114399999995385" calcext:value-type="float">
            <text:p>0.001143999999954</text:p>
          </table:table-cell>
          <table:table-cell table:style-name="ce3" table:formula="of:=AVERAGE([.I57];[.I61];[.I65])" office:value-type="float" office:value="4.61489366666668" calcext:value-type="float">
            <text:p>4.61489366666668</text:p>
          </table:table-cell>
          <table:table-cell table:style-name="ce3" table:formula="of:=AVERAGE([.J57];[.J61];[.J65])" office:value-type="float" office:value="0.44231400000001" calcext:value-type="float">
            <text:p>0.44231400000001</text:p>
          </table:table-cell>
          <table:table-cell table:style-name="ce3" table:formula="of:=AVERAGE([.K57];[.K61];[.K65])" office:value-type="float" office:value="0.0188053333332997" calcext:value-type="float">
            <text:p>0.0188053333333</text:p>
          </table:table-cell>
          <table:table-cell table:style-name="ce3" table:formula="of:=AVERAGE([.L57];[.L61];[.L65])" office:value-type="float" office:value="0.0675846666667136" calcext:value-type="float">
            <text:p>0.067584666666714</text:p>
          </table:table-cell>
          <table:table-cell table:style-name="ce3" table:formula="of:=AVERAGE([.M57];[.M61];[.M65])" office:value-type="float" office:value="0" calcext:value-type="float">
            <text:p>0</text:p>
          </table:table-cell>
          <table:table-cell table:style-name="ce3" table:formula="of:=AVERAGE([.N57];[.N61];[.N65])" office:value-type="float" office:value="0.0153540000000021" calcext:value-type="float">
            <text:p>0.015354000000002</text:p>
          </table:table-cell>
          <table:table-cell table:style-name="ce4" table:formula="of:=SUM([.C69:.N69])" office:value-type="float" office:value="15.1340515632578" calcext:value-type="float">
            <text:p>15.134051563257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8];[.C62];[.C66])" office:value-type="float" office:value="0.119108666666648" calcext:value-type="float">
            <text:p>0.119108666666648</text:p>
          </table:table-cell>
          <table:table-cell table:style-name="ce3" table:formula="of:=AVERAGE([.D58];[.D62];[.D66])" office:value-type="float" office:value="0.00168733333331753" calcext:value-type="float">
            <text:p>0.001687333333318</text:p>
          </table:table-cell>
          <table:table-cell table:style-name="ce3" table:formula="of:=AVERAGE([.E58];[.E62];[.E66])" office:value-type="float" office:value="0.227426666666664" calcext:value-type="float">
            <text:p>0.227426666666664</text:p>
          </table:table-cell>
          <table:table-cell table:style-name="ce3" table:formula="of:=AVERAGE([.F58];[.F62];[.F66])" office:value-type="float" office:value="3.20620036125183" calcext:value-type="float">
            <text:p>3.20620036125183</text:p>
          </table:table-cell>
          <table:table-cell table:style-name="ce3" table:formula="of:=AVERAGE([.G58];[.G62];[.G66])" office:value-type="float" office:value="4.77927800000002" calcext:value-type="float">
            <text:p>4.77927800000002</text:p>
          </table:table-cell>
          <table:table-cell table:style-name="ce3" table:formula="of:=AVERAGE([.H58];[.H62];[.H66])" office:value-type="float" office:value="0.00114099999996142" calcext:value-type="float">
            <text:p>0.001140999999961</text:p>
          </table:table-cell>
          <table:table-cell table:style-name="ce3" table:formula="of:=AVERAGE([.I58];[.I62];[.I66])" office:value-type="float" office:value="4.47300166666669" calcext:value-type="float">
            <text:p>4.47300166666669</text:p>
          </table:table-cell>
          <table:table-cell table:style-name="ce3" table:formula="of:=AVERAGE([.J58];[.J62];[.J66])" office:value-type="float" office:value="0.438447333333367" calcext:value-type="float">
            <text:p>0.438447333333367</text:p>
          </table:table-cell>
          <table:table-cell table:style-name="ce3" table:formula="of:=AVERAGE([.K58];[.K62];[.K66])" office:value-type="float" office:value="0.0193349999999934" calcext:value-type="float">
            <text:p>0.019334999999993</text:p>
          </table:table-cell>
          <table:table-cell table:style-name="ce3" table:formula="of:=AVERAGE([.L58];[.L62];[.L66])" office:value-type="float" office:value="0.0643786666666226" calcext:value-type="float">
            <text:p>0.064378666666623</text:p>
          </table:table-cell>
          <table:table-cell table:style-name="ce3" table:formula="of:=AVERAGE([.M58];[.M62];[.M66])" office:value-type="float" office:value="0" calcext:value-type="float">
            <text:p>0</text:p>
          </table:table-cell>
          <table:table-cell table:style-name="ce3" table:formula="of:=AVERAGE([.N58];[.N62];[.N66])" office:value-type="float" office:value="0.0203650000000077" calcext:value-type="float">
            <text:p>0.020365000000008</text:p>
          </table:table-cell>
          <table:table-cell table:style-name="ce4" table:formula="of:=SUM([.C70:.N70])" office:value-type="float" office:value="13.3503696945851" calcext:value-type="float">
            <text:p>13.350369694585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9];[.C63];[.C67])" office:value-type="float" office:value="0.117914000000004" calcext:value-type="float">
            <text:p>0.117914000000004</text:p>
          </table:table-cell>
          <table:table-cell table:style-name="ce3" table:formula="of:=AVERAGE([.D59];[.D63];[.D67])" office:value-type="float" office:value="0.00167999999996482" calcext:value-type="float">
            <text:p>0.001679999999965</text:p>
          </table:table-cell>
          <table:table-cell table:style-name="ce3" table:formula="of:=AVERAGE([.E59];[.E63];[.E67])" office:value-type="float" office:value="0.229046999999961" calcext:value-type="float">
            <text:p>0.229046999999961</text:p>
          </table:table-cell>
          <table:table-cell table:style-name="ce3" table:formula="of:=AVERAGE([.F59];[.F63];[.F67])" office:value-type="float" office:value="3.32788244883219" calcext:value-type="float">
            <text:p>3.32788244883219</text:p>
          </table:table-cell>
          <table:table-cell table:style-name="ce3" table:formula="of:=AVERAGE([.G59];[.G63];[.G67])" office:value-type="float" office:value="6.18195966666667" calcext:value-type="float">
            <text:p>6.18195966666667</text:p>
          </table:table-cell>
          <table:table-cell table:style-name="ce3" table:formula="of:=AVERAGE([.H59];[.H63];[.H67])" office:value-type="float" office:value="0.00115633333333183" calcext:value-type="float">
            <text:p>0.001156333333332</text:p>
          </table:table-cell>
          <table:table-cell table:style-name="ce3" table:formula="of:=AVERAGE([.I59];[.I63];[.I67])" office:value-type="float" office:value="5.45687500000004" calcext:value-type="float">
            <text:p>5.45687500000004</text:p>
          </table:table-cell>
          <table:table-cell table:style-name="ce3" table:formula="of:=AVERAGE([.J59];[.J63];[.J67])" office:value-type="float" office:value="0.500023000000018" calcext:value-type="float">
            <text:p>0.500023000000018</text:p>
          </table:table-cell>
          <table:table-cell table:style-name="ce3" table:formula="of:=AVERAGE([.K59];[.K63];[.K67])" office:value-type="float" office:value="0.0195556666665955" calcext:value-type="float">
            <text:p>0.019555666666596</text:p>
          </table:table-cell>
          <table:table-cell table:style-name="ce3" table:formula="of:=AVERAGE([.L59];[.L63];[.L67])" office:value-type="float" office:value="0.0697669999999941" calcext:value-type="float">
            <text:p>0.069766999999994</text:p>
          </table:table-cell>
          <table:table-cell table:style-name="ce3" table:formula="of:=AVERAGE([.M59];[.M63];[.M67])" office:value-type="float" office:value="0" calcext:value-type="float">
            <text:p>0</text:p>
          </table:table-cell>
          <table:table-cell table:style-name="ce3" table:formula="of:=AVERAGE([.N59];[.N63];[.N67])" office:value-type="float" office:value="0.0273913333333364" calcext:value-type="float">
            <text:p>0.027391333333336</text:p>
          </table:table-cell>
          <table:table-cell table:style-name="ce4" table:formula="of:=SUM([.C71:.N71])" office:value-type="float" office:value="15.9332514488321" calcext:value-type="float">
            <text:p>15.9332514488321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68:.C71])" office:value-type="float" office:value="0.467443666666668" calcext:value-type="float">
            <text:p>0.467443666666668</text:p>
          </table:table-cell>
          <table:table-cell table:style-name="ce1" table:formula="of:=SUM([.D68:.D71])" office:value-type="float" office:value="0.0067349999999351" calcext:value-type="float">
            <text:p>0.006734999999935</text:p>
          </table:table-cell>
          <table:table-cell table:style-name="ce1" table:formula="of:=SUM([.E68:.E71])" office:value-type="float" office:value="0.882042999999972" calcext:value-type="float">
            <text:p>0.882042999999972</text:p>
          </table:table-cell>
          <table:table-cell table:style-name="ce1" table:formula="of:=SUM([.F68:.F71])" office:value-type="float" office:value="12.9423733552297" calcext:value-type="float">
            <text:p>12.9423733552297</text:p>
          </table:table-cell>
          <table:table-cell table:style-name="ce1" table:formula="of:=SUM([.G68:.G71])" office:value-type="float" office:value="21.9246256666666" calcext:value-type="float">
            <text:p>21.9246256666666</text:p>
          </table:table-cell>
          <table:table-cell table:style-name="ce1" table:formula="of:=SUM([.H68:.H71])" office:value-type="float" office:value="0.00393533333325043" calcext:value-type="float">
            <text:p>0.00393533333325</text:p>
          </table:table-cell>
          <table:table-cell table:style-name="ce1" table:formula="of:=SUM([.I68:.I71])" office:value-type="float" office:value="22.3445550000001" calcext:value-type="float">
            <text:p>22.3445550000001</text:p>
          </table:table-cell>
          <table:table-cell table:style-name="ce1" table:formula="of:=SUM([.J68:.J71])" office:value-type="float" office:value="1.79088000000005" calcext:value-type="float">
            <text:p>1.79088000000005</text:p>
          </table:table-cell>
          <table:table-cell table:style-name="ce1" table:formula="of:=SUM([.K68:.K71])" office:value-type="float" office:value="0.0764159999999" calcext:value-type="float">
            <text:p>0.0764159999999</text:p>
          </table:table-cell>
          <table:table-cell table:style-name="ce1" table:formula="of:=SUM([.L68:.L71])" office:value-type="float" office:value="0.265282333333346" calcext:value-type="float">
            <text:p>0.265282333333346</text:p>
          </table:table-cell>
          <table:table-cell table:style-name="ce1" table:formula="of:=SUM([.M68:.M71])" office:value-type="float" office:value="0" calcext:value-type="float">
            <text:p>0</text:p>
          </table:table-cell>
          <table:table-cell table:style-name="ce1" table:formula="of:=SUM([.N68:.N71])" office:value-type="float" office:value="0.071076000000005" calcext:value-type="float">
            <text:p>0.071076000000005</text:p>
          </table:table-cell>
          <table:table-cell table:style-name="ce1" table:formula="of:=SUM([.C72:.N72])" office:value-type="float" office:value="60.7753653552295" calcext:value-type="float">
            <text:p>60.775365355229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763" calcext:value-type="float">
            <text:p>0.10763</text:p>
          </table:table-cell>
          <table:table-cell office:value-type="float" office:value="0.00168400000000002" calcext:value-type="float">
            <text:p>0.001684</text:p>
          </table:table-cell>
          <table:table-cell office:value-type="float" office:value="0.211973" calcext:value-type="float">
            <text:p>0.211973</text:p>
          </table:table-cell>
          <table:table-cell office:value-type="float" office:value="3.01456546783447" calcext:value-type="float">
            <text:p>3.01456546783447</text:p>
          </table:table-cell>
          <table:table-cell office:value-type="float" office:value="4.763902" calcext:value-type="float">
            <text:p>4.763902</text:p>
          </table:table-cell>
          <table:table-cell office:value-type="float" office:value="0.000632000000001298" calcext:value-type="float">
            <text:p>0.000632000000001</text:p>
          </table:table-cell>
          <table:table-cell office:value-type="float" office:value="7.702062" calcext:value-type="float">
            <text:p>7.702062</text:p>
          </table:table-cell>
          <table:table-cell office:value-type="float" office:value="0.406413000000001" calcext:value-type="float">
            <text:p>0.406413000000001</text:p>
          </table:table-cell>
          <table:table-cell office:value-type="float" office:value="0.0181789999999999" calcext:value-type="float">
            <text:p>0.018179</text:p>
          </table:table-cell>
          <table:table-cell office:value-type="float" office:value="0.0475619999999992" calcext:value-type="float">
            <text:p>0.047561999999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7232000000001" calcext:value-type="float">
            <text:p>0.117232000000001</text:p>
          </table:table-cell>
          <table:table-cell office:value-type="float" office:value="0.00167900000000287" calcext:value-type="float">
            <text:p>0.001679000000003</text:p>
          </table:table-cell>
          <table:table-cell office:value-type="float" office:value="0.325229999999998" calcext:value-type="float">
            <text:p>0.325229999999998</text:p>
          </table:table-cell>
          <table:table-cell office:value-type="float" office:value="4.67050194740295" calcext:value-type="float">
            <text:p>4.67050194740295</text:p>
          </table:table-cell>
          <table:table-cell office:value-type="float" office:value="12.909821" calcext:value-type="float">
            <text:p>12.909821</text:p>
          </table:table-cell>
          <table:table-cell office:value-type="float" office:value="0.00134099999999648" calcext:value-type="float">
            <text:p>0.001340999999996</text:p>
          </table:table-cell>
          <table:table-cell office:value-type="float" office:value="11.921821" calcext:value-type="float">
            <text:p>11.921821</text:p>
          </table:table-cell>
          <table:table-cell office:value-type="float" office:value="0.744810000000001" calcext:value-type="float">
            <text:p>0.744810000000001</text:p>
          </table:table-cell>
          <table:table-cell office:value-type="float" office:value="0.0224970000000013" calcext:value-type="float">
            <text:p>0.022497000000001</text:p>
          </table:table-cell>
          <table:table-cell office:value-type="float" office:value="0.449691999999999" calcext:value-type="float">
            <text:p>0.449691999999999</text:p>
          </table:table-cell>
          <table:table-cell office:value-type="float" office:value="0.020626" calcext:value-type="float">
            <text:p>0.02062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6985" calcext:value-type="float">
            <text:p>0.116985</text:p>
          </table:table-cell>
          <table:table-cell office:value-type="float" office:value="0.00167599999999624" calcext:value-type="float">
            <text:p>0.001675999999996</text:p>
          </table:table-cell>
          <table:table-cell office:value-type="float" office:value="0.353799000000002" calcext:value-type="float">
            <text:p>0.353799000000002</text:p>
          </table:table-cell>
          <table:table-cell office:value-type="float" office:value="5.66674327850342" calcext:value-type="float">
            <text:p>5.66674327850342</text:p>
          </table:table-cell>
          <table:table-cell office:value-type="float" office:value="13.852565" calcext:value-type="float">
            <text:p>13.852565</text:p>
          </table:table-cell>
          <table:table-cell office:value-type="float" office:value="0.00117600000000095" calcext:value-type="float">
            <text:p>0.001176000000001</text:p>
          </table:table-cell>
          <table:table-cell office:value-type="float" office:value="25.767125" calcext:value-type="float">
            <text:p>25.767125</text:p>
          </table:table-cell>
          <table:table-cell office:value-type="float" office:value="0.787283000000002" calcext:value-type="float">
            <text:p>0.787283000000002</text:p>
          </table:table-cell>
          <table:table-cell office:value-type="float" office:value="0.0233100000000093" calcext:value-type="float">
            <text:p>0.023310000000009</text:p>
          </table:table-cell>
          <table:table-cell office:value-type="float" office:value="0.632235000000009" calcext:value-type="float">
            <text:p>0.632235000000009</text:p>
          </table:table-cell>
          <table:table-cell office:value-type="float" office:value="0.024091999999996" calcext:value-type="float">
            <text:p>0.0240919999999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7372000000003" calcext:value-type="float">
            <text:p>0.117372000000003</text:p>
          </table:table-cell>
          <table:table-cell office:value-type="float" office:value="0.00167400000000839" calcext:value-type="float">
            <text:p>0.001674000000008</text:p>
          </table:table-cell>
          <table:table-cell office:value-type="float" office:value="0.524917000000002" calcext:value-type="float">
            <text:p>0.524917000000002</text:p>
          </table:table-cell>
          <table:table-cell office:value-type="float" office:value="7.38840675354004" calcext:value-type="float">
            <text:p>7.38840675354004</text:p>
          </table:table-cell>
          <table:table-cell office:value-type="float" office:value="22.536768" calcext:value-type="float">
            <text:p>22.536768</text:p>
          </table:table-cell>
          <table:table-cell office:value-type="float" office:value="0.00118499999999244" calcext:value-type="float">
            <text:p>0.001184999999992</text:p>
          </table:table-cell>
          <table:table-cell office:value-type="float" office:value="21.404513" calcext:value-type="float">
            <text:p>21.404513</text:p>
          </table:table-cell>
          <table:table-cell office:value-type="float" office:value="1.47292300000001" calcext:value-type="float">
            <text:p>1.47292300000001</text:p>
          </table:table-cell>
          <table:table-cell office:value-type="float" office:value="0.0305129999999849" calcext:value-type="float">
            <text:p>0.030512999999985</text:p>
          </table:table-cell>
          <table:table-cell office:value-type="float" office:value="0.864962000000048" calcext:value-type="float">
            <text:p>0.864962000000048</text:p>
          </table:table-cell>
          <table:table-cell office:value-type="float" office:value="0.0274319999999761" calcext:value-type="float">
            <text:p>0.02743199999997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8749000000008" calcext:value-type="float">
            <text:p>0.118749000000008</text:p>
          </table:table-cell>
          <table:table-cell office:value-type="float" office:value="0.00168399999998314" calcext:value-type="float">
            <text:p>0.001683999999983</text:p>
          </table:table-cell>
          <table:table-cell office:value-type="float" office:value="0.210563000000008" calcext:value-type="float">
            <text:p>0.210563000000008</text:p>
          </table:table-cell>
          <table:table-cell office:value-type="float" office:value="3.02861905097961" calcext:value-type="float">
            <text:p>3.02861905097961</text:p>
          </table:table-cell>
          <table:table-cell office:value-type="float" office:value="4.56571500000001" calcext:value-type="float">
            <text:p>4.56571500000001</text:p>
          </table:table-cell>
          <table:table-cell office:value-type="float" office:value="0.000442999999989979" calcext:value-type="float">
            <text:p>0.00044299999999</text:p>
          </table:table-cell>
          <table:table-cell office:value-type="float" office:value="7.861403" calcext:value-type="float">
            <text:p>7.861403</text:p>
          </table:table-cell>
          <table:table-cell office:value-type="float" office:value="0.396377000000001" calcext:value-type="float">
            <text:p>0.396377000000001</text:p>
          </table:table-cell>
          <table:table-cell office:value-type="float" office:value="0.0183870000000184" calcext:value-type="float">
            <text:p>0.018387000000018</text:p>
          </table:table-cell>
          <table:table-cell office:value-type="float" office:value="0.0481920000000002" calcext:value-type="float">
            <text:p>0.0481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7999999999995" calcext:value-type="float">
            <text:p>0.117999999999995</text:p>
          </table:table-cell>
          <table:table-cell office:value-type="float" office:value="0.00167999999999324" calcext:value-type="float">
            <text:p>0.001679999999993</text:p>
          </table:table-cell>
          <table:table-cell office:value-type="float" office:value="0.405409999999989" calcext:value-type="float">
            <text:p>0.405409999999989</text:p>
          </table:table-cell>
          <table:table-cell office:value-type="float" office:value="4.72142195701599" calcext:value-type="float">
            <text:p>4.72142195701599</text:p>
          </table:table-cell>
          <table:table-cell office:value-type="float" office:value="12.457559" calcext:value-type="float">
            <text:p>12.457559</text:p>
          </table:table-cell>
          <table:table-cell office:value-type="float" office:value="0.00118299999999749" calcext:value-type="float">
            <text:p>0.001182999999998</text:p>
          </table:table-cell>
          <table:table-cell office:value-type="float" office:value="11.914164" calcext:value-type="float">
            <text:p>11.914164</text:p>
          </table:table-cell>
          <table:table-cell office:value-type="float" office:value="0.746184999999997" calcext:value-type="float">
            <text:p>0.746184999999997</text:p>
          </table:table-cell>
          <table:table-cell office:value-type="float" office:value="0.0223340000000007" calcext:value-type="float">
            <text:p>0.022334000000001</text:p>
          </table:table-cell>
          <table:table-cell office:value-type="float" office:value="0.451183000000015" calcext:value-type="float">
            <text:p>0.451183000000015</text:p>
          </table:table-cell>
          <table:table-cell office:value-type="float" office:value="0.0211349999999868" calcext:value-type="float">
            <text:p>0.02113499999998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7439000000019" calcext:value-type="float">
            <text:p>0.117439000000019</text:p>
          </table:table-cell>
          <table:table-cell office:value-type="float" office:value="0.00169600000000969" calcext:value-type="float">
            <text:p>0.00169600000001</text:p>
          </table:table-cell>
          <table:table-cell office:value-type="float" office:value="0.353019999999987" calcext:value-type="float">
            <text:p>0.353019999999987</text:p>
          </table:table-cell>
          <table:table-cell office:value-type="float" office:value="5.91767907142639" calcext:value-type="float">
            <text:p>5.91767907142639</text:p>
          </table:table-cell>
          <table:table-cell office:value-type="float" office:value="13.758542" calcext:value-type="float">
            <text:p>13.758542</text:p>
          </table:table-cell>
          <table:table-cell office:value-type="float" office:value="0.00120100000000889" calcext:value-type="float">
            <text:p>0.001201000000009</text:p>
          </table:table-cell>
          <table:table-cell office:value-type="float" office:value="26.001482" calcext:value-type="float">
            <text:p>26.001482</text:p>
          </table:table-cell>
          <table:table-cell office:value-type="float" office:value="0.770978000000014" calcext:value-type="float">
            <text:p>0.770978000000014</text:p>
          </table:table-cell>
          <table:table-cell office:value-type="float" office:value="0.0230640000000335" calcext:value-type="float">
            <text:p>0.023064000000034</text:p>
          </table:table-cell>
          <table:table-cell office:value-type="float" office:value="0.63547299999999" calcext:value-type="float">
            <text:p>0.63547299999999</text:p>
          </table:table-cell>
          <table:table-cell office:value-type="float" office:value="0.0239909999999668" calcext:value-type="float">
            <text:p>0.0239909999999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7558999999972" calcext:value-type="float">
            <text:p>0.117558999999972</text:p>
          </table:table-cell>
          <table:table-cell office:value-type="float" office:value="0.00168400000001157" calcext:value-type="float">
            <text:p>0.001684000000012</text:p>
          </table:table-cell>
          <table:table-cell office:value-type="float" office:value="0.600573999999995" calcext:value-type="float">
            <text:p>0.600573999999995</text:p>
          </table:table-cell>
          <table:table-cell office:value-type="float" office:value="7.82384777069092" calcext:value-type="float">
            <text:p>7.82384777069092</text:p>
          </table:table-cell>
          <table:table-cell office:value-type="float" office:value="22.458053" calcext:value-type="float">
            <text:p>22.458053</text:p>
          </table:table-cell>
          <table:table-cell office:value-type="float" office:value="0.00117299999999432" calcext:value-type="float">
            <text:p>0.001172999999994</text:p>
          </table:table-cell>
          <table:table-cell office:value-type="float" office:value="21.595614" calcext:value-type="float">
            <text:p>21.595614</text:p>
          </table:table-cell>
          <table:table-cell office:value-type="float" office:value="1.41144700000001" calcext:value-type="float">
            <text:p>1.41144700000001</text:p>
          </table:table-cell>
          <table:table-cell office:value-type="float" office:value="0.0310189999999579" calcext:value-type="float">
            <text:p>0.031018999999958</text:p>
          </table:table-cell>
          <table:table-cell office:value-type="float" office:value="0.953125999999941" calcext:value-type="float">
            <text:p>0.953125999999941</text:p>
          </table:table-cell>
          <table:table-cell office:value-type="float" office:value="0.0277940000000285" calcext:value-type="float">
            <text:p>0.02779400000002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4711" calcext:value-type="float">
            <text:p>0.114711</text:p>
          </table:table-cell>
          <table:table-cell office:value-type="float" office:value="0.00166799999999512" calcext:value-type="float">
            <text:p>0.001667999999995</text:p>
          </table:table-cell>
          <table:table-cell office:value-type="float" office:value="0.210936000000004" calcext:value-type="float">
            <text:p>0.210936000000004</text:p>
          </table:table-cell>
          <table:table-cell office:value-type="float" office:value="3.13632941246033" calcext:value-type="float">
            <text:p>3.13632941246033</text:p>
          </table:table-cell>
          <table:table-cell office:value-type="float" office:value="4.65184400000004" calcext:value-type="float">
            <text:p>4.65184400000004</text:p>
          </table:table-cell>
          <table:table-cell office:value-type="float" office:value="0.000442000000020926" calcext:value-type="float">
            <text:p>0.000442000000021</text:p>
          </table:table-cell>
          <table:table-cell office:value-type="float" office:value="7.82326899999998" calcext:value-type="float">
            <text:p>7.82326899999998</text:p>
          </table:table-cell>
          <table:table-cell office:value-type="float" office:value="0.400191000000007" calcext:value-type="float">
            <text:p>0.400191000000007</text:p>
          </table:table-cell>
          <table:table-cell office:value-type="float" office:value="0.018369000000007" calcext:value-type="float">
            <text:p>0.018369000000007</text:p>
          </table:table-cell>
          <table:table-cell office:value-type="float" office:value="0.0492469999999798" calcext:value-type="float">
            <text:p>0.049246999999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7855999999961" calcext:value-type="float">
            <text:p>0.117855999999961</text:p>
          </table:table-cell>
          <table:table-cell office:value-type="float" office:value="0.00169699999997874" calcext:value-type="float">
            <text:p>0.001696999999979</text:p>
          </table:table-cell>
          <table:table-cell office:value-type="float" office:value="0.328102999999999" calcext:value-type="float">
            <text:p>0.328102999999999</text:p>
          </table:table-cell>
          <table:table-cell office:value-type="float" office:value="4.84234142303467" calcext:value-type="float">
            <text:p>4.84234142303467</text:p>
          </table:table-cell>
          <table:table-cell office:value-type="float" office:value="12.42872" calcext:value-type="float">
            <text:p>12.42872</text:p>
          </table:table-cell>
          <table:table-cell office:value-type="float" office:value="0.00117499999998927" calcext:value-type="float">
            <text:p>0.001174999999989</text:p>
          </table:table-cell>
          <table:table-cell office:value-type="float" office:value="11.934021" calcext:value-type="float">
            <text:p>11.934021</text:p>
          </table:table-cell>
          <table:table-cell office:value-type="float" office:value="0.732709999999997" calcext:value-type="float">
            <text:p>0.732709999999997</text:p>
          </table:table-cell>
          <table:table-cell office:value-type="float" office:value="0.0224739999999883" calcext:value-type="float">
            <text:p>0.022473999999988</text:p>
          </table:table-cell>
          <table:table-cell office:value-type="float" office:value="0.450819999999965" calcext:value-type="float">
            <text:p>0.450819999999965</text:p>
          </table:table-cell>
          <table:table-cell office:value-type="float" office:value="0.0207940000000235" calcext:value-type="float">
            <text:p>0.02079400000002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7669000000035" calcext:value-type="float">
            <text:p>0.117669000000035</text:p>
          </table:table-cell>
          <table:table-cell office:value-type="float" office:value="0.00170000000002801" calcext:value-type="float">
            <text:p>0.001700000000028</text:p>
          </table:table-cell>
          <table:table-cell office:value-type="float" office:value="0.352777000000003" calcext:value-type="float">
            <text:p>0.352777000000003</text:p>
          </table:table-cell>
          <table:table-cell office:value-type="float" office:value="5.97717452049255" calcext:value-type="float">
            <text:p>5.97717452049255</text:p>
          </table:table-cell>
          <table:table-cell office:value-type="float" office:value="13.538658" calcext:value-type="float">
            <text:p>13.538658</text:p>
          </table:table-cell>
          <table:table-cell office:value-type="float" office:value="0.00118699999995897" calcext:value-type="float">
            <text:p>0.001186999999959</text:p>
          </table:table-cell>
          <table:table-cell office:value-type="float" office:value="25.943889" calcext:value-type="float">
            <text:p>25.943889</text:p>
          </table:table-cell>
          <table:table-cell office:value-type="float" office:value="0.771005000000002" calcext:value-type="float">
            <text:p>0.771005000000002</text:p>
          </table:table-cell>
          <table:table-cell office:value-type="float" office:value="0.0231970000000388" calcext:value-type="float">
            <text:p>0.023197000000039</text:p>
          </table:table-cell>
          <table:table-cell office:value-type="float" office:value="0.633538999999985" calcext:value-type="float">
            <text:p>0.633538999999985</text:p>
          </table:table-cell>
          <table:table-cell office:value-type="float" office:value="0.0242569999999773" calcext:value-type="float">
            <text:p>0.0242569999999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7934999999989" calcext:value-type="float">
            <text:p>0.117934999999989</text:p>
          </table:table-cell>
          <table:table-cell office:value-type="float" office:value="0.00169400000004316" calcext:value-type="float">
            <text:p>0.001694000000043</text:p>
          </table:table-cell>
          <table:table-cell office:value-type="float" office:value="0.527568000000031" calcext:value-type="float">
            <text:p>0.527568000000031</text:p>
          </table:table-cell>
          <table:table-cell office:value-type="float" office:value="8.04510879516602" calcext:value-type="float">
            <text:p>8.04510879516602</text:p>
          </table:table-cell>
          <table:table-cell office:value-type="float" office:value="22.44308" calcext:value-type="float">
            <text:p>22.44308</text:p>
          </table:table-cell>
          <table:table-cell office:value-type="float" office:value="0.00119200000000319" calcext:value-type="float">
            <text:p>0.001192000000003</text:p>
          </table:table-cell>
          <table:table-cell office:value-type="float" office:value="21.601726" calcext:value-type="float">
            <text:p>21.601726</text:p>
          </table:table-cell>
          <table:table-cell office:value-type="float" office:value="1.51140299999997" calcext:value-type="float">
            <text:p>1.51140299999997</text:p>
          </table:table-cell>
          <table:table-cell office:value-type="float" office:value="0.0310359999999719" calcext:value-type="float">
            <text:p>0.031035999999972</text:p>
          </table:table-cell>
          <table:table-cell office:value-type="float" office:value="0.865471000000071" calcext:value-type="float">
            <text:p>0.865471000000071</text:p>
          </table:table-cell>
          <table:table-cell office:value-type="float" office:value="0.0276629999999614" calcext:value-type="float">
            <text:p>0.02766299999996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74];[.C78];[.C82])" office:value-type="float" office:value="0.113696666666669" calcext:value-type="float">
            <text:p>0.113696666666669</text:p>
          </table:table-cell>
          <table:table-cell table:style-name="ce3" table:formula="of:=AVERAGE([.D74];[.D78];[.D82])" office:value-type="float" office:value="0.00167866666665943" calcext:value-type="float">
            <text:p>0.001678666666659</text:p>
          </table:table-cell>
          <table:table-cell table:style-name="ce3" table:formula="of:=AVERAGE([.E74];[.E78];[.E82])" office:value-type="float" office:value="0.211157333333337" calcext:value-type="float">
            <text:p>0.211157333333337</text:p>
          </table:table-cell>
          <table:table-cell table:style-name="ce3" table:formula="of:=AVERAGE([.F74];[.F78];[.F82])" office:value-type="float" office:value="3.05983797709147" calcext:value-type="float">
            <text:p>3.05983797709147</text:p>
          </table:table-cell>
          <table:table-cell table:style-name="ce3" table:formula="of:=AVERAGE([.G74];[.G78];[.G82])" office:value-type="float" office:value="4.66048700000002" calcext:value-type="float">
            <text:p>4.66048700000002</text:p>
          </table:table-cell>
          <table:table-cell table:style-name="ce3" table:formula="of:=AVERAGE([.H74];[.H78];[.H82])" office:value-type="float" office:value="0.000505666666670734" calcext:value-type="float">
            <text:p>0.000505666666671</text:p>
          </table:table-cell>
          <table:table-cell table:style-name="ce3" table:formula="of:=AVERAGE([.I74];[.I78];[.I82])" office:value-type="float" office:value="7.79557799999999" calcext:value-type="float">
            <text:p>7.79557799999999</text:p>
          </table:table-cell>
          <table:table-cell table:style-name="ce3" table:formula="of:=AVERAGE([.J74];[.J78];[.J82])" office:value-type="float" office:value="0.400993666666669" calcext:value-type="float">
            <text:p>0.400993666666669</text:p>
          </table:table-cell>
          <table:table-cell table:style-name="ce3" table:formula="of:=AVERAGE([.K74];[.K78];[.K82])" office:value-type="float" office:value="0.0183116666666751" calcext:value-type="float">
            <text:p>0.018311666666675</text:p>
          </table:table-cell>
          <table:table-cell table:style-name="ce3" table:formula="of:=AVERAGE([.L74];[.L78];[.L82])" office:value-type="float" office:value="0.0483336666666598" calcext:value-type="float">
            <text:p>0.04833366666666</text:p>
          </table:table-cell>
          <table:table-cell table:style-name="ce3" table:formula="of:=AVERAGE([.M74];[.M78];[.M82])" office:value-type="float" office:value="0" calcext:value-type="float">
            <text:p>0</text:p>
          </table:table-cell>
          <table:table-cell table:style-name="ce3" table:formula="of:=AVERAGE([.N74];[.N78];[.N82])" office:value-type="float" office:value="0" calcext:value-type="float">
            <text:p>0</text:p>
          </table:table-cell>
          <table:table-cell table:style-name="ce4" table:formula="of:=SUM([.C86:.N86])" office:value-type="float" office:value="16.3105803104248" calcext:value-type="float">
            <text:p>16.310580310424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5];[.C79];[.C83])" office:value-type="float" office:value="0.117695999999986" calcext:value-type="float">
            <text:p>0.117695999999986</text:p>
          </table:table-cell>
          <table:table-cell table:style-name="ce3" table:formula="of:=AVERAGE([.D75];[.D79];[.D83])" office:value-type="float" office:value="0.00168533333332495" calcext:value-type="float">
            <text:p>0.001685333333325</text:p>
          </table:table-cell>
          <table:table-cell table:style-name="ce3" table:formula="of:=AVERAGE([.E75];[.E79];[.E83])" office:value-type="float" office:value="0.352914333333328" calcext:value-type="float">
            <text:p>0.352914333333328</text:p>
          </table:table-cell>
          <table:table-cell table:style-name="ce3" table:formula="of:=AVERAGE([.F75];[.F79];[.F83])" office:value-type="float" office:value="4.7447551091512" calcext:value-type="float">
            <text:p>4.7447551091512</text:p>
          </table:table-cell>
          <table:table-cell table:style-name="ce3" table:formula="of:=AVERAGE([.G75];[.G79];[.G83])" office:value-type="float" office:value="12.5987" calcext:value-type="float">
            <text:p>12.5987</text:p>
          </table:table-cell>
          <table:table-cell table:style-name="ce3" table:formula="of:=AVERAGE([.H75];[.H79];[.H83])" office:value-type="float" office:value="0.00123299999999441" calcext:value-type="float">
            <text:p>0.001232999999994</text:p>
          </table:table-cell>
          <table:table-cell table:style-name="ce3" table:formula="of:=AVERAGE([.I75];[.I79];[.I83])" office:value-type="float" office:value="11.9233353333333" calcext:value-type="float">
            <text:p>11.9233353333333</text:p>
          </table:table-cell>
          <table:table-cell table:style-name="ce3" table:formula="of:=AVERAGE([.J75];[.J79];[.J83])" office:value-type="float" office:value="0.741234999999998" calcext:value-type="float">
            <text:p>0.741234999999998</text:p>
          </table:table-cell>
          <table:table-cell table:style-name="ce3" table:formula="of:=AVERAGE([.K75];[.K79];[.K83])" office:value-type="float" office:value="0.0224349999999968" calcext:value-type="float">
            <text:p>0.022434999999997</text:p>
          </table:table-cell>
          <table:table-cell table:style-name="ce3" table:formula="of:=AVERAGE([.L75];[.L79];[.L83])" office:value-type="float" office:value="0.450564999999993" calcext:value-type="float">
            <text:p>0.450564999999993</text:p>
          </table:table-cell>
          <table:table-cell table:style-name="ce3" table:formula="of:=AVERAGE([.M75];[.M79];[.M83])" office:value-type="float" office:value="0.0208516666666701" calcext:value-type="float">
            <text:p>0.02085166666667</text:p>
          </table:table-cell>
          <table:table-cell table:style-name="ce3" table:formula="of:=AVERAGE([.N75];[.N79];[.N83])" office:value-type="float" office:value="0" calcext:value-type="float">
            <text:p>0</text:p>
          </table:table-cell>
          <table:table-cell table:style-name="ce4" table:formula="of:=SUM([.C87:.N87])" office:value-type="float" office:value="30.9754057758178" calcext:value-type="float">
            <text:p>30.975405775817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6];[.C80];[.C84])" office:value-type="float" office:value="0.117364333333351" calcext:value-type="float">
            <text:p>0.117364333333351</text:p>
          </table:table-cell>
          <table:table-cell table:style-name="ce3" table:formula="of:=AVERAGE([.D76];[.D80];[.D84])" office:value-type="float" office:value="0.00169066666667798" calcext:value-type="float">
            <text:p>0.001690666666678</text:p>
          </table:table-cell>
          <table:table-cell table:style-name="ce3" table:formula="of:=AVERAGE([.E76];[.E80];[.E84])" office:value-type="float" office:value="0.353198666666664" calcext:value-type="float">
            <text:p>0.353198666666664</text:p>
          </table:table-cell>
          <table:table-cell table:style-name="ce3" table:formula="of:=AVERAGE([.F76];[.F80];[.F84])" office:value-type="float" office:value="5.85386562347412" calcext:value-type="float">
            <text:p>5.85386562347412</text:p>
          </table:table-cell>
          <table:table-cell table:style-name="ce3" table:formula="of:=AVERAGE([.G76];[.G80];[.G84])" office:value-type="float" office:value="13.7165883333333" calcext:value-type="float">
            <text:p>13.7165883333333</text:p>
          </table:table-cell>
          <table:table-cell table:style-name="ce3" table:formula="of:=AVERAGE([.H76];[.H80];[.H84])" office:value-type="float" office:value="0.0011879999999896" calcext:value-type="float">
            <text:p>0.00118799999999</text:p>
          </table:table-cell>
          <table:table-cell table:style-name="ce3" table:formula="of:=AVERAGE([.I76];[.I80];[.I84])" office:value-type="float" office:value="25.9041653333333" calcext:value-type="float">
            <text:p>25.9041653333333</text:p>
          </table:table-cell>
          <table:table-cell table:style-name="ce3" table:formula="of:=AVERAGE([.J76];[.J80];[.J84])" office:value-type="float" office:value="0.776422000000006" calcext:value-type="float">
            <text:p>0.776422000000006</text:p>
          </table:table-cell>
          <table:table-cell table:style-name="ce3" table:formula="of:=AVERAGE([.K76];[.K80];[.K84])" office:value-type="float" office:value="0.0231903333333605" calcext:value-type="float">
            <text:p>0.023190333333361</text:p>
          </table:table-cell>
          <table:table-cell table:style-name="ce3" table:formula="of:=AVERAGE([.L76];[.L80];[.L84])" office:value-type="float" office:value="0.633748999999995" calcext:value-type="float">
            <text:p>0.633748999999995</text:p>
          </table:table-cell>
          <table:table-cell table:style-name="ce3" table:formula="of:=AVERAGE([.M76];[.M80];[.M84])" office:value-type="float" office:value="0.0241133333333134" calcext:value-type="float">
            <text:p>0.024113333333313</text:p>
          </table:table-cell>
          <table:table-cell table:style-name="ce3" table:formula="of:=AVERAGE([.N76];[.N80];[.N84])" office:value-type="float" office:value="0" calcext:value-type="float">
            <text:p>0</text:p>
          </table:table-cell>
          <table:table-cell table:style-name="ce4" table:formula="of:=SUM([.C88:.N88])" office:value-type="float" office:value="47.4055356234741" calcext:value-type="float">
            <text:p>47.405535623474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7];[.C81];[.C85])" office:value-type="float" office:value="0.117621999999988" calcext:value-type="float">
            <text:p>0.117621999999988</text:p>
          </table:table-cell>
          <table:table-cell table:style-name="ce3" table:formula="of:=AVERAGE([.D77];[.D81];[.D85])" office:value-type="float" office:value="0.00168400000002104" calcext:value-type="float">
            <text:p>0.001684000000021</text:p>
          </table:table-cell>
          <table:table-cell table:style-name="ce3" table:formula="of:=AVERAGE([.E77];[.E81];[.E85])" office:value-type="float" office:value="0.551019666666676" calcext:value-type="float">
            <text:p>0.551019666666676</text:p>
          </table:table-cell>
          <table:table-cell table:style-name="ce3" table:formula="of:=AVERAGE([.F77];[.F81];[.F85])" office:value-type="float" office:value="7.75245443979899" calcext:value-type="float">
            <text:p>7.75245443979899</text:p>
          </table:table-cell>
          <table:table-cell table:style-name="ce3" table:formula="of:=AVERAGE([.G77];[.G81];[.G85])" office:value-type="float" office:value="22.4793003333333" calcext:value-type="float">
            <text:p>22.4793003333333</text:p>
          </table:table-cell>
          <table:table-cell table:style-name="ce3" table:formula="of:=AVERAGE([.H77];[.H81];[.H85])" office:value-type="float" office:value="0.00118333333332998" calcext:value-type="float">
            <text:p>0.00118333333333</text:p>
          </table:table-cell>
          <table:table-cell table:style-name="ce3" table:formula="of:=AVERAGE([.I77];[.I81];[.I85])" office:value-type="float" office:value="21.533951" calcext:value-type="float">
            <text:p>21.533951</text:p>
          </table:table-cell>
          <table:table-cell table:style-name="ce3" table:formula="of:=AVERAGE([.J77];[.J81];[.J85])" office:value-type="float" office:value="1.46525766666666" calcext:value-type="float">
            <text:p>1.46525766666666</text:p>
          </table:table-cell>
          <table:table-cell table:style-name="ce3" table:formula="of:=AVERAGE([.K77];[.K81];[.K85])" office:value-type="float" office:value="0.0308559999999716" calcext:value-type="float">
            <text:p>0.030855999999972</text:p>
          </table:table-cell>
          <table:table-cell table:style-name="ce3" table:formula="of:=AVERAGE([.L77];[.L81];[.L85])" office:value-type="float" office:value="0.894519666666687" calcext:value-type="float">
            <text:p>0.894519666666687</text:p>
          </table:table-cell>
          <table:table-cell table:style-name="ce3" table:formula="of:=AVERAGE([.M77];[.M81];[.M85])" office:value-type="float" office:value="0.0276296666666553" calcext:value-type="float">
            <text:p>0.027629666666655</text:p>
          </table:table-cell>
          <table:table-cell table:style-name="ce3" table:formula="of:=AVERAGE([.N77];[.N81];[.N85])" office:value-type="float" office:value="0" calcext:value-type="float">
            <text:p>0</text:p>
          </table:table-cell>
          <table:table-cell table:style-name="ce4" table:formula="of:=SUM([.C89:.N89])" office:value-type="float" office:value="54.8554777731323" calcext:value-type="float">
            <text:p>54.8554777731323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86:.C89])" office:value-type="float" office:value="0.466378999999994" calcext:value-type="float">
            <text:p>0.466378999999994</text:p>
          </table:table-cell>
          <table:table-cell table:style-name="ce1" table:formula="of:=SUM([.D86:.D89])" office:value-type="float" office:value="0.0067386666666834" calcext:value-type="float">
            <text:p>0.006738666666683</text:p>
          </table:table-cell>
          <table:table-cell table:style-name="ce1" table:formula="of:=SUM([.E86:.E89])" office:value-type="float" office:value="1.46829000000001" calcext:value-type="float">
            <text:p>1.46829000000001</text:p>
          </table:table-cell>
          <table:table-cell table:style-name="ce1" table:formula="of:=SUM([.F86:.F89])" office:value-type="float" office:value="21.4109131495158" calcext:value-type="float">
            <text:p>21.4109131495158</text:p>
          </table:table-cell>
          <table:table-cell table:style-name="ce1" table:formula="of:=SUM([.G86:.G89])" office:value-type="float" office:value="53.4550756666667" calcext:value-type="float">
            <text:p>53.4550756666667</text:p>
          </table:table-cell>
          <table:table-cell table:style-name="ce1" table:formula="of:=SUM([.H86:.H89])" office:value-type="float" office:value="0.00410999999998474" calcext:value-type="float">
            <text:p>0.004109999999985</text:p>
          </table:table-cell>
          <table:table-cell table:style-name="ce1" table:formula="of:=SUM([.I86:.I89])" office:value-type="float" office:value="67.1570296666667" calcext:value-type="float">
            <text:p>67.1570296666667</text:p>
          </table:table-cell>
          <table:table-cell table:style-name="ce1" table:formula="of:=SUM([.J86:.J89])" office:value-type="float" office:value="3.38390833333334" calcext:value-type="float">
            <text:p>3.38390833333334</text:p>
          </table:table-cell>
          <table:table-cell table:style-name="ce1" table:formula="of:=SUM([.K86:.K89])" office:value-type="float" office:value="0.094793000000004" calcext:value-type="float">
            <text:p>0.094793000000004</text:p>
          </table:table-cell>
          <table:table-cell table:style-name="ce1" table:formula="of:=SUM([.L86:.L89])" office:value-type="float" office:value="2.02716733333333" calcext:value-type="float">
            <text:p>2.02716733333333</text:p>
          </table:table-cell>
          <table:table-cell table:style-name="ce1" table:formula="of:=SUM([.M86:.M89])" office:value-type="float" office:value="0.0725946666666388" calcext:value-type="float">
            <text:p>0.072594666666639</text:p>
          </table:table-cell>
          <table:table-cell table:style-name="ce1" table:formula="of:=SUM([.N86:.N89])" office:value-type="float" office:value="0" calcext:value-type="float">
            <text:p>0</text:p>
          </table:table-cell>
          <table:table-cell table:style-name="ce1" table:formula="of:=SUM([.C90:.N90])" office:value-type="float" office:value="149.546999482849" calcext:value-type="float">
            <text:p>149.546999482849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00-00-00</text:date>, <text:time style:data-style-name="N2" text:time-value="20:05:57.873639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09:59:58.780721924</meta:creation-date>
    <dc:date>2019-10-06T20:30:15.857675666</dc:date>
    <meta:editing-duration>PT3H32M47S</meta:editing-duration>
    <meta:editing-cycles>8</meta:editing-cycles>
    <meta:generator>LibreOffice/6.0.7.3$Linux_X86_64 LibreOffice_project/00m0$Build-3</meta:generator>
    <meta:document-statistic meta:table-count="4" meta:cell-count="33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0 1 2 4 3 5" chart:style-name="ch1">
        <chart:legend chart:legend-position="end" svg:x="13.333cm" svg:y="2.956cm" style:legend-expansion="high" chart:style-name="ch2"/>
        <chart:plot-area chart:style-name="ch3" table:cell-range-address="'combined - hospital - quality'.A28:'combined - hospital - quality'.E34" chart:data-source-has-labels="both" svg:x="0.32cm" svg:y="0.18cm" svg:width="12.693cm" svg:height="8.64cm">
          <chartooo:coordinate-region svg:x="1.127cm" svg:y="0.379cm" svg:width="11.289cm" svg:height="7.794cm"/>
          <chart:axis chart:dimension="x" chart:name="primary-x" chart:style-name="ch4" chartooo:axis-type="auto">
            <chartooo:date-scale/>
            <chart:categories table:cell-range-address="'combined - hospital - quality'.B28:'combined - hospital - quality'.E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mbined - hospital - quality'.B29:'combined - hospital - quality'.E29" chart:label-cell-address="'combined - hospital - quality'.A29:'combined - hospital - quality'.A29" chart:class="chart:line">
            <chart:data-point chart:repeated="4"/>
          </chart:series>
          <chart:series chart:style-name="ch7" chart:values-cell-range-address="'combined - hospital - quality'.B30:'combined - hospital - quality'.E30" chart:label-cell-address="'combined - hospital - quality'.A30:'combined - hospital - quality'.A30" chart:class="chart:line">
            <chart:data-point chart:repeated="4"/>
          </chart:series>
          <chart:series chart:style-name="ch8" chart:values-cell-range-address="'combined - hospital - quality'.B31:'combined - hospital - quality'.E31" chart:label-cell-address="'combined - hospital - quality'.A31:'combined - hospital - quality'.A31" chart:class="chart:line">
            <chart:data-point chart:repeated="4"/>
          </chart:series>
          <chart:series chart:style-name="ch9" chart:values-cell-range-address="'combined - hospital - quality'.B33:'combined - hospital - quality'.E33" chart:label-cell-address="'combined - hospital - quality'.A33:'combined - hospital - quality'.A33" chart:class="chart:line">
            <chart:data-point chart:repeated="4"/>
          </chart:series>
          <chart:series chart:style-name="ch10" chart:values-cell-range-address="'combined - hospital - quality'.B32:'combined - hospital - quality'.E32" chart:label-cell-address="'combined - hospital - quality'.A32:'combined - hospital - quality'.A32" chart:class="chart:line">
            <chart:data-point chart:repeated="4"/>
          </chart:series>
          <chart:series chart:style-name="ch11" chart:values-cell-range-address="'combined - hospital - quality'.B34:'combined - hospital - quality'.E34" chart:label-cell-address="'combined - hospital - quality'.A34:'combined - hospital - quality'.A3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</text:p>
                <draw:g>
                  <svg:desc>'combined - hospital - quality'.B28:'combined - hospital - quality'.E28</svg:desc>
                </draw:g>
              </table:table-cell>
              <table:table-cell office:value-type="string">
                <text:p>Batch 2</text:p>
              </table:table-cell>
              <table:table-cell office:value-type="string">
                <text:p>Batch 3</text:p>
              </table:table-cell>
              <table:table-cell office:value-type="string">
                <text:p>Batch 4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combined - hospital - quality'.A29:'combined - hospital - quality'.A29</svg:desc>
                </draw:g>
              </table:table-cell>
              <table:table-cell office:value-type="float" office:value="18">
                <text:p>18</text:p>
                <draw:g>
                  <svg:desc>'combined - hospital - quality'.B29:'combined - hospital - quality'.E29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81">
                <text:p>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B</text:p>
                <draw:g>
                  <svg:desc>'combined - hospital - quality'.A30:'combined - hospital - quality'.A30</svg:desc>
                </draw:g>
              </table:table-cell>
              <table:table-cell office:value-type="float" office:value="18">
                <text:p>18</text:p>
                <draw:g>
                  <svg:desc>'combined - hospital - quality'.B30:'combined - hospital - quality'.E30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74">
                <text:p>7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C</text:p>
                <draw:g>
                  <svg:desc>'combined - hospital - quality'.A31:'combined - hospital - quality'.A31</svg:desc>
                </draw:g>
              </table:table-cell>
              <table:table-cell office:value-type="float" office:value="18">
                <text:p>18</text:p>
                <draw:g>
                  <svg:desc>'combined - hospital - quality'.B31:'combined - hospital - quality'.E31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81">
                <text:p>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B+</text:p>
                <draw:g>
                  <svg:desc>'combined - hospital - quality'.A33:'combined - hospital - quality'.A33</svg:desc>
                </draw:g>
              </table:table-cell>
              <table:table-cell office:value-type="float" office:value="18">
                <text:p>18</text:p>
                <draw:g>
                  <svg:desc>'combined - hospital - quality'.B33:'combined - hospital - quality'.E33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74">
                <text:p>7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C+</text:p>
                <draw:g>
                  <svg:desc>'combined - hospital - quality'.A32:'combined - hospital - quality'.A32</svg:desc>
                </draw:g>
              </table:table-cell>
              <table:table-cell office:value-type="float" office:value="18">
                <text:p>18</text:p>
                <draw:g>
                  <svg:desc>'combined - hospital - quality'.B32:'combined - hospital - quality'.E32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81">
                <text:p>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Baseline</text:p>
                <draw:g>
                  <svg:desc>'combined - hospital - quality'.A34:'combined - hospital - quality'.A34</svg:desc>
                </draw:g>
              </table:table-cell>
              <table:table-cell office:value-type="float" office:value="129">
                <text:p>129</text:p>
                <draw:g>
                  <svg:desc>'combined - hospital - quality'.B34:'combined - hospital - quality'.E34</svg:desc>
                </draw:g>
              </table:table-cell>
              <table:table-cell office:value-type="float" office:value="264">
                <text:p>264</text:p>
              </table:table-cell>
              <table:table-cell office:value-type="float" office:value="395">
                <text:p>395</text:p>
              </table:table-cell>
              <table:table-cell office:value-type="float" office:value="509">
                <text:p>5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2.956cm" style:legend-expansion="high" chart:style-name="ch2"/>
        <chart:plot-area chart:style-name="ch3" table:cell-range-address="'combined - hospital_cherrypicked - quality'.B28:'combined - hospital_cherrypicked - quality'.E32 'combined - hospital_cherrypicked - quality'.A28:'combined - hospital_cherrypicked - quality'.A32 'combined - hospital_cherrypicked - quality'.A33:'combined - hospital_cherrypicked - quality'.E34" chart:data-source-has-labels="both" svg:x="0.32cm" svg:y="0.18cm" svg:width="12.693cm" svg:height="8.64cm">
          <chartooo:coordinate-region svg:x="1.127cm" svg:y="0.379cm" svg:width="11.289cm" svg:height="7.794cm"/>
          <chart:axis chart:dimension="x" chart:name="primary-x" chart:style-name="ch4" chartooo:axis-type="auto">
            <chartooo:date-scale/>
            <chart:categories table:cell-range-address="'combined - hospital_cherrypicked - quality'.B28:'combined - hospital_cherrypicked - quality'.E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mbined - hospital_cherrypicked - quality'.B29:'combined - hospital_cherrypicked - quality'.E29" chart:label-cell-address="'combined - hospital_cherrypicked - quality'.A29:'combined - hospital_cherrypicked - quality'.A29" chart:class="chart:line">
            <chart:data-point chart:repeated="4"/>
          </chart:series>
          <chart:series chart:style-name="ch7" chart:values-cell-range-address="'combined - hospital_cherrypicked - quality'.B30:'combined - hospital_cherrypicked - quality'.E30" chart:label-cell-address="'combined - hospital_cherrypicked - quality'.A30:'combined - hospital_cherrypicked - quality'.A30" chart:class="chart:line">
            <chart:data-point chart:repeated="4"/>
          </chart:series>
          <chart:series chart:style-name="ch8" chart:values-cell-range-address="'combined - hospital_cherrypicked - quality'.B31:'combined - hospital_cherrypicked - quality'.E31" chart:label-cell-address="'combined - hospital_cherrypicked - quality'.A31:'combined - hospital_cherrypicked - quality'.A31" chart:class="chart:line">
            <chart:data-point chart:repeated="4"/>
          </chart:series>
          <chart:series chart:style-name="ch9" chart:values-cell-range-address="'combined - hospital_cherrypicked - quality'.B33:'combined - hospital_cherrypicked - quality'.E33" chart:label-cell-address="'combined - hospital_cherrypicked - quality'.A33:'combined - hospital_cherrypicked - quality'.A33" chart:class="chart:line">
            <chart:data-point chart:repeated="4"/>
          </chart:series>
          <chart:series chart:style-name="ch10" chart:values-cell-range-address="'combined - hospital_cherrypicked - quality'.B32:'combined - hospital_cherrypicked - quality'.E32" chart:label-cell-address="'combined - hospital_cherrypicked - quality'.A32:'combined - hospital_cherrypicked - quality'.A32" chart:class="chart:line">
            <chart:data-point chart:repeated="4"/>
          </chart:series>
          <chart:series chart:style-name="ch11" chart:values-cell-range-address="'combined - hospital_cherrypicked - quality'.B34:'combined - hospital_cherrypicked - quality'.E34" chart:label-cell-address="'combined - hospital_cherrypicked - quality'.A34:'combined - hospital_cherrypicked - quality'.A3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</text:p>
                <draw:g>
                  <svg:desc>'combined - hospital_cherrypicked - quality'.B28:'combined - hospital_cherrypicked - quality'.E28</svg:desc>
                </draw:g>
              </table:table-cell>
              <table:table-cell office:value-type="string">
                <text:p>Batch 2</text:p>
              </table:table-cell>
              <table:table-cell office:value-type="string">
                <text:p>Batch 3</text:p>
              </table:table-cell>
              <table:table-cell office:value-type="string">
                <text:p>Batch 4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combined - hospital_cherrypicked - quality'.A29:'combined - hospital_cherrypicked - quality'.A29</svg:desc>
                </draw:g>
              </table:table-cell>
              <table:table-cell office:value-type="float" office:value="18">
                <text:p>18</text:p>
                <draw:g>
                  <svg:desc>'combined - hospital_cherrypicked - quality'.B29:'combined - hospital_cherrypicked - quality'.E29</svg:desc>
                </draw:g>
              </table:table-cell>
              <table:table-cell office:value-type="float" office:value="91">
                <text:p>91</text:p>
              </table:table-cell>
              <table:table-cell office:value-type="float" office:value="110">
                <text:p>11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B</text:p>
                <draw:g>
                  <svg:desc>'combined - hospital_cherrypicked - quality'.A30:'combined - hospital_cherrypicked - quality'.A30</svg:desc>
                </draw:g>
              </table:table-cell>
              <table:table-cell office:value-type="float" office:value="18">
                <text:p>18</text:p>
                <draw:g>
                  <svg:desc>'combined - hospital_cherrypicked - quality'.B30:'combined - hospital_cherrypicked - quality'.E30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C</text:p>
                <draw:g>
                  <svg:desc>'combined - hospital_cherrypicked - quality'.A31:'combined - hospital_cherrypicked - quality'.A31</svg:desc>
                </draw:g>
              </table:table-cell>
              <table:table-cell office:value-type="float" office:value="18">
                <text:p>18</text:p>
                <draw:g>
                  <svg:desc>'combined - hospital_cherrypicked - quality'.B31:'combined - hospital_cherrypicked - quality'.E31</svg:desc>
                </draw:g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B+</text:p>
                <draw:g>
                  <svg:desc>'combined - hospital_cherrypicked - quality'.A33:'combined - hospital_cherrypicked - quality'.A33</svg:desc>
                </draw:g>
              </table:table-cell>
              <table:table-cell office:value-type="float" office:value="18">
                <text:p>18</text:p>
                <draw:g>
                  <svg:desc>'combined - hospital_cherrypicked - quality'.B33:'combined - hospital_cherrypicked - quality'.E33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C+</text:p>
                <draw:g>
                  <svg:desc>'combined - hospital_cherrypicked - quality'.A32:'combined - hospital_cherrypicked - quality'.A32</svg:desc>
                </draw:g>
              </table:table-cell>
              <table:table-cell office:value-type="float" office:value="18">
                <text:p>18</text:p>
                <draw:g>
                  <svg:desc>'combined - hospital_cherrypicked - quality'.B32:'combined - hospital_cherrypicked - quality'.E32</svg:desc>
                </draw:g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Baseline</text:p>
                <draw:g>
                  <svg:desc>'combined - hospital_cherrypicked - quality'.A34:'combined - hospital_cherrypicked - quality'.A34</svg:desc>
                </draw:g>
              </table:table-cell>
              <table:table-cell office:value-type="float" office:value="109">
                <text:p>109</text:p>
                <draw:g>
                  <svg:desc>'combined - hospital_cherrypicked - quality'.B34:'combined - hospital_cherrypicked - quality'.E34</svg:desc>
                </draw:g>
              </table:table-cell>
              <table:table-cell office:value-type="float" office:value="256">
                <text:p>256</text:p>
              </table:table-cell>
              <table:table-cell office:value-type="float" office:value="367">
                <text:p>367</text:p>
              </table:table-cell>
              <table:table-cell office:value-type="float" office:value="509">
                <text:p>5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